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8815in" svg:height="7.2457in" svg:x="3.5953in" svg:y="0.0394in">
            <draw:object draw:notify-on-update-of-ranges="Sheet1.D1:Sheet1.D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04H00M00S" calcext:value-type="time">
            <text:p>04:00:00 AM</text:p>
          </table:table-cell>
          <table:table-cell office:value-type="float" office:value="0.0123457" calcext:value-type="float">
            <text:p>0.012345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05H00M00S" calcext:value-type="time">
            <text:p>05:00:00 AM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06H00M00S" calcext:value-type="time">
            <text:p>06:00:00 AM</text:p>
          </table:table-cell>
          <table:table-cell office:value-type="float" office:value="0.0357197" calcext:value-type="float">
            <text:p>0.035719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07H00M00S" calcext:value-type="time">
            <text:p>07:00:00 AM</text:p>
          </table:table-cell>
          <table:table-cell office:value-type="float" office:value="0.0444444" calcext:value-type="float">
            <text:p>0.044444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08H00M00S" calcext:value-type="time">
            <text:p>08:00:00 AM</text:p>
          </table:table-cell>
          <table:table-cell office:value-type="float" office:value="0.0515367" calcext:value-type="float">
            <text:p>0.051536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09H00M00S" calcext:value-type="time">
            <text:p>09:00:00 AM</text:p>
          </table:table-cell>
          <table:table-cell office:value-type="float" office:value="0.0573651" calcext:value-type="float">
            <text:p>0.0573651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0H00M00S" calcext:value-type="time">
            <text:p>10:00:00 AM</text:p>
          </table:table-cell>
          <table:table-cell office:value-type="float" office:value="0.0622249" calcext:value-type="float">
            <text:p>0.062224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1H00M00S" calcext:value-type="time">
            <text:p>11:00:00 AM</text:p>
          </table:table-cell>
          <table:table-cell office:value-type="float" office:value="0.0663389" calcext:value-type="float">
            <text:p>0.066338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2H00M00S" calcext:value-type="time">
            <text:p>12:00:00 PM</text:p>
          </table:table-cell>
          <table:table-cell office:value-type="float" office:value="0.069872" calcext:value-type="float">
            <text:p>0.06987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3H00M00S" calcext:value-type="time">
            <text:p>01:00:00 PM</text:p>
          </table:table-cell>
          <table:table-cell office:value-type="float" office:value="0.072947" calcext:value-type="float">
            <text:p>0.07294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4H00M00S" calcext:value-type="time">
            <text:p>02:00:00 PM</text:p>
          </table:table-cell>
          <table:table-cell office:value-type="float" office:value="0.0756559" calcext:value-type="float">
            <text:p>0.075655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5H00M00S" calcext:value-type="time">
            <text:p>03:00:00 PM</text:p>
          </table:table-cell>
          <table:table-cell office:value-type="float" office:value="0.0780684" calcext:value-type="float">
            <text:p>0.078068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6H00M00S" calcext:value-type="time">
            <text:p>04:00:00 PM</text:p>
          </table:table-cell>
          <table:table-cell office:value-type="float" office:value="0.080238" calcext:value-type="float">
            <text:p>0.08023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7H00M00S" calcext:value-type="time">
            <text:p>05:00:00 PM</text:p>
          </table:table-cell>
          <table:table-cell office:value-type="float" office:value="0.0822061" calcext:value-type="float">
            <text:p>0.0822061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8H00M00S" calcext:value-type="time">
            <text:p>06:00:00 PM</text:p>
          </table:table-cell>
          <table:table-cell office:value-type="float" office:value="0.0840054" calcext:value-type="float">
            <text:p>0.084005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19H00M00S" calcext:value-type="time">
            <text:p>07:00:00 PM</text:p>
          </table:table-cell>
          <table:table-cell office:value-type="float" office:value="0.0856617" calcext:value-type="float">
            <text:p>0.085661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20H00M00S" calcext:value-type="time">
            <text:p>08:00:00 PM</text:p>
          </table:table-cell>
          <table:table-cell office:value-type="float" office:value="0.0871959" calcext:value-type="float">
            <text:p>0.087195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21H00M00S" calcext:value-type="time">
            <text:p>09:00:00 PM</text:p>
          </table:table-cell>
          <table:table-cell office:value-type="float" office:value="0.0886248" calcext:value-type="float">
            <text:p>0.088624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22H00M00S" calcext:value-type="time">
            <text:p>10:00:00 PM</text:p>
          </table:table-cell>
          <table:table-cell office:value-type="float" office:value="0.0899622" calcext:value-type="float">
            <text:p>0.089962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table:style-name="ce1" office:value-type="time" office:time-value="PT23H00M00S" calcext:value-type="time">
            <text:p>11:00:00 PM</text:p>
          </table:table-cell>
          <table:table-cell office:value-type="float" office:value="0.0912194" calcext:value-type="float">
            <text:p>0.091219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0.0924061" calcext:value-type="float">
            <text:p>0.0924061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25H00M00S" calcext:value-type="time">
            <text:p>25:00:00</text:p>
          </table:table-cell>
          <table:table-cell office:value-type="float" office:value="0.09353" calcext:value-type="float">
            <text:p>0.0935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26H00M00S" calcext:value-type="time">
            <text:p>26:00:00</text:p>
          </table:table-cell>
          <table:table-cell office:value-type="float" office:value="0.094598" calcext:value-type="float">
            <text:p>0.09459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27H00M00S" calcext:value-type="time">
            <text:p>27:00:00</text:p>
          </table:table-cell>
          <table:table-cell office:value-type="float" office:value="0.0956158" calcext:value-type="float">
            <text:p>0.095615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28H00M00S" calcext:value-type="time">
            <text:p>28:00:00</text:p>
          </table:table-cell>
          <table:table-cell office:value-type="float" office:value="0.0965883" calcext:value-type="float">
            <text:p>0.096588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29H00M00S" calcext:value-type="time">
            <text:p>29:00:00</text:p>
          </table:table-cell>
          <table:table-cell office:value-type="float" office:value="0.0975197" calcext:value-type="float">
            <text:p>0.097519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0H00M00S" calcext:value-type="time">
            <text:p>30:00:00</text:p>
          </table:table-cell>
          <table:table-cell office:value-type="float" office:value="0.0984136" calcext:value-type="float">
            <text:p>0.0984136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1H00M00S" calcext:value-type="time">
            <text:p>31:00:00</text:p>
          </table:table-cell>
          <table:table-cell office:value-type="float" office:value="0.0992733" calcext:value-type="float">
            <text:p>0.099273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2H00M00S" calcext:value-type="time">
            <text:p>32:00:00</text:p>
          </table:table-cell>
          <table:table-cell office:value-type="float" office:value="0.100102" calcext:value-type="float">
            <text:p>0.10010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3H00M00S" calcext:value-type="time">
            <text:p>33:00:00</text:p>
          </table:table-cell>
          <table:table-cell office:value-type="float" office:value="0.100901" calcext:value-type="float">
            <text:p>0.100901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4H00M00S" calcext:value-type="time">
            <text:p>34:00:00</text:p>
          </table:table-cell>
          <table:table-cell office:value-type="float" office:value="0.101673" calcext:value-type="float">
            <text:p>0.10167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5H00M00S" calcext:value-type="time">
            <text:p>35:00:00</text:p>
          </table:table-cell>
          <table:table-cell office:value-type="float" office:value="0.102421" calcext:value-type="float">
            <text:p>0.102421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6H00M00S" calcext:value-type="time">
            <text:p>36:00:00</text:p>
          </table:table-cell>
          <table:table-cell office:value-type="float" office:value="0.103145" calcext:value-type="float">
            <text:p>0.10314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7H00M00S" calcext:value-type="time">
            <text:p>37:00:00</text:p>
          </table:table-cell>
          <table:table-cell office:value-type="float" office:value="0.103848" calcext:value-type="float">
            <text:p>0.10384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8H00M00S" calcext:value-type="time">
            <text:p>38:00:00</text:p>
          </table:table-cell>
          <table:table-cell office:value-type="float" office:value="0.104531" calcext:value-type="float">
            <text:p>0.104531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39H00M00S" calcext:value-type="time">
            <text:p>39:00:00</text:p>
          </table:table-cell>
          <table:table-cell office:value-type="float" office:value="0.105194" calcext:value-type="float">
            <text:p>0.10519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0H00M00S" calcext:value-type="time">
            <text:p>40:00:00</text:p>
          </table:table-cell>
          <table:table-cell office:value-type="float" office:value="0.10584" calcext:value-type="float">
            <text:p>0.1058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1H00M00S" calcext:value-type="time">
            <text:p>41:00:00</text:p>
          </table:table-cell>
          <table:table-cell office:value-type="float" office:value="0.106469" calcext:value-type="float">
            <text:p>0.10646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0.107082" calcext:value-type="float">
            <text:p>0.10708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3H00M00S" calcext:value-type="time">
            <text:p>43:00:00</text:p>
          </table:table-cell>
          <table:table-cell office:value-type="float" office:value="0.107681" calcext:value-type="float">
            <text:p>0.107681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4H00M00S" calcext:value-type="time">
            <text:p>44:00:00</text:p>
          </table:table-cell>
          <table:table-cell office:value-type="float" office:value="0.108265" calcext:value-type="float">
            <text:p>0.10826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5H00M00S" calcext:value-type="time">
            <text:p>45:00:00</text:p>
          </table:table-cell>
          <table:table-cell office:value-type="float" office:value="0.108835" calcext:value-type="float">
            <text:p>0.10883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6H00M00S" calcext:value-type="time">
            <text:p>46:00:00</text:p>
          </table:table-cell>
          <table:table-cell office:value-type="float" office:value="0.109393" calcext:value-type="float">
            <text:p>0.10939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7H00M00S" calcext:value-type="time">
            <text:p>47:00:00</text:p>
          </table:table-cell>
          <table:table-cell office:value-type="float" office:value="0.109938" calcext:value-type="float">
            <text:p>0.10993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8H00M00S" calcext:value-type="time">
            <text:p>48:00:00</text:p>
          </table:table-cell>
          <table:table-cell office:value-type="float" office:value="0.110472" calcext:value-type="float">
            <text:p>0.11047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49H00M00S" calcext:value-type="time">
            <text:p>49:00:00</text:p>
          </table:table-cell>
          <table:table-cell office:value-type="float" office:value="0.110994" calcext:value-type="float">
            <text:p>0.11099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0H00M00S" calcext:value-type="time">
            <text:p>50:00:00</text:p>
          </table:table-cell>
          <table:table-cell office:value-type="float" office:value="0.111506" calcext:value-type="float">
            <text:p>0.111506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1H00M00S" calcext:value-type="time">
            <text:p>51:00:00</text:p>
          </table:table-cell>
          <table:table-cell office:value-type="float" office:value="0.112008" calcext:value-type="float">
            <text:p>0.11200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2H00M00S" calcext:value-type="time">
            <text:p>52:00:00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3H00M00S" calcext:value-type="time">
            <text:p>53:00:00</text:p>
          </table:table-cell>
          <table:table-cell office:value-type="float" office:value="0.112983" calcext:value-type="float">
            <text:p>0.11298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4H00M00S" calcext:value-type="time">
            <text:p>54:00:00</text:p>
          </table:table-cell>
          <table:table-cell office:value-type="float" office:value="0.113456" calcext:value-type="float">
            <text:p>0.113456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5H00M00S" calcext:value-type="time">
            <text:p>55:00:00</text:p>
          </table:table-cell>
          <table:table-cell office:value-type="float" office:value="0.113921" calcext:value-type="float">
            <text:p>0.113921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6H00M00S" calcext:value-type="time">
            <text:p>56:00:00</text:p>
          </table:table-cell>
          <table:table-cell office:value-type="float" office:value="0.114378" calcext:value-type="float">
            <text:p>0.11437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7H00M00S" calcext:value-type="time">
            <text:p>57:00:00</text:p>
          </table:table-cell>
          <table:table-cell office:value-type="float" office:value="0.114827" calcext:value-type="float">
            <text:p>0.11482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8H00M00S" calcext:value-type="time">
            <text:p>58:00:00</text:p>
          </table:table-cell>
          <table:table-cell office:value-type="float" office:value="0.115268" calcext:value-type="float">
            <text:p>0.11526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59H00M00S" calcext:value-type="time">
            <text:p>59:00:00</text:p>
          </table:table-cell>
          <table:table-cell office:value-type="float" office:value="0.115701" calcext:value-type="float">
            <text:p>0.115701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0H00M00S" calcext:value-type="time">
            <text:p>60:00:00</text:p>
          </table:table-cell>
          <table:table-cell office:value-type="float" office:value="0.116127" calcext:value-type="float">
            <text:p>0.11612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1H00M00S" calcext:value-type="time">
            <text:p>61:00:00</text:p>
          </table:table-cell>
          <table:table-cell office:value-type="float" office:value="0.116547" calcext:value-type="float">
            <text:p>0.11654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2H00M00S" calcext:value-type="time">
            <text:p>62:00:00</text:p>
          </table:table-cell>
          <table:table-cell office:value-type="float" office:value="0.116959" calcext:value-type="float">
            <text:p>0.11695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3H00M00S" calcext:value-type="time">
            <text:p>63:00:00</text:p>
          </table:table-cell>
          <table:table-cell office:value-type="float" office:value="0.117365" calcext:value-type="float">
            <text:p>0.11736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4H00M00S" calcext:value-type="time">
            <text:p>64:00:00</text:p>
          </table:table-cell>
          <table:table-cell office:value-type="float" office:value="0.117765" calcext:value-type="float">
            <text:p>0.11776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5H00M00S" calcext:value-type="time">
            <text:p>65:00:00</text:p>
          </table:table-cell>
          <table:table-cell office:value-type="float" office:value="0.118159" calcext:value-type="float">
            <text:p>0.11815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6H00M00S" calcext:value-type="time">
            <text:p>66:00:00</text:p>
          </table:table-cell>
          <table:table-cell office:value-type="float" office:value="0.118546" calcext:value-type="float">
            <text:p>0.118546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7H00M00S" calcext:value-type="time">
            <text:p>67:00:00</text:p>
          </table:table-cell>
          <table:table-cell office:value-type="float" office:value="0.118928" calcext:value-type="float">
            <text:p>0.11892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8H00M00S" calcext:value-type="time">
            <text:p>68:00:00</text:p>
          </table:table-cell>
          <table:table-cell office:value-type="float" office:value="0.119305" calcext:value-type="float">
            <text:p>0.11930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69H00M00S" calcext:value-type="time">
            <text:p>69:00:00</text:p>
          </table:table-cell>
          <table:table-cell office:value-type="float" office:value="0.119676" calcext:value-type="float">
            <text:p>0.119676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0H00M00S" calcext:value-type="time">
            <text:p>70:00:00</text:p>
          </table:table-cell>
          <table:table-cell office:value-type="float" office:value="0.120042" calcext:value-type="float">
            <text:p>0.12004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1H00M00S" calcext:value-type="time">
            <text:p>71:00:00</text:p>
          </table:table-cell>
          <table:table-cell office:value-type="float" office:value="0.120402" calcext:value-type="float">
            <text:p>0.12040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2H00M00S" calcext:value-type="time">
            <text:p>72:00:00</text:p>
          </table:table-cell>
          <table:table-cell office:value-type="float" office:value="0.120758" calcext:value-type="float">
            <text:p>0.12075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3H00M00S" calcext:value-type="time">
            <text:p>73:00:00</text:p>
          </table:table-cell>
          <table:table-cell office:value-type="float" office:value="0.121109" calcext:value-type="float">
            <text:p>0.12110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4H00M00S" calcext:value-type="time">
            <text:p>74:00:00</text:p>
          </table:table-cell>
          <table:table-cell office:value-type="float" office:value="0.121455" calcext:value-type="float">
            <text:p>0.12145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5H00M00S" calcext:value-type="time">
            <text:p>75:00:00</text:p>
          </table:table-cell>
          <table:table-cell office:value-type="float" office:value="0.121797" calcext:value-type="float">
            <text:p>0.12179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6H00M00S" calcext:value-type="time">
            <text:p>76:00:00</text:p>
          </table:table-cell>
          <table:table-cell office:value-type="float" office:value="0.122134" calcext:value-type="float">
            <text:p>0.12213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7H00M00S" calcext:value-type="time">
            <text:p>77:00:00</text:p>
          </table:table-cell>
          <table:table-cell office:value-type="float" office:value="0.122467" calcext:value-type="float">
            <text:p>0.12246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8H00M00S" calcext:value-type="time">
            <text:p>78:00:00</text:p>
          </table:table-cell>
          <table:table-cell office:value-type="float" office:value="0.122795" calcext:value-type="float">
            <text:p>0.12279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79H00M00S" calcext:value-type="time">
            <text:p>79:00:00</text:p>
          </table:table-cell>
          <table:table-cell office:value-type="float" office:value="0.12312" calcext:value-type="float">
            <text:p>0.1231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0H00M00S" calcext:value-type="time">
            <text:p>80:00:00</text:p>
          </table:table-cell>
          <table:table-cell office:value-type="float" office:value="0.12344" calcext:value-type="float">
            <text:p>0.1234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1H00M00S" calcext:value-type="time">
            <text:p>81:00:00</text:p>
          </table:table-cell>
          <table:table-cell office:value-type="float" office:value="0.123757" calcext:value-type="float">
            <text:p>0.123757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2H00M00S" calcext:value-type="time">
            <text:p>82:00:00</text:p>
          </table:table-cell>
          <table:table-cell office:value-type="float" office:value="0.124069" calcext:value-type="float">
            <text:p>0.12406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3H00M00S" calcext:value-type="time">
            <text:p>83:00:00</text:p>
          </table:table-cell>
          <table:table-cell office:value-type="float" office:value="0.124378" calcext:value-type="float">
            <text:p>0.12437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4H00M00S" calcext:value-type="time">
            <text:p>84:00:00</text:p>
          </table:table-cell>
          <table:table-cell office:value-type="float" office:value="0.124683" calcext:value-type="float">
            <text:p>0.12468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5H00M00S" calcext:value-type="time">
            <text:p>85:00:00</text:p>
          </table:table-cell>
          <table:table-cell office:value-type="float" office:value="0.124985" calcext:value-type="float">
            <text:p>0.12498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6H00M00S" calcext:value-type="time">
            <text:p>86:00:00</text:p>
          </table:table-cell>
          <table:table-cell office:value-type="float" office:value="0.125283" calcext:value-type="float">
            <text:p>0.12528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7H00M00S" calcext:value-type="time">
            <text:p>87:00:00</text:p>
          </table:table-cell>
          <table:table-cell office:value-type="float" office:value="0.125578" calcext:value-type="float">
            <text:p>0.12557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8H00M00S" calcext:value-type="time">
            <text:p>88:00:00</text:p>
          </table:table-cell>
          <table:table-cell office:value-type="float" office:value="0.125869" calcext:value-type="float">
            <text:p>0.12586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89H00M00S" calcext:value-type="time">
            <text:p>89:00:00</text:p>
          </table:table-cell>
          <table:table-cell office:value-type="float" office:value="0.126158" calcext:value-type="float">
            <text:p>0.126158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0H00M00S" calcext:value-type="time">
            <text:p>90:00:00</text:p>
          </table:table-cell>
          <table:table-cell office:value-type="float" office:value="0.126442" calcext:value-type="float">
            <text:p>0.12644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1H00M00S" calcext:value-type="time">
            <text:p>91:00:00</text:p>
          </table:table-cell>
          <table:table-cell office:value-type="float" office:value="0.126724" calcext:value-type="float">
            <text:p>0.126724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2H00M00S" calcext:value-type="time">
            <text:p>92:00:00</text:p>
          </table:table-cell>
          <table:table-cell office:value-type="float" office:value="0.127003" calcext:value-type="float">
            <text:p>0.12700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3H00M00S" calcext:value-type="time">
            <text:p>93:00:00</text:p>
          </table:table-cell>
          <table:table-cell office:value-type="float" office:value="0.127279" calcext:value-type="float">
            <text:p>0.12727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4H00M00S" calcext:value-type="time">
            <text:p>94:00:00</text:p>
          </table:table-cell>
          <table:table-cell office:value-type="float" office:value="0.127552" calcext:value-type="float">
            <text:p>0.12755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5H00M00S" calcext:value-type="time">
            <text:p>95:00:00</text:p>
          </table:table-cell>
          <table:table-cell office:value-type="float" office:value="0.127822" calcext:value-type="float">
            <text:p>0.127822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6H00M00S" calcext:value-type="time">
            <text:p>96:00:00</text:p>
          </table:table-cell>
          <table:table-cell office:value-type="float" office:value="0.128089" calcext:value-type="float">
            <text:p>0.128089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7H00M00S" calcext:value-type="time">
            <text:p>97:00:00</text:p>
          </table:table-cell>
          <table:table-cell office:value-type="float" office:value="0.128353" calcext:value-type="float">
            <text:p>0.128353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8H00M00S" calcext:value-type="time">
            <text:p>98:00:00</text:p>
          </table:table-cell>
          <table:table-cell office:value-type="float" office:value="0.128615" calcext:value-type="float">
            <text:p>0.128615</text:p>
          </table:table-cell>
        </table:table-row>
        <table:table-row table:style-name="ro1">
          <table:table-cell office:value-type="time" office:time-value="PT15H54M41S" calcext:value-type="time">
            <text:p>03:54:41 PM</text:p>
          </table:table-cell>
          <table:table-cell office:value-type="string" calcext:value-type="string">
            <text:p>DBG</text:p>
          </table:table-cell>
          <table:table-cell office:value-type="time" office:time-value="PT99H00M00S" calcext:value-type="time">
            <text:p>99:00:00</text:p>
          </table:table-cell>
          <table:table-cell office:value-type="float" office:value="0.128874" calcext:value-type="float">
            <text:p>0.128874</text:p>
          </table:table-cell>
        </table:table-row>
      </table:table>
      <table:table table:name="Sheet2" table:style-name="ta1">
        <table:shapes>
          <draw:frame draw:z-index="0" draw:style-name="gr1" draw:text-style-name="P1" svg:width="14.4646in" svg:height="8.1358in" svg:x="1.8173in" svg:y="0.0394in">
            <draw:object draw:notify-on-update-of-ranges="Sheet2.B1:Sheet2.B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time" office:time-value="PT04H00M00S" calcext:value-type="time">
            <text:p>04:00:00 AM</text:p>
          </table:table-cell>
          <table:table-cell office:value-type="float" office:value="0.0123456790123457" calcext:value-type="float">
            <text:p>0.012345679012346</text:p>
          </table:table-cell>
        </table:table-row>
        <table:table-row table:style-name="ro1">
          <table:table-cell table:style-name="ce1" office:value-type="time" office:time-value="PT05H00M00S" calcext:value-type="time">
            <text:p>05:00:00 AM</text:p>
          </table:table-cell>
          <table:table-cell office:value-type="float" office:value="0.0249999999999999" calcext:value-type="float">
            <text:p>0.025</text:p>
          </table:table-cell>
        </table:table-row>
        <table:table-row table:style-name="ro1">
          <table:table-cell table:style-name="ce1" office:value-type="time" office:time-value="PT06H00M00S" calcext:value-type="time">
            <text:p>06:00:00 AM</text:p>
          </table:table-cell>
          <table:table-cell office:value-type="float" office:value="0.0357196581196579" calcext:value-type="float">
            <text:p>0.035719658119658</text:p>
          </table:table-cell>
        </table:table-row>
        <table:table-row table:style-name="ro1">
          <table:table-cell table:style-name="ce1" office:value-type="time" office:time-value="PT07H00M00S" calcext:value-type="time">
            <text:p>07:00:00 AM</text:p>
          </table:table-cell>
          <table:table-cell office:value-type="float" office:value="0.0444444444444443" calcext:value-type="float">
            <text:p>0.044444444444444</text:p>
          </table:table-cell>
        </table:table-row>
        <table:table-row table:style-name="ro1">
          <table:table-cell table:style-name="ce1" office:value-type="time" office:time-value="PT08H00M00S" calcext:value-type="time">
            <text:p>08:00:00 AM</text:p>
          </table:table-cell>
          <table:table-cell office:value-type="float" office:value="0.0515367160234957" calcext:value-type="float">
            <text:p>0.051536716023496</text:p>
          </table:table-cell>
        </table:table-row>
        <table:table-row table:style-name="ro1">
          <table:table-cell table:style-name="ce1" office:value-type="time" office:time-value="PT09H00M00S" calcext:value-type="time">
            <text:p>09:00:00 AM</text:p>
          </table:table-cell>
          <table:table-cell office:value-type="float" office:value="0.0573650704676487" calcext:value-type="float">
            <text:p>0.057365070467649</text:p>
          </table:table-cell>
        </table:table-row>
        <table:table-row table:style-name="ro1">
          <table:table-cell table:style-name="ce1" office:value-type="time" office:time-value="PT10H00M00S" calcext:value-type="time">
            <text:p>10:00:00 AM</text:p>
          </table:table-cell>
          <table:table-cell office:value-type="float" office:value="0.0622249337475674" calcext:value-type="float">
            <text:p>0.062224933747567</text:p>
          </table:table-cell>
        </table:table-row>
        <table:table-row table:style-name="ro1">
          <table:table-cell table:style-name="ce1" office:value-type="time" office:time-value="PT11H00M00S" calcext:value-type="time">
            <text:p>11:00:00 AM</text:p>
          </table:table-cell>
          <table:table-cell office:value-type="float" office:value="0.066338860820961" calcext:value-type="float">
            <text:p>0.066338860820961</text:p>
          </table:table-cell>
        </table:table-row>
        <table:table-row table:style-name="ro1">
          <table:table-cell table:style-name="ce1" office:value-type="time" office:time-value="PT12H00M00S" calcext:value-type="time">
            <text:p>12:00:00 PM</text:p>
          </table:table-cell>
          <table:table-cell office:value-type="float" office:value="0.0698719795827273" calcext:value-type="float">
            <text:p>0.069871979582727</text:p>
          </table:table-cell>
        </table:table-row>
        <table:table-row table:style-name="ro1">
          <table:table-cell table:style-name="ce1" office:value-type="time" office:time-value="PT13H00M00S" calcext:value-type="time">
            <text:p>01:00:00 PM</text:p>
          </table:table-cell>
          <table:table-cell office:value-type="float" office:value="0.0729470105234365" calcext:value-type="float">
            <text:p>0.072947010523437</text:p>
          </table:table-cell>
        </table:table-row>
        <table:table-row table:style-name="ro1">
          <table:table-cell table:style-name="ce1" office:value-type="time" office:time-value="PT14H00M00S" calcext:value-type="time">
            <text:p>02:00:00 PM</text:p>
          </table:table-cell>
          <table:table-cell office:value-type="float" office:value="0.075655928464364" calcext:value-type="float">
            <text:p>0.075655928464364</text:p>
          </table:table-cell>
        </table:table-row>
        <table:table-row table:style-name="ro1">
          <table:table-cell table:style-name="ce1" office:value-type="time" office:time-value="PT15H00M00S" calcext:value-type="time">
            <text:p>03:00:00 PM</text:p>
          </table:table-cell>
          <table:table-cell office:value-type="float" office:value="0.0780684364534381" calcext:value-type="float">
            <text:p>0.078068436453438</text:p>
          </table:table-cell>
        </table:table-row>
        <table:table-row table:style-name="ro1">
          <table:table-cell table:style-name="ce1" office:value-type="time" office:time-value="PT16H00M00S" calcext:value-type="time">
            <text:p>04:00:00 PM</text:p>
          </table:table-cell>
          <table:table-cell office:value-type="float" office:value="0.0802379977139962" calcext:value-type="float">
            <text:p>0.080237997713996</text:p>
          </table:table-cell>
        </table:table-row>
        <table:table-row table:style-name="ro1">
          <table:table-cell table:style-name="ce1" office:value-type="time" office:time-value="PT17H00M00S" calcext:value-type="time">
            <text:p>05:00:00 PM</text:p>
          </table:table-cell>
          <table:table-cell office:value-type="float" office:value="0.0822061172819336" calcext:value-type="float">
            <text:p>0.082206117281934</text:p>
          </table:table-cell>
        </table:table-row>
        <table:table-row table:style-name="ro1">
          <table:table-cell table:style-name="ce1" office:value-type="time" office:time-value="PT18H00M00S" calcext:value-type="time">
            <text:p>06:00:00 PM</text:p>
          </table:table-cell>
          <table:table-cell office:value-type="float" office:value="0.0840053965877042" calcext:value-type="float">
            <text:p>0.084005396587704</text:p>
          </table:table-cell>
        </table:table-row>
        <table:table-row table:style-name="ro1">
          <table:table-cell table:style-name="ce1" office:value-type="time" office:time-value="PT19H00M00S" calcext:value-type="time">
            <text:p>07:00:00 PM</text:p>
          </table:table-cell>
          <table:table-cell office:value-type="float" office:value="0.0856617315881254" calcext:value-type="float">
            <text:p>0.085661731588125</text:p>
          </table:table-cell>
        </table:table-row>
        <table:table-row table:style-name="ro1">
          <table:table-cell table:style-name="ce1" office:value-type="time" office:time-value="PT20H00M00S" calcext:value-type="time">
            <text:p>08:00:00 PM</text:p>
          </table:table-cell>
          <table:table-cell office:value-type="float" office:value="0.0871959108925723" calcext:value-type="float">
            <text:p>0.087195910892572</text:p>
          </table:table-cell>
        </table:table-row>
        <table:table-row table:style-name="ro1">
          <table:table-cell table:style-name="ce1" office:value-type="time" office:time-value="PT21H00M00S" calcext:value-type="time">
            <text:p>09:00:00 PM</text:p>
          </table:table-cell>
          <table:table-cell office:value-type="float" office:value="0.0886247903257247" calcext:value-type="float">
            <text:p>0.088624790325725</text:p>
          </table:table-cell>
        </table:table-row>
        <table:table-row table:style-name="ro1">
          <table:table-cell table:style-name="ce1" office:value-type="time" office:time-value="PT22H00M00S" calcext:value-type="time">
            <text:p>10:00:00 PM</text:p>
          </table:table-cell>
          <table:table-cell office:value-type="float" office:value="0.0899621656367793" calcext:value-type="float">
            <text:p>0.089962165636779</text:p>
          </table:table-cell>
        </table:table-row>
        <table:table-row table:style-name="ro1">
          <table:table-cell table:style-name="ce1" office:value-type="time" office:time-value="PT23H00M00S" calcext:value-type="time">
            <text:p>11:00:00 PM</text:p>
          </table:table-cell>
          <table:table-cell office:value-type="float" office:value="0.0912194278731174" calcext:value-type="float">
            <text:p>0.091219427873117</text:p>
          </table:table-cell>
        </table:table-row>
        <table:table-row table:style-name="ro1">
          <table:table-cell office:value-type="time" office:time-value="PT24H00M00S" calcext:value-type="time">
            <text:p>24:00:00</text:p>
          </table:table-cell>
          <table:table-cell office:value-type="float" office:value="0.0924060606241053" calcext:value-type="float">
            <text:p>0.092406060624105</text:p>
          </table:table-cell>
        </table:table-row>
        <table:table-row table:style-name="ro1">
          <table:table-cell office:value-type="time" office:time-value="PT25H00M00S" calcext:value-type="time">
            <text:p>25:00:00</text:p>
          </table:table-cell>
          <table:table-cell office:value-type="float" office:value="0.0935300210130198" calcext:value-type="float">
            <text:p>0.09353002101302</text:p>
          </table:table-cell>
        </table:table-row>
        <table:table-row table:style-name="ro1">
          <table:table-cell office:value-type="time" office:time-value="PT26H00M00S" calcext:value-type="time">
            <text:p>26:00:00</text:p>
          </table:table-cell>
          <table:table-cell office:value-type="float" office:value="0.0945980343577162" calcext:value-type="float">
            <text:p>0.094598034357716</text:p>
          </table:table-cell>
        </table:table-row>
        <table:table-row table:style-name="ro1">
          <table:table-cell office:value-type="time" office:time-value="PT27H00M00S" calcext:value-type="time">
            <text:p>27:00:00</text:p>
          </table:table-cell>
          <table:table-cell office:value-type="float" office:value="0.0956158240935446" calcext:value-type="float">
            <text:p>0.095615824093545</text:p>
          </table:table-cell>
        </table:table-row>
        <table:table-row table:style-name="ro1">
          <table:table-cell office:value-type="time" office:time-value="PT28H00M00S" calcext:value-type="time">
            <text:p>28:00:00</text:p>
          </table:table-cell>
          <table:table-cell office:value-type="float" office:value="0.0965882926970131" calcext:value-type="float">
            <text:p>0.096588292697013</text:p>
          </table:table-cell>
        </table:table-row>
        <table:table-row table:style-name="ro1">
          <table:table-cell office:value-type="time" office:time-value="PT29H00M00S" calcext:value-type="time">
            <text:p>29:00:00</text:p>
          </table:table-cell>
          <table:table-cell office:value-type="float" office:value="0.0975196651916617" calcext:value-type="float">
            <text:p>0.097519665191662</text:p>
          </table:table-cell>
        </table:table-row>
        <table:table-row table:style-name="ro1">
          <table:table-cell office:value-type="time" office:time-value="PT30H00M00S" calcext:value-type="time">
            <text:p>30:00:00</text:p>
          </table:table-cell>
          <table:table-cell office:value-type="float" office:value="0.0984136038376002" calcext:value-type="float">
            <text:p>0.0984136038376</text:p>
          </table:table-cell>
        </table:table-row>
        <table:table-row table:style-name="ro1">
          <table:table-cell office:value-type="time" office:time-value="PT31H00M00S" calcext:value-type="time">
            <text:p>31:00:00</text:p>
          </table:table-cell>
          <table:table-cell office:value-type="float" office:value="0.0992733004496927" calcext:value-type="float">
            <text:p>0.099273300449693</text:p>
          </table:table-cell>
        </table:table-row>
        <table:table-row table:style-name="ro1">
          <table:table-cell office:value-type="time" office:time-value="PT32H00M00S" calcext:value-type="time">
            <text:p>32:00:00</text:p>
          </table:table-cell>
          <table:table-cell office:value-type="float" office:value="0.10010155121461" calcext:value-type="float">
            <text:p>0.10010155121461</text:p>
          </table:table-cell>
        </table:table-row>
        <table:table-row table:style-name="ro1">
          <table:table-cell office:value-type="time" office:time-value="PT33H00M00S" calcext:value-type="time">
            <text:p>33:00:00</text:p>
          </table:table-cell>
          <table:table-cell office:value-type="float" office:value="0.100900817716828" calcext:value-type="float">
            <text:p>0.100900817716828</text:p>
          </table:table-cell>
        </table:table-row>
        <table:table-row table:style-name="ro1">
          <table:table-cell office:value-type="time" office:time-value="PT34H00M00S" calcext:value-type="time">
            <text:p>34:00:00</text:p>
          </table:table-cell>
          <table:table-cell office:value-type="float" office:value="0.101673277021731" calcext:value-type="float">
            <text:p>0.101673277021731</text:p>
          </table:table-cell>
        </table:table-row>
        <table:table-row table:style-name="ro1">
          <table:table-cell office:value-type="time" office:time-value="PT35H00M00S" calcext:value-type="time">
            <text:p>35:00:00</text:p>
          </table:table-cell>
          <table:table-cell office:value-type="float" office:value="0.102420863018465" calcext:value-type="float">
            <text:p>0.102420863018465</text:p>
          </table:table-cell>
        </table:table-row>
        <table:table-row table:style-name="ro1">
          <table:table-cell office:value-type="time" office:time-value="PT36H00M00S" calcext:value-type="time">
            <text:p>36:00:00</text:p>
          </table:table-cell>
          <table:table-cell office:value-type="float" office:value="0.103145300737898" calcext:value-type="float">
            <text:p>0.103145300737898</text:p>
          </table:table-cell>
        </table:table-row>
        <table:table-row table:style-name="ro1">
          <table:table-cell office:value-type="time" office:time-value="PT37H00M00S" calcext:value-type="time">
            <text:p>37:00:00</text:p>
          </table:table-cell>
          <table:table-cell office:value-type="float" office:value="0.103848134990588" calcext:value-type="float">
            <text:p>0.103848134990588</text:p>
          </table:table-cell>
        </table:table-row>
        <table:table-row table:style-name="ro1">
          <table:table-cell office:value-type="time" office:time-value="PT38H00M00S" calcext:value-type="time">
            <text:p>38:00:00</text:p>
          </table:table-cell>
          <table:table-cell office:value-type="float" office:value="0.1045307543859" calcext:value-type="float">
            <text:p>0.1045307543859</text:p>
          </table:table-cell>
        </table:table-row>
        <table:table-row table:style-name="ro1">
          <table:table-cell office:value-type="time" office:time-value="PT39H00M00S" calcext:value-type="time">
            <text:p>39:00:00</text:p>
          </table:table-cell>
          <table:table-cell office:value-type="float" office:value="0.105194411574718" calcext:value-type="float">
            <text:p>0.105194411574718</text:p>
          </table:table-cell>
        </table:table-row>
        <table:table-row table:style-name="ro1">
          <table:table-cell office:value-type="time" office:time-value="PT40H00M00S" calcext:value-type="time">
            <text:p>40:00:00</text:p>
          </table:table-cell>
          <table:table-cell office:value-type="float" office:value="0.10584024038838" calcext:value-type="float">
            <text:p>0.10584024038838</text:p>
          </table:table-cell>
        </table:table-row>
        <table:table-row table:style-name="ro1">
          <table:table-cell office:value-type="time" office:time-value="PT41H00M00S" calcext:value-type="time">
            <text:p>41:00:00</text:p>
          </table:table-cell>
          <table:table-cell office:value-type="float" office:value="0.106469270413996" calcext:value-type="float">
            <text:p>0.106469270413996</text:p>
          </table:table-cell>
        </table:table-row>
        <table:table-row table:style-name="ro1">
          <table:table-cell office:value-type="time" office:time-value="PT42H00M00S" calcext:value-type="time">
            <text:p>42:00:00</text:p>
          </table:table-cell>
          <table:table-cell office:value-type="float" office:value="0.107082439442152" calcext:value-type="float">
            <text:p>0.107082439442152</text:p>
          </table:table-cell>
        </table:table-row>
        <table:table-row table:style-name="ro1">
          <table:table-cell office:value-type="time" office:time-value="PT43H00M00S" calcext:value-type="time">
            <text:p>43:00:00</text:p>
          </table:table-cell>
          <table:table-cell office:value-type="float" office:value="0.107680604140785" calcext:value-type="float">
            <text:p>0.107680604140785</text:p>
          </table:table-cell>
        </table:table-row>
        <table:table-row table:style-name="ro1">
          <table:table-cell office:value-type="time" office:time-value="PT44H00M00S" calcext:value-type="time">
            <text:p>44:00:00</text:p>
          </table:table-cell>
          <table:table-cell office:value-type="float" office:value="0.1082645492437" calcext:value-type="float">
            <text:p>0.1082645492437</text:p>
          </table:table-cell>
        </table:table-row>
        <table:table-row table:style-name="ro1">
          <table:table-cell office:value-type="time" office:time-value="PT45H00M00S" calcext:value-type="time">
            <text:p>45:00:00</text:p>
          </table:table-cell>
          <table:table-cell office:value-type="float" office:value="0.108834995490036" calcext:value-type="float">
            <text:p>0.108834995490036</text:p>
          </table:table-cell>
        </table:table-row>
        <table:table-row table:style-name="ro1">
          <table:table-cell office:value-type="time" office:time-value="PT46H00M00S" calcext:value-type="time">
            <text:p>46:00:00</text:p>
          </table:table-cell>
          <table:table-cell office:value-type="float" office:value="0.109392606509163" calcext:value-type="float">
            <text:p>0.109392606509163</text:p>
          </table:table-cell>
        </table:table-row>
        <table:table-row table:style-name="ro1">
          <table:table-cell office:value-type="time" office:time-value="PT47H00M00S" calcext:value-type="time">
            <text:p>47:00:00</text:p>
          </table:table-cell>
          <table:table-cell office:value-type="float" office:value="0.109937994811715" calcext:value-type="float">
            <text:p>0.109937994811715</text:p>
          </table:table-cell>
        </table:table-row>
        <table:table-row table:style-name="ro1">
          <table:table-cell office:value-type="time" office:time-value="PT48H00M00S" calcext:value-type="time">
            <text:p>48:00:00</text:p>
          </table:table-cell>
          <table:table-cell office:value-type="float" office:value="0.11047172702018" calcext:value-type="float">
            <text:p>0.11047172702018</text:p>
          </table:table-cell>
        </table:table-row>
        <table:table-row table:style-name="ro1">
          <table:table-cell office:value-type="time" office:time-value="PT49H00M00S" calcext:value-type="time">
            <text:p>49:00:00</text:p>
          </table:table-cell>
          <table:table-cell office:value-type="float" office:value="0.110994328450186" calcext:value-type="float">
            <text:p>0.110994328450186</text:p>
          </table:table-cell>
        </table:table-row>
        <table:table-row table:style-name="ro1">
          <table:table-cell office:value-type="time" office:time-value="PT50H00M00S" calcext:value-type="time">
            <text:p>50:00:00</text:p>
          </table:table-cell>
          <table:table-cell office:value-type="float" office:value="0.111506287135468" calcext:value-type="float">
            <text:p>0.111506287135468</text:p>
          </table:table-cell>
        </table:table-row>
        <table:table-row table:style-name="ro1">
          <table:table-cell office:value-type="time" office:time-value="PT51H00M00S" calcext:value-type="time">
            <text:p>51:00:00</text:p>
          </table:table-cell>
          <table:table-cell office:value-type="float" office:value="0.112008057374596" calcext:value-type="float">
            <text:p>0.112008057374596</text:p>
          </table:table-cell>
        </table:table-row>
        <table:table-row table:style-name="ro1">
          <table:table-cell office:value-type="time" office:time-value="PT52H00M00S" calcext:value-type="time">
            <text:p>52:00:00</text:p>
          </table:table-cell>
          <table:table-cell office:value-type="float" office:value="0.112500062865249" calcext:value-type="float">
            <text:p>0.112500062865249</text:p>
          </table:table-cell>
        </table:table-row>
        <table:table-row table:style-name="ro1">
          <table:table-cell office:value-type="time" office:time-value="PT53H00M00S" calcext:value-type="time">
            <text:p>53:00:00</text:p>
          </table:table-cell>
          <table:table-cell office:value-type="float" office:value="0.112982699481652" calcext:value-type="float">
            <text:p>0.112982699481652</text:p>
          </table:table-cell>
        </table:table-row>
        <table:table-row table:style-name="ro1">
          <table:table-cell office:value-type="time" office:time-value="PT54H00M00S" calcext:value-type="time">
            <text:p>54:00:00</text:p>
          </table:table-cell>
          <table:table-cell office:value-type="float" office:value="0.113456337742396" calcext:value-type="float">
            <text:p>0.113456337742396</text:p>
          </table:table-cell>
        </table:table-row>
        <table:table-row table:style-name="ro1">
          <table:table-cell office:value-type="time" office:time-value="PT55H00M00S" calcext:value-type="time">
            <text:p>55:00:00</text:p>
          </table:table-cell>
          <table:table-cell office:value-type="float" office:value="0.113921325008789" calcext:value-type="float">
            <text:p>0.113921325008789</text:p>
          </table:table-cell>
        </table:table-row>
        <table:table-row table:style-name="ro1">
          <table:table-cell office:value-type="time" office:time-value="PT56H00M00S" calcext:value-type="time">
            <text:p>56:00:00</text:p>
          </table:table-cell>
          <table:table-cell office:value-type="float" office:value="0.114377987448053" calcext:value-type="float">
            <text:p>0.114377987448053</text:p>
          </table:table-cell>
        </table:table-row>
        <table:table-row table:style-name="ro1">
          <table:table-cell office:value-type="time" office:time-value="PT57H00M00S" calcext:value-type="time">
            <text:p>57:00:00</text:p>
          </table:table-cell>
          <table:table-cell office:value-type="float" office:value="0.114826631790734" calcext:value-type="float">
            <text:p>0.114826631790734</text:p>
          </table:table-cell>
        </table:table-row>
        <table:table-row table:style-name="ro1">
          <table:table-cell office:value-type="time" office:time-value="PT58H00M00S" calcext:value-type="time">
            <text:p>58:00:00</text:p>
          </table:table-cell>
          <table:table-cell office:value-type="float" office:value="0.115267546907562" calcext:value-type="float">
            <text:p>0.115267546907562</text:p>
          </table:table-cell>
        </table:table-row>
        <table:table-row table:style-name="ro1">
          <table:table-cell office:value-type="time" office:time-value="PT59H00M00S" calcext:value-type="time">
            <text:p>59:00:00</text:p>
          </table:table-cell>
          <table:table-cell office:value-type="float" office:value="0.115701005227491" calcext:value-type="float">
            <text:p>0.115701005227491</text:p>
          </table:table-cell>
        </table:table-row>
        <table:table-row table:style-name="ro1">
          <table:table-cell office:value-type="time" office:time-value="PT60H00M00S" calcext:value-type="time">
            <text:p>60:00:00</text:p>
          </table:table-cell>
          <table:table-cell office:value-type="float" office:value="0.116127264015691" calcext:value-type="float">
            <text:p>0.116127264015691</text:p>
          </table:table-cell>
        </table:table-row>
        <table:table-row table:style-name="ro1">
          <table:table-cell office:value-type="time" office:time-value="PT61H00M00S" calcext:value-type="time">
            <text:p>61:00:00</text:p>
          </table:table-cell>
          <table:table-cell office:value-type="float" office:value="0.116546566527749" calcext:value-type="float">
            <text:p>0.116546566527749</text:p>
          </table:table-cell>
        </table:table-row>
        <table:table-row table:style-name="ro1">
          <table:table-cell office:value-type="time" office:time-value="PT62H00M00S" calcext:value-type="time">
            <text:p>62:00:00</text:p>
          </table:table-cell>
          <table:table-cell office:value-type="float" office:value="0.116959143054196" calcext:value-type="float">
            <text:p>0.116959143054196</text:p>
          </table:table-cell>
        </table:table-row>
        <table:table-row table:style-name="ro1">
          <table:table-cell office:value-type="time" office:time-value="PT63H00M00S" calcext:value-type="time">
            <text:p>63:00:00</text:p>
          </table:table-cell>
          <table:table-cell office:value-type="float" office:value="0.117365211867647" calcext:value-type="float">
            <text:p>0.117365211867647</text:p>
          </table:table-cell>
        </table:table-row>
        <table:table-row table:style-name="ro1">
          <table:table-cell office:value-type="time" office:time-value="PT64H00M00S" calcext:value-type="time">
            <text:p>64:00:00</text:p>
          </table:table-cell>
          <table:table-cell office:value-type="float" office:value="0.117764980083273" calcext:value-type="float">
            <text:p>0.117764980083273</text:p>
          </table:table-cell>
        </table:table-row>
        <table:table-row table:style-name="ro1">
          <table:table-cell office:value-type="time" office:time-value="PT65H00M00S" calcext:value-type="time">
            <text:p>65:00:00</text:p>
          </table:table-cell>
          <table:table-cell office:value-type="float" office:value="0.118158644441988" calcext:value-type="float">
            <text:p>0.118158644441988</text:p>
          </table:table-cell>
        </table:table-row>
        <table:table-row table:style-name="ro1">
          <table:table-cell office:value-type="time" office:time-value="PT66H00M00S" calcext:value-type="time">
            <text:p>66:00:00</text:p>
          </table:table-cell>
          <table:table-cell office:value-type="float" office:value="0.118546392024567" calcext:value-type="float">
            <text:p>0.118546392024567</text:p>
          </table:table-cell>
        </table:table-row>
        <table:table-row table:style-name="ro1">
          <table:table-cell office:value-type="time" office:time-value="PT67H00M00S" calcext:value-type="time">
            <text:p>67:00:00</text:p>
          </table:table-cell>
          <table:table-cell office:value-type="float" office:value="0.118928400903921" calcext:value-type="float">
            <text:p>0.118928400903921</text:p>
          </table:table-cell>
        </table:table-row>
        <table:table-row table:style-name="ro1">
          <table:table-cell office:value-type="time" office:time-value="PT68H00M00S" calcext:value-type="time">
            <text:p>68:00:00</text:p>
          </table:table-cell>
          <table:table-cell office:value-type="float" office:value="0.119304840741885" calcext:value-type="float">
            <text:p>0.119304840741885</text:p>
          </table:table-cell>
        </table:table-row>
        <table:table-row table:style-name="ro1">
          <table:table-cell office:value-type="time" office:time-value="PT69H00M00S" calcext:value-type="time">
            <text:p>69:00:00</text:p>
          </table:table-cell>
          <table:table-cell office:value-type="float" office:value="0.119675873336137" calcext:value-type="float">
            <text:p>0.119675873336137</text:p>
          </table:table-cell>
        </table:table-row>
        <table:table-row table:style-name="ro1">
          <table:table-cell office:value-type="time" office:time-value="PT70H00M00S" calcext:value-type="time">
            <text:p>70:00:00</text:p>
          </table:table-cell>
          <table:table-cell office:value-type="float" office:value="0.120041653122205" calcext:value-type="float">
            <text:p>0.120041653122205</text:p>
          </table:table-cell>
        </table:table-row>
        <table:table-row table:style-name="ro1">
          <table:table-cell office:value-type="time" office:time-value="PT71H00M00S" calcext:value-type="time">
            <text:p>71:00:00</text:p>
          </table:table-cell>
          <table:table-cell office:value-type="float" office:value="0.120402327634963" calcext:value-type="float">
            <text:p>0.120402327634963</text:p>
          </table:table-cell>
        </table:table-row>
        <table:table-row table:style-name="ro1">
          <table:table-cell office:value-type="time" office:time-value="PT72H00M00S" calcext:value-type="time">
            <text:p>72:00:00</text:p>
          </table:table-cell>
          <table:table-cell office:value-type="float" office:value="0.120758037933509" calcext:value-type="float">
            <text:p>0.120758037933509</text:p>
          </table:table-cell>
        </table:table-row>
        <table:table-row table:style-name="ro1">
          <table:table-cell office:value-type="time" office:time-value="PT73H00M00S" calcext:value-type="time">
            <text:p>73:00:00</text:p>
          </table:table-cell>
          <table:table-cell office:value-type="float" office:value="0.121108918992911" calcext:value-type="float">
            <text:p>0.121108918992911</text:p>
          </table:table-cell>
        </table:table-row>
        <table:table-row table:style-name="ro1">
          <table:table-cell office:value-type="time" office:time-value="PT74H00M00S" calcext:value-type="time">
            <text:p>74:00:00</text:p>
          </table:table-cell>
          <table:table-cell office:value-type="float" office:value="0.121455100065898" calcext:value-type="float">
            <text:p>0.121455100065898</text:p>
          </table:table-cell>
        </table:table-row>
        <table:table-row table:style-name="ro1">
          <table:table-cell office:value-type="time" office:time-value="PT75H00M00S" calcext:value-type="time">
            <text:p>75:00:00</text:p>
          </table:table-cell>
          <table:table-cell office:value-type="float" office:value="0.121796705017262" calcext:value-type="float">
            <text:p>0.121796705017262</text:p>
          </table:table-cell>
        </table:table-row>
        <table:table-row table:style-name="ro1">
          <table:table-cell office:value-type="time" office:time-value="PT76H00M00S" calcext:value-type="time">
            <text:p>76:00:00</text:p>
          </table:table-cell>
          <table:table-cell office:value-type="float" office:value="0.122133852633448" calcext:value-type="float">
            <text:p>0.122133852633448</text:p>
          </table:table-cell>
        </table:table-row>
        <table:table-row table:style-name="ro1">
          <table:table-cell office:value-type="time" office:time-value="PT77H00M00S" calcext:value-type="time">
            <text:p>77:00:00</text:p>
          </table:table-cell>
          <table:table-cell office:value-type="float" office:value="0.122466656909527" calcext:value-type="float">
            <text:p>0.122466656909527</text:p>
          </table:table-cell>
        </table:table-row>
        <table:table-row table:style-name="ro1">
          <table:table-cell office:value-type="time" office:time-value="PT78H00M00S" calcext:value-type="time">
            <text:p>78:00:00</text:p>
          </table:table-cell>
          <table:table-cell office:value-type="float" office:value="0.122795227315544" calcext:value-type="float">
            <text:p>0.122795227315544</text:p>
          </table:table-cell>
        </table:table-row>
        <table:table-row table:style-name="ro1">
          <table:table-cell office:value-type="time" office:time-value="PT79H00M00S" calcext:value-type="time">
            <text:p>79:00:00</text:p>
          </table:table-cell>
          <table:table-cell office:value-type="float" office:value="0.123119669044029" calcext:value-type="float">
            <text:p>0.123119669044029</text:p>
          </table:table-cell>
        </table:table-row>
        <table:table-row table:style-name="ro1">
          <table:table-cell office:value-type="time" office:time-value="PT80H00M00S" calcext:value-type="time">
            <text:p>80:00:00</text:p>
          </table:table-cell>
          <table:table-cell office:value-type="float" office:value="0.123440083240261" calcext:value-type="float">
            <text:p>0.123440083240261</text:p>
          </table:table-cell>
        </table:table-row>
        <table:table-row table:style-name="ro1">
          <table:table-cell office:value-type="time" office:time-value="PT81H00M00S" calcext:value-type="time">
            <text:p>81:00:00</text:p>
          </table:table-cell>
          <table:table-cell office:value-type="float" office:value="0.123756567216743" calcext:value-type="float">
            <text:p>0.123756567216743</text:p>
          </table:table-cell>
        </table:table-row>
        <table:table-row table:style-name="ro1">
          <table:table-cell office:value-type="time" office:time-value="PT82H00M00S" calcext:value-type="time">
            <text:p>82:00:00</text:p>
          </table:table-cell>
          <table:table-cell office:value-type="float" office:value="0.124069214653194" calcext:value-type="float">
            <text:p>0.124069214653194</text:p>
          </table:table-cell>
        </table:table-row>
        <table:table-row table:style-name="ro1">
          <table:table-cell office:value-type="time" office:time-value="PT83H00M00S" calcext:value-type="time">
            <text:p>83:00:00</text:p>
          </table:table-cell>
          <table:table-cell office:value-type="float" office:value="0.124378115783226" calcext:value-type="float">
            <text:p>0.124378115783226</text:p>
          </table:table-cell>
        </table:table-row>
        <table:table-row table:style-name="ro1">
          <table:table-cell office:value-type="time" office:time-value="PT84H00M00S" calcext:value-type="time">
            <text:p>84:00:00</text:p>
          </table:table-cell>
          <table:table-cell office:value-type="float" office:value="0.12468335756879" calcext:value-type="float">
            <text:p>0.12468335756879</text:p>
          </table:table-cell>
        </table:table-row>
        <table:table-row table:style-name="ro1">
          <table:table-cell office:value-type="time" office:time-value="PT85H00M00S" calcext:value-type="time">
            <text:p>85:00:00</text:p>
          </table:table-cell>
          <table:table-cell office:value-type="float" office:value="0.124985023863351" calcext:value-type="float">
            <text:p>0.124985023863351</text:p>
          </table:table-cell>
        </table:table-row>
        <table:table-row table:style-name="ro1">
          <table:table-cell office:value-type="time" office:time-value="PT86H00M00S" calcext:value-type="time">
            <text:p>86:00:00</text:p>
          </table:table-cell>
          <table:table-cell office:value-type="float" office:value="0.125283195564676" calcext:value-type="float">
            <text:p>0.125283195564676</text:p>
          </table:table-cell>
        </table:table-row>
        <table:table-row table:style-name="ro1">
          <table:table-cell office:value-type="time" office:time-value="PT87H00M00S" calcext:value-type="time">
            <text:p>87:00:00</text:p>
          </table:table-cell>
          <table:table-cell office:value-type="float" office:value="0.125577950758034" calcext:value-type="float">
            <text:p>0.125577950758034</text:p>
          </table:table-cell>
        </table:table-row>
        <table:table-row table:style-name="ro1">
          <table:table-cell office:value-type="time" office:time-value="PT88H00M00S" calcext:value-type="time">
            <text:p>88:00:00</text:p>
          </table:table-cell>
          <table:table-cell office:value-type="float" office:value="0.125869364850532" calcext:value-type="float">
            <text:p>0.125869364850532</text:p>
          </table:table-cell>
        </table:table-row>
        <table:table-row table:style-name="ro1">
          <table:table-cell office:value-type="time" office:time-value="PT89H00M00S" calcext:value-type="time">
            <text:p>89:00:00</text:p>
          </table:table-cell>
          <table:table-cell office:value-type="float" office:value="0.126157510697263" calcext:value-type="float">
            <text:p>0.126157510697263</text:p>
          </table:table-cell>
        </table:table-row>
        <table:table-row table:style-name="ro1">
          <table:table-cell office:value-type="time" office:time-value="PT90H00M00S" calcext:value-type="time">
            <text:p>90:00:00</text:p>
          </table:table-cell>
          <table:table-cell office:value-type="float" office:value="0.126442458719857" calcext:value-type="float">
            <text:p>0.126442458719857</text:p>
          </table:table-cell>
        </table:table-row>
        <table:table-row table:style-name="ro1">
          <table:table-cell office:value-type="time" office:time-value="PT91H00M00S" calcext:value-type="time">
            <text:p>91:00:00</text:p>
          </table:table-cell>
          <table:table-cell office:value-type="float" office:value="0.126724277018" calcext:value-type="float">
            <text:p>0.126724277018</text:p>
          </table:table-cell>
        </table:table-row>
        <table:table-row table:style-name="ro1">
          <table:table-cell office:value-type="time" office:time-value="PT92H00M00S" calcext:value-type="time">
            <text:p>92:00:00</text:p>
          </table:table-cell>
          <table:table-cell office:value-type="float" office:value="0.127003031474419" calcext:value-type="float">
            <text:p>0.127003031474419</text:p>
          </table:table-cell>
        </table:table-row>
        <table:table-row table:style-name="ro1">
          <table:table-cell office:value-type="time" office:time-value="PT93H00M00S" calcext:value-type="time">
            <text:p>93:00:00</text:p>
          </table:table-cell>
          <table:table-cell office:value-type="float" office:value="0.127278785853807" calcext:value-type="float">
            <text:p>0.127278785853807</text:p>
          </table:table-cell>
        </table:table-row>
        <table:table-row table:style-name="ro1">
          <table:table-cell office:value-type="time" office:time-value="PT94H00M00S" calcext:value-type="time">
            <text:p>94:00:00</text:p>
          </table:table-cell>
          <table:table-cell office:value-type="float" office:value="0.127551601896106" calcext:value-type="float">
            <text:p>0.127551601896106</text:p>
          </table:table-cell>
        </table:table-row>
        <table:table-row table:style-name="ro1">
          <table:table-cell office:value-type="time" office:time-value="PT95H00M00S" calcext:value-type="time">
            <text:p>95:00:00</text:p>
          </table:table-cell>
          <table:table-cell office:value-type="float" office:value="0.127821539404535" calcext:value-type="float">
            <text:p>0.127821539404535</text:p>
          </table:table-cell>
        </table:table-row>
        <table:table-row table:style-name="ro1">
          <table:table-cell office:value-type="time" office:time-value="PT96H00M00S" calcext:value-type="time">
            <text:p>96:00:00</text:p>
          </table:table-cell>
          <table:table-cell office:value-type="float" office:value="0.128088656328737" calcext:value-type="float">
            <text:p>0.128088656328737</text:p>
          </table:table-cell>
        </table:table-row>
        <table:table-row table:style-name="ro1">
          <table:table-cell office:value-type="time" office:time-value="PT97H00M00S" calcext:value-type="time">
            <text:p>97:00:00</text:p>
          </table:table-cell>
          <table:table-cell office:value-type="float" office:value="0.128353008843356" calcext:value-type="float">
            <text:p>0.128353008843356</text:p>
          </table:table-cell>
        </table:table-row>
        <table:table-row table:style-name="ro1">
          <table:table-cell office:value-type="time" office:time-value="PT98H00M00S" calcext:value-type="time">
            <text:p>98:00:00</text:p>
          </table:table-cell>
          <table:table-cell office:value-type="float" office:value="0.128614651422365" calcext:value-type="float">
            <text:p>0.128614651422365</text:p>
          </table:table-cell>
        </table:table-row>
        <table:table-row table:style-name="ro1">
          <table:table-cell office:value-type="time" office:time-value="PT99H00M00S" calcext:value-type="time">
            <text:p>99:00:00</text:p>
          </table:table-cell>
          <table:table-cell office:value-type="float" office:value="0.128873636909417" calcext:value-type="float">
            <text:p>0.128873636909417</text:p>
          </table:table-cell>
        </table:table-row>
        <table:table-row table:style-name="ro1">
          <table:table-cell office:value-type="time" office:time-value="PT100H00M00S" calcext:value-type="time">
            <text:p>100:00:00</text:p>
          </table:table-cell>
          <table:table-cell office:value-type="float" office:value="0.12913001658447" calcext:value-type="float">
            <text:p>0.12913001658447</text:p>
          </table:table-cell>
        </table:table-row>
      </table:table>
      <table:table table:name="Sheet3" table:style-name="ta1">
        <table:shapes>
          <draw:frame draw:z-index="0" draw:style-name="gr1" draw:text-style-name="P1" svg:width="12.8382in" svg:height="7.2213in" svg:x="2.7063in" svg:y="0.0394in">
            <draw:object draw:notify-on-update-of-ranges="Sheet3.C1:Sheet3.C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0.0123456790123457,</text:p>
          </table:table-cell>
          <table:table-cell office:value-type="float" office:value="0.0617283950617284" calcext:value-type="float">
            <text:p>0.061728395061728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0.0249999999999999,</text:p>
          </table:table-cell>
          <table:table-cell office:value-type="float" office:value="0.0452777777777778" calcext:value-type="float">
            <text:p>0.045277777777778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0.0357196581196579,</text:p>
          </table:table-cell>
          <table:table-cell office:value-type="float" office:value="0.0429349112426037" calcext:value-type="float">
            <text:p>0.042934911242604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0.0444444444444443,</text:p>
          </table:table-cell>
          <table:table-cell office:value-type="float" office:value="0.0440555211983784" calcext:value-type="float">
            <text:p>0.044055521198378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0.0515367160234957,</text:p>
          </table:table-cell>
          <table:table-cell office:value-type="float" office:value="0.0459768585902656" calcext:value-type="float">
            <text:p>0.045976858590266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0.0573650704676487,</text:p>
          </table:table-cell>
          <table:table-cell office:value-type="float" office:value="0.0479423045152143" calcext:value-type="float">
            <text:p>0.047942304515214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0.0622249337475674,</text:p>
          </table:table-cell>
          <table:table-cell office:value-type="float" office:value="0.0497408284631736" calcext:value-type="float">
            <text:p>0.049740828463174</text:p>
          </table:table-cell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0.066338860820961,</text:p>
          </table:table-cell>
          <table:table-cell office:value-type="float" office:value="0.0513317347026894" calcext:value-type="float">
            <text:p>0.051331734702689</text:p>
          </table:table-cell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0.0698719795827273,</text:p>
          </table:table-cell>
          <table:table-cell office:value-type="float" office:value="0.0527274759651092" calcext:value-type="float">
            <text:p>0.052727475965109</text:p>
          </table:table-cell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0.0729470105234365,</text:p>
          </table:table-cell>
          <table:table-cell office:value-type="float" office:value="0.053954549037872" calcext:value-type="float">
            <text:p>0.053954549037872</text:p>
          </table:table-cell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0.075655928464364,</text:p>
          </table:table-cell>
          <table:table-cell office:value-type="float" office:value="0.0550403303945687" calcext:value-type="float">
            <text:p>0.055040330394569</text:p>
          </table:table-cell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0.0780684364534381,</text:p>
          </table:table-cell>
          <table:table-cell office:value-type="float" office:value="0.0560090099468308" calcext:value-type="float">
            <text:p>0.056009009946831</text:p>
          </table:table-cell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0.0802379977139962,</text:p>
          </table:table-cell>
          <table:table-cell office:value-type="float" office:value="0.0568807608035647" calcext:value-type="float">
            <text:p>0.056880760803565</text:p>
          </table:table-cell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0.0822061172819336,</text:p>
          </table:table-cell>
          <table:table-cell office:value-type="float" office:value="0.0576720077147452" calcext:value-type="float">
            <text:p>0.057672007714745</text:p>
          </table:table-cell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0.0840053965877042,</text:p>
          </table:table-cell>
          <table:table-cell office:value-type="float" office:value="0.0583960016589796" calcext:value-type="float">
            <text:p>0.05839600165898</text:p>
          </table:table-cell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0.0856617315881254,</text:p>
          </table:table-cell>
          <table:table-cell office:value-type="float" office:value="0.0590634138094492" calcext:value-type="float">
            <text:p>0.059063413809449</text:p>
          </table:table-cell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0.0871959108925723,</text:p>
          </table:table-cell>
          <table:table-cell office:value-type="float" office:value="0.0596828558825581" calcext:value-type="float">
            <text:p>0.059682855882558</text:p>
          </table:table-cell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0.0886247903257247,</text:p>
          </table:table-cell>
          <table:table-cell office:value-type="float" office:value="0.0602613072706618" calcext:value-type="float">
            <text:p>0.060261307270662</text:p>
          </table:table-cell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0.0899621656367793,</text:p>
          </table:table-cell>
          <table:table-cell office:value-type="float" office:value="0.0608044554139441" calcext:value-type="float">
            <text:p>0.060804455413944</text:p>
          </table:table-cell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0.0912194278731174,</text:p>
          </table:table-cell>
          <table:table-cell office:value-type="float" office:value="0.0613169633573248" calcext:value-type="float">
            <text:p>0.061316963357325</text:p>
          </table:table-cell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0.0924060606241053,</text:p>
          </table:table-cell>
          <table:table-cell office:value-type="float" office:value="0.0618026789325818" calcext:value-type="float">
            <text:p>0.061802678932582</text:p>
          </table:table-cell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0.0935300210130198,</text:p>
          </table:table-cell>
          <table:table-cell office:value-type="float" office:value="0.0622647981626122" calcext:value-type="float">
            <text:p>0.062264798162612</text:p>
          </table:table-cell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0.0945980343577162,</text:p>
          </table:table-cell>
          <table:table-cell office:value-type="float" office:value="0.0627059931363837" calcext:value-type="float">
            <text:p>0.062705993136384</text:p>
          </table:table-cell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0.0956158240935446,</text:p>
          </table:table-cell>
          <table:table-cell office:value-type="float" office:value="0.0631285124187615" calcext:value-type="float">
            <text:p>0.063128512418762</text:p>
          </table:table-cell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0.0965882926970131,</text:p>
          </table:table-cell>
          <table:table-cell office:value-type="float" office:value="0.0635342602357113" calcext:value-type="float">
            <text:p>0.063534260235711</text:p>
          </table:table-cell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0.0975196651916617,</text:p>
          </table:table-cell>
          <table:table-cell office:value-type="float" office:value="0.0639248592262601" calcext:value-type="float">
            <text:p>0.06392485922626</text:p>
          </table:table-cell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0.0984136038376002,</text:p>
          </table:table-cell>
          <table:table-cell office:value-type="float" office:value="0.0643017004294744" calcext:value-type="float">
            <text:p>0.064301700429474</text:p>
          </table:table-cell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0.0992733004496927,</text:p>
          </table:table-cell>
          <table:table-cell office:value-type="float" office:value="0.064665983315299" calcext:value-type="float">
            <text:p>0.064665983315299</text:p>
          </table:table-cell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0.10010155121461,</text:p>
          </table:table-cell>
          <table:table-cell office:value-type="float" office:value="0.0650187480143598" calcext:value-type="float">
            <text:p>0.06501874801436</text:p>
          </table:table-cell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0.100900817716828,</text:p>
          </table:table-cell>
          <table:table-cell office:value-type="float" office:value="0.0653609014055274" calcext:value-type="float">
            <text:p>0.065360901405527</text:p>
          </table:table-cell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0.101673277021731,</text:p>
          </table:table-cell>
          <table:table-cell office:value-type="float" office:value="0.0656932383430357" calcext:value-type="float">
            <text:p>0.065693238343036</text:p>
          </table:table-cell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0.102420863018465,</text:p>
          </table:table-cell>
          <table:table-cell office:value-type="float" office:value="0.0660164590179716" calcext:value-type="float">
            <text:p>0.066016459017972</text:p>
          </table:table-cell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0.103145300737898,</text:p>
          </table:table-cell>
          <table:table-cell office:value-type="float" office:value="0.0663311832298074" calcext:value-type="float">
            <text:p>0.066331183229807</text:p>
          </table:table-cell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0.103848134990588,</text:p>
          </table:table-cell>
          <table:table-cell office:value-type="float" office:value="0.0666379621756702" calcext:value-type="float">
            <text:p>0.06663796217567</text:p>
          </table:table-cell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0.1045307543859,</text:p>
          </table:table-cell>
          <table:table-cell office:value-type="float" office:value="0.0669372882357494" calcext:value-type="float">
            <text:p>0.066937288235749</text:p>
          </table:table-cell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0.105194411574718,</text:p>
          </table:table-cell>
          <table:table-cell office:value-type="float" office:value="0.06722960313327" calcext:value-type="float">
            <text:p>0.06722960313327</text:p>
          </table:table-cell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0.10584024038838,</text:p>
          </table:table-cell>
          <table:table-cell office:value-type="float" office:value="0.0675153047698173" calcext:value-type="float">
            <text:p>0.067515304769817</text:p>
          </table:table-cell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0.106469270413996,</text:p>
          </table:table-cell>
          <table:table-cell office:value-type="float" office:value="0.0677947529762065" calcext:value-type="float">
            <text:p>0.067794752976207</text:p>
          </table:table-cell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0.107082439442152,</text:p>
          </table:table-cell>
          <table:table-cell office:value-type="float" office:value="0.0680682743715958" calcext:value-type="float">
            <text:p>0.068068274371596</text:p>
          </table:table-cell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0.107680604140785,</text:p>
          </table:table-cell>
          <table:table-cell office:value-type="float" office:value="0.0683361664861314" calcext:value-type="float">
            <text:p>0.068336166486131</text:p>
          </table:table-cell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0.1082645492437,</text:p>
          </table:table-cell>
          <table:table-cell office:value-type="float" office:value="0.0685987012728186" calcext:value-type="float">
            <text:p>0.068598701272819</text:p>
          </table:table-cell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0.108834995490036,</text:p>
          </table:table-cell>
          <table:table-cell office:value-type="float" office:value="0.0688561281107982" calcext:value-type="float">
            <text:p>0.068856128110798</text:p>
          </table:table-cell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0.109392606509163,</text:p>
          </table:table-cell>
          <table:table-cell office:value-type="float" office:value="0.0691086763834328" calcext:value-type="float">
            <text:p>0.069108676383433</text:p>
          </table:table-cell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0.109937994811715,</text:p>
          </table:table-cell>
          <table:table-cell office:value-type="float" office:value="0.0693565576995657" calcext:value-type="float">
            <text:p>0.069356557699566</text:p>
          </table:table-cell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0.11047172702018,</text:p>
          </table:table-cell>
          <table:table-cell office:value-type="float" office:value="0.0695999678142" calcext:value-type="float">
            <text:p>0.0695999678142</text:p>
          </table:table-cell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0.110994328450186,</text:p>
          </table:table-cell>
          <table:table-cell office:value-type="float" office:value="0.0698390882950643" calcext:value-type="float">
            <text:p>0.069839088295064</text:p>
          </table:table-cell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0.111506287135468,</text:p>
          </table:table-cell>
          <table:table-cell office:value-type="float" office:value="0.0700740879735833" calcext:value-type="float">
            <text:p>0.070074087973583</text:p>
          </table:table-cell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0.112008057374596,</text:p>
          </table:table-cell>
          <table:table-cell office:value-type="float" office:value="0.0703051242123093" calcext:value-type="float">
            <text:p>0.070305124212309</text:p>
          </table:table-cell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0.112500062865249,</text:p>
          </table:table-cell>
          <table:table-cell office:value-type="float" office:value="0.0705323440155796" calcext:value-type="float">
            <text:p>0.07053234401558</text:p>
          </table:table-cell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0.112982699481652,</text:p>
          </table:table-cell>
          <table:table-cell office:value-type="float" office:value="0.0707558850058265" calcext:value-type="float">
            <text:p>0.070755885005827</text:p>
          </table:table-cell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0.113456337742396,</text:p>
          </table:table-cell>
          <table:table-cell office:value-type="float" office:value="0.0709758762843919" calcext:value-type="float">
            <text:p>0.070975876284392</text:p>
          </table:table-cell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0.113921325008789,</text:p>
          </table:table-cell>
          <table:table-cell office:value-type="float" office:value="0.0711924391927525" calcext:value-type="float">
            <text:p>0.071192439192753</text:p>
          </table:table-cell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0.114377987448053,</text:p>
          </table:table-cell>
          <table:table-cell office:value-type="float" office:value="0.0714056879876034" calcext:value-type="float">
            <text:p>0.071405687987603</text:p>
          </table:table-cell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0.114826631790734,</text:p>
          </table:table-cell>
          <table:table-cell office:value-type="float" office:value="0.0716157304412234" calcext:value-type="float">
            <text:p>0.071615730441223</text:p>
          </table:table-cell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0.115267546907562,</text:p>
          </table:table-cell>
          <table:table-cell office:value-type="float" office:value="0.0718226683768385" calcext:value-type="float">
            <text:p>0.071822668376839</text:p>
          </table:table-cell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0.115701005227491,</text:p>
          </table:table-cell>
          <table:table-cell office:value-type="float" office:value="0.0720265981472819" calcext:value-type="float">
            <text:p>0.072026598147282</text:p>
          </table:table-cell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0.116127264015691,</text:p>
          </table:table-cell>
          <table:table-cell office:value-type="float" office:value="0.0722276110640551" calcext:value-type="float">
            <text:p>0.072227611064055</text:p>
          </table:table-cell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0.116546566527749,</text:p>
          </table:table-cell>
          <table:table-cell office:value-type="float" office:value="0.0724257937828866" calcext:value-type="float">
            <text:p>0.072425793782887</text:p>
          </table:table-cell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0.116959143054196,</text:p>
          </table:table-cell>
          <table:table-cell office:value-type="float" office:value="0.0726212286510427" calcext:value-type="float">
            <text:p>0.072621228651043</text:p>
          </table:table-cell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0.117365211867647,</text:p>
          </table:table-cell>
          <table:table-cell office:value-type="float" office:value="0.0728139940209168" calcext:value-type="float">
            <text:p>0.072813994020917</text:p>
          </table:table-cell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0.117764980083273,</text:p>
          </table:table-cell>
          <table:table-cell office:value-type="float" office:value="0.0730041645338232" calcext:value-type="float">
            <text:p>0.073004164533823</text:p>
          </table:table-cell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0.118158644441988,</text:p>
          </table:table-cell>
          <table:table-cell office:value-type="float" office:value="0.0731918113773943" calcext:value-type="float">
            <text:p>0.073191811377394</text:p>
          </table:table-cell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0.118546392024567,</text:p>
          </table:table-cell>
          <table:table-cell office:value-type="float" office:value="0.0733770025195419" calcext:value-type="float">
            <text:p>0.073377002519542</text:p>
          </table:table-cell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0.118928400903921,</text:p>
          </table:table-cell>
          <table:table-cell office:value-type="float" office:value="0.0735598029215611" calcext:value-type="float">
            <text:p>0.073559802921561</text:p>
          </table:table-cell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0.119304840741885,</text:p>
          </table:table-cell>
          <table:table-cell office:value-type="float" office:value="0.0737402747326304" calcext:value-type="float">
            <text:p>0.07374027473263</text:p>
          </table:table-cell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0.119675873336137,</text:p>
          </table:table-cell>
          <table:table-cell office:value-type="float" office:value="0.0739184774676825" calcext:value-type="float">
            <text:p>0.073918477467683</text:p>
          </table:table-cell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0.120041653122205,</text:p>
          </table:table-cell>
          <table:table-cell office:value-type="float" office:value="0.0740944681703793" calcext:value-type="float">
            <text:p>0.074094468170379</text:p>
          </table:table-cell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0.120402327634963,</text:p>
          </table:table-cell>
          <table:table-cell office:value-type="float" office:value="0.0742683015627138" calcext:value-type="float">
            <text:p>0.074268301562714</text:p>
          </table:table-cell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0.120758037933509,</text:p>
          </table:table-cell>
          <table:table-cell office:value-type="float" office:value="0.0744400301825857" calcext:value-type="float">
            <text:p>0.074440030182586</text:p>
          </table:table-cell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0.121108918992911,</text:p>
          </table:table-cell>
          <table:table-cell office:value-type="float" office:value="0.0746097045105344" calcext:value-type="float">
            <text:p>0.074609704510534</text:p>
          </table:table-cell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0.121455100065898,</text:p>
          </table:table-cell>
          <table:table-cell office:value-type="float" office:value="0.0747773730866854" calcext:value-type="float">
            <text:p>0.074777373086685</text:p>
          </table:table-cell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0.121796705017262,</text:p>
          </table:table-cell>
          <table:table-cell office:value-type="float" office:value="0.074943082618839" calcext:value-type="float">
            <text:p>0.074943082618839</text:p>
          </table:table-cell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0.122133852633448,</text:p>
          </table:table-cell>
          <table:table-cell office:value-type="float" office:value="0.0751068780825312" calcext:value-type="float">
            <text:p>0.075106878082531</text:p>
          </table:table-cell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0.122466656909527,</text:p>
          </table:table-cell>
          <table:table-cell office:value-type="float" office:value="0.0752688028138074" calcext:value-type="float">
            <text:p>0.075268802813807</text:p>
          </table:table-cell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0.122795227315544,</text:p>
          </table:table-cell>
          <table:table-cell office:value-type="float" office:value="0.0754288985953638" calcext:value-type="float">
            <text:p>0.075428898595364</text:p>
          </table:table-cell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0.123119669044029,</text:p>
          </table:table-cell>
          <table:table-cell office:value-type="float" office:value="0.0755872057366501" calcext:value-type="float">
            <text:p>0.07558720573665</text:p>
          </table:table-cell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0.123440083240261,</text:p>
          </table:table-cell>
          <table:table-cell office:value-type="float" office:value="0.0757437631484557" calcext:value-type="float">
            <text:p>0.075743763148456</text:p>
          </table:table-cell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0.123756567216743,</text:p>
          </table:table-cell>
          <table:table-cell office:value-type="float" office:value="0.0758986084124579" calcext:value-type="float">
            <text:p>0.075898608412458</text:p>
          </table:table-cell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0.124069214653194,</text:p>
          </table:table-cell>
          <table:table-cell office:value-type="float" office:value="0.0760517778461532" calcext:value-type="float">
            <text:p>0.076051777846153</text:p>
          </table:table-cell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0.124378115783226,</text:p>
          </table:table-cell>
          <table:table-cell office:value-type="float" office:value="0.0762033065635573" calcext:value-type="float">
            <text:p>0.076203306563557</text:p>
          </table:table-cell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0.12468335756879,</text:p>
          </table:table-cell>
          <table:table-cell office:value-type="float" office:value="0.0763532285320171" calcext:value-type="float">
            <text:p>0.076353228532017</text:p>
          </table:table-cell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0.124985023863351,</text:p>
          </table:table-cell>
          <table:table-cell office:value-type="float" office:value="0.0765015766254487" calcext:value-type="float">
            <text:p>0.076501576625449</text:p>
          </table:table-cell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0.125283195564676,</text:p>
          </table:table-cell>
          <table:table-cell office:value-type="float" office:value="0.0766483826742811" calcext:value-type="float">
            <text:p>0.076648382674281</text:p>
          </table:table-cell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0.125577950758034,</text:p>
          </table:table-cell>
          <table:table-cell office:value-type="float" office:value="0.0767936775123638" calcext:value-type="float">
            <text:p>0.076793677512364</text:p>
          </table:table-cell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0.125869364850532,</text:p>
          </table:table-cell>
          <table:table-cell office:value-type="float" office:value="0.0769374910210678" calcext:value-type="float">
            <text:p>0.076937491021068</text:p>
          </table:table-cell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0.126157510697263,</text:p>
          </table:table-cell>
          <table:table-cell office:value-type="float" office:value="0.0770798521707929" calcext:value-type="float">
            <text:p>0.077079852170793</text:p>
          </table:table-cell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0.126442458719857,</text:p>
          </table:table-cell>
          <table:table-cell office:value-type="float" office:value="0.0772207890600724" calcext:value-type="float">
            <text:p>0.077220789060072</text:p>
          </table:table-cell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0.126724277018,</text:p>
          </table:table-cell>
          <table:table-cell office:value-type="float" office:value="0.0773603289524496" calcext:value-type="float">
            <text:p>0.07736032895245</text:p>
          </table:table-cell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0.127003031474419,</text:p>
          </table:table-cell>
          <table:table-cell office:value-type="float" office:value="0.0774984983112873" calcext:value-type="float">
            <text:p>0.077498498311287</text:p>
          </table:table-cell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0.127278785853807,</text:p>
          </table:table-cell>
          <table:table-cell office:value-type="float" office:value="0.0776353228326544" calcext:value-type="float">
            <text:p>0.077635322832654</text:p>
          </table:table-cell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0.127551601896106,</text:p>
          </table:table-cell>
          <table:table-cell office:value-type="float" office:value="0.0777708274764247" calcext:value-type="float">
            <text:p>0.077770827476425</text:p>
          </table:table-cell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0.127821539404535,</text:p>
          </table:table-cell>
          <table:table-cell office:value-type="float" office:value="0.0779050364957095" calcext:value-type="float">
            <text:p>0.07790503649571</text:p>
          </table:table-cell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0.128088656328737,</text:p>
          </table:table-cell>
          <table:table-cell office:value-type="float" office:value="0.0780379734647376" calcext:value-type="float">
            <text:p>0.078037973464738</text:p>
          </table:table-cell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0.128353008843356,</text:p>
          </table:table-cell>
          <table:table-cell office:value-type="float" office:value="0.0781696613052828" calcext:value-type="float">
            <text:p>0.078169661305283</text:p>
          </table:table-cell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0.128614651422365,</text:p>
          </table:table-cell>
          <table:table-cell office:value-type="float" office:value="0.0783001223117388" calcext:value-type="float">
            <text:p>0.078300122311739</text:p>
          </table:table-cell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0.128873636909417,</text:p>
          </table:table-cell>
          <table:table-cell office:value-type="float" office:value="0.0784293781749243" calcext:value-type="float">
            <text:p>0.078429378174924</text:p>
          </table:table-cell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0.12913001658447,</text:p>
          </table:table-cell>
          <table:table-cell office:value-type="float" office:value="0.0785574500047015" calcext:value-type="float">
            <text:p>0.078557450004702</text:p>
          </table:table-cell>
        </table:table-row>
      </table:table>
      <table:table table:name="Sheet4" table:style-name="ta1">
        <table:shapes>
          <draw:frame draw:z-index="0" draw:style-name="gr1" draw:text-style-name="P1" svg:width="11.3858in" svg:height="6.4043in" svg:x="4.4839in" svg:y="0.0394in">
            <draw:object draw:notify-on-update-of-ranges="Sheet4.C1:Sheet4.C1 Sheet4.C2:Sheet4.C97 Sheet4.D1:Sheet4.D1 Sheet4.D2:Sheet4.D97 Sheet4.E1:Sheet4.E1 Sheet4.E2:Sheet4.E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alphastar</text:p>
          </table:table-cell>
          <table:table-cell office:value-type="string" calcext:value-type="string">
            <text:p>betastar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" calcext:value-type="float">
            <text:p>4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617284" calcext:value-type="float">
            <text:p>0.0617284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52778" calcext:value-type="float">
            <text:p>0.045277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" calcext:value-type="float">
            <text:p>6</text:p>
          </table:table-cell>
          <table:table-cell office:value-type="float" office:value="0.0357197" calcext:value-type="float">
            <text:p>0.0357197</text:p>
          </table:table-cell>
          <table:table-cell office:value-type="float" office:value="0.0429349" calcext:value-type="float">
            <text:p>0.042934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" calcext:value-type="float">
            <text:p>7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0.0440555" calcext:value-type="float">
            <text:p>0.044055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" calcext:value-type="float">
            <text:p>8</text:p>
          </table:table-cell>
          <table:table-cell office:value-type="float" office:value="0.0515367" calcext:value-type="float">
            <text:p>0.0515367</text:p>
          </table:table-cell>
          <table:table-cell office:value-type="float" office:value="0.0459769" calcext:value-type="float">
            <text:p>0.045976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" calcext:value-type="float">
            <text:p>9</text:p>
          </table:table-cell>
          <table:table-cell office:value-type="float" office:value="0.0573651" calcext:value-type="float">
            <text:p>0.0573651</text:p>
          </table:table-cell>
          <table:table-cell office:value-type="float" office:value="0.0479423" calcext:value-type="float">
            <text:p>0.047942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0" calcext:value-type="float">
            <text:p>10</text:p>
          </table:table-cell>
          <table:table-cell office:value-type="float" office:value="0.0622249" calcext:value-type="float">
            <text:p>0.0622249</text:p>
          </table:table-cell>
          <table:table-cell office:value-type="float" office:value="0.0497408" calcext:value-type="float">
            <text:p>0.049740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1" calcext:value-type="float">
            <text:p>11</text:p>
          </table:table-cell>
          <table:table-cell office:value-type="float" office:value="0.0663389" calcext:value-type="float">
            <text:p>0.0663389</text:p>
          </table:table-cell>
          <table:table-cell office:value-type="float" office:value="0.0513317" calcext:value-type="float">
            <text:p>0.051331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2" calcext:value-type="float">
            <text:p>12</text:p>
          </table:table-cell>
          <table:table-cell office:value-type="float" office:value="0.069872" calcext:value-type="float">
            <text:p>0.069872</text:p>
          </table:table-cell>
          <table:table-cell office:value-type="float" office:value="0.0527275" calcext:value-type="float">
            <text:p>0.052727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3" calcext:value-type="float">
            <text:p>13</text:p>
          </table:table-cell>
          <table:table-cell office:value-type="float" office:value="0.072947" calcext:value-type="float">
            <text:p>0.072947</text:p>
          </table:table-cell>
          <table:table-cell office:value-type="float" office:value="0.0539545" calcext:value-type="float">
            <text:p>0.053954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4" calcext:value-type="float">
            <text:p>14</text:p>
          </table:table-cell>
          <table:table-cell office:value-type="float" office:value="0.0756559" calcext:value-type="float">
            <text:p>0.0756559</text:p>
          </table:table-cell>
          <table:table-cell office:value-type="float" office:value="0.0550403" calcext:value-type="float">
            <text:p>0.055040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5" calcext:value-type="float">
            <text:p>15</text:p>
          </table:table-cell>
          <table:table-cell office:value-type="float" office:value="0.0780684" calcext:value-type="float">
            <text:p>0.0780684</text:p>
          </table:table-cell>
          <table:table-cell office:value-type="float" office:value="0.056009" calcext:value-type="float">
            <text:p>0.05600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6" calcext:value-type="float">
            <text:p>16</text:p>
          </table:table-cell>
          <table:table-cell office:value-type="float" office:value="0.080238" calcext:value-type="float">
            <text:p>0.080238</text:p>
          </table:table-cell>
          <table:table-cell office:value-type="float" office:value="0.0568808" calcext:value-type="float">
            <text:p>0.056880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7" calcext:value-type="float">
            <text:p>17</text:p>
          </table:table-cell>
          <table:table-cell office:value-type="float" office:value="0.0822061" calcext:value-type="float">
            <text:p>0.0822061</text:p>
          </table:table-cell>
          <table:table-cell office:value-type="float" office:value="0.057672" calcext:value-type="float">
            <text:p>0.057672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8" calcext:value-type="float">
            <text:p>18</text:p>
          </table:table-cell>
          <table:table-cell office:value-type="float" office:value="0.0840054" calcext:value-type="float">
            <text:p>0.0840054</text:p>
          </table:table-cell>
          <table:table-cell office:value-type="float" office:value="0.058396" calcext:value-type="float">
            <text:p>0.05839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19" calcext:value-type="float">
            <text:p>19</text:p>
          </table:table-cell>
          <table:table-cell office:value-type="float" office:value="0.0856617" calcext:value-type="float">
            <text:p>0.0856617</text:p>
          </table:table-cell>
          <table:table-cell office:value-type="float" office:value="0.0590634" calcext:value-type="float">
            <text:p>0.0590634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0" calcext:value-type="float">
            <text:p>20</text:p>
          </table:table-cell>
          <table:table-cell office:value-type="float" office:value="0.0871959" calcext:value-type="float">
            <text:p>0.0871959</text:p>
          </table:table-cell>
          <table:table-cell office:value-type="float" office:value="0.0596829" calcext:value-type="float">
            <text:p>0.059682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1" calcext:value-type="float">
            <text:p>21</text:p>
          </table:table-cell>
          <table:table-cell office:value-type="float" office:value="0.0886248" calcext:value-type="float">
            <text:p>0.0886248</text:p>
          </table:table-cell>
          <table:table-cell office:value-type="float" office:value="0.0602613" calcext:value-type="float">
            <text:p>0.060261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2" calcext:value-type="float">
            <text:p>22</text:p>
          </table:table-cell>
          <table:table-cell office:value-type="float" office:value="0.0899622" calcext:value-type="float">
            <text:p>0.0899622</text:p>
          </table:table-cell>
          <table:table-cell office:value-type="float" office:value="0.0608045" calcext:value-type="float">
            <text:p>0.060804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3" calcext:value-type="float">
            <text:p>23</text:p>
          </table:table-cell>
          <table:table-cell office:value-type="float" office:value="0.0912194" calcext:value-type="float">
            <text:p>0.0912194</text:p>
          </table:table-cell>
          <table:table-cell office:value-type="float" office:value="0.061317" calcext:value-type="float">
            <text:p>0.06131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4" calcext:value-type="float">
            <text:p>24</text:p>
          </table:table-cell>
          <table:table-cell office:value-type="float" office:value="0.0924061" calcext:value-type="float">
            <text:p>0.0924061</text:p>
          </table:table-cell>
          <table:table-cell office:value-type="float" office:value="0.0618027" calcext:value-type="float">
            <text:p>0.061802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5" calcext:value-type="float">
            <text:p>25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0622648" calcext:value-type="float">
            <text:p>0.062264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6" calcext:value-type="float">
            <text:p>26</text:p>
          </table:table-cell>
          <table:table-cell office:value-type="float" office:value="0.094598" calcext:value-type="float">
            <text:p>0.094598</text:p>
          </table:table-cell>
          <table:table-cell office:value-type="float" office:value="0.062706" calcext:value-type="float">
            <text:p>0.06270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7" calcext:value-type="float">
            <text:p>27</text:p>
          </table:table-cell>
          <table:table-cell office:value-type="float" office:value="0.0956158" calcext:value-type="float">
            <text:p>0.0956158</text:p>
          </table:table-cell>
          <table:table-cell office:value-type="float" office:value="0.0631285" calcext:value-type="float">
            <text:p>0.063128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8" calcext:value-type="float">
            <text:p>28</text:p>
          </table:table-cell>
          <table:table-cell office:value-type="float" office:value="0.0965883" calcext:value-type="float">
            <text:p>0.0965883</text:p>
          </table:table-cell>
          <table:table-cell office:value-type="float" office:value="0.0635343" calcext:value-type="float">
            <text:p>0.063534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29" calcext:value-type="float">
            <text:p>29</text:p>
          </table:table-cell>
          <table:table-cell office:value-type="float" office:value="0.0975197" calcext:value-type="float">
            <text:p>0.0975197</text:p>
          </table:table-cell>
          <table:table-cell office:value-type="float" office:value="0.0639249" calcext:value-type="float">
            <text:p>0.063924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0" calcext:value-type="float">
            <text:p>30</text:p>
          </table:table-cell>
          <table:table-cell office:value-type="float" office:value="0.0984136" calcext:value-type="float">
            <text:p>0.0984136</text:p>
          </table:table-cell>
          <table:table-cell office:value-type="float" office:value="0.0643017" calcext:value-type="float">
            <text:p>0.064301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1" calcext:value-type="float">
            <text:p>31</text:p>
          </table:table-cell>
          <table:table-cell office:value-type="float" office:value="0.0992733" calcext:value-type="float">
            <text:p>0.0992733</text:p>
          </table:table-cell>
          <table:table-cell office:value-type="float" office:value="0.064666" calcext:value-type="float">
            <text:p>0.06466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2" calcext:value-type="float">
            <text:p>32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0650187" calcext:value-type="float">
            <text:p>0.065018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3" calcext:value-type="float">
            <text:p>33</text:p>
          </table:table-cell>
          <table:table-cell office:value-type="float" office:value="0.100901" calcext:value-type="float">
            <text:p>0.100901</text:p>
          </table:table-cell>
          <table:table-cell office:value-type="float" office:value="0.0653609" calcext:value-type="float">
            <text:p>0.065360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4" calcext:value-type="float">
            <text:p>34</text:p>
          </table:table-cell>
          <table:table-cell office:value-type="float" office:value="0.101673" calcext:value-type="float">
            <text:p>0.101673</text:p>
          </table:table-cell>
          <table:table-cell office:value-type="float" office:value="0.0656932" calcext:value-type="float">
            <text:p>0.0656932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5" calcext:value-type="float">
            <text:p>35</text:p>
          </table:table-cell>
          <table:table-cell office:value-type="float" office:value="0.102421" calcext:value-type="float">
            <text:p>0.102421</text:p>
          </table:table-cell>
          <table:table-cell office:value-type="float" office:value="0.0660165" calcext:value-type="float">
            <text:p>0.066016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6" calcext:value-type="float">
            <text:p>36</text:p>
          </table:table-cell>
          <table:table-cell office:value-type="float" office:value="0.103145" calcext:value-type="float">
            <text:p>0.103145</text:p>
          </table:table-cell>
          <table:table-cell office:value-type="float" office:value="0.0663312" calcext:value-type="float">
            <text:p>0.0663312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7" calcext:value-type="float">
            <text:p>37</text:p>
          </table:table-cell>
          <table:table-cell office:value-type="float" office:value="0.103848" calcext:value-type="float">
            <text:p>0.103848</text:p>
          </table:table-cell>
          <table:table-cell office:value-type="float" office:value="0.066638" calcext:value-type="float">
            <text:p>0.06663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8" calcext:value-type="float">
            <text:p>38</text:p>
          </table:table-cell>
          <table:table-cell office:value-type="float" office:value="0.104531" calcext:value-type="float">
            <text:p>0.104531</text:p>
          </table:table-cell>
          <table:table-cell office:value-type="float" office:value="0.0669373" calcext:value-type="float">
            <text:p>0.066937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39" calcext:value-type="float">
            <text:p>39</text:p>
          </table:table-cell>
          <table:table-cell office:value-type="float" office:value="0.105194" calcext:value-type="float">
            <text:p>0.105194</text:p>
          </table:table-cell>
          <table:table-cell office:value-type="float" office:value="0.0672296" calcext:value-type="float">
            <text:p>0.067229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0" calcext:value-type="float">
            <text:p>40</text:p>
          </table:table-cell>
          <table:table-cell office:value-type="float" office:value="0.10584" calcext:value-type="float">
            <text:p>0.10584</text:p>
          </table:table-cell>
          <table:table-cell office:value-type="float" office:value="0.0675153" calcext:value-type="float">
            <text:p>0.067515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1" calcext:value-type="float">
            <text:p>41</text:p>
          </table:table-cell>
          <table:table-cell office:value-type="float" office:value="0.106469" calcext:value-type="float">
            <text:p>0.106469</text:p>
          </table:table-cell>
          <table:table-cell office:value-type="float" office:value="0.0677948" calcext:value-type="float">
            <text:p>0.067794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2" calcext:value-type="float">
            <text:p>42</text:p>
          </table:table-cell>
          <table:table-cell office:value-type="float" office:value="0.107082" calcext:value-type="float">
            <text:p>0.107082</text:p>
          </table:table-cell>
          <table:table-cell office:value-type="float" office:value="0.0680683" calcext:value-type="float">
            <text:p>0.068068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3" calcext:value-type="float">
            <text:p>43</text:p>
          </table:table-cell>
          <table:table-cell office:value-type="float" office:value="0.107681" calcext:value-type="float">
            <text:p>0.107681</text:p>
          </table:table-cell>
          <table:table-cell office:value-type="float" office:value="0.0683362" calcext:value-type="float">
            <text:p>0.0683362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4" calcext:value-type="float">
            <text:p>44</text:p>
          </table:table-cell>
          <table:table-cell office:value-type="float" office:value="0.108265" calcext:value-type="float">
            <text:p>0.108265</text:p>
          </table:table-cell>
          <table:table-cell office:value-type="float" office:value="0.0685987" calcext:value-type="float">
            <text:p>0.068598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5" calcext:value-type="float">
            <text:p>45</text:p>
          </table:table-cell>
          <table:table-cell office:value-type="float" office:value="0.108835" calcext:value-type="float">
            <text:p>0.108835</text:p>
          </table:table-cell>
          <table:table-cell office:value-type="float" office:value="0.0688561" calcext:value-type="float">
            <text:p>0.0688561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6" calcext:value-type="float">
            <text:p>46</text:p>
          </table:table-cell>
          <table:table-cell office:value-type="float" office:value="0.109393" calcext:value-type="float">
            <text:p>0.109393</text:p>
          </table:table-cell>
          <table:table-cell office:value-type="float" office:value="0.0691087" calcext:value-type="float">
            <text:p>0.069108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7" calcext:value-type="float">
            <text:p>47</text:p>
          </table:table-cell>
          <table:table-cell office:value-type="float" office:value="0.109938" calcext:value-type="float">
            <text:p>0.109938</text:p>
          </table:table-cell>
          <table:table-cell office:value-type="float" office:value="0.0693566" calcext:value-type="float">
            <text:p>0.069356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8" calcext:value-type="float">
            <text:p>48</text:p>
          </table:table-cell>
          <table:table-cell office:value-type="float" office:value="0.110472" calcext:value-type="float">
            <text:p>0.110472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49" calcext:value-type="float">
            <text:p>49</text:p>
          </table:table-cell>
          <table:table-cell office:value-type="float" office:value="0.110994" calcext:value-type="float">
            <text:p>0.110994</text:p>
          </table:table-cell>
          <table:table-cell office:value-type="float" office:value="0.0698391" calcext:value-type="float">
            <text:p>0.0698391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0" calcext:value-type="float">
            <text:p>50</text:p>
          </table:table-cell>
          <table:table-cell office:value-type="float" office:value="0.111506" calcext:value-type="float">
            <text:p>0.111506</text:p>
          </table:table-cell>
          <table:table-cell office:value-type="float" office:value="0.0700741" calcext:value-type="float">
            <text:p>0.0700741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1" calcext:value-type="float">
            <text:p>51</text:p>
          </table:table-cell>
          <table:table-cell office:value-type="float" office:value="0.112008" calcext:value-type="float">
            <text:p>0.112008</text:p>
          </table:table-cell>
          <table:table-cell office:value-type="float" office:value="0.0703051" calcext:value-type="float">
            <text:p>0.0703051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2" calcext:value-type="float">
            <text:p>52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705323" calcext:value-type="float">
            <text:p>0.070532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3" calcext:value-type="float">
            <text:p>53</text:p>
          </table:table-cell>
          <table:table-cell office:value-type="float" office:value="0.112983" calcext:value-type="float">
            <text:p>0.112983</text:p>
          </table:table-cell>
          <table:table-cell office:value-type="float" office:value="0.0707559" calcext:value-type="float">
            <text:p>0.070755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4" calcext:value-type="float">
            <text:p>54</text:p>
          </table:table-cell>
          <table:table-cell office:value-type="float" office:value="0.113456" calcext:value-type="float">
            <text:p>0.113456</text:p>
          </table:table-cell>
          <table:table-cell office:value-type="float" office:value="0.0709759" calcext:value-type="float">
            <text:p>0.070975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5" calcext:value-type="float">
            <text:p>55</text:p>
          </table:table-cell>
          <table:table-cell office:value-type="float" office:value="0.113921" calcext:value-type="float">
            <text:p>0.113921</text:p>
          </table:table-cell>
          <table:table-cell office:value-type="float" office:value="0.0711924" calcext:value-type="float">
            <text:p>0.0711924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6" calcext:value-type="float">
            <text:p>56</text:p>
          </table:table-cell>
          <table:table-cell office:value-type="float" office:value="0.114378" calcext:value-type="float">
            <text:p>0.114378</text:p>
          </table:table-cell>
          <table:table-cell office:value-type="float" office:value="0.0714057" calcext:value-type="float">
            <text:p>0.071405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7" calcext:value-type="float">
            <text:p>57</text:p>
          </table:table-cell>
          <table:table-cell office:value-type="float" office:value="0.114827" calcext:value-type="float">
            <text:p>0.114827</text:p>
          </table:table-cell>
          <table:table-cell office:value-type="float" office:value="0.0716157" calcext:value-type="float">
            <text:p>0.071615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8" calcext:value-type="float">
            <text:p>58</text:p>
          </table:table-cell>
          <table:table-cell office:value-type="float" office:value="0.115268" calcext:value-type="float">
            <text:p>0.115268</text:p>
          </table:table-cell>
          <table:table-cell office:value-type="float" office:value="0.0718227" calcext:value-type="float">
            <text:p>0.071822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59" calcext:value-type="float">
            <text:p>59</text:p>
          </table:table-cell>
          <table:table-cell office:value-type="float" office:value="0.115701" calcext:value-type="float">
            <text:p>0.115701</text:p>
          </table:table-cell>
          <table:table-cell office:value-type="float" office:value="0.0720266" calcext:value-type="float">
            <text:p>0.072026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0" calcext:value-type="float">
            <text:p>60</text:p>
          </table:table-cell>
          <table:table-cell office:value-type="float" office:value="0.116127" calcext:value-type="float">
            <text:p>0.116127</text:p>
          </table:table-cell>
          <table:table-cell office:value-type="float" office:value="0.0722276" calcext:value-type="float">
            <text:p>0.072227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1" calcext:value-type="float">
            <text:p>61</text:p>
          </table:table-cell>
          <table:table-cell office:value-type="float" office:value="0.116547" calcext:value-type="float">
            <text:p>0.116547</text:p>
          </table:table-cell>
          <table:table-cell office:value-type="float" office:value="0.0724258" calcext:value-type="float">
            <text:p>0.072425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2" calcext:value-type="float">
            <text:p>62</text:p>
          </table:table-cell>
          <table:table-cell office:value-type="float" office:value="0.116959" calcext:value-type="float">
            <text:p>0.116959</text:p>
          </table:table-cell>
          <table:table-cell office:value-type="float" office:value="0.0726212" calcext:value-type="float">
            <text:p>0.0726212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3" calcext:value-type="float">
            <text:p>63</text:p>
          </table:table-cell>
          <table:table-cell office:value-type="float" office:value="0.117365" calcext:value-type="float">
            <text:p>0.117365</text:p>
          </table:table-cell>
          <table:table-cell office:value-type="float" office:value="0.072814" calcext:value-type="float">
            <text:p>0.072814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4" calcext:value-type="float">
            <text:p>64</text:p>
          </table:table-cell>
          <table:table-cell office:value-type="float" office:value="0.117765" calcext:value-type="float">
            <text:p>0.117765</text:p>
          </table:table-cell>
          <table:table-cell office:value-type="float" office:value="0.0730042" calcext:value-type="float">
            <text:p>0.0730042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5" calcext:value-type="float">
            <text:p>65</text:p>
          </table:table-cell>
          <table:table-cell office:value-type="float" office:value="0.118159" calcext:value-type="float">
            <text:p>0.118159</text:p>
          </table:table-cell>
          <table:table-cell office:value-type="float" office:value="0.0731918" calcext:value-type="float">
            <text:p>0.073191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6" calcext:value-type="float">
            <text:p>66</text:p>
          </table:table-cell>
          <table:table-cell office:value-type="float" office:value="0.118546" calcext:value-type="float">
            <text:p>0.118546</text:p>
          </table:table-cell>
          <table:table-cell office:value-type="float" office:value="0.073377" calcext:value-type="float">
            <text:p>0.07337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7" calcext:value-type="float">
            <text:p>67</text:p>
          </table:table-cell>
          <table:table-cell office:value-type="float" office:value="0.118928" calcext:value-type="float">
            <text:p>0.118928</text:p>
          </table:table-cell>
          <table:table-cell office:value-type="float" office:value="0.0735598" calcext:value-type="float">
            <text:p>0.073559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8" calcext:value-type="float">
            <text:p>68</text:p>
          </table:table-cell>
          <table:table-cell office:value-type="float" office:value="0.119305" calcext:value-type="float">
            <text:p>0.119305</text:p>
          </table:table-cell>
          <table:table-cell office:value-type="float" office:value="0.0737403" calcext:value-type="float">
            <text:p>0.073740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69" calcext:value-type="float">
            <text:p>69</text:p>
          </table:table-cell>
          <table:table-cell office:value-type="float" office:value="0.119676" calcext:value-type="float">
            <text:p>0.119676</text:p>
          </table:table-cell>
          <table:table-cell office:value-type="float" office:value="0.0739185" calcext:value-type="float">
            <text:p>0.073918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0" calcext:value-type="float">
            <text:p>70</text:p>
          </table:table-cell>
          <table:table-cell office:value-type="float" office:value="0.120042" calcext:value-type="float">
            <text:p>0.120042</text:p>
          </table:table-cell>
          <table:table-cell office:value-type="float" office:value="0.0740945" calcext:value-type="float">
            <text:p>0.074094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1" calcext:value-type="float">
            <text:p>71</text:p>
          </table:table-cell>
          <table:table-cell office:value-type="float" office:value="0.120402" calcext:value-type="float">
            <text:p>0.120402</text:p>
          </table:table-cell>
          <table:table-cell office:value-type="float" office:value="0.0742683" calcext:value-type="float">
            <text:p>0.074268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2" calcext:value-type="float">
            <text:p>72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0.07444" calcext:value-type="float">
            <text:p>0.07444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3" calcext:value-type="float">
            <text:p>73</text:p>
          </table:table-cell>
          <table:table-cell office:value-type="float" office:value="0.121109" calcext:value-type="float">
            <text:p>0.121109</text:p>
          </table:table-cell>
          <table:table-cell office:value-type="float" office:value="0.0746097" calcext:value-type="float">
            <text:p>0.074609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4" calcext:value-type="float">
            <text:p>74</text:p>
          </table:table-cell>
          <table:table-cell office:value-type="float" office:value="0.121455" calcext:value-type="float">
            <text:p>0.121455</text:p>
          </table:table-cell>
          <table:table-cell office:value-type="float" office:value="0.0747774" calcext:value-type="float">
            <text:p>0.0747774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5" calcext:value-type="float">
            <text:p>75</text:p>
          </table:table-cell>
          <table:table-cell office:value-type="float" office:value="0.121797" calcext:value-type="float">
            <text:p>0.121797</text:p>
          </table:table-cell>
          <table:table-cell office:value-type="float" office:value="0.0749431" calcext:value-type="float">
            <text:p>0.0749431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6" calcext:value-type="float">
            <text:p>76</text:p>
          </table:table-cell>
          <table:table-cell office:value-type="float" office:value="0.122134" calcext:value-type="float">
            <text:p>0.122134</text:p>
          </table:table-cell>
          <table:table-cell office:value-type="float" office:value="0.0751069" calcext:value-type="float">
            <text:p>0.075106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7" calcext:value-type="float">
            <text:p>77</text:p>
          </table:table-cell>
          <table:table-cell office:value-type="float" office:value="0.122467" calcext:value-type="float">
            <text:p>0.122467</text:p>
          </table:table-cell>
          <table:table-cell office:value-type="float" office:value="0.0752688" calcext:value-type="float">
            <text:p>0.075268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8" calcext:value-type="float">
            <text:p>78</text:p>
          </table:table-cell>
          <table:table-cell office:value-type="float" office:value="0.122795" calcext:value-type="float">
            <text:p>0.122795</text:p>
          </table:table-cell>
          <table:table-cell office:value-type="float" office:value="0.0754289" calcext:value-type="float">
            <text:p>0.075428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79" calcext:value-type="float">
            <text:p>79</text:p>
          </table:table-cell>
          <table:table-cell office:value-type="float" office:value="0.12312" calcext:value-type="float">
            <text:p>0.12312</text:p>
          </table:table-cell>
          <table:table-cell office:value-type="float" office:value="0.0755872" calcext:value-type="float">
            <text:p>0.0755872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0" calcext:value-type="float">
            <text:p>80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0.0757438" calcext:value-type="float">
            <text:p>0.075743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1" calcext:value-type="float">
            <text:p>81</text:p>
          </table:table-cell>
          <table:table-cell office:value-type="float" office:value="0.123757" calcext:value-type="float">
            <text:p>0.123757</text:p>
          </table:table-cell>
          <table:table-cell office:value-type="float" office:value="0.0758986" calcext:value-type="float">
            <text:p>0.075898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2" calcext:value-type="float">
            <text:p>82</text:p>
          </table:table-cell>
          <table:table-cell office:value-type="float" office:value="0.124069" calcext:value-type="float">
            <text:p>0.124069</text:p>
          </table:table-cell>
          <table:table-cell office:value-type="float" office:value="0.0760518" calcext:value-type="float">
            <text:p>0.076051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3" calcext:value-type="float">
            <text:p>83</text:p>
          </table:table-cell>
          <table:table-cell office:value-type="float" office:value="0.124378" calcext:value-type="float">
            <text:p>0.124378</text:p>
          </table:table-cell>
          <table:table-cell office:value-type="float" office:value="0.0762033" calcext:value-type="float">
            <text:p>0.076203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4" calcext:value-type="float">
            <text:p>84</text:p>
          </table:table-cell>
          <table:table-cell office:value-type="float" office:value="0.124683" calcext:value-type="float">
            <text:p>0.124683</text:p>
          </table:table-cell>
          <table:table-cell office:value-type="float" office:value="0.0763532" calcext:value-type="float">
            <text:p>0.0763532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5" calcext:value-type="float">
            <text:p>85</text:p>
          </table:table-cell>
          <table:table-cell office:value-type="float" office:value="0.124985" calcext:value-type="float">
            <text:p>0.124985</text:p>
          </table:table-cell>
          <table:table-cell office:value-type="float" office:value="0.0765016" calcext:value-type="float">
            <text:p>0.0765016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6" calcext:value-type="float">
            <text:p>86</text:p>
          </table:table-cell>
          <table:table-cell office:value-type="float" office:value="0.125283" calcext:value-type="float">
            <text:p>0.125283</text:p>
          </table:table-cell>
          <table:table-cell office:value-type="float" office:value="0.0766484" calcext:value-type="float">
            <text:p>0.0766484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7" calcext:value-type="float">
            <text:p>87</text:p>
          </table:table-cell>
          <table:table-cell office:value-type="float" office:value="0.125578" calcext:value-type="float">
            <text:p>0.125578</text:p>
          </table:table-cell>
          <table:table-cell office:value-type="float" office:value="0.0767937" calcext:value-type="float">
            <text:p>0.076793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8" calcext:value-type="float">
            <text:p>88</text:p>
          </table:table-cell>
          <table:table-cell office:value-type="float" office:value="0.125869" calcext:value-type="float">
            <text:p>0.125869</text:p>
          </table:table-cell>
          <table:table-cell office:value-type="float" office:value="0.0769375" calcext:value-type="float">
            <text:p>0.076937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89" calcext:value-type="float">
            <text:p>89</text:p>
          </table:table-cell>
          <table:table-cell office:value-type="float" office:value="0.126158" calcext:value-type="float">
            <text:p>0.126158</text:p>
          </table:table-cell>
          <table:table-cell office:value-type="float" office:value="0.0770799" calcext:value-type="float">
            <text:p>0.0770799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0" calcext:value-type="float">
            <text:p>90</text:p>
          </table:table-cell>
          <table:table-cell office:value-type="float" office:value="0.126442" calcext:value-type="float">
            <text:p>0.126442</text:p>
          </table:table-cell>
          <table:table-cell office:value-type="float" office:value="0.0772208" calcext:value-type="float">
            <text:p>0.077220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1" calcext:value-type="float">
            <text:p>91</text:p>
          </table:table-cell>
          <table:table-cell office:value-type="float" office:value="0.126724" calcext:value-type="float">
            <text:p>0.126724</text:p>
          </table:table-cell>
          <table:table-cell office:value-type="float" office:value="0.0773603" calcext:value-type="float">
            <text:p>0.077360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2" calcext:value-type="float">
            <text:p>92</text:p>
          </table:table-cell>
          <table:table-cell office:value-type="float" office:value="0.127003" calcext:value-type="float">
            <text:p>0.127003</text:p>
          </table:table-cell>
          <table:table-cell office:value-type="float" office:value="0.0774985" calcext:value-type="float">
            <text:p>0.077498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3" calcext:value-type="float">
            <text:p>93</text:p>
          </table:table-cell>
          <table:table-cell office:value-type="float" office:value="0.127279" calcext:value-type="float">
            <text:p>0.127279</text:p>
          </table:table-cell>
          <table:table-cell office:value-type="float" office:value="0.0776353" calcext:value-type="float">
            <text:p>0.0776353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4" calcext:value-type="float">
            <text:p>94</text:p>
          </table:table-cell>
          <table:table-cell office:value-type="float" office:value="0.127552" calcext:value-type="float">
            <text:p>0.127552</text:p>
          </table:table-cell>
          <table:table-cell office:value-type="float" office:value="0.0777708" calcext:value-type="float">
            <text:p>0.077770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5" calcext:value-type="float">
            <text:p>95</text:p>
          </table:table-cell>
          <table:table-cell office:value-type="float" office:value="0.127822" calcext:value-type="float">
            <text:p>0.127822</text:p>
          </table:table-cell>
          <table:table-cell office:value-type="float" office:value="0.077905" calcext:value-type="float">
            <text:p>0.077905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6" calcext:value-type="float">
            <text:p>96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78038" calcext:value-type="float">
            <text:p>0.078038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7" calcext:value-type="float">
            <text:p>97</text:p>
          </table:table-cell>
          <table:table-cell office:value-type="float" office:value="0.128353" calcext:value-type="float">
            <text:p>0.128353</text:p>
          </table:table-cell>
          <table:table-cell office:value-type="float" office:value="0.0781697" calcext:value-type="float">
            <text:p>0.0781697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8" calcext:value-type="float">
            <text:p>98</text:p>
          </table:table-cell>
          <table:table-cell office:value-type="float" office:value="0.128615" calcext:value-type="float">
            <text:p>0.128615</text:p>
          </table:table-cell>
          <table:table-cell office:value-type="float" office:value="0.0783001" calcext:value-type="float">
            <text:p>0.0783001</text:p>
          </table:table-cell>
        </table:table-row>
        <table:table-row table:style-name="ro1">
          <table:table-cell office:value-type="time" office:time-value="PT16H12M36S" calcext:value-type="time">
            <text:p>04:12:36 PM</text:p>
          </table:table-cell>
          <table:table-cell office:value-type="string" calcext:value-type="string">
            <text:p>DBG</text:p>
          </table:table-cell>
          <table:table-cell office:value-type="float" office:value="99" calcext:value-type="float">
            <text:p>99</text:p>
          </table:table-cell>
          <table:table-cell office:value-type="float" office:value="0.128874" calcext:value-type="float">
            <text:p>0.128874</text:p>
          </table:table-cell>
          <table:table-cell office:value-type="float" office:value="0.0784294" calcext:value-type="float">
            <text:p>0.07842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5" table:style-name="ta1">
        <table:shapes>
          <draw:frame draw:z-index="0" draw:style-name="gr1" draw:text-style-name="P1" svg:width="12.0689in" svg:height="8.2224in" svg:x="4.972in" svg:y="4.9543in">
            <draw:object draw:notify-on-update-of-ranges="Sheet5.C2:Sheet5.C491 Sheet5.D1:Sheet5.D1 Sheet5.D2:Sheet5.D491 Sheet5.E1:Sheet5.E1 Sheet5.E2:Sheet5.E4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2.0154in" svg:height="8.2929in" svg:x="9.85in" svg:y="0in">
            <draw:object draw:notify-on-update-of-ranges="Sheet5.C2:Sheet5.C91 Sheet5.D2:Sheet5.D91 Sheet5.E2:Sheet5.E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1.3827in" svg:height="6.4024in" svg:x="4.4839in" svg:y="0.0394in">
            <draw:object draw:notify-on-update-of-ranges="Sheet5.C1:Sheet5.C1 Sheet5.C2:Sheet5.C191 Sheet5.D1:Sheet5.D1 Sheet5.D2:Sheet5.D191 Sheet5.E1:Sheet5.E1 Sheet5.E2:Sheet5.E1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lphastar</text:p>
          </table:table-cell>
          <table:table-cell office:value-type="string" calcext:value-type="string">
            <text:p>betastar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.1" calcext:value-type="float">
            <text:p>1.1</text:p>
          </table:table-cell>
          <table:table-cell office:value-type="float" office:value="14.3636" calcext:value-type="float">
            <text:p>14.3636</text:p>
          </table:table-cell>
          <table:table-cell office:value-type="float" office:value="304.207" calcext:value-type="float">
            <text:p>304.20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.2" calcext:value-type="float">
            <text:p>1.2</text:p>
          </table:table-cell>
          <table:table-cell office:value-type="float" office:value="10.5" calcext:value-type="float">
            <text:p>10.5</text:p>
          </table:table-cell>
          <table:table-cell office:value-type="float" office:value="58.1667" calcext:value-type="float">
            <text:p>58.166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.3" calcext:value-type="float">
            <text:p>1.3</text:p>
          </table:table-cell>
          <table:table-cell office:value-type="float" office:value="8.94017" calcext:value-type="float">
            <text:p>8.94017</text:p>
          </table:table-cell>
          <table:table-cell office:value-type="float" office:value="20.2777" calcext:value-type="float">
            <text:p>20.277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9.44218" calcext:value-type="float">
            <text:p>9.4421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.5" calcext:value-type="float">
            <text:p>1.5</text:p>
          </table:table-cell>
          <table:table-cell office:value-type="float" office:value="7.33333" calcext:value-type="float">
            <text:p>7.33333</text:p>
          </table:table-cell>
          <table:table-cell office:value-type="float" office:value="5.44444" calcext:value-type="float">
            <text:p>5.4444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.6" calcext:value-type="float">
            <text:p>1.6</text:p>
          </table:table-cell>
          <table:table-cell office:value-type="float" office:value="6.81944" calcext:value-type="float">
            <text:p>6.81944</text:p>
          </table:table-cell>
          <table:table-cell office:value-type="float" office:value="3.76852" calcext:value-type="float">
            <text:p>3.7685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.7" calcext:value-type="float">
            <text:p>1.7</text:p>
          </table:table-cell>
          <table:table-cell office:value-type="float" office:value="6.40336" calcext:value-type="float">
            <text:p>6.40336</text:p>
          </table:table-cell>
          <table:table-cell office:value-type="float" office:value="3.02255" calcext:value-type="float">
            <text:p>3.022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.8" calcext:value-type="float">
            <text:p>1.8</text:p>
          </table:table-cell>
          <table:table-cell office:value-type="float" office:value="6.05556" calcext:value-type="float">
            <text:p>6.05556</text:p>
          </table:table-cell>
          <table:table-cell office:value-type="float" office:value="2.68827" calcext:value-type="float">
            <text:p>2.688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.9" calcext:value-type="float">
            <text:p>1.9</text:p>
          </table:table-cell>
          <table:table-cell office:value-type="float" office:value="5.75828" calcext:value-type="float">
            <text:p>5.75828</text:p>
          </table:table-cell>
          <table:table-cell office:value-type="float" office:value="2.54742" calcext:value-type="float">
            <text:p>2.547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.1" calcext:value-type="float">
            <text:p>2.1</text:p>
          </table:table-cell>
          <table:table-cell office:value-type="float" office:value="-0.0212121" calcext:value-type="float">
            <text:p>-0.0212121</text:p>
          </table:table-cell>
          <table:table-cell office:value-type="float" office:value="0.638956" calcext:value-type="float">
            <text:p>0.63895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.2" calcext:value-type="float">
            <text:p>2.2</text:p>
          </table:table-cell>
          <table:table-cell office:value-type="float" office:value="0.0282828" calcext:value-type="float">
            <text:p>0.0282828</text:p>
          </table:table-cell>
          <table:table-cell office:value-type="float" office:value="0.407248" calcext:value-type="float">
            <text:p>0.40724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.3" calcext:value-type="float">
            <text:p>2.3</text:p>
          </table:table-cell>
          <table:table-cell office:value-type="float" office:value="0.126087" calcext:value-type="float">
            <text:p>0.126087</text:p>
          </table:table-cell>
          <table:table-cell office:value-type="float" office:value="0.265118" calcext:value-type="float">
            <text:p>0.26511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.4" calcext:value-type="float">
            <text:p>2.4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87324" calcext:value-type="float">
            <text:p>0.1873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.5" calcext:value-type="float">
            <text:p>2.5</text:p>
          </table:table-cell>
          <table:table-cell office:value-type="float" office:value="0.411111" calcext:value-type="float">
            <text:p>0.411111</text:p>
          </table:table-cell>
          <table:table-cell office:value-type="float" office:value="0.157407" calcext:value-type="float">
            <text:p>0.15740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.6" calcext:value-type="float">
            <text:p>2.6</text:p>
          </table:table-cell>
          <table:table-cell office:value-type="float" office:value="0.580769" calcext:value-type="float">
            <text:p>0.580769</text:p>
          </table:table-cell>
          <table:table-cell office:value-type="float" office:value="0.164413" calcext:value-type="float">
            <text:p>0.1644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.7" calcext:value-type="float">
            <text:p>2.7</text:p>
          </table:table-cell>
          <table:table-cell office:value-type="float" office:value="0.761002" calcext:value-type="float">
            <text:p>0.761002</text:p>
          </table:table-cell>
          <table:table-cell office:value-type="float" office:value="0.200937" calcext:value-type="float">
            <text:p>0.20093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.8" calcext:value-type="float">
            <text:p>2.8</text:p>
          </table:table-cell>
          <table:table-cell office:value-type="float" office:value="0.948148" calcext:value-type="float">
            <text:p>0.948148</text:p>
          </table:table-cell>
          <table:table-cell office:value-type="float" office:value="0.26192" calcext:value-type="float">
            <text:p>0.2619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.9" calcext:value-type="float">
            <text:p>2.9</text:p>
          </table:table-cell>
          <table:table-cell office:value-type="float" office:value="1.13956" calcext:value-type="float">
            <text:p>1.13956</text:p>
          </table:table-cell>
          <table:table-cell office:value-type="float" office:value="0.343886" calcext:value-type="float">
            <text:p>0.34388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.1" calcext:value-type="float">
            <text:p>3.1</text:p>
          </table:table-cell>
          <table:table-cell office:value-type="float" office:value="-0.243216" calcext:value-type="float">
            <text:p>-0.243216</text:p>
          </table:table-cell>
          <table:table-cell office:value-type="float" office:value="0.946941" calcext:value-type="float">
            <text:p>0.94694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.2" calcext:value-type="float">
            <text:p>3.2</text:p>
          </table:table-cell>
          <table:table-cell office:value-type="float" office:value="-0.454545" calcext:value-type="float">
            <text:p>-0.454545</text:p>
          </table:table-cell>
          <table:table-cell office:value-type="float" office:value="0.907886" calcext:value-type="float">
            <text:p>0.90788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.3" calcext:value-type="float">
            <text:p>3.3</text:p>
          </table:table-cell>
          <table:table-cell office:value-type="float" office:value="-0.638999" calcext:value-type="float">
            <text:p>-0.638999</text:p>
          </table:table-cell>
          <table:table-cell office:value-type="float" office:value="0.88019" calcext:value-type="float">
            <text:p>0.8801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.4" calcext:value-type="float">
            <text:p>3.4</text:p>
          </table:table-cell>
          <table:table-cell office:value-type="float" office:value="-0.800654" calcext:value-type="float">
            <text:p>-0.800654</text:p>
          </table:table-cell>
          <table:table-cell office:value-type="float" office:value="0.861752" calcext:value-type="float">
            <text:p>0.86175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.5" calcext:value-type="float">
            <text:p>3.5</text:p>
          </table:table-cell>
          <table:table-cell office:value-type="float" office:value="-0.942857" calcext:value-type="float">
            <text:p>-0.942857</text:p>
          </table:table-cell>
          <table:table-cell office:value-type="float" office:value="0.850884" calcext:value-type="float">
            <text:p>0.8508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.6" calcext:value-type="float">
            <text:p>3.6</text:p>
          </table:table-cell>
          <table:table-cell office:value-type="float" office:value="-1.06838" calcext:value-type="float">
            <text:p>-1.06838</text:p>
          </table:table-cell>
          <table:table-cell office:value-type="float" office:value="0.846227" calcext:value-type="float">
            <text:p>0.8462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.7" calcext:value-type="float">
            <text:p>3.7</text:p>
          </table:table-cell>
          <table:table-cell office:value-type="float" office:value="-1.17951" calcext:value-type="float">
            <text:p>-1.17951</text:p>
          </table:table-cell>
          <table:table-cell office:value-type="float" office:value="0.846674" calcext:value-type="float">
            <text:p>0.84667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.8" calcext:value-type="float">
            <text:p>3.8</text:p>
          </table:table-cell>
          <table:table-cell office:value-type="float" office:value="-1.2782" calcext:value-type="float">
            <text:p>-1.2782</text:p>
          </table:table-cell>
          <table:table-cell office:value-type="float" office:value="0.85132" calcext:value-type="float">
            <text:p>0.851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.9" calcext:value-type="float">
            <text:p>3.9</text:p>
          </table:table-cell>
          <table:table-cell office:value-type="float" office:value="-1.36605" calcext:value-type="float">
            <text:p>-1.36605</text:p>
          </table:table-cell>
          <table:table-cell office:value-type="float" office:value="0.859423" calcext:value-type="float">
            <text:p>0.8594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" calcext:value-type="float">
            <text:p>4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617284" calcext:value-type="float">
            <text:p>0.06172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.1" calcext:value-type="float">
            <text:p>4.1</text:p>
          </table:table-cell>
          <table:table-cell office:value-type="float" office:value="-0.00853866" calcext:value-type="float">
            <text:p>-0.00853866</text:p>
          </table:table-cell>
          <table:table-cell office:value-type="float" office:value="0.0613151" calcext:value-type="float">
            <text:p>0.061315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.2" calcext:value-type="float">
            <text:p>4.2</text:p>
          </table:table-cell>
          <table:table-cell office:value-type="float" office:value="-0.0323016" calcext:value-type="float">
            <text:p>-0.0323016</text:p>
          </table:table-cell>
          <table:table-cell office:value-type="float" office:value="0.0611252" calcext:value-type="float">
            <text:p>0.061125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.3" calcext:value-type="float">
            <text:p>4.3</text:p>
          </table:table-cell>
          <table:table-cell office:value-type="float" office:value="-0.0578789" calcext:value-type="float">
            <text:p>-0.0578789</text:p>
          </table:table-cell>
          <table:table-cell office:value-type="float" office:value="0.0612867" calcext:value-type="float">
            <text:p>0.061286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.4" calcext:value-type="float">
            <text:p>4.4</text:p>
          </table:table-cell>
          <table:table-cell office:value-type="float" office:value="-0.084492" calcext:value-type="float">
            <text:p>-0.084492</text:p>
          </table:table-cell>
          <table:table-cell office:value-type="float" office:value="0.0618702" calcext:value-type="float">
            <text:p>0.061870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.5" calcext:value-type="float">
            <text:p>4.5</text:p>
          </table:table-cell>
          <table:table-cell office:value-type="float" office:value="-0.111571" calcext:value-type="float">
            <text:p>-0.111571</text:p>
          </table:table-cell>
          <table:table-cell office:value-type="float" office:value="0.0629083" calcext:value-type="float">
            <text:p>0.062908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.6" calcext:value-type="float">
            <text:p>4.6</text:p>
          </table:table-cell>
          <table:table-cell office:value-type="float" office:value="-0.138701" calcext:value-type="float">
            <text:p>-0.138701</text:p>
          </table:table-cell>
          <table:table-cell office:value-type="float" office:value="0.0644085" calcext:value-type="float">
            <text:p>0.064408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.7" calcext:value-type="float">
            <text:p>4.7</text:p>
          </table:table-cell>
          <table:table-cell office:value-type="float" office:value="-0.16558" calcext:value-type="float">
            <text:p>-0.16558</text:p>
          </table:table-cell>
          <table:table-cell office:value-type="float" office:value="0.0663617" calcext:value-type="float">
            <text:p>0.066361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.8" calcext:value-type="float">
            <text:p>4.8</text:p>
          </table:table-cell>
          <table:table-cell office:value-type="float" office:value="-0.191993" calcext:value-type="float">
            <text:p>-0.191993</text:p>
          </table:table-cell>
          <table:table-cell office:value-type="float" office:value="0.0687486" calcext:value-type="float">
            <text:p>0.068748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.9" calcext:value-type="float">
            <text:p>4.9</text:p>
          </table:table-cell>
          <table:table-cell office:value-type="float" office:value="-0.217787" calcext:value-type="float">
            <text:p>-0.217787</text:p>
          </table:table-cell>
          <table:table-cell office:value-type="float" office:value="0.0715432" calcext:value-type="float">
            <text:p>0.07154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52778" calcext:value-type="float">
            <text:p>0.045277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.1" calcext:value-type="float">
            <text:p>5.1</text:p>
          </table:table-cell>
          <table:table-cell office:value-type="float" office:value="0.0132962" calcext:value-type="float">
            <text:p>0.0132962</text:p>
          </table:table-cell>
          <table:table-cell office:value-type="float" office:value="0.0449442" calcext:value-type="float">
            <text:p>0.04494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.2" calcext:value-type="float">
            <text:p>5.2</text:p>
          </table:table-cell>
          <table:table-cell office:value-type="float" office:value="0.00118087" calcext:value-type="float">
            <text:p>0.00118087</text:p>
          </table:table-cell>
          <table:table-cell office:value-type="float" office:value="0.0448151" calcext:value-type="float">
            <text:p>0.044815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.3" calcext:value-type="float">
            <text:p>5.3</text:p>
          </table:table-cell>
          <table:table-cell office:value-type="float" office:value="-0.0111916" calcext:value-type="float">
            <text:p>-0.0111916</text:p>
          </table:table-cell>
          <table:table-cell office:value-type="float" office:value="0.0448867" calcext:value-type="float">
            <text:p>0.044886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.4" calcext:value-type="float">
            <text:p>5.4</text:p>
          </table:table-cell>
          <table:table-cell office:value-type="float" office:value="-0.0236981" calcext:value-type="float">
            <text:p>-0.0236981</text:p>
          </table:table-cell>
          <table:table-cell office:value-type="float" office:value="0.0451523" calcext:value-type="float">
            <text:p>0.04515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.5" calcext:value-type="float">
            <text:p>5.5</text:p>
          </table:table-cell>
          <table:table-cell office:value-type="float" office:value="-0.0362405" calcext:value-type="float">
            <text:p>-0.0362405</text:p>
          </table:table-cell>
          <table:table-cell office:value-type="float" office:value="0.0456038" calcext:value-type="float">
            <text:p>0.045603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.6" calcext:value-type="float">
            <text:p>5.6</text:p>
          </table:table-cell>
          <table:table-cell office:value-type="float" office:value="-0.0487409" calcext:value-type="float">
            <text:p>-0.0487409</text:p>
          </table:table-cell>
          <table:table-cell office:value-type="float" office:value="0.0462315" calcext:value-type="float">
            <text:p>0.046231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.7" calcext:value-type="float">
            <text:p>5.7</text:p>
          </table:table-cell>
          <table:table-cell office:value-type="float" office:value="-0.0611376" calcext:value-type="float">
            <text:p>-0.0611376</text:p>
          </table:table-cell>
          <table:table-cell office:value-type="float" office:value="0.0470252" calcext:value-type="float">
            <text:p>0.047025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.8" calcext:value-type="float">
            <text:p>5.8</text:p>
          </table:table-cell>
          <table:table-cell office:value-type="float" office:value="-0.0733823" calcext:value-type="float">
            <text:p>-0.0733823</text:p>
          </table:table-cell>
          <table:table-cell office:value-type="float" office:value="0.0479744" calcext:value-type="float">
            <text:p>0.047974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.9" calcext:value-type="float">
            <text:p>5.9</text:p>
          </table:table-cell>
          <table:table-cell office:value-type="float" office:value="-0.0854376" calcext:value-type="float">
            <text:p>-0.0854376</text:p>
          </table:table-cell>
          <table:table-cell office:value-type="float" office:value="0.0490685" calcext:value-type="float">
            <text:p>0.049068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" calcext:value-type="float">
            <text:p>6</text:p>
          </table:table-cell>
          <table:table-cell office:value-type="float" office:value="0.0357197" calcext:value-type="float">
            <text:p>0.0357197</text:p>
          </table:table-cell>
          <table:table-cell office:value-type="float" office:value="0.0429349" calcext:value-type="float">
            <text:p>0.042934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.1" calcext:value-type="float">
            <text:p>6.1</text:p>
          </table:table-cell>
          <table:table-cell office:value-type="float" office:value="0.028068" calcext:value-type="float">
            <text:p>0.028068</text:p>
          </table:table-cell>
          <table:table-cell office:value-type="float" office:value="0.0429963" calcext:value-type="float">
            <text:p>0.042996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.2" calcext:value-type="float">
            <text:p>6.2</text:p>
          </table:table-cell>
          <table:table-cell office:value-type="float" office:value="0.0203701" calcext:value-type="float">
            <text:p>0.0203701</text:p>
          </table:table-cell>
          <table:table-cell office:value-type="float" office:value="0.0431549" calcext:value-type="float">
            <text:p>0.043154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.3" calcext:value-type="float">
            <text:p>6.3</text:p>
          </table:table-cell>
          <table:table-cell office:value-type="float" office:value="0.0126627" calcext:value-type="float">
            <text:p>0.0126627</text:p>
          </table:table-cell>
          <table:table-cell office:value-type="float" office:value="0.0434056" calcext:value-type="float">
            <text:p>0.043405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.4" calcext:value-type="float">
            <text:p>6.4</text:p>
          </table:table-cell>
          <table:table-cell office:value-type="float" office:value="0.00497618" calcext:value-type="float">
            <text:p>0.00497618</text:p>
          </table:table-cell>
          <table:table-cell office:value-type="float" office:value="0.043743" calcext:value-type="float">
            <text:p>0.04374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.5" calcext:value-type="float">
            <text:p>6.5</text:p>
          </table:table-cell>
          <table:table-cell office:value-type="float" office:value="-0.00266446" calcext:value-type="float">
            <text:p>-0.00266446</text:p>
          </table:table-cell>
          <table:table-cell office:value-type="float" office:value="0.0441616" calcext:value-type="float">
            <text:p>0.044161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.6" calcext:value-type="float">
            <text:p>6.6</text:p>
          </table:table-cell>
          <table:table-cell office:value-type="float" office:value="-0.0102386" calcext:value-type="float">
            <text:p>-0.0102386</text:p>
          </table:table-cell>
          <table:table-cell office:value-type="float" office:value="0.0446564" calcext:value-type="float">
            <text:p>0.044656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.7" calcext:value-type="float">
            <text:p>6.7</text:p>
          </table:table-cell>
          <table:table-cell office:value-type="float" office:value="-0.0177295" calcext:value-type="float">
            <text:p>-0.0177295</text:p>
          </table:table-cell>
          <table:table-cell office:value-type="float" office:value="0.0452222" calcext:value-type="float">
            <text:p>0.045222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.8" calcext:value-type="float">
            <text:p>6.8</text:p>
          </table:table-cell>
          <table:table-cell office:value-type="float" office:value="-0.0251236" calcext:value-type="float">
            <text:p>-0.0251236</text:p>
          </table:table-cell>
          <table:table-cell office:value-type="float" office:value="0.0458543" calcext:value-type="float">
            <text:p>0.045854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6.9" calcext:value-type="float">
            <text:p>6.9</text:p>
          </table:table-cell>
          <table:table-cell office:value-type="float" office:value="-0.0324099" calcext:value-type="float">
            <text:p>-0.0324099</text:p>
          </table:table-cell>
          <table:table-cell office:value-type="float" office:value="0.046548" calcext:value-type="float">
            <text:p>0.04654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" calcext:value-type="float">
            <text:p>7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0.0440555" calcext:value-type="float">
            <text:p>0.04405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.1" calcext:value-type="float">
            <text:p>7.1</text:p>
          </table:table-cell>
          <table:table-cell office:value-type="float" office:value="0.0390081" calcext:value-type="float">
            <text:p>0.0390081</text:p>
          </table:table-cell>
          <table:table-cell office:value-type="float" office:value="0.0442505" calcext:value-type="float">
            <text:p>0.044250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.2" calcext:value-type="float">
            <text:p>7.2</text:p>
          </table:table-cell>
          <table:table-cell office:value-type="float" office:value="0.0335971" calcext:value-type="float">
            <text:p>0.0335971</text:p>
          </table:table-cell>
          <table:table-cell office:value-type="float" office:value="0.044493" calcext:value-type="float">
            <text:p>0.04449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.3" calcext:value-type="float">
            <text:p>7.3</text:p>
          </table:table-cell>
          <table:table-cell office:value-type="float" office:value="0.0282226" calcext:value-type="float">
            <text:p>0.0282226</text:p>
          </table:table-cell>
          <table:table-cell office:value-type="float" office:value="0.0447801" calcext:value-type="float">
            <text:p>0.044780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.4" calcext:value-type="float">
            <text:p>7.4</text:p>
          </table:table-cell>
          <table:table-cell office:value-type="float" office:value="0.0228938" calcext:value-type="float">
            <text:p>0.0228938</text:p>
          </table:table-cell>
          <table:table-cell office:value-type="float" office:value="0.045109" calcext:value-type="float">
            <text:p>0.04510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.5" calcext:value-type="float">
            <text:p>7.5</text:p>
          </table:table-cell>
          <table:table-cell office:value-type="float" office:value="0.0176185" calcext:value-type="float">
            <text:p>0.0176185</text:p>
          </table:table-cell>
          <table:table-cell office:value-type="float" office:value="0.0454769" calcext:value-type="float">
            <text:p>0.045476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.6" calcext:value-type="float">
            <text:p>7.6</text:p>
          </table:table-cell>
          <table:table-cell office:value-type="float" office:value="0.0124031" calcext:value-type="float">
            <text:p>0.0124031</text:p>
          </table:table-cell>
          <table:table-cell office:value-type="float" office:value="0.0458813" calcext:value-type="float">
            <text:p>0.04588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.7" calcext:value-type="float">
            <text:p>7.7</text:p>
          </table:table-cell>
          <table:table-cell office:value-type="float" office:value="0.00725289" calcext:value-type="float">
            <text:p>0.00725289</text:p>
          </table:table-cell>
          <table:table-cell office:value-type="float" office:value="0.0463197" calcext:value-type="float">
            <text:p>0.046319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.8" calcext:value-type="float">
            <text:p>7.8</text:p>
          </table:table-cell>
          <table:table-cell office:value-type="float" office:value="0.00217222" calcext:value-type="float">
            <text:p>0.00217222</text:p>
          </table:table-cell>
          <table:table-cell office:value-type="float" office:value="0.0467897" calcext:value-type="float">
            <text:p>0.046789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7.9" calcext:value-type="float">
            <text:p>7.9</text:p>
          </table:table-cell>
          <table:table-cell office:value-type="float" office:value="-0.00283545" calcext:value-type="float">
            <text:p>-0.00283545</text:p>
          </table:table-cell>
          <table:table-cell office:value-type="float" office:value="0.0472892" calcext:value-type="float">
            <text:p>0.047289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" calcext:value-type="float">
            <text:p>8</text:p>
          </table:table-cell>
          <table:table-cell office:value-type="float" office:value="0.0515367" calcext:value-type="float">
            <text:p>0.0515367</text:p>
          </table:table-cell>
          <table:table-cell office:value-type="float" office:value="0.0459769" calcext:value-type="float">
            <text:p>0.045976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.1" calcext:value-type="float">
            <text:p>8.1</text:p>
          </table:table-cell>
          <table:table-cell office:value-type="float" office:value="0.0474528" calcext:value-type="float">
            <text:p>0.0474528</text:p>
          </table:table-cell>
          <table:table-cell office:value-type="float" office:value="0.0461953" calcext:value-type="float">
            <text:p>0.046195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.2" calcext:value-type="float">
            <text:p>8.2</text:p>
          </table:table-cell>
          <table:table-cell office:value-type="float" office:value="0.0434059" calcext:value-type="float">
            <text:p>0.0434059</text:p>
          </table:table-cell>
          <table:table-cell office:value-type="float" office:value="0.0464384" calcext:value-type="float">
            <text:p>0.04643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.3" calcext:value-type="float">
            <text:p>8.3</text:p>
          </table:table-cell>
          <table:table-cell office:value-type="float" office:value="0.0393997" calcext:value-type="float">
            <text:p>0.0393997</text:p>
          </table:table-cell>
          <table:table-cell office:value-type="float" office:value="0.0467045" calcext:value-type="float">
            <text:p>0.046704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.4" calcext:value-type="float">
            <text:p>8.4</text:p>
          </table:table-cell>
          <table:table-cell office:value-type="float" office:value="0.0354373" calcext:value-type="float">
            <text:p>0.0354373</text:p>
          </table:table-cell>
          <table:table-cell office:value-type="float" office:value="0.0469924" calcext:value-type="float">
            <text:p>0.04699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.5" calcext:value-type="float">
            <text:p>8.5</text:p>
          </table:table-cell>
          <table:table-cell office:value-type="float" office:value="0.0315215" calcext:value-type="float">
            <text:p>0.0315215</text:p>
          </table:table-cell>
          <table:table-cell office:value-type="float" office:value="0.0473004" calcext:value-type="float">
            <text:p>0.047300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.6" calcext:value-type="float">
            <text:p>8.6</text:p>
          </table:table-cell>
          <table:table-cell office:value-type="float" office:value="0.0276542" calcext:value-type="float">
            <text:p>0.0276542</text:p>
          </table:table-cell>
          <table:table-cell office:value-type="float" office:value="0.0476273" calcext:value-type="float">
            <text:p>0.047627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.7" calcext:value-type="float">
            <text:p>8.7</text:p>
          </table:table-cell>
          <table:table-cell office:value-type="float" office:value="0.0238373" calcext:value-type="float">
            <text:p>0.0238373</text:p>
          </table:table-cell>
          <table:table-cell office:value-type="float" office:value="0.0479719" calcext:value-type="float">
            <text:p>0.047971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.8" calcext:value-type="float">
            <text:p>8.8</text:p>
          </table:table-cell>
          <table:table-cell office:value-type="float" office:value="0.0200722" calcext:value-type="float">
            <text:p>0.0200722</text:p>
          </table:table-cell>
          <table:table-cell office:value-type="float" office:value="0.0483329" calcext:value-type="float">
            <text:p>0.048332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8.9" calcext:value-type="float">
            <text:p>8.9</text:p>
          </table:table-cell>
          <table:table-cell office:value-type="float" office:value="0.0163599" calcext:value-type="float">
            <text:p>0.0163599</text:p>
          </table:table-cell>
          <table:table-cell office:value-type="float" office:value="0.0487091" calcext:value-type="float">
            <text:p>0.048709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" calcext:value-type="float">
            <text:p>9</text:p>
          </table:table-cell>
          <table:table-cell office:value-type="float" office:value="0.0573651" calcext:value-type="float">
            <text:p>0.0573651</text:p>
          </table:table-cell>
          <table:table-cell office:value-type="float" office:value="0.0479423" calcext:value-type="float">
            <text:p>0.04794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.1" calcext:value-type="float">
            <text:p>9.1</text:p>
          </table:table-cell>
          <table:table-cell office:value-type="float" office:value="0.0541708" calcext:value-type="float">
            <text:p>0.0541708</text:p>
          </table:table-cell>
          <table:table-cell office:value-type="float" office:value="0.0481455" calcext:value-type="float">
            <text:p>0.04814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.2" calcext:value-type="float">
            <text:p>9.2</text:p>
          </table:table-cell>
          <table:table-cell office:value-type="float" office:value="0.0510112" calcext:value-type="float">
            <text:p>0.0510112</text:p>
          </table:table-cell>
          <table:table-cell office:value-type="float" office:value="0.0483622" calcext:value-type="float">
            <text:p>0.048362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.3" calcext:value-type="float">
            <text:p>9.3</text:p>
          </table:table-cell>
          <table:table-cell office:value-type="float" office:value="0.0478876" calcext:value-type="float">
            <text:p>0.0478876</text:p>
          </table:table-cell>
          <table:table-cell office:value-type="float" office:value="0.0485916" calcext:value-type="float">
            <text:p>0.048591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.4" calcext:value-type="float">
            <text:p>9.4</text:p>
          </table:table-cell>
          <table:table-cell office:value-type="float" office:value="0.044801" calcext:value-type="float">
            <text:p>0.044801</text:p>
          </table:table-cell>
          <table:table-cell office:value-type="float" office:value="0.0488329" calcext:value-type="float">
            <text:p>0.048832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.5" calcext:value-type="float">
            <text:p>9.5</text:p>
          </table:table-cell>
          <table:table-cell office:value-type="float" office:value="0.0417522" calcext:value-type="float">
            <text:p>0.0417522</text:p>
          </table:table-cell>
          <table:table-cell office:value-type="float" office:value="0.0490853" calcext:value-type="float">
            <text:p>0.049085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.6" calcext:value-type="float">
            <text:p>9.6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93481" calcext:value-type="float">
            <text:p>0.049348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.7" calcext:value-type="float">
            <text:p>9.7</text:p>
          </table:table-cell>
          <table:table-cell office:value-type="float" office:value="0.035771" calcext:value-type="float">
            <text:p>0.035771</text:p>
          </table:table-cell>
          <table:table-cell office:value-type="float" office:value="0.0496207" calcext:value-type="float">
            <text:p>0.049620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.8" calcext:value-type="float">
            <text:p>9.8</text:p>
          </table:table-cell>
          <table:table-cell office:value-type="float" office:value="0.0328394" calcext:value-type="float">
            <text:p>0.0328394</text:p>
          </table:table-cell>
          <table:table-cell office:value-type="float" office:value="0.0499023" calcext:value-type="float">
            <text:p>0.04990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9.9" calcext:value-type="float">
            <text:p>9.9</text:p>
          </table:table-cell>
          <table:table-cell office:value-type="float" office:value="0.0299475" calcext:value-type="float">
            <text:p>0.0299475</text:p>
          </table:table-cell>
          <table:table-cell office:value-type="float" office:value="0.0501924" calcext:value-type="float">
            <text:p>0.05019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" calcext:value-type="float">
            <text:p>10</text:p>
          </table:table-cell>
          <table:table-cell office:value-type="float" office:value="0.0622249" calcext:value-type="float">
            <text:p>0.0622249</text:p>
          </table:table-cell>
          <table:table-cell office:value-type="float" office:value="0.0497408" calcext:value-type="float">
            <text:p>0.049740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.1" calcext:value-type="float">
            <text:p>10.1</text:p>
          </table:table-cell>
          <table:table-cell office:value-type="float" office:value="0.059649" calcext:value-type="float">
            <text:p>0.059649</text:p>
          </table:table-cell>
          <table:table-cell office:value-type="float" office:value="0.0499177" calcext:value-type="float">
            <text:p>0.049917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.2" calcext:value-type="float">
            <text:p>10.2</text:p>
          </table:table-cell>
          <table:table-cell office:value-type="float" office:value="0.0571027" calcext:value-type="float">
            <text:p>0.0571027</text:p>
          </table:table-cell>
          <table:table-cell office:value-type="float" office:value="0.0501023" calcext:value-type="float">
            <text:p>0.05010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.3" calcext:value-type="float">
            <text:p>10.3</text:p>
          </table:table-cell>
          <table:table-cell office:value-type="float" office:value="0.0545863" calcext:value-type="float">
            <text:p>0.0545863</text:p>
          </table:table-cell>
          <table:table-cell office:value-type="float" office:value="0.0502942" calcext:value-type="float">
            <text:p>0.05029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.4" calcext:value-type="float">
            <text:p>10.4</text:p>
          </table:table-cell>
          <table:table-cell office:value-type="float" office:value="0.0521002" calcext:value-type="float">
            <text:p>0.0521002</text:p>
          </table:table-cell>
          <table:table-cell office:value-type="float" office:value="0.0504931" calcext:value-type="float">
            <text:p>0.050493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.5" calcext:value-type="float">
            <text:p>10.5</text:p>
          </table:table-cell>
          <table:table-cell office:value-type="float" office:value="0.0496446" calcext:value-type="float">
            <text:p>0.0496446</text:p>
          </table:table-cell>
          <table:table-cell office:value-type="float" office:value="0.0506983" calcext:value-type="float">
            <text:p>0.050698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.6" calcext:value-type="float">
            <text:p>10.6</text:p>
          </table:table-cell>
          <table:table-cell office:value-type="float" office:value="0.0472196" calcext:value-type="float">
            <text:p>0.0472196</text:p>
          </table:table-cell>
          <table:table-cell office:value-type="float" office:value="0.0509096" calcext:value-type="float">
            <text:p>0.05090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.7" calcext:value-type="float">
            <text:p>10.7</text:p>
          </table:table-cell>
          <table:table-cell office:value-type="float" office:value="0.0448253" calcext:value-type="float">
            <text:p>0.0448253</text:p>
          </table:table-cell>
          <table:table-cell office:value-type="float" office:value="0.0511265" calcext:value-type="float">
            <text:p>0.051126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.8" calcext:value-type="float">
            <text:p>10.8</text:p>
          </table:table-cell>
          <table:table-cell office:value-type="float" office:value="0.0424617" calcext:value-type="float">
            <text:p>0.0424617</text:p>
          </table:table-cell>
          <table:table-cell office:value-type="float" office:value="0.0513487" calcext:value-type="float">
            <text:p>0.051348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0.9" calcext:value-type="float">
            <text:p>10.9</text:p>
          </table:table-cell>
          <table:table-cell office:value-type="float" office:value="0.0401288" calcext:value-type="float">
            <text:p>0.0401288</text:p>
          </table:table-cell>
          <table:table-cell office:value-type="float" office:value="0.0515758" calcext:value-type="float">
            <text:p>0.051575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" calcext:value-type="float">
            <text:p>11</text:p>
          </table:table-cell>
          <table:table-cell office:value-type="float" office:value="0.0663389" calcext:value-type="float">
            <text:p>0.0663389</text:p>
          </table:table-cell>
          <table:table-cell office:value-type="float" office:value="0.0513317" calcext:value-type="float">
            <text:p>0.051331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.1" calcext:value-type="float">
            <text:p>11.1</text:p>
          </table:table-cell>
          <table:table-cell office:value-type="float" office:value="0.0642115" calcext:value-type="float">
            <text:p>0.0642115</text:p>
          </table:table-cell>
          <table:table-cell office:value-type="float" office:value="0.0514813" calcext:value-type="float">
            <text:p>0.05148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.2" calcext:value-type="float">
            <text:p>11.2</text:p>
          </table:table-cell>
          <table:table-cell office:value-type="float" office:value="0.0621086" calcext:value-type="float">
            <text:p>0.0621086</text:p>
          </table:table-cell>
          <table:table-cell office:value-type="float" office:value="0.0516356" calcext:value-type="float">
            <text:p>0.051635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.3" calcext:value-type="float">
            <text:p>11.3</text:p>
          </table:table-cell>
          <table:table-cell office:value-type="float" office:value="0.0600303" calcext:value-type="float">
            <text:p>0.0600303</text:p>
          </table:table-cell>
          <table:table-cell office:value-type="float" office:value="0.0517943" calcext:value-type="float">
            <text:p>0.051794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.4" calcext:value-type="float">
            <text:p>11.4</text:p>
          </table:table-cell>
          <table:table-cell office:value-type="float" office:value="0.0579767" calcext:value-type="float">
            <text:p>0.0579767</text:p>
          </table:table-cell>
          <table:table-cell office:value-type="float" office:value="0.0519571" calcext:value-type="float">
            <text:p>0.051957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.5" calcext:value-type="float">
            <text:p>11.5</text:p>
          </table:table-cell>
          <table:table-cell office:value-type="float" office:value="0.0559477" calcext:value-type="float">
            <text:p>0.0559477</text:p>
          </table:table-cell>
          <table:table-cell office:value-type="float" office:value="0.0521239" calcext:value-type="float">
            <text:p>0.052123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.6" calcext:value-type="float">
            <text:p>11.6</text:p>
          </table:table-cell>
          <table:table-cell office:value-type="float" office:value="0.0539432" calcext:value-type="float">
            <text:p>0.0539432</text:p>
          </table:table-cell>
          <table:table-cell office:value-type="float" office:value="0.0522942" calcext:value-type="float">
            <text:p>0.05229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.7" calcext:value-type="float">
            <text:p>11.7</text:p>
          </table:table-cell>
          <table:table-cell office:value-type="float" office:value="0.0519632" calcext:value-type="float">
            <text:p>0.0519632</text:p>
          </table:table-cell>
          <table:table-cell office:value-type="float" office:value="0.052468" calcext:value-type="float">
            <text:p>0.05246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.8" calcext:value-type="float">
            <text:p>11.8</text:p>
          </table:table-cell>
          <table:table-cell office:value-type="float" office:value="0.0500076" calcext:value-type="float">
            <text:p>0.0500076</text:p>
          </table:table-cell>
          <table:table-cell office:value-type="float" office:value="0.0526449" calcext:value-type="float">
            <text:p>0.052644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1.9" calcext:value-type="float">
            <text:p>11.9</text:p>
          </table:table-cell>
          <table:table-cell office:value-type="float" office:value="0.0480761" calcext:value-type="float">
            <text:p>0.0480761</text:p>
          </table:table-cell>
          <table:table-cell office:value-type="float" office:value="0.0528248" calcext:value-type="float">
            <text:p>0.052824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" calcext:value-type="float">
            <text:p>12</text:p>
          </table:table-cell>
          <table:table-cell office:value-type="float" office:value="0.069872" calcext:value-type="float">
            <text:p>0.069872</text:p>
          </table:table-cell>
          <table:table-cell office:value-type="float" office:value="0.0527275" calcext:value-type="float">
            <text:p>0.052727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.1" calcext:value-type="float">
            <text:p>12.1</text:p>
          </table:table-cell>
          <table:table-cell office:value-type="float" office:value="0.0680811" calcext:value-type="float">
            <text:p>0.0680811</text:p>
          </table:table-cell>
          <table:table-cell office:value-type="float" office:value="0.0528524" calcext:value-type="float">
            <text:p>0.05285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.2" calcext:value-type="float">
            <text:p>12.2</text:p>
          </table:table-cell>
          <table:table-cell office:value-type="float" office:value="0.0663105" calcext:value-type="float">
            <text:p>0.0663105</text:p>
          </table:table-cell>
          <table:table-cell office:value-type="float" office:value="0.0529803" calcext:value-type="float">
            <text:p>0.052980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.3" calcext:value-type="float">
            <text:p>12.3</text:p>
          </table:table-cell>
          <table:table-cell office:value-type="float" office:value="0.0645601" calcext:value-type="float">
            <text:p>0.0645601</text:p>
          </table:table-cell>
          <table:table-cell office:value-type="float" office:value="0.053111" calcext:value-type="float">
            <text:p>0.05311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.4" calcext:value-type="float">
            <text:p>12.4</text:p>
          </table:table-cell>
          <table:table-cell office:value-type="float" office:value="0.0628298" calcext:value-type="float">
            <text:p>0.0628298</text:p>
          </table:table-cell>
          <table:table-cell office:value-type="float" office:value="0.0532442" calcext:value-type="float">
            <text:p>0.05324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.5" calcext:value-type="float">
            <text:p>12.5</text:p>
          </table:table-cell>
          <table:table-cell office:value-type="float" office:value="0.0611196" calcext:value-type="float">
            <text:p>0.0611196</text:p>
          </table:table-cell>
          <table:table-cell office:value-type="float" office:value="0.0533799" calcext:value-type="float">
            <text:p>0.053379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.6" calcext:value-type="float">
            <text:p>12.6</text:p>
          </table:table-cell>
          <table:table-cell office:value-type="float" office:value="0.0594292" calcext:value-type="float">
            <text:p>0.0594292</text:p>
          </table:table-cell>
          <table:table-cell office:value-type="float" office:value="0.0535178" calcext:value-type="float">
            <text:p>0.053517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.7" calcext:value-type="float">
            <text:p>12.7</text:p>
          </table:table-cell>
          <table:table-cell office:value-type="float" office:value="0.0577587" calcext:value-type="float">
            <text:p>0.0577587</text:p>
          </table:table-cell>
          <table:table-cell office:value-type="float" office:value="0.0536579" calcext:value-type="float">
            <text:p>0.053657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.8" calcext:value-type="float">
            <text:p>12.8</text:p>
          </table:table-cell>
          <table:table-cell office:value-type="float" office:value="0.0561077" calcext:value-type="float">
            <text:p>0.0561077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2.9" calcext:value-type="float">
            <text:p>12.9</text:p>
          </table:table-cell>
          <table:table-cell office:value-type="float" office:value="0.0544763" calcext:value-type="float">
            <text:p>0.0544763</text:p>
          </table:table-cell>
          <table:table-cell office:value-type="float" office:value="0.0539439" calcext:value-type="float">
            <text:p>0.053943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" calcext:value-type="float">
            <text:p>13</text:p>
          </table:table-cell>
          <table:table-cell office:value-type="float" office:value="0.072947" calcext:value-type="float">
            <text:p>0.072947</text:p>
          </table:table-cell>
          <table:table-cell office:value-type="float" office:value="0.0539545" calcext:value-type="float">
            <text:p>0.053954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.1" calcext:value-type="float">
            <text:p>13.1</text:p>
          </table:table-cell>
          <table:table-cell office:value-type="float" office:value="0.0714156" calcext:value-type="float">
            <text:p>0.0714156</text:p>
          </table:table-cell>
          <table:table-cell office:value-type="float" office:value="0.0540584" calcext:value-type="float">
            <text:p>0.05405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.2" calcext:value-type="float">
            <text:p>13.2</text:p>
          </table:table-cell>
          <table:table-cell office:value-type="float" office:value="0.0699011" calcext:value-type="float">
            <text:p>0.0699011</text:p>
          </table:table-cell>
          <table:table-cell office:value-type="float" office:value="0.0541641" calcext:value-type="float">
            <text:p>0.054164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.3" calcext:value-type="float">
            <text:p>13.3</text:p>
          </table:table-cell>
          <table:table-cell office:value-type="float" office:value="0.0684032" calcext:value-type="float">
            <text:p>0.0684032</text:p>
          </table:table-cell>
          <table:table-cell office:value-type="float" office:value="0.0542716" calcext:value-type="float">
            <text:p>0.054271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.4" calcext:value-type="float">
            <text:p>13.4</text:p>
          </table:table-cell>
          <table:table-cell office:value-type="float" office:value="0.066922" calcext:value-type="float">
            <text:p>0.066922</text:p>
          </table:table-cell>
          <table:table-cell office:value-type="float" office:value="0.0543808" calcext:value-type="float">
            <text:p>0.054380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.5" calcext:value-type="float">
            <text:p>13.5</text:p>
          </table:table-cell>
          <table:table-cell office:value-type="float" office:value="0.0654572" calcext:value-type="float">
            <text:p>0.0654572</text:p>
          </table:table-cell>
          <table:table-cell office:value-type="float" office:value="0.0544915" calcext:value-type="float">
            <text:p>0.054491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.6" calcext:value-type="float">
            <text:p>13.6</text:p>
          </table:table-cell>
          <table:table-cell office:value-type="float" office:value="0.0640088" calcext:value-type="float">
            <text:p>0.0640088</text:p>
          </table:table-cell>
          <table:table-cell office:value-type="float" office:value="0.0546037" calcext:value-type="float">
            <text:p>0.054603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.7" calcext:value-type="float">
            <text:p>13.7</text:p>
          </table:table-cell>
          <table:table-cell office:value-type="float" office:value="0.0625766" calcext:value-type="float">
            <text:p>0.0625766</text:p>
          </table:table-cell>
          <table:table-cell office:value-type="float" office:value="0.0547173" calcext:value-type="float">
            <text:p>0.054717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.8" calcext:value-type="float">
            <text:p>13.8</text:p>
          </table:table-cell>
          <table:table-cell office:value-type="float" office:value="0.0611604" calcext:value-type="float">
            <text:p>0.0611604</text:p>
          </table:table-cell>
          <table:table-cell office:value-type="float" office:value="0.0548322" calcext:value-type="float">
            <text:p>0.054832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3.9" calcext:value-type="float">
            <text:p>13.9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.0549483" calcext:value-type="float">
            <text:p>0.054948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" calcext:value-type="float">
            <text:p>14</text:p>
          </table:table-cell>
          <table:table-cell office:value-type="float" office:value="0.0756559" calcext:value-type="float">
            <text:p>0.0756559</text:p>
          </table:table-cell>
          <table:table-cell office:value-type="float" office:value="0.0550403" calcext:value-type="float">
            <text:p>0.055040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.1" calcext:value-type="float">
            <text:p>14.1</text:p>
          </table:table-cell>
          <table:table-cell office:value-type="float" office:value="0.0743293" calcext:value-type="float">
            <text:p>0.0743293</text:p>
          </table:table-cell>
          <table:table-cell office:value-type="float" office:value="0.0551264" calcext:value-type="float">
            <text:p>0.055126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.2" calcext:value-type="float">
            <text:p>14.2</text:p>
          </table:table-cell>
          <table:table-cell office:value-type="float" office:value="0.0730168" calcext:value-type="float">
            <text:p>0.0730168</text:p>
          </table:table-cell>
          <table:table-cell office:value-type="float" office:value="0.0552138" calcext:value-type="float">
            <text:p>0.055213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.3" calcext:value-type="float">
            <text:p>14.3</text:p>
          </table:table-cell>
          <table:table-cell office:value-type="float" office:value="0.0717182" calcext:value-type="float">
            <text:p>0.0717182</text:p>
          </table:table-cell>
          <table:table-cell office:value-type="float" office:value="0.0553024" calcext:value-type="float">
            <text:p>0.05530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.4" calcext:value-type="float">
            <text:p>14.4</text:p>
          </table:table-cell>
          <table:table-cell office:value-type="float" office:value="0.0704334" calcext:value-type="float">
            <text:p>0.0704334</text:p>
          </table:table-cell>
          <table:table-cell office:value-type="float" office:value="0.055392" calcext:value-type="float">
            <text:p>0.05539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.5" calcext:value-type="float">
            <text:p>14.5</text:p>
          </table:table-cell>
          <table:table-cell office:value-type="float" office:value="0.0691623" calcext:value-type="float">
            <text:p>0.0691623</text:p>
          </table:table-cell>
          <table:table-cell office:value-type="float" office:value="0.0554827" calcext:value-type="float">
            <text:p>0.05548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.6" calcext:value-type="float">
            <text:p>14.6</text:p>
          </table:table-cell>
          <table:table-cell office:value-type="float" office:value="0.0679047" calcext:value-type="float">
            <text:p>0.0679047</text:p>
          </table:table-cell>
          <table:table-cell office:value-type="float" office:value="0.0555744" calcext:value-type="float">
            <text:p>0.055574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.7" calcext:value-type="float">
            <text:p>14.7</text:p>
          </table:table-cell>
          <table:table-cell office:value-type="float" office:value="0.0666606" calcext:value-type="float">
            <text:p>0.0666606</text:p>
          </table:table-cell>
          <table:table-cell office:value-type="float" office:value="0.0556671" calcext:value-type="float">
            <text:p>0.055667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.8" calcext:value-type="float">
            <text:p>14.8</text:p>
          </table:table-cell>
          <table:table-cell office:value-type="float" office:value="0.0654297" calcext:value-type="float">
            <text:p>0.0654297</text:p>
          </table:table-cell>
          <table:table-cell office:value-type="float" office:value="0.0557606" calcext:value-type="float">
            <text:p>0.055760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4.9" calcext:value-type="float">
            <text:p>14.9</text:p>
          </table:table-cell>
          <table:table-cell office:value-type="float" office:value="0.064212" calcext:value-type="float">
            <text:p>0.064212</text:p>
          </table:table-cell>
          <table:table-cell office:value-type="float" office:value="0.0558548" calcext:value-type="float">
            <text:p>0.055854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" calcext:value-type="float">
            <text:p>15</text:p>
          </table:table-cell>
          <table:table-cell office:value-type="float" office:value="0.0780684" calcext:value-type="float">
            <text:p>0.0780684</text:p>
          </table:table-cell>
          <table:table-cell office:value-type="float" office:value="0.056009" calcext:value-type="float">
            <text:p>0.05600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.1" calcext:value-type="float">
            <text:p>15.1</text:p>
          </table:table-cell>
          <table:table-cell office:value-type="float" office:value="0.0769066" calcext:value-type="float">
            <text:p>0.0769066</text:p>
          </table:table-cell>
          <table:table-cell office:value-type="float" office:value="0.0560804" calcext:value-type="float">
            <text:p>0.056080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.2" calcext:value-type="float">
            <text:p>15.2</text:p>
          </table:table-cell>
          <table:table-cell office:value-type="float" office:value="0.0757565" calcext:value-type="float">
            <text:p>0.0757565</text:p>
          </table:table-cell>
          <table:table-cell office:value-type="float" office:value="0.0561527" calcext:value-type="float">
            <text:p>0.05615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.3" calcext:value-type="float">
            <text:p>15.3</text:p>
          </table:table-cell>
          <table:table-cell office:value-type="float" office:value="0.0746182" calcext:value-type="float">
            <text:p>0.0746182</text:p>
          </table:table-cell>
          <table:table-cell office:value-type="float" office:value="0.0562258" calcext:value-type="float">
            <text:p>0.056225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.4" calcext:value-type="float">
            <text:p>15.4</text:p>
          </table:table-cell>
          <table:table-cell office:value-type="float" office:value="0.0734914" calcext:value-type="float">
            <text:p>0.0734914</text:p>
          </table:table-cell>
          <table:table-cell office:value-type="float" office:value="0.0562996" calcext:value-type="float">
            <text:p>0.05629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.5" calcext:value-type="float">
            <text:p>15.5</text:p>
          </table:table-cell>
          <table:table-cell office:value-type="float" office:value="0.0723762" calcext:value-type="float">
            <text:p>0.0723762</text:p>
          </table:table-cell>
          <table:table-cell office:value-type="float" office:value="0.0563742" calcext:value-type="float">
            <text:p>0.05637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.6" calcext:value-type="float">
            <text:p>15.6</text:p>
          </table:table-cell>
          <table:table-cell office:value-type="float" office:value="0.0712723" calcext:value-type="float">
            <text:p>0.0712723</text:p>
          </table:table-cell>
          <table:table-cell office:value-type="float" office:value="0.0564494" calcext:value-type="float">
            <text:p>0.056449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.7" calcext:value-type="float">
            <text:p>15.7</text:p>
          </table:table-cell>
          <table:table-cell office:value-type="float" office:value="0.0701796" calcext:value-type="float">
            <text:p>0.0701796</text:p>
          </table:table-cell>
          <table:table-cell office:value-type="float" office:value="0.0565253" calcext:value-type="float">
            <text:p>0.056525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.8" calcext:value-type="float">
            <text:p>15.8</text:p>
          </table:table-cell>
          <table:table-cell office:value-type="float" office:value="0.0690981" calcext:value-type="float">
            <text:p>0.0690981</text:p>
          </table:table-cell>
          <table:table-cell office:value-type="float" office:value="0.0566018" calcext:value-type="float">
            <text:p>0.056601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5.9" calcext:value-type="float">
            <text:p>15.9</text:p>
          </table:table-cell>
          <table:table-cell office:value-type="float" office:value="0.0680276" calcext:value-type="float">
            <text:p>0.0680276</text:p>
          </table:table-cell>
          <table:table-cell office:value-type="float" office:value="0.0566788" calcext:value-type="float">
            <text:p>0.056678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" calcext:value-type="float">
            <text:p>16</text:p>
          </table:table-cell>
          <table:table-cell office:value-type="float" office:value="0.080238" calcext:value-type="float">
            <text:p>0.080238</text:p>
          </table:table-cell>
          <table:table-cell office:value-type="float" office:value="0.0568808" calcext:value-type="float">
            <text:p>0.056880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.1" calcext:value-type="float">
            <text:p>16.1</text:p>
          </table:table-cell>
          <table:table-cell office:value-type="float" office:value="0.0792108" calcext:value-type="float">
            <text:p>0.0792108</text:p>
          </table:table-cell>
          <table:table-cell office:value-type="float" office:value="0.05694" calcext:value-type="float">
            <text:p>0.0569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.2" calcext:value-type="float">
            <text:p>16.2</text:p>
          </table:table-cell>
          <table:table-cell office:value-type="float" office:value="0.0781936" calcext:value-type="float">
            <text:p>0.0781936</text:p>
          </table:table-cell>
          <table:table-cell office:value-type="float" office:value="0.0569999" calcext:value-type="float">
            <text:p>0.056999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.3" calcext:value-type="float">
            <text:p>16.3</text:p>
          </table:table-cell>
          <table:table-cell office:value-type="float" office:value="0.0771864" calcext:value-type="float">
            <text:p>0.0771864</text:p>
          </table:table-cell>
          <table:table-cell office:value-type="float" office:value="0.0570603" calcext:value-type="float">
            <text:p>0.057060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.4" calcext:value-type="float">
            <text:p>16.4</text:p>
          </table:table-cell>
          <table:table-cell office:value-type="float" office:value="0.076189" calcext:value-type="float">
            <text:p>0.076189</text:p>
          </table:table-cell>
          <table:table-cell office:value-type="float" office:value="0.0571213" calcext:value-type="float">
            <text:p>0.05712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.5" calcext:value-type="float">
            <text:p>16.5</text:p>
          </table:table-cell>
          <table:table-cell office:value-type="float" office:value="0.0752013" calcext:value-type="float">
            <text:p>0.0752013</text:p>
          </table:table-cell>
          <table:table-cell office:value-type="float" office:value="0.0571827" calcext:value-type="float">
            <text:p>0.05718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.6" calcext:value-type="float">
            <text:p>16.6</text:p>
          </table:table-cell>
          <table:table-cell office:value-type="float" office:value="0.0742232" calcext:value-type="float">
            <text:p>0.0742232</text:p>
          </table:table-cell>
          <table:table-cell office:value-type="float" office:value="0.0572447" calcext:value-type="float">
            <text:p>0.057244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.7" calcext:value-type="float">
            <text:p>16.7</text:p>
          </table:table-cell>
          <table:table-cell office:value-type="float" office:value="0.0732547" calcext:value-type="float">
            <text:p>0.0732547</text:p>
          </table:table-cell>
          <table:table-cell office:value-type="float" office:value="0.0573071" calcext:value-type="float">
            <text:p>0.057307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.8" calcext:value-type="float">
            <text:p>16.8</text:p>
          </table:table-cell>
          <table:table-cell office:value-type="float" office:value="0.0722956" calcext:value-type="float">
            <text:p>0.0722956</text:p>
          </table:table-cell>
          <table:table-cell office:value-type="float" office:value="0.0573699" calcext:value-type="float">
            <text:p>0.057369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6.9" calcext:value-type="float">
            <text:p>16.9</text:p>
          </table:table-cell>
          <table:table-cell office:value-type="float" office:value="0.0713457" calcext:value-type="float">
            <text:p>0.0713457</text:p>
          </table:table-cell>
          <table:table-cell office:value-type="float" office:value="0.0574331" calcext:value-type="float">
            <text:p>0.057433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" calcext:value-type="float">
            <text:p>17</text:p>
          </table:table-cell>
          <table:table-cell office:value-type="float" office:value="0.0822061" calcext:value-type="float">
            <text:p>0.0822061</text:p>
          </table:table-cell>
          <table:table-cell office:value-type="float" office:value="0.057672" calcext:value-type="float">
            <text:p>0.05767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.1" calcext:value-type="float">
            <text:p>17.1</text:p>
          </table:table-cell>
          <table:table-cell office:value-type="float" office:value="0.0812906" calcext:value-type="float">
            <text:p>0.0812906</text:p>
          </table:table-cell>
          <table:table-cell office:value-type="float" office:value="0.0577212" calcext:value-type="float">
            <text:p>0.057721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.2" calcext:value-type="float">
            <text:p>17.2</text:p>
          </table:table-cell>
          <table:table-cell office:value-type="float" office:value="0.0803836" calcext:value-type="float">
            <text:p>0.0803836</text:p>
          </table:table-cell>
          <table:table-cell office:value-type="float" office:value="0.0577708" calcext:value-type="float">
            <text:p>0.057770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.3" calcext:value-type="float">
            <text:p>17.3</text:p>
          </table:table-cell>
          <table:table-cell office:value-type="float" office:value="0.0794852" calcext:value-type="float">
            <text:p>0.0794852</text:p>
          </table:table-cell>
          <table:table-cell office:value-type="float" office:value="0.0578209" calcext:value-type="float">
            <text:p>0.057820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.4" calcext:value-type="float">
            <text:p>17.4</text:p>
          </table:table-cell>
          <table:table-cell office:value-type="float" office:value="0.0785951" calcext:value-type="float">
            <text:p>0.0785951</text:p>
          </table:table-cell>
          <table:table-cell office:value-type="float" office:value="0.0578713" calcext:value-type="float">
            <text:p>0.05787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.5" calcext:value-type="float">
            <text:p>17.5</text:p>
          </table:table-cell>
          <table:table-cell office:value-type="float" office:value="0.0777133" calcext:value-type="float">
            <text:p>0.0777133</text:p>
          </table:table-cell>
          <table:table-cell office:value-type="float" office:value="0.0579221" calcext:value-type="float">
            <text:p>0.057922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.6" calcext:value-type="float">
            <text:p>17.6</text:p>
          </table:table-cell>
          <table:table-cell office:value-type="float" office:value="0.0768398" calcext:value-type="float">
            <text:p>0.0768398</text:p>
          </table:table-cell>
          <table:table-cell office:value-type="float" office:value="0.0579733" calcext:value-type="float">
            <text:p>0.057973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.7" calcext:value-type="float">
            <text:p>17.7</text:p>
          </table:table-cell>
          <table:table-cell office:value-type="float" office:value="0.0759743" calcext:value-type="float">
            <text:p>0.0759743</text:p>
          </table:table-cell>
          <table:table-cell office:value-type="float" office:value="0.0580248" calcext:value-type="float">
            <text:p>0.058024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.8" calcext:value-type="float">
            <text:p>17.8</text:p>
          </table:table-cell>
          <table:table-cell office:value-type="float" office:value="0.075117" calcext:value-type="float">
            <text:p>0.075117</text:p>
          </table:table-cell>
          <table:table-cell office:value-type="float" office:value="0.0580766" calcext:value-type="float">
            <text:p>0.058076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7.9" calcext:value-type="float">
            <text:p>17.9</text:p>
          </table:table-cell>
          <table:table-cell office:value-type="float" office:value="0.0742676" calcext:value-type="float">
            <text:p>0.0742676</text:p>
          </table:table-cell>
          <table:table-cell office:value-type="float" office:value="0.0581286" calcext:value-type="float">
            <text:p>0.058128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" calcext:value-type="float">
            <text:p>18</text:p>
          </table:table-cell>
          <table:table-cell office:value-type="float" office:value="0.0840054" calcext:value-type="float">
            <text:p>0.0840054</text:p>
          </table:table-cell>
          <table:table-cell office:value-type="float" office:value="0.058396" calcext:value-type="float">
            <text:p>0.0583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.1" calcext:value-type="float">
            <text:p>18.1</text:p>
          </table:table-cell>
          <table:table-cell office:value-type="float" office:value="0.0831836" calcext:value-type="float">
            <text:p>0.0831836</text:p>
          </table:table-cell>
          <table:table-cell office:value-type="float" office:value="0.0584369" calcext:value-type="float">
            <text:p>0.058436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.2" calcext:value-type="float">
            <text:p>18.2</text:p>
          </table:table-cell>
          <table:table-cell office:value-type="float" office:value="0.0823692" calcext:value-type="float">
            <text:p>0.0823692</text:p>
          </table:table-cell>
          <table:table-cell office:value-type="float" office:value="0.0584781" calcext:value-type="float">
            <text:p>0.058478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.3" calcext:value-type="float">
            <text:p>18.3</text:p>
          </table:table-cell>
          <table:table-cell office:value-type="float" office:value="0.0815621" calcext:value-type="float">
            <text:p>0.0815621</text:p>
          </table:table-cell>
          <table:table-cell office:value-type="float" office:value="0.0585196" calcext:value-type="float">
            <text:p>0.05851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.4" calcext:value-type="float">
            <text:p>18.4</text:p>
          </table:table-cell>
          <table:table-cell office:value-type="float" office:value="0.0807622" calcext:value-type="float">
            <text:p>0.0807622</text:p>
          </table:table-cell>
          <table:table-cell office:value-type="float" office:value="0.0585614" calcext:value-type="float">
            <text:p>0.058561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.5" calcext:value-type="float">
            <text:p>18.5</text:p>
          </table:table-cell>
          <table:table-cell office:value-type="float" office:value="0.0799694" calcext:value-type="float">
            <text:p>0.0799694</text:p>
          </table:table-cell>
          <table:table-cell office:value-type="float" office:value="0.0586034" calcext:value-type="float">
            <text:p>0.058603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.6" calcext:value-type="float">
            <text:p>18.6</text:p>
          </table:table-cell>
          <table:table-cell office:value-type="float" office:value="0.0791838" calcext:value-type="float">
            <text:p>0.0791838</text:p>
          </table:table-cell>
          <table:table-cell office:value-type="float" office:value="0.0586458" calcext:value-type="float">
            <text:p>0.058645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.7" calcext:value-type="float">
            <text:p>18.7</text:p>
          </table:table-cell>
          <table:table-cell office:value-type="float" office:value="0.0784051" calcext:value-type="float">
            <text:p>0.0784051</text:p>
          </table:table-cell>
          <table:table-cell office:value-type="float" office:value="0.0586884" calcext:value-type="float">
            <text:p>0.05868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.8" calcext:value-type="float">
            <text:p>18.8</text:p>
          </table:table-cell>
          <table:table-cell office:value-type="float" office:value="0.0776334" calcext:value-type="float">
            <text:p>0.0776334</text:p>
          </table:table-cell>
          <table:table-cell office:value-type="float" office:value="0.0587312" calcext:value-type="float">
            <text:p>0.058731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8.9" calcext:value-type="float">
            <text:p>18.9</text:p>
          </table:table-cell>
          <table:table-cell office:value-type="float" office:value="0.0768685" calcext:value-type="float">
            <text:p>0.0768685</text:p>
          </table:table-cell>
          <table:table-cell office:value-type="float" office:value="0.0587742" calcext:value-type="float">
            <text:p>0.05877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" calcext:value-type="float">
            <text:p>19</text:p>
          </table:table-cell>
          <table:table-cell office:value-type="float" office:value="0.0856617" calcext:value-type="float">
            <text:p>0.0856617</text:p>
          </table:table-cell>
          <table:table-cell office:value-type="float" office:value="0.0590634" calcext:value-type="float">
            <text:p>0.059063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.1" calcext:value-type="float">
            <text:p>19.1</text:p>
          </table:table-cell>
          <table:table-cell office:value-type="float" office:value="0.0849194" calcext:value-type="float">
            <text:p>0.0849194</text:p>
          </table:table-cell>
          <table:table-cell office:value-type="float" office:value="0.0590974" calcext:value-type="float">
            <text:p>0.059097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.2" calcext:value-type="float">
            <text:p>19.2</text:p>
          </table:table-cell>
          <table:table-cell office:value-type="float" office:value="0.0841836" calcext:value-type="float">
            <text:p>0.0841836</text:p>
          </table:table-cell>
          <table:table-cell office:value-type="float" office:value="0.0591316" calcext:value-type="float">
            <text:p>0.059131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.3" calcext:value-type="float">
            <text:p>19.3</text:p>
          </table:table-cell>
          <table:table-cell office:value-type="float" office:value="0.083454" calcext:value-type="float">
            <text:p>0.083454</text:p>
          </table:table-cell>
          <table:table-cell office:value-type="float" office:value="0.059166" calcext:value-type="float">
            <text:p>0.05916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.4" calcext:value-type="float">
            <text:p>19.4</text:p>
          </table:table-cell>
          <table:table-cell office:value-type="float" office:value="0.0827307" calcext:value-type="float">
            <text:p>0.0827307</text:p>
          </table:table-cell>
          <table:table-cell office:value-type="float" office:value="0.0592007" calcext:value-type="float">
            <text:p>0.059200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.5" calcext:value-type="float">
            <text:p>19.5</text:p>
          </table:table-cell>
          <table:table-cell office:value-type="float" office:value="0.0820136" calcext:value-type="float">
            <text:p>0.0820136</text:p>
          </table:table-cell>
          <table:table-cell office:value-type="float" office:value="0.0592356" calcext:value-type="float">
            <text:p>0.059235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.6" calcext:value-type="float">
            <text:p>19.6</text:p>
          </table:table-cell>
          <table:table-cell office:value-type="float" office:value="0.0813027" calcext:value-type="float">
            <text:p>0.0813027</text:p>
          </table:table-cell>
          <table:table-cell office:value-type="float" office:value="0.0592706" calcext:value-type="float">
            <text:p>0.059270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.7" calcext:value-type="float">
            <text:p>19.7</text:p>
          </table:table-cell>
          <table:table-cell office:value-type="float" office:value="0.0805979" calcext:value-type="float">
            <text:p>0.0805979</text:p>
          </table:table-cell>
          <table:table-cell office:value-type="float" office:value="0.0593059" calcext:value-type="float">
            <text:p>0.059305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.8" calcext:value-type="float">
            <text:p>19.8</text:p>
          </table:table-cell>
          <table:table-cell office:value-type="float" office:value="0.079899" calcext:value-type="float">
            <text:p>0.079899</text:p>
          </table:table-cell>
          <table:table-cell office:value-type="float" office:value="0.0593413" calcext:value-type="float">
            <text:p>0.05934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19.9" calcext:value-type="float">
            <text:p>19.9</text:p>
          </table:table-cell>
          <table:table-cell office:value-type="float" office:value="0.0792061" calcext:value-type="float">
            <text:p>0.0792061</text:p>
          </table:table-cell>
          <table:table-cell office:value-type="float" office:value="0.0593769" calcext:value-type="float">
            <text:p>0.059376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" calcext:value-type="float">
            <text:p>20</text:p>
          </table:table-cell>
          <table:table-cell office:value-type="float" office:value="0.0871959" calcext:value-type="float">
            <text:p>0.0871959</text:p>
          </table:table-cell>
          <table:table-cell office:value-type="float" office:value="0.0596829" calcext:value-type="float">
            <text:p>0.059682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.1" calcext:value-type="float">
            <text:p>20.1</text:p>
          </table:table-cell>
          <table:table-cell office:value-type="float" office:value="0.0865217" calcext:value-type="float">
            <text:p>0.0865217</text:p>
          </table:table-cell>
          <table:table-cell office:value-type="float" office:value="0.0597111" calcext:value-type="float">
            <text:p>0.059711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.2" calcext:value-type="float">
            <text:p>20.2</text:p>
          </table:table-cell>
          <table:table-cell office:value-type="float" office:value="0.0858531" calcext:value-type="float">
            <text:p>0.0858531</text:p>
          </table:table-cell>
          <table:table-cell office:value-type="float" office:value="0.0597394" calcext:value-type="float">
            <text:p>0.059739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.3" calcext:value-type="float">
            <text:p>20.3</text:p>
          </table:table-cell>
          <table:table-cell office:value-type="float" office:value="0.0851901" calcext:value-type="float">
            <text:p>0.0851901</text:p>
          </table:table-cell>
          <table:table-cell office:value-type="float" office:value="0.059768" calcext:value-type="float">
            <text:p>0.05976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.4" calcext:value-type="float">
            <text:p>20.4</text:p>
          </table:table-cell>
          <table:table-cell office:value-type="float" office:value="0.0845325" calcext:value-type="float">
            <text:p>0.0845325</text:p>
          </table:table-cell>
          <table:table-cell office:value-type="float" office:value="0.0597968" calcext:value-type="float">
            <text:p>0.059796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.5" calcext:value-type="float">
            <text:p>20.5</text:p>
          </table:table-cell>
          <table:table-cell office:value-type="float" office:value="0.0838803" calcext:value-type="float">
            <text:p>0.0838803</text:p>
          </table:table-cell>
          <table:table-cell office:value-type="float" office:value="0.0598257" calcext:value-type="float">
            <text:p>0.059825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.6" calcext:value-type="float">
            <text:p>20.6</text:p>
          </table:table-cell>
          <table:table-cell office:value-type="float" office:value="0.0832335" calcext:value-type="float">
            <text:p>0.0832335</text:p>
          </table:table-cell>
          <table:table-cell office:value-type="float" office:value="0.0598548" calcext:value-type="float">
            <text:p>0.059854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.7" calcext:value-type="float">
            <text:p>20.7</text:p>
          </table:table-cell>
          <table:table-cell office:value-type="float" office:value="0.082592" calcext:value-type="float">
            <text:p>0.082592</text:p>
          </table:table-cell>
          <table:table-cell office:value-type="float" office:value="0.059884" calcext:value-type="float">
            <text:p>0.0598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.8" calcext:value-type="float">
            <text:p>20.8</text:p>
          </table:table-cell>
          <table:table-cell office:value-type="float" office:value="0.0819557" calcext:value-type="float">
            <text:p>0.0819557</text:p>
          </table:table-cell>
          <table:table-cell office:value-type="float" office:value="0.0599133" calcext:value-type="float">
            <text:p>0.059913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0.9" calcext:value-type="float">
            <text:p>20.9</text:p>
          </table:table-cell>
          <table:table-cell office:value-type="float" office:value="0.0813246" calcext:value-type="float">
            <text:p>0.0813246</text:p>
          </table:table-cell>
          <table:table-cell office:value-type="float" office:value="0.0599428" calcext:value-type="float">
            <text:p>0.059942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" calcext:value-type="float">
            <text:p>21</text:p>
          </table:table-cell>
          <table:table-cell office:value-type="float" office:value="0.0886248" calcext:value-type="float">
            <text:p>0.0886248</text:p>
          </table:table-cell>
          <table:table-cell office:value-type="float" office:value="0.0602613" calcext:value-type="float">
            <text:p>0.06026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.1" calcext:value-type="float">
            <text:p>21.1</text:p>
          </table:table-cell>
          <table:table-cell office:value-type="float" office:value="0.0880094" calcext:value-type="float">
            <text:p>0.0880094</text:p>
          </table:table-cell>
          <table:table-cell office:value-type="float" office:value="0.0602847" calcext:value-type="float">
            <text:p>0.060284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.2" calcext:value-type="float">
            <text:p>21.2</text:p>
          </table:table-cell>
          <table:table-cell office:value-type="float" office:value="0.087399" calcext:value-type="float">
            <text:p>0.087399</text:p>
          </table:table-cell>
          <table:table-cell office:value-type="float" office:value="0.0603082" calcext:value-type="float">
            <text:p>0.060308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.3" calcext:value-type="float">
            <text:p>21.3</text:p>
          </table:table-cell>
          <table:table-cell office:value-type="float" office:value="0.0867933" calcext:value-type="float">
            <text:p>0.0867933</text:p>
          </table:table-cell>
          <table:table-cell office:value-type="float" office:value="0.0603319" calcext:value-type="float">
            <text:p>0.060331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.4" calcext:value-type="float">
            <text:p>21.4</text:p>
          </table:table-cell>
          <table:table-cell office:value-type="float" office:value="0.0861925" calcext:value-type="float">
            <text:p>0.0861925</text:p>
          </table:table-cell>
          <table:table-cell office:value-type="float" office:value="0.0603557" calcext:value-type="float">
            <text:p>0.060355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.5" calcext:value-type="float">
            <text:p>21.5</text:p>
          </table:table-cell>
          <table:table-cell office:value-type="float" office:value="0.0855965" calcext:value-type="float">
            <text:p>0.0855965</text:p>
          </table:table-cell>
          <table:table-cell office:value-type="float" office:value="0.0603797" calcext:value-type="float">
            <text:p>0.060379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.6" calcext:value-type="float">
            <text:p>21.6</text:p>
          </table:table-cell>
          <table:table-cell office:value-type="float" office:value="0.0850052" calcext:value-type="float">
            <text:p>0.0850052</text:p>
          </table:table-cell>
          <table:table-cell office:value-type="float" office:value="0.0604038" calcext:value-type="float">
            <text:p>0.060403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.7" calcext:value-type="float">
            <text:p>21.7</text:p>
          </table:table-cell>
          <table:table-cell office:value-type="float" office:value="0.0844185" calcext:value-type="float">
            <text:p>0.0844185</text:p>
          </table:table-cell>
          <table:table-cell office:value-type="float" office:value="0.060428" calcext:value-type="float">
            <text:p>0.06042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.8" calcext:value-type="float">
            <text:p>21.8</text:p>
          </table:table-cell>
          <table:table-cell office:value-type="float" office:value="0.0838364" calcext:value-type="float">
            <text:p>0.0838364</text:p>
          </table:table-cell>
          <table:table-cell office:value-type="float" office:value="0.0604523" calcext:value-type="float">
            <text:p>0.06045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1.9" calcext:value-type="float">
            <text:p>21.9</text:p>
          </table:table-cell>
          <table:table-cell office:value-type="float" office:value="0.083259" calcext:value-type="float">
            <text:p>0.083259</text:p>
          </table:table-cell>
          <table:table-cell office:value-type="float" office:value="0.0604767" calcext:value-type="float">
            <text:p>0.060476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" calcext:value-type="float">
            <text:p>22</text:p>
          </table:table-cell>
          <table:table-cell office:value-type="float" office:value="0.0899622" calcext:value-type="float">
            <text:p>0.0899622</text:p>
          </table:table-cell>
          <table:table-cell office:value-type="float" office:value="0.0608045" calcext:value-type="float">
            <text:p>0.060804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.1" calcext:value-type="float">
            <text:p>22.1</text:p>
          </table:table-cell>
          <table:table-cell office:value-type="float" office:value="0.089398" calcext:value-type="float">
            <text:p>0.089398</text:p>
          </table:table-cell>
          <table:table-cell office:value-type="float" office:value="0.0608238" calcext:value-type="float">
            <text:p>0.060823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.2" calcext:value-type="float">
            <text:p>22.2</text:p>
          </table:table-cell>
          <table:table-cell office:value-type="float" office:value="0.0888381" calcext:value-type="float">
            <text:p>0.0888381</text:p>
          </table:table-cell>
          <table:table-cell office:value-type="float" office:value="0.0608433" calcext:value-type="float">
            <text:p>0.060843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.3" calcext:value-type="float">
            <text:p>22.3</text:p>
          </table:table-cell>
          <table:table-cell office:value-type="float" office:value="0.0882826" calcext:value-type="float">
            <text:p>0.0882826</text:p>
          </table:table-cell>
          <table:table-cell office:value-type="float" office:value="0.0608629" calcext:value-type="float">
            <text:p>0.060862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.4" calcext:value-type="float">
            <text:p>22.4</text:p>
          </table:table-cell>
          <table:table-cell office:value-type="float" office:value="0.0877312" calcext:value-type="float">
            <text:p>0.0877312</text:p>
          </table:table-cell>
          <table:table-cell office:value-type="float" office:value="0.0608826" calcext:value-type="float">
            <text:p>0.060882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.5" calcext:value-type="float">
            <text:p>22.5</text:p>
          </table:table-cell>
          <table:table-cell office:value-type="float" office:value="0.0871841" calcext:value-type="float">
            <text:p>0.0871841</text:p>
          </table:table-cell>
          <table:table-cell office:value-type="float" office:value="0.0609024" calcext:value-type="float">
            <text:p>0.06090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.6" calcext:value-type="float">
            <text:p>22.6</text:p>
          </table:table-cell>
          <table:table-cell office:value-type="float" office:value="0.0866412" calcext:value-type="float">
            <text:p>0.0866412</text:p>
          </table:table-cell>
          <table:table-cell office:value-type="float" office:value="0.0609223" calcext:value-type="float">
            <text:p>0.06092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.7" calcext:value-type="float">
            <text:p>22.7</text:p>
          </table:table-cell>
          <table:table-cell office:value-type="float" office:value="0.0861023" calcext:value-type="float">
            <text:p>0.0861023</text:p>
          </table:table-cell>
          <table:table-cell office:value-type="float" office:value="0.0609423" calcext:value-type="float">
            <text:p>0.06094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.8" calcext:value-type="float">
            <text:p>22.8</text:p>
          </table:table-cell>
          <table:table-cell office:value-type="float" office:value="0.0855676" calcext:value-type="float">
            <text:p>0.0855676</text:p>
          </table:table-cell>
          <table:table-cell office:value-type="float" office:value="0.0609624" calcext:value-type="float">
            <text:p>0.06096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2.9" calcext:value-type="float">
            <text:p>22.9</text:p>
          </table:table-cell>
          <table:table-cell office:value-type="float" office:value="0.0850368" calcext:value-type="float">
            <text:p>0.0850368</text:p>
          </table:table-cell>
          <table:table-cell office:value-type="float" office:value="0.0609827" calcext:value-type="float">
            <text:p>0.06098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" calcext:value-type="float">
            <text:p>23</text:p>
          </table:table-cell>
          <table:table-cell office:value-type="float" office:value="0.0912194" calcext:value-type="float">
            <text:p>0.0912194</text:p>
          </table:table-cell>
          <table:table-cell office:value-type="float" office:value="0.061317" calcext:value-type="float">
            <text:p>0.06131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.1" calcext:value-type="float">
            <text:p>23.1</text:p>
          </table:table-cell>
          <table:table-cell office:value-type="float" office:value="0.0907001" calcext:value-type="float">
            <text:p>0.0907001</text:p>
          </table:table-cell>
          <table:table-cell office:value-type="float" office:value="0.0613329" calcext:value-type="float">
            <text:p>0.061332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.2" calcext:value-type="float">
            <text:p>23.2</text:p>
          </table:table-cell>
          <table:table-cell office:value-type="float" office:value="0.0901846" calcext:value-type="float">
            <text:p>0.0901846</text:p>
          </table:table-cell>
          <table:table-cell office:value-type="float" office:value="0.0613489" calcext:value-type="float">
            <text:p>0.061348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.3" calcext:value-type="float">
            <text:p>23.3</text:p>
          </table:table-cell>
          <table:table-cell office:value-type="float" office:value="0.0896729" calcext:value-type="float">
            <text:p>0.0896729</text:p>
          </table:table-cell>
          <table:table-cell office:value-type="float" office:value="0.0613651" calcext:value-type="float">
            <text:p>0.061365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.4" calcext:value-type="float">
            <text:p>23.4</text:p>
          </table:table-cell>
          <table:table-cell office:value-type="float" office:value="0.089165" calcext:value-type="float">
            <text:p>0.089165</text:p>
          </table:table-cell>
          <table:table-cell office:value-type="float" office:value="0.0613813" calcext:value-type="float">
            <text:p>0.06138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.5" calcext:value-type="float">
            <text:p>23.5</text:p>
          </table:table-cell>
          <table:table-cell office:value-type="float" office:value="0.0886608" calcext:value-type="float">
            <text:p>0.0886608</text:p>
          </table:table-cell>
          <table:table-cell office:value-type="float" office:value="0.0613977" calcext:value-type="float">
            <text:p>0.061397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.6" calcext:value-type="float">
            <text:p>23.6</text:p>
          </table:table-cell>
          <table:table-cell office:value-type="float" office:value="0.0881603" calcext:value-type="float">
            <text:p>0.0881603</text:p>
          </table:table-cell>
          <table:table-cell office:value-type="float" office:value="0.0614141" calcext:value-type="float">
            <text:p>0.061414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.7" calcext:value-type="float">
            <text:p>23.7</text:p>
          </table:table-cell>
          <table:table-cell office:value-type="float" office:value="0.0876634" calcext:value-type="float">
            <text:p>0.0876634</text:p>
          </table:table-cell>
          <table:table-cell office:value-type="float" office:value="0.0614306" calcext:value-type="float">
            <text:p>0.061430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.8" calcext:value-type="float">
            <text:p>23.8</text:p>
          </table:table-cell>
          <table:table-cell office:value-type="float" office:value="0.0871702" calcext:value-type="float">
            <text:p>0.0871702</text:p>
          </table:table-cell>
          <table:table-cell office:value-type="float" office:value="0.0614472" calcext:value-type="float">
            <text:p>0.061447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3.9" calcext:value-type="float">
            <text:p>23.9</text:p>
          </table:table-cell>
          <table:table-cell office:value-type="float" office:value="0.0866806" calcext:value-type="float">
            <text:p>0.0866806</text:p>
          </table:table-cell>
          <table:table-cell office:value-type="float" office:value="0.0614639" calcext:value-type="float">
            <text:p>0.061463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" calcext:value-type="float">
            <text:p>24</text:p>
          </table:table-cell>
          <table:table-cell office:value-type="float" office:value="0.0924061" calcext:value-type="float">
            <text:p>0.0924061</text:p>
          </table:table-cell>
          <table:table-cell office:value-type="float" office:value="0.0618027" calcext:value-type="float">
            <text:p>0.06180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.1" calcext:value-type="float">
            <text:p>24.1</text:p>
          </table:table-cell>
          <table:table-cell office:value-type="float" office:value="0.0919263" calcext:value-type="float">
            <text:p>0.0919263</text:p>
          </table:table-cell>
          <table:table-cell office:value-type="float" office:value="0.0618157" calcext:value-type="float">
            <text:p>0.061815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.2" calcext:value-type="float">
            <text:p>24.2</text:p>
          </table:table-cell>
          <table:table-cell office:value-type="float" office:value="0.0914499" calcext:value-type="float">
            <text:p>0.0914499</text:p>
          </table:table-cell>
          <table:table-cell office:value-type="float" office:value="0.0618289" calcext:value-type="float">
            <text:p>0.061828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.3" calcext:value-type="float">
            <text:p>24.3</text:p>
          </table:table-cell>
          <table:table-cell office:value-type="float" office:value="0.0909769" calcext:value-type="float">
            <text:p>0.0909769</text:p>
          </table:table-cell>
          <table:table-cell office:value-type="float" office:value="0.0618422" calcext:value-type="float">
            <text:p>0.061842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.4" calcext:value-type="float">
            <text:p>24.4</text:p>
          </table:table-cell>
          <table:table-cell office:value-type="float" office:value="0.0905072" calcext:value-type="float">
            <text:p>0.0905072</text:p>
          </table:table-cell>
          <table:table-cell office:value-type="float" office:value="0.0618555" calcext:value-type="float">
            <text:p>0.06185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.5" calcext:value-type="float">
            <text:p>24.5</text:p>
          </table:table-cell>
          <table:table-cell office:value-type="float" office:value="0.0900409" calcext:value-type="float">
            <text:p>0.0900409</text:p>
          </table:table-cell>
          <table:table-cell office:value-type="float" office:value="0.0618689" calcext:value-type="float">
            <text:p>0.061868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.6" calcext:value-type="float">
            <text:p>24.6</text:p>
          </table:table-cell>
          <table:table-cell office:value-type="float" office:value="0.0895779" calcext:value-type="float">
            <text:p>0.0895779</text:p>
          </table:table-cell>
          <table:table-cell office:value-type="float" office:value="0.0618824" calcext:value-type="float">
            <text:p>0.06188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.7" calcext:value-type="float">
            <text:p>24.7</text:p>
          </table:table-cell>
          <table:table-cell office:value-type="float" office:value="0.0891182" calcext:value-type="float">
            <text:p>0.0891182</text:p>
          </table:table-cell>
          <table:table-cell office:value-type="float" office:value="0.061896" calcext:value-type="float">
            <text:p>0.0618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.8" calcext:value-type="float">
            <text:p>24.8</text:p>
          </table:table-cell>
          <table:table-cell office:value-type="float" office:value="0.0886617" calcext:value-type="float">
            <text:p>0.0886617</text:p>
          </table:table-cell>
          <table:table-cell office:value-type="float" office:value="0.0619096" calcext:value-type="float">
            <text:p>0.06190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4.9" calcext:value-type="float">
            <text:p>24.9</text:p>
          </table:table-cell>
          <table:table-cell office:value-type="float" office:value="0.0882084" calcext:value-type="float">
            <text:p>0.0882084</text:p>
          </table:table-cell>
          <table:table-cell office:value-type="float" office:value="0.0619233" calcext:value-type="float">
            <text:p>0.061923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" calcext:value-type="float">
            <text:p>25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0622648" calcext:value-type="float">
            <text:p>0.062264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.1" calcext:value-type="float">
            <text:p>25.1</text:p>
          </table:table-cell>
          <table:table-cell office:value-type="float" office:value="0.0930853" calcext:value-type="float">
            <text:p>0.0930853</text:p>
          </table:table-cell>
          <table:table-cell office:value-type="float" office:value="0.0622754" calcext:value-type="float">
            <text:p>0.062275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.2" calcext:value-type="float">
            <text:p>25.2</text:p>
          </table:table-cell>
          <table:table-cell office:value-type="float" office:value="0.0926436" calcext:value-type="float">
            <text:p>0.0926436</text:p>
          </table:table-cell>
          <table:table-cell office:value-type="float" office:value="0.0622861" calcext:value-type="float">
            <text:p>0.062286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.3" calcext:value-type="float">
            <text:p>25.3</text:p>
          </table:table-cell>
          <table:table-cell office:value-type="float" office:value="0.0922049" calcext:value-type="float">
            <text:p>0.0922049</text:p>
          </table:table-cell>
          <table:table-cell office:value-type="float" office:value="0.0622969" calcext:value-type="float">
            <text:p>0.062296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.4" calcext:value-type="float">
            <text:p>25.4</text:p>
          </table:table-cell>
          <table:table-cell office:value-type="float" office:value="0.0917692" calcext:value-type="float">
            <text:p>0.0917692</text:p>
          </table:table-cell>
          <table:table-cell office:value-type="float" office:value="0.0623078" calcext:value-type="float">
            <text:p>0.062307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.5" calcext:value-type="float">
            <text:p>25.5</text:p>
          </table:table-cell>
          <table:table-cell office:value-type="float" office:value="0.0913366" calcext:value-type="float">
            <text:p>0.0913366</text:p>
          </table:table-cell>
          <table:table-cell office:value-type="float" office:value="0.0623187" calcext:value-type="float">
            <text:p>0.062318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.6" calcext:value-type="float">
            <text:p>25.6</text:p>
          </table:table-cell>
          <table:table-cell office:value-type="float" office:value="0.0909069" calcext:value-type="float">
            <text:p>0.0909069</text:p>
          </table:table-cell>
          <table:table-cell office:value-type="float" office:value="0.0623298" calcext:value-type="float">
            <text:p>0.062329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.7" calcext:value-type="float">
            <text:p>25.7</text:p>
          </table:table-cell>
          <table:table-cell office:value-type="float" office:value="0.0904801" calcext:value-type="float">
            <text:p>0.0904801</text:p>
          </table:table-cell>
          <table:table-cell office:value-type="float" office:value="0.0623408" calcext:value-type="float">
            <text:p>0.062340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.8" calcext:value-type="float">
            <text:p>25.8</text:p>
          </table:table-cell>
          <table:table-cell office:value-type="float" office:value="0.0900562" calcext:value-type="float">
            <text:p>0.0900562</text:p>
          </table:table-cell>
          <table:table-cell office:value-type="float" office:value="0.062352" calcext:value-type="float">
            <text:p>0.06235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5.9" calcext:value-type="float">
            <text:p>25.9</text:p>
          </table:table-cell>
          <table:table-cell office:value-type="float" office:value="0.0896352" calcext:value-type="float">
            <text:p>0.0896352</text:p>
          </table:table-cell>
          <table:table-cell office:value-type="float" office:value="0.0623632" calcext:value-type="float">
            <text:p>0.06236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" calcext:value-type="float">
            <text:p>26</text:p>
          </table:table-cell>
          <table:table-cell office:value-type="float" office:value="0.094598" calcext:value-type="float">
            <text:p>0.094598</text:p>
          </table:table-cell>
          <table:table-cell office:value-type="float" office:value="0.062706" calcext:value-type="float">
            <text:p>0.06270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.1" calcext:value-type="float">
            <text:p>26.1</text:p>
          </table:table-cell>
          <table:table-cell office:value-type="float" office:value="0.0941845" calcext:value-type="float">
            <text:p>0.0941845</text:p>
          </table:table-cell>
          <table:table-cell office:value-type="float" office:value="0.0627146" calcext:value-type="float">
            <text:p>0.062714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.2" calcext:value-type="float">
            <text:p>26.2</text:p>
          </table:table-cell>
          <table:table-cell office:value-type="float" office:value="0.0937737" calcext:value-type="float">
            <text:p>0.0937737</text:p>
          </table:table-cell>
          <table:table-cell office:value-type="float" office:value="0.0627232" calcext:value-type="float">
            <text:p>0.06272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.3" calcext:value-type="float">
            <text:p>26.3</text:p>
          </table:table-cell>
          <table:table-cell office:value-type="float" office:value="0.0933656" calcext:value-type="float">
            <text:p>0.0933656</text:p>
          </table:table-cell>
          <table:table-cell office:value-type="float" office:value="0.0627319" calcext:value-type="float">
            <text:p>0.062731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.4" calcext:value-type="float">
            <text:p>26.4</text:p>
          </table:table-cell>
          <table:table-cell office:value-type="float" office:value="0.0929603" calcext:value-type="float">
            <text:p>0.0929603</text:p>
          </table:table-cell>
          <table:table-cell office:value-type="float" office:value="0.0627407" calcext:value-type="float">
            <text:p>0.062740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.5" calcext:value-type="float">
            <text:p>26.5</text:p>
          </table:table-cell>
          <table:table-cell office:value-type="float" office:value="0.0925576" calcext:value-type="float">
            <text:p>0.0925576</text:p>
          </table:table-cell>
          <table:table-cell office:value-type="float" office:value="0.0627495" calcext:value-type="float">
            <text:p>0.062749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.6" calcext:value-type="float">
            <text:p>26.6</text:p>
          </table:table-cell>
          <table:table-cell office:value-type="float" office:value="0.0921576" calcext:value-type="float">
            <text:p>0.0921576</text:p>
          </table:table-cell>
          <table:table-cell office:value-type="float" office:value="0.0627584" calcext:value-type="float">
            <text:p>0.06275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.7" calcext:value-type="float">
            <text:p>26.7</text:p>
          </table:table-cell>
          <table:table-cell office:value-type="float" office:value="0.0917603" calcext:value-type="float">
            <text:p>0.0917603</text:p>
          </table:table-cell>
          <table:table-cell office:value-type="float" office:value="0.0627674" calcext:value-type="float">
            <text:p>0.062767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.8" calcext:value-type="float">
            <text:p>26.8</text:p>
          </table:table-cell>
          <table:table-cell office:value-type="float" office:value="0.0913655" calcext:value-type="float">
            <text:p>0.0913655</text:p>
          </table:table-cell>
          <table:table-cell office:value-type="float" office:value="0.0627764" calcext:value-type="float">
            <text:p>0.062776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6.9" calcext:value-type="float">
            <text:p>26.9</text:p>
          </table:table-cell>
          <table:table-cell office:value-type="float" office:value="0.0909733" calcext:value-type="float">
            <text:p>0.0909733</text:p>
          </table:table-cell>
          <table:table-cell office:value-type="float" office:value="0.0627855" calcext:value-type="float">
            <text:p>0.06278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" calcext:value-type="float">
            <text:p>27</text:p>
          </table:table-cell>
          <table:table-cell office:value-type="float" office:value="0.0956158" calcext:value-type="float">
            <text:p>0.0956158</text:p>
          </table:table-cell>
          <table:table-cell office:value-type="float" office:value="0.0631285" calcext:value-type="float">
            <text:p>0.063128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.1" calcext:value-type="float">
            <text:p>27.1</text:p>
          </table:table-cell>
          <table:table-cell office:value-type="float" office:value="0.0952302" calcext:value-type="float">
            <text:p>0.0952302</text:p>
          </table:table-cell>
          <table:table-cell office:value-type="float" office:value="0.0631353" calcext:value-type="float">
            <text:p>0.063135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.2" calcext:value-type="float">
            <text:p>27.2</text:p>
          </table:table-cell>
          <table:table-cell office:value-type="float" office:value="0.0948471" calcext:value-type="float">
            <text:p>0.0948471</text:p>
          </table:table-cell>
          <table:table-cell office:value-type="float" office:value="0.0631422" calcext:value-type="float">
            <text:p>0.063142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.3" calcext:value-type="float">
            <text:p>27.3</text:p>
          </table:table-cell>
          <table:table-cell office:value-type="float" office:value="0.0944665" calcext:value-type="float">
            <text:p>0.0944665</text:p>
          </table:table-cell>
          <table:table-cell office:value-type="float" office:value="0.0631491" calcext:value-type="float">
            <text:p>0.063149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.4" calcext:value-type="float">
            <text:p>27.4</text:p>
          </table:table-cell>
          <table:table-cell office:value-type="float" office:value="0.0940883" calcext:value-type="float">
            <text:p>0.0940883</text:p>
          </table:table-cell>
          <table:table-cell office:value-type="float" office:value="0.0631561" calcext:value-type="float">
            <text:p>0.063156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.5" calcext:value-type="float">
            <text:p>27.5</text:p>
          </table:table-cell>
          <table:table-cell office:value-type="float" office:value="0.0937125" calcext:value-type="float">
            <text:p>0.0937125</text:p>
          </table:table-cell>
          <table:table-cell office:value-type="float" office:value="0.0631632" calcext:value-type="float">
            <text:p>0.06316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.6" calcext:value-type="float">
            <text:p>27.6</text:p>
          </table:table-cell>
          <table:table-cell office:value-type="float" office:value="0.0933391" calcext:value-type="float">
            <text:p>0.0933391</text:p>
          </table:table-cell>
          <table:table-cell office:value-type="float" office:value="0.0631703" calcext:value-type="float">
            <text:p>0.063170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.7" calcext:value-type="float">
            <text:p>27.7</text:p>
          </table:table-cell>
          <table:table-cell office:value-type="float" office:value="0.0929681" calcext:value-type="float">
            <text:p>0.0929681</text:p>
          </table:table-cell>
          <table:table-cell office:value-type="float" office:value="0.0631775" calcext:value-type="float">
            <text:p>0.063177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.8" calcext:value-type="float">
            <text:p>27.8</text:p>
          </table:table-cell>
          <table:table-cell office:value-type="float" office:value="0.0925995" calcext:value-type="float">
            <text:p>0.0925995</text:p>
          </table:table-cell>
          <table:table-cell office:value-type="float" office:value="0.0631847" calcext:value-type="float">
            <text:p>0.063184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7.9" calcext:value-type="float">
            <text:p>27.9</text:p>
          </table:table-cell>
          <table:table-cell office:value-type="float" office:value="0.0922332" calcext:value-type="float">
            <text:p>0.0922332</text:p>
          </table:table-cell>
          <table:table-cell office:value-type="float" office:value="0.0631919" calcext:value-type="float">
            <text:p>0.063191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" calcext:value-type="float">
            <text:p>28</text:p>
          </table:table-cell>
          <table:table-cell office:value-type="float" office:value="0.0965883" calcext:value-type="float">
            <text:p>0.0965883</text:p>
          </table:table-cell>
          <table:table-cell office:value-type="float" office:value="0.0635343" calcext:value-type="float">
            <text:p>0.063534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.1" calcext:value-type="float">
            <text:p>28.1</text:p>
          </table:table-cell>
          <table:table-cell office:value-type="float" office:value="0.0962278" calcext:value-type="float">
            <text:p>0.0962278</text:p>
          </table:table-cell>
          <table:table-cell office:value-type="float" office:value="0.0635396" calcext:value-type="float">
            <text:p>0.06353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.2" calcext:value-type="float">
            <text:p>28.2</text:p>
          </table:table-cell>
          <table:table-cell office:value-type="float" office:value="0.0958696" calcext:value-type="float">
            <text:p>0.0958696</text:p>
          </table:table-cell>
          <table:table-cell office:value-type="float" office:value="0.0635449" calcext:value-type="float">
            <text:p>0.063544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.3" calcext:value-type="float">
            <text:p>28.3</text:p>
          </table:table-cell>
          <table:table-cell office:value-type="float" office:value="0.0955136" calcext:value-type="float">
            <text:p>0.0955136</text:p>
          </table:table-cell>
          <table:table-cell office:value-type="float" office:value="0.0635504" calcext:value-type="float">
            <text:p>0.063550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.4" calcext:value-type="float">
            <text:p>28.4</text:p>
          </table:table-cell>
          <table:table-cell office:value-type="float" office:value="0.0951599" calcext:value-type="float">
            <text:p>0.0951599</text:p>
          </table:table-cell>
          <table:table-cell office:value-type="float" office:value="0.0635558" calcext:value-type="float">
            <text:p>0.063555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.5" calcext:value-type="float">
            <text:p>28.5</text:p>
          </table:table-cell>
          <table:table-cell office:value-type="float" office:value="0.0948083" calcext:value-type="float">
            <text:p>0.0948083</text:p>
          </table:table-cell>
          <table:table-cell office:value-type="float" office:value="0.0635614" calcext:value-type="float">
            <text:p>0.063561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.6" calcext:value-type="float">
            <text:p>28.6</text:p>
          </table:table-cell>
          <table:table-cell office:value-type="float" office:value="0.0944589" calcext:value-type="float">
            <text:p>0.0944589</text:p>
          </table:table-cell>
          <table:table-cell office:value-type="float" office:value="0.0635669" calcext:value-type="float">
            <text:p>0.063566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.7" calcext:value-type="float">
            <text:p>28.7</text:p>
          </table:table-cell>
          <table:table-cell office:value-type="float" office:value="0.0941117" calcext:value-type="float">
            <text:p>0.0941117</text:p>
          </table:table-cell>
          <table:table-cell office:value-type="float" office:value="0.0635726" calcext:value-type="float">
            <text:p>0.063572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.8" calcext:value-type="float">
            <text:p>28.8</text:p>
          </table:table-cell>
          <table:table-cell office:value-type="float" office:value="0.0937666" calcext:value-type="float">
            <text:p>0.0937666</text:p>
          </table:table-cell>
          <table:table-cell office:value-type="float" office:value="0.0635783" calcext:value-type="float">
            <text:p>0.063578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8.9" calcext:value-type="float">
            <text:p>28.9</text:p>
          </table:table-cell>
          <table:table-cell office:value-type="float" office:value="0.0934236" calcext:value-type="float">
            <text:p>0.0934236</text:p>
          </table:table-cell>
          <table:table-cell office:value-type="float" office:value="0.063584" calcext:value-type="float">
            <text:p>0.0635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" calcext:value-type="float">
            <text:p>29</text:p>
          </table:table-cell>
          <table:table-cell office:value-type="float" office:value="0.0975197" calcext:value-type="float">
            <text:p>0.0975197</text:p>
          </table:table-cell>
          <table:table-cell office:value-type="float" office:value="0.0639249" calcext:value-type="float">
            <text:p>0.063924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.1" calcext:value-type="float">
            <text:p>29.1</text:p>
          </table:table-cell>
          <table:table-cell office:value-type="float" office:value="0.0971819" calcext:value-type="float">
            <text:p>0.0971819</text:p>
          </table:table-cell>
          <table:table-cell office:value-type="float" office:value="0.0639289" calcext:value-type="float">
            <text:p>0.063928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.2" calcext:value-type="float">
            <text:p>29.2</text:p>
          </table:table-cell>
          <table:table-cell office:value-type="float" office:value="0.0968461" calcext:value-type="float">
            <text:p>0.0968461</text:p>
          </table:table-cell>
          <table:table-cell office:value-type="float" office:value="0.063933" calcext:value-type="float">
            <text:p>0.06393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.3" calcext:value-type="float">
            <text:p>29.3</text:p>
          </table:table-cell>
          <table:table-cell office:value-type="float" office:value="0.0965124" calcext:value-type="float">
            <text:p>0.0965124</text:p>
          </table:table-cell>
          <table:table-cell office:value-type="float" office:value="0.0639371" calcext:value-type="float">
            <text:p>0.063937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.4" calcext:value-type="float">
            <text:p>29.4</text:p>
          </table:table-cell>
          <table:table-cell office:value-type="float" office:value="0.0961807" calcext:value-type="float">
            <text:p>0.0961807</text:p>
          </table:table-cell>
          <table:table-cell office:value-type="float" office:value="0.0639413" calcext:value-type="float">
            <text:p>0.06394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.5" calcext:value-type="float">
            <text:p>29.5</text:p>
          </table:table-cell>
          <table:table-cell office:value-type="float" office:value="0.095851" calcext:value-type="float">
            <text:p>0.095851</text:p>
          </table:table-cell>
          <table:table-cell office:value-type="float" office:value="0.0639455" calcext:value-type="float">
            <text:p>0.06394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.6" calcext:value-type="float">
            <text:p>29.6</text:p>
          </table:table-cell>
          <table:table-cell office:value-type="float" office:value="0.0955233" calcext:value-type="float">
            <text:p>0.0955233</text:p>
          </table:table-cell>
          <table:table-cell office:value-type="float" office:value="0.0639498" calcext:value-type="float">
            <text:p>0.063949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.7" calcext:value-type="float">
            <text:p>29.7</text:p>
          </table:table-cell>
          <table:table-cell office:value-type="float" office:value="0.0951975" calcext:value-type="float">
            <text:p>0.0951975</text:p>
          </table:table-cell>
          <table:table-cell office:value-type="float" office:value="0.0639541" calcext:value-type="float">
            <text:p>0.063954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.8" calcext:value-type="float">
            <text:p>29.8</text:p>
          </table:table-cell>
          <table:table-cell office:value-type="float" office:value="0.0948737" calcext:value-type="float">
            <text:p>0.0948737</text:p>
          </table:table-cell>
          <table:table-cell office:value-type="float" office:value="0.0639585" calcext:value-type="float">
            <text:p>0.063958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29.9" calcext:value-type="float">
            <text:p>29.9</text:p>
          </table:table-cell>
          <table:table-cell office:value-type="float" office:value="0.0945518" calcext:value-type="float">
            <text:p>0.0945518</text:p>
          </table:table-cell>
          <table:table-cell office:value-type="float" office:value="0.0639629" calcext:value-type="float">
            <text:p>0.063962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" calcext:value-type="float">
            <text:p>30</text:p>
          </table:table-cell>
          <table:table-cell office:value-type="float" office:value="0.0984136" calcext:value-type="float">
            <text:p>0.0984136</text:p>
          </table:table-cell>
          <table:table-cell office:value-type="float" office:value="0.0643017" calcext:value-type="float">
            <text:p>0.064301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.1" calcext:value-type="float">
            <text:p>30.1</text:p>
          </table:table-cell>
          <table:table-cell office:value-type="float" office:value="0.0980964" calcext:value-type="float">
            <text:p>0.0980964</text:p>
          </table:table-cell>
          <table:table-cell office:value-type="float" office:value="0.0643046" calcext:value-type="float">
            <text:p>0.064304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.2" calcext:value-type="float">
            <text:p>30.2</text:p>
          </table:table-cell>
          <table:table-cell office:value-type="float" office:value="0.097781" calcext:value-type="float">
            <text:p>0.097781</text:p>
          </table:table-cell>
          <table:table-cell office:value-type="float" office:value="0.0643076" calcext:value-type="float">
            <text:p>0.064307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.3" calcext:value-type="float">
            <text:p>30.3</text:p>
          </table:table-cell>
          <table:table-cell office:value-type="float" office:value="0.0974675" calcext:value-type="float">
            <text:p>0.0974675</text:p>
          </table:table-cell>
          <table:table-cell office:value-type="float" office:value="0.0643106" calcext:value-type="float">
            <text:p>0.064310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.4" calcext:value-type="float">
            <text:p>30.4</text:p>
          </table:table-cell>
          <table:table-cell office:value-type="float" office:value="0.0971558" calcext:value-type="float">
            <text:p>0.0971558</text:p>
          </table:table-cell>
          <table:table-cell office:value-type="float" office:value="0.0643137" calcext:value-type="float">
            <text:p>0.064313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.5" calcext:value-type="float">
            <text:p>30.5</text:p>
          </table:table-cell>
          <table:table-cell office:value-type="float" office:value="0.0968459" calcext:value-type="float">
            <text:p>0.0968459</text:p>
          </table:table-cell>
          <table:table-cell office:value-type="float" office:value="0.0643168" calcext:value-type="float">
            <text:p>0.064316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.6" calcext:value-type="float">
            <text:p>30.6</text:p>
          </table:table-cell>
          <table:table-cell office:value-type="float" office:value="0.0965378" calcext:value-type="float">
            <text:p>0.0965378</text:p>
          </table:table-cell>
          <table:table-cell office:value-type="float" office:value="0.06432" calcext:value-type="float">
            <text:p>0.064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.7" calcext:value-type="float">
            <text:p>30.7</text:p>
          </table:table-cell>
          <table:table-cell office:value-type="float" office:value="0.0962316" calcext:value-type="float">
            <text:p>0.0962316</text:p>
          </table:table-cell>
          <table:table-cell office:value-type="float" office:value="0.0643232" calcext:value-type="float">
            <text:p>0.06432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.8" calcext:value-type="float">
            <text:p>30.8</text:p>
          </table:table-cell>
          <table:table-cell office:value-type="float" office:value="0.0959271" calcext:value-type="float">
            <text:p>0.0959271</text:p>
          </table:table-cell>
          <table:table-cell office:value-type="float" office:value="0.0643264" calcext:value-type="float">
            <text:p>0.064326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0.9" calcext:value-type="float">
            <text:p>30.9</text:p>
          </table:table-cell>
          <table:table-cell office:value-type="float" office:value="0.0956243" calcext:value-type="float">
            <text:p>0.0956243</text:p>
          </table:table-cell>
          <table:table-cell office:value-type="float" office:value="0.0643297" calcext:value-type="float">
            <text:p>0.064329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" calcext:value-type="float">
            <text:p>31</text:p>
          </table:table-cell>
          <table:table-cell office:value-type="float" office:value="0.0992733" calcext:value-type="float">
            <text:p>0.0992733</text:p>
          </table:table-cell>
          <table:table-cell office:value-type="float" office:value="0.064666" calcext:value-type="float">
            <text:p>0.06466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.1" calcext:value-type="float">
            <text:p>31.1</text:p>
          </table:table-cell>
          <table:table-cell office:value-type="float" office:value="0.0989747" calcext:value-type="float">
            <text:p>0.0989747</text:p>
          </table:table-cell>
          <table:table-cell office:value-type="float" office:value="0.064668" calcext:value-type="float">
            <text:p>0.06466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.2" calcext:value-type="float">
            <text:p>31.2</text:p>
          </table:table-cell>
          <table:table-cell office:value-type="float" office:value="0.0986779" calcext:value-type="float">
            <text:p>0.0986779</text:p>
          </table:table-cell>
          <table:table-cell office:value-type="float" office:value="0.06467" calcext:value-type="float">
            <text:p>0.0646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.3" calcext:value-type="float">
            <text:p>31.3</text:p>
          </table:table-cell>
          <table:table-cell office:value-type="float" office:value="0.0983827" calcext:value-type="float">
            <text:p>0.0983827</text:p>
          </table:table-cell>
          <table:table-cell office:value-type="float" office:value="0.0646721" calcext:value-type="float">
            <text:p>0.064672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.4" calcext:value-type="float">
            <text:p>31.4</text:p>
          </table:table-cell>
          <table:table-cell office:value-type="float" office:value="0.0980892" calcext:value-type="float">
            <text:p>0.0980892</text:p>
          </table:table-cell>
          <table:table-cell office:value-type="float" office:value="0.0646742" calcext:value-type="float">
            <text:p>0.06467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.5" calcext:value-type="float">
            <text:p>31.5</text:p>
          </table:table-cell>
          <table:table-cell office:value-type="float" office:value="0.0977974" calcext:value-type="float">
            <text:p>0.0977974</text:p>
          </table:table-cell>
          <table:table-cell office:value-type="float" office:value="0.0646763" calcext:value-type="float">
            <text:p>0.064676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.6" calcext:value-type="float">
            <text:p>31.6</text:p>
          </table:table-cell>
          <table:table-cell office:value-type="float" office:value="0.0975072" calcext:value-type="float">
            <text:p>0.0975072</text:p>
          </table:table-cell>
          <table:table-cell office:value-type="float" office:value="0.0646785" calcext:value-type="float">
            <text:p>0.064678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.7" calcext:value-type="float">
            <text:p>31.7</text:p>
          </table:table-cell>
          <table:table-cell office:value-type="float" office:value="0.0972187" calcext:value-type="float">
            <text:p>0.0972187</text:p>
          </table:table-cell>
          <table:table-cell office:value-type="float" office:value="0.0646808" calcext:value-type="float">
            <text:p>0.064680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.8" calcext:value-type="float">
            <text:p>31.8</text:p>
          </table:table-cell>
          <table:table-cell office:value-type="float" office:value="0.0969318" calcext:value-type="float">
            <text:p>0.0969318</text:p>
          </table:table-cell>
          <table:table-cell office:value-type="float" office:value="0.0646831" calcext:value-type="float">
            <text:p>0.064683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1.9" calcext:value-type="float">
            <text:p>31.9</text:p>
          </table:table-cell>
          <table:table-cell office:value-type="float" office:value="0.0966465" calcext:value-type="float">
            <text:p>0.0966465</text:p>
          </table:table-cell>
          <table:table-cell office:value-type="float" office:value="0.0646854" calcext:value-type="float">
            <text:p>0.064685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" calcext:value-type="float">
            <text:p>32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0650187" calcext:value-type="float">
            <text:p>0.065018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.1" calcext:value-type="float">
            <text:p>32.1</text:p>
          </table:table-cell>
          <table:table-cell office:value-type="float" office:value="0.09982" calcext:value-type="float">
            <text:p>0.09982</text:p>
          </table:table-cell>
          <table:table-cell office:value-type="float" office:value="0.0650199" calcext:value-type="float">
            <text:p>0.065019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.2" calcext:value-type="float">
            <text:p>32.2</text:p>
          </table:table-cell>
          <table:table-cell office:value-type="float" office:value="0.09954" calcext:value-type="float">
            <text:p>0.09954</text:p>
          </table:table-cell>
          <table:table-cell office:value-type="float" office:value="0.0650211" calcext:value-type="float">
            <text:p>0.065021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.3" calcext:value-type="float">
            <text:p>32.3</text:p>
          </table:table-cell>
          <table:table-cell office:value-type="float" office:value="0.0992616" calcext:value-type="float">
            <text:p>0.0992616</text:p>
          </table:table-cell>
          <table:table-cell office:value-type="float" office:value="0.0650224" calcext:value-type="float">
            <text:p>0.06502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.4" calcext:value-type="float">
            <text:p>32.4</text:p>
          </table:table-cell>
          <table:table-cell office:value-type="float" office:value="0.0989847" calcext:value-type="float">
            <text:p>0.0989847</text:p>
          </table:table-cell>
          <table:table-cell office:value-type="float" office:value="0.0650237" calcext:value-type="float">
            <text:p>0.065023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.5" calcext:value-type="float">
            <text:p>32.5</text:p>
          </table:table-cell>
          <table:table-cell office:value-type="float" office:value="0.0987094" calcext:value-type="float">
            <text:p>0.0987094</text:p>
          </table:table-cell>
          <table:table-cell office:value-type="float" office:value="0.065025" calcext:value-type="float">
            <text:p>0.06502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.6" calcext:value-type="float">
            <text:p>32.6</text:p>
          </table:table-cell>
          <table:table-cell office:value-type="float" office:value="0.0984356" calcext:value-type="float">
            <text:p>0.0984356</text:p>
          </table:table-cell>
          <table:table-cell office:value-type="float" office:value="0.0650264" calcext:value-type="float">
            <text:p>0.065026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.7" calcext:value-type="float">
            <text:p>32.7</text:p>
          </table:table-cell>
          <table:table-cell office:value-type="float" office:value="0.0981632" calcext:value-type="float">
            <text:p>0.0981632</text:p>
          </table:table-cell>
          <table:table-cell office:value-type="float" office:value="0.0650278" calcext:value-type="float">
            <text:p>0.065027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.8" calcext:value-type="float">
            <text:p>32.8</text:p>
          </table:table-cell>
          <table:table-cell office:value-type="float" office:value="0.0978924" calcext:value-type="float">
            <text:p>0.0978924</text:p>
          </table:table-cell>
          <table:table-cell office:value-type="float" office:value="0.0650293" calcext:value-type="float">
            <text:p>0.065029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2.9" calcext:value-type="float">
            <text:p>32.9</text:p>
          </table:table-cell>
          <table:table-cell office:value-type="float" office:value="0.097623" calcext:value-type="float">
            <text:p>0.097623</text:p>
          </table:table-cell>
          <table:table-cell office:value-type="float" office:value="0.0650308" calcext:value-type="float">
            <text:p>0.065030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" calcext:value-type="float">
            <text:p>33</text:p>
          </table:table-cell>
          <table:table-cell office:value-type="float" office:value="0.100901" calcext:value-type="float">
            <text:p>0.100901</text:p>
          </table:table-cell>
          <table:table-cell office:value-type="float" office:value="0.0653609" calcext:value-type="float">
            <text:p>0.065360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.1" calcext:value-type="float">
            <text:p>33.1</text:p>
          </table:table-cell>
          <table:table-cell office:value-type="float" office:value="0.100635" calcext:value-type="float">
            <text:p>0.100635</text:p>
          </table:table-cell>
          <table:table-cell office:value-type="float" office:value="0.0653614" calcext:value-type="float">
            <text:p>0.065361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.2" calcext:value-type="float">
            <text:p>33.2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653619" calcext:value-type="float">
            <text:p>0.065361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.3" calcext:value-type="float">
            <text:p>33.3</text:p>
          </table:table-cell>
          <table:table-cell office:value-type="float" office:value="0.100107" calcext:value-type="float">
            <text:p>0.100107</text:p>
          </table:table-cell>
          <table:table-cell office:value-type="float" office:value="0.0653624" calcext:value-type="float">
            <text:p>0.06536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.4" calcext:value-type="float">
            <text:p>33.4</text:p>
          </table:table-cell>
          <table:table-cell office:value-type="float" office:value="0.0998456" calcext:value-type="float">
            <text:p>0.0998456</text:p>
          </table:table-cell>
          <table:table-cell office:value-type="float" office:value="0.065363" calcext:value-type="float">
            <text:p>0.06536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.5" calcext:value-type="float">
            <text:p>33.5</text:p>
          </table:table-cell>
          <table:table-cell office:value-type="float" office:value="0.0995853" calcext:value-type="float">
            <text:p>0.0995853</text:p>
          </table:table-cell>
          <table:table-cell office:value-type="float" office:value="0.0653637" calcext:value-type="float">
            <text:p>0.065363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.6" calcext:value-type="float">
            <text:p>33.6</text:p>
          </table:table-cell>
          <table:table-cell office:value-type="float" office:value="0.0993264" calcext:value-type="float">
            <text:p>0.0993264</text:p>
          </table:table-cell>
          <table:table-cell office:value-type="float" office:value="0.0653643" calcext:value-type="float">
            <text:p>0.065364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.7" calcext:value-type="float">
            <text:p>33.7</text:p>
          </table:table-cell>
          <table:table-cell office:value-type="float" office:value="0.0990689" calcext:value-type="float">
            <text:p>0.0990689</text:p>
          </table:table-cell>
          <table:table-cell office:value-type="float" office:value="0.0653651" calcext:value-type="float">
            <text:p>0.065365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.8" calcext:value-type="float">
            <text:p>33.8</text:p>
          </table:table-cell>
          <table:table-cell office:value-type="float" office:value="0.0988128" calcext:value-type="float">
            <text:p>0.0988128</text:p>
          </table:table-cell>
          <table:table-cell office:value-type="float" office:value="0.0653658" calcext:value-type="float">
            <text:p>0.065365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3.9" calcext:value-type="float">
            <text:p>33.9</text:p>
          </table:table-cell>
          <table:table-cell office:value-type="float" office:value="0.098558" calcext:value-type="float">
            <text:p>0.098558</text:p>
          </table:table-cell>
          <table:table-cell office:value-type="float" office:value="0.0653666" calcext:value-type="float">
            <text:p>0.065366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" calcext:value-type="float">
            <text:p>34</text:p>
          </table:table-cell>
          <table:table-cell office:value-type="float" office:value="0.101673" calcext:value-type="float">
            <text:p>0.101673</text:p>
          </table:table-cell>
          <table:table-cell office:value-type="float" office:value="0.0656932" calcext:value-type="float">
            <text:p>0.06569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.1" calcext:value-type="float">
            <text:p>34.1</text:p>
          </table:table-cell>
          <table:table-cell office:value-type="float" office:value="0.101422" calcext:value-type="float">
            <text:p>0.101422</text:p>
          </table:table-cell>
          <table:table-cell office:value-type="float" office:value="0.0656931" calcext:value-type="float">
            <text:p>0.065693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.2" calcext:value-type="float">
            <text:p>34.2</text:p>
          </table:table-cell>
          <table:table-cell office:value-type="float" office:value="0.101171" calcext:value-type="float">
            <text:p>0.101171</text:p>
          </table:table-cell>
          <table:table-cell office:value-type="float" office:value="0.065693" calcext:value-type="float">
            <text:p>0.06569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.3" calcext:value-type="float">
            <text:p>34.3</text:p>
          </table:table-cell>
          <table:table-cell office:value-type="float" office:value="0.100922" calcext:value-type="float">
            <text:p>0.100922</text:p>
          </table:table-cell>
          <table:table-cell office:value-type="float" office:value="0.065693" calcext:value-type="float">
            <text:p>0.06569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.4" calcext:value-type="float">
            <text:p>34.4</text:p>
          </table:table-cell>
          <table:table-cell office:value-type="float" office:value="0.100675" calcext:value-type="float">
            <text:p>0.100675</text:p>
          </table:table-cell>
          <table:table-cell office:value-type="float" office:value="0.065693" calcext:value-type="float">
            <text:p>0.06569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.5" calcext:value-type="float">
            <text:p>34.5</text:p>
          </table:table-cell>
          <table:table-cell office:value-type="float" office:value="0.100428" calcext:value-type="float">
            <text:p>0.100428</text:p>
          </table:table-cell>
          <table:table-cell office:value-type="float" office:value="0.065693" calcext:value-type="float">
            <text:p>0.06569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.6" calcext:value-type="float">
            <text:p>34.6</text:p>
          </table:table-cell>
          <table:table-cell office:value-type="float" office:value="0.100183" calcext:value-type="float">
            <text:p>0.100183</text:p>
          </table:table-cell>
          <table:table-cell office:value-type="float" office:value="0.0656931" calcext:value-type="float">
            <text:p>0.065693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.7" calcext:value-type="float">
            <text:p>34.7</text:p>
          </table:table-cell>
          <table:table-cell office:value-type="float" office:value="0.099939" calcext:value-type="float">
            <text:p>0.099939</text:p>
          </table:table-cell>
          <table:table-cell office:value-type="float" office:value="0.0656932" calcext:value-type="float">
            <text:p>0.06569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.8" calcext:value-type="float">
            <text:p>34.8</text:p>
          </table:table-cell>
          <table:table-cell office:value-type="float" office:value="0.0996964" calcext:value-type="float">
            <text:p>0.0996964</text:p>
          </table:table-cell>
          <table:table-cell office:value-type="float" office:value="0.0656933" calcext:value-type="float">
            <text:p>0.065693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4.9" calcext:value-type="float">
            <text:p>34.9</text:p>
          </table:table-cell>
          <table:table-cell office:value-type="float" office:value="0.0994551" calcext:value-type="float">
            <text:p>0.0994551</text:p>
          </table:table-cell>
          <table:table-cell office:value-type="float" office:value="0.0656934" calcext:value-type="float">
            <text:p>0.065693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" calcext:value-type="float">
            <text:p>35</text:p>
          </table:table-cell>
          <table:table-cell office:value-type="float" office:value="0.102421" calcext:value-type="float">
            <text:p>0.102421</text:p>
          </table:table-cell>
          <table:table-cell office:value-type="float" office:value="0.0660165" calcext:value-type="float">
            <text:p>0.066016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.1" calcext:value-type="float">
            <text:p>35.1</text:p>
          </table:table-cell>
          <table:table-cell office:value-type="float" office:value="0.102182" calcext:value-type="float">
            <text:p>0.102182</text:p>
          </table:table-cell>
          <table:table-cell office:value-type="float" office:value="0.0660158" calcext:value-type="float">
            <text:p>0.066015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.2" calcext:value-type="float">
            <text:p>35.2</text:p>
          </table:table-cell>
          <table:table-cell office:value-type="float" office:value="0.101945" calcext:value-type="float">
            <text:p>0.101945</text:p>
          </table:table-cell>
          <table:table-cell office:value-type="float" office:value="0.0660152" calcext:value-type="float">
            <text:p>0.066015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.3" calcext:value-type="float">
            <text:p>35.3</text:p>
          </table:table-cell>
          <table:table-cell office:value-type="float" office:value="0.101709" calcext:value-type="float">
            <text:p>0.101709</text:p>
          </table:table-cell>
          <table:table-cell office:value-type="float" office:value="0.0660147" calcext:value-type="float">
            <text:p>0.066014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.4" calcext:value-type="float">
            <text:p>35.4</text:p>
          </table:table-cell>
          <table:table-cell office:value-type="float" office:value="0.101474" calcext:value-type="float">
            <text:p>0.101474</text:p>
          </table:table-cell>
          <table:table-cell office:value-type="float" office:value="0.0660141" calcext:value-type="float">
            <text:p>0.066014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.5" calcext:value-type="float">
            <text:p>35.5</text:p>
          </table:table-cell>
          <table:table-cell office:value-type="float" office:value="0.10124" calcext:value-type="float">
            <text:p>0.10124</text:p>
          </table:table-cell>
          <table:table-cell office:value-type="float" office:value="0.0660136" calcext:value-type="float">
            <text:p>0.066013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.6" calcext:value-type="float">
            <text:p>35.6</text:p>
          </table:table-cell>
          <table:table-cell office:value-type="float" office:value="0.101008" calcext:value-type="float">
            <text:p>0.101008</text:p>
          </table:table-cell>
          <table:table-cell office:value-type="float" office:value="0.0660132" calcext:value-type="float">
            <text:p>0.06601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.7" calcext:value-type="float">
            <text:p>35.7</text:p>
          </table:table-cell>
          <table:table-cell office:value-type="float" office:value="0.100776" calcext:value-type="float">
            <text:p>0.100776</text:p>
          </table:table-cell>
          <table:table-cell office:value-type="float" office:value="0.0660127" calcext:value-type="float">
            <text:p>0.06601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.8" calcext:value-type="float">
            <text:p>35.8</text:p>
          </table:table-cell>
          <table:table-cell office:value-type="float" office:value="0.100546" calcext:value-type="float">
            <text:p>0.100546</text:p>
          </table:table-cell>
          <table:table-cell office:value-type="float" office:value="0.0660123" calcext:value-type="float">
            <text:p>0.06601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5.9" calcext:value-type="float">
            <text:p>35.9</text:p>
          </table:table-cell>
          <table:table-cell office:value-type="float" office:value="0.100317" calcext:value-type="float">
            <text:p>0.100317</text:p>
          </table:table-cell>
          <table:table-cell office:value-type="float" office:value="0.066012" calcext:value-type="float">
            <text:p>0.06601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" calcext:value-type="float">
            <text:p>36</text:p>
          </table:table-cell>
          <table:table-cell office:value-type="float" office:value="0.103145" calcext:value-type="float">
            <text:p>0.103145</text:p>
          </table:table-cell>
          <table:table-cell office:value-type="float" office:value="0.0663312" calcext:value-type="float">
            <text:p>0.066331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.1" calcext:value-type="float">
            <text:p>36.1</text:p>
          </table:table-cell>
          <table:table-cell office:value-type="float" office:value="0.102919" calcext:value-type="float">
            <text:p>0.102919</text:p>
          </table:table-cell>
          <table:table-cell office:value-type="float" office:value="0.0663301" calcext:value-type="float">
            <text:p>0.066330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.2" calcext:value-type="float">
            <text:p>36.2</text:p>
          </table:table-cell>
          <table:table-cell office:value-type="float" office:value="0.102694" calcext:value-type="float">
            <text:p>0.102694</text:p>
          </table:table-cell>
          <table:table-cell office:value-type="float" office:value="0.0663291" calcext:value-type="float">
            <text:p>0.066329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.3" calcext:value-type="float">
            <text:p>36.3</text:p>
          </table:table-cell>
          <table:table-cell office:value-type="float" office:value="0.102469" calcext:value-type="float">
            <text:p>0.102469</text:p>
          </table:table-cell>
          <table:table-cell office:value-type="float" office:value="0.066328" calcext:value-type="float">
            <text:p>0.06632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.4" calcext:value-type="float">
            <text:p>36.4</text:p>
          </table:table-cell>
          <table:table-cell office:value-type="float" office:value="0.102246" calcext:value-type="float">
            <text:p>0.102246</text:p>
          </table:table-cell>
          <table:table-cell office:value-type="float" office:value="0.0663271" calcext:value-type="float">
            <text:p>0.066327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.5" calcext:value-type="float">
            <text:p>36.5</text:p>
          </table:table-cell>
          <table:table-cell office:value-type="float" office:value="0.102024" calcext:value-type="float">
            <text:p>0.102024</text:p>
          </table:table-cell>
          <table:table-cell office:value-type="float" office:value="0.0663261" calcext:value-type="float">
            <text:p>0.066326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.6" calcext:value-type="float">
            <text:p>36.6</text:p>
          </table:table-cell>
          <table:table-cell office:value-type="float" office:value="0.101804" calcext:value-type="float">
            <text:p>0.101804</text:p>
          </table:table-cell>
          <table:table-cell office:value-type="float" office:value="0.0663252" calcext:value-type="float">
            <text:p>0.066325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.7" calcext:value-type="float">
            <text:p>36.7</text:p>
          </table:table-cell>
          <table:table-cell office:value-type="float" office:value="0.101584" calcext:value-type="float">
            <text:p>0.101584</text:p>
          </table:table-cell>
          <table:table-cell office:value-type="float" office:value="0.0663243" calcext:value-type="float">
            <text:p>0.066324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.8" calcext:value-type="float">
            <text:p>36.8</text:p>
          </table:table-cell>
          <table:table-cell office:value-type="float" office:value="0.101365" calcext:value-type="float">
            <text:p>0.101365</text:p>
          </table:table-cell>
          <table:table-cell office:value-type="float" office:value="0.0663235" calcext:value-type="float">
            <text:p>0.066323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6.9" calcext:value-type="float">
            <text:p>36.9</text:p>
          </table:table-cell>
          <table:table-cell office:value-type="float" office:value="0.101148" calcext:value-type="float">
            <text:p>0.101148</text:p>
          </table:table-cell>
          <table:table-cell office:value-type="float" office:value="0.0663226" calcext:value-type="float">
            <text:p>0.066322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" calcext:value-type="float">
            <text:p>37</text:p>
          </table:table-cell>
          <table:table-cell office:value-type="float" office:value="0.103848" calcext:value-type="float">
            <text:p>0.103848</text:p>
          </table:table-cell>
          <table:table-cell office:value-type="float" office:value="0.066638" calcext:value-type="float">
            <text:p>0.06663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.1" calcext:value-type="float">
            <text:p>37.1</text:p>
          </table:table-cell>
          <table:table-cell office:value-type="float" office:value="0.103633" calcext:value-type="float">
            <text:p>0.103633</text:p>
          </table:table-cell>
          <table:table-cell office:value-type="float" office:value="0.0666365" calcext:value-type="float">
            <text:p>0.066636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.2" calcext:value-type="float">
            <text:p>37.2</text:p>
          </table:table-cell>
          <table:table-cell office:value-type="float" office:value="0.103419" calcext:value-type="float">
            <text:p>0.103419</text:p>
          </table:table-cell>
          <table:table-cell office:value-type="float" office:value="0.0666351" calcext:value-type="float">
            <text:p>0.066635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.3" calcext:value-type="float">
            <text:p>37.3</text:p>
          </table:table-cell>
          <table:table-cell office:value-type="float" office:value="0.103206" calcext:value-type="float">
            <text:p>0.103206</text:p>
          </table:table-cell>
          <table:table-cell office:value-type="float" office:value="0.0666337" calcext:value-type="float">
            <text:p>0.066633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.4" calcext:value-type="float">
            <text:p>37.4</text:p>
          </table:table-cell>
          <table:table-cell office:value-type="float" office:value="0.102993" calcext:value-type="float">
            <text:p>0.102993</text:p>
          </table:table-cell>
          <table:table-cell office:value-type="float" office:value="0.0666323" calcext:value-type="float">
            <text:p>0.06663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.5" calcext:value-type="float">
            <text:p>37.5</text:p>
          </table:table-cell>
          <table:table-cell office:value-type="float" office:value="0.102782" calcext:value-type="float">
            <text:p>0.102782</text:p>
          </table:table-cell>
          <table:table-cell office:value-type="float" office:value="0.066631" calcext:value-type="float">
            <text:p>0.06663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.6" calcext:value-type="float">
            <text:p>37.6</text:p>
          </table:table-cell>
          <table:table-cell office:value-type="float" office:value="0.102572" calcext:value-type="float">
            <text:p>0.102572</text:p>
          </table:table-cell>
          <table:table-cell office:value-type="float" office:value="0.0666297" calcext:value-type="float">
            <text:p>0.066629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.7" calcext:value-type="float">
            <text:p>37.7</text:p>
          </table:table-cell>
          <table:table-cell office:value-type="float" office:value="0.102363" calcext:value-type="float">
            <text:p>0.102363</text:p>
          </table:table-cell>
          <table:table-cell office:value-type="float" office:value="0.0666284" calcext:value-type="float">
            <text:p>0.06662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.8" calcext:value-type="float">
            <text:p>37.8</text:p>
          </table:table-cell>
          <table:table-cell office:value-type="float" office:value="0.102155" calcext:value-type="float">
            <text:p>0.102155</text:p>
          </table:table-cell>
          <table:table-cell office:value-type="float" office:value="0.0666272" calcext:value-type="float">
            <text:p>0.066627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7.9" calcext:value-type="float">
            <text:p>37.9</text:p>
          </table:table-cell>
          <table:table-cell office:value-type="float" office:value="0.101948" calcext:value-type="float">
            <text:p>0.101948</text:p>
          </table:table-cell>
          <table:table-cell office:value-type="float" office:value="0.0666259" calcext:value-type="float">
            <text:p>0.066625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" calcext:value-type="float">
            <text:p>38</text:p>
          </table:table-cell>
          <table:table-cell office:value-type="float" office:value="0.104531" calcext:value-type="float">
            <text:p>0.104531</text:p>
          </table:table-cell>
          <table:table-cell office:value-type="float" office:value="0.0669373" calcext:value-type="float">
            <text:p>0.066937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.1" calcext:value-type="float">
            <text:p>38.1</text:p>
          </table:table-cell>
          <table:table-cell office:value-type="float" office:value="0.104326" calcext:value-type="float">
            <text:p>0.104326</text:p>
          </table:table-cell>
          <table:table-cell office:value-type="float" office:value="0.0669355" calcext:value-type="float">
            <text:p>0.06693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.2" calcext:value-type="float">
            <text:p>38.2</text:p>
          </table:table-cell>
          <table:table-cell office:value-type="float" office:value="0.104122" calcext:value-type="float">
            <text:p>0.104122</text:p>
          </table:table-cell>
          <table:table-cell office:value-type="float" office:value="0.0669337" calcext:value-type="float">
            <text:p>0.066933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.3" calcext:value-type="float">
            <text:p>38.3</text:p>
          </table:table-cell>
          <table:table-cell office:value-type="float" office:value="0.103919" calcext:value-type="float">
            <text:p>0.103919</text:p>
          </table:table-cell>
          <table:table-cell office:value-type="float" office:value="0.066932" calcext:value-type="float">
            <text:p>0.0669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.4" calcext:value-type="float">
            <text:p>38.4</text:p>
          </table:table-cell>
          <table:table-cell office:value-type="float" office:value="0.103717" calcext:value-type="float">
            <text:p>0.103717</text:p>
          </table:table-cell>
          <table:table-cell office:value-type="float" office:value="0.0669303" calcext:value-type="float">
            <text:p>0.066930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.5" calcext:value-type="float">
            <text:p>38.5</text:p>
          </table:table-cell>
          <table:table-cell office:value-type="float" office:value="0.103516" calcext:value-type="float">
            <text:p>0.103516</text:p>
          </table:table-cell>
          <table:table-cell office:value-type="float" office:value="0.0669287" calcext:value-type="float">
            <text:p>0.066928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.6" calcext:value-type="float">
            <text:p>38.6</text:p>
          </table:table-cell>
          <table:table-cell office:value-type="float" office:value="0.103316" calcext:value-type="float">
            <text:p>0.103316</text:p>
          </table:table-cell>
          <table:table-cell office:value-type="float" office:value="0.066927" calcext:value-type="float">
            <text:p>0.0669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.7" calcext:value-type="float">
            <text:p>38.7</text:p>
          </table:table-cell>
          <table:table-cell office:value-type="float" office:value="0.103117" calcext:value-type="float">
            <text:p>0.103117</text:p>
          </table:table-cell>
          <table:table-cell office:value-type="float" office:value="0.0669254" calcext:value-type="float">
            <text:p>0.066925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.8" calcext:value-type="float">
            <text:p>38.8</text:p>
          </table:table-cell>
          <table:table-cell office:value-type="float" office:value="0.102919" calcext:value-type="float">
            <text:p>0.102919</text:p>
          </table:table-cell>
          <table:table-cell office:value-type="float" office:value="0.0669238" calcext:value-type="float">
            <text:p>0.066923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8.9" calcext:value-type="float">
            <text:p>38.9</text:p>
          </table:table-cell>
          <table:table-cell office:value-type="float" office:value="0.102721" calcext:value-type="float">
            <text:p>0.102721</text:p>
          </table:table-cell>
          <table:table-cell office:value-type="float" office:value="0.0669223" calcext:value-type="float">
            <text:p>0.06692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" calcext:value-type="float">
            <text:p>39</text:p>
          </table:table-cell>
          <table:table-cell office:value-type="float" office:value="0.105194" calcext:value-type="float">
            <text:p>0.105194</text:p>
          </table:table-cell>
          <table:table-cell office:value-type="float" office:value="0.0672296" calcext:value-type="float">
            <text:p>0.06722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.1" calcext:value-type="float">
            <text:p>39.1</text:p>
          </table:table-cell>
          <table:table-cell office:value-type="float" office:value="0.104999" calcext:value-type="float">
            <text:p>0.104999</text:p>
          </table:table-cell>
          <table:table-cell office:value-type="float" office:value="0.0672275" calcext:value-type="float">
            <text:p>0.067227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.2" calcext:value-type="float">
            <text:p>39.2</text:p>
          </table:table-cell>
          <table:table-cell office:value-type="float" office:value="0.104805" calcext:value-type="float">
            <text:p>0.104805</text:p>
          </table:table-cell>
          <table:table-cell office:value-type="float" office:value="0.0672255" calcext:value-type="float">
            <text:p>0.06722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.3" calcext:value-type="float">
            <text:p>39.3</text:p>
          </table:table-cell>
          <table:table-cell office:value-type="float" office:value="0.104611" calcext:value-type="float">
            <text:p>0.104611</text:p>
          </table:table-cell>
          <table:table-cell office:value-type="float" office:value="0.0672235" calcext:value-type="float">
            <text:p>0.067223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.4" calcext:value-type="float">
            <text:p>39.4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672215" calcext:value-type="float">
            <text:p>0.067221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.5" calcext:value-type="float">
            <text:p>39.5</text:p>
          </table:table-cell>
          <table:table-cell office:value-type="float" office:value="0.104227" calcext:value-type="float">
            <text:p>0.104227</text:p>
          </table:table-cell>
          <table:table-cell office:value-type="float" office:value="0.0672196" calcext:value-type="float">
            <text:p>0.06721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.6" calcext:value-type="float">
            <text:p>39.6</text:p>
          </table:table-cell>
          <table:table-cell office:value-type="float" office:value="0.104036" calcext:value-type="float">
            <text:p>0.104036</text:p>
          </table:table-cell>
          <table:table-cell office:value-type="float" office:value="0.0672176" calcext:value-type="float">
            <text:p>0.067217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.7" calcext:value-type="float">
            <text:p>39.7</text:p>
          </table:table-cell>
          <table:table-cell office:value-type="float" office:value="0.103846" calcext:value-type="float">
            <text:p>0.103846</text:p>
          </table:table-cell>
          <table:table-cell office:value-type="float" office:value="0.0672157" calcext:value-type="float">
            <text:p>0.067215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.8" calcext:value-type="float">
            <text:p>39.8</text:p>
          </table:table-cell>
          <table:table-cell office:value-type="float" office:value="0.103657" calcext:value-type="float">
            <text:p>0.103657</text:p>
          </table:table-cell>
          <table:table-cell office:value-type="float" office:value="0.0672139" calcext:value-type="float">
            <text:p>0.067213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39.9" calcext:value-type="float">
            <text:p>39.9</text:p>
          </table:table-cell>
          <table:table-cell office:value-type="float" office:value="0.103469" calcext:value-type="float">
            <text:p>0.103469</text:p>
          </table:table-cell>
          <table:table-cell office:value-type="float" office:value="0.067212" calcext:value-type="float">
            <text:p>0.06721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" calcext:value-type="float">
            <text:p>40</text:p>
          </table:table-cell>
          <table:table-cell office:value-type="float" office:value="0.10584" calcext:value-type="float">
            <text:p>0.10584</text:p>
          </table:table-cell>
          <table:table-cell office:value-type="float" office:value="0.0675153" calcext:value-type="float">
            <text:p>0.067515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.1" calcext:value-type="float">
            <text:p>40.1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067513" calcext:value-type="float">
            <text:p>0.0675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.2" calcext:value-type="float">
            <text:p>40.2</text:p>
          </table:table-cell>
          <table:table-cell office:value-type="float" office:value="0.105468" calcext:value-type="float">
            <text:p>0.105468</text:p>
          </table:table-cell>
          <table:table-cell office:value-type="float" office:value="0.0675107" calcext:value-type="float">
            <text:p>0.067510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.3" calcext:value-type="float">
            <text:p>40.3</text:p>
          </table:table-cell>
          <table:table-cell office:value-type="float" office:value="0.105284" calcext:value-type="float">
            <text:p>0.105284</text:p>
          </table:table-cell>
          <table:table-cell office:value-type="float" office:value="0.0675085" calcext:value-type="float">
            <text:p>0.067508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.4" calcext:value-type="float">
            <text:p>40.4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675062" calcext:value-type="float">
            <text:p>0.067506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.5" calcext:value-type="float">
            <text:p>40.5</text:p>
          </table:table-cell>
          <table:table-cell office:value-type="float" office:value="0.104917" calcext:value-type="float">
            <text:p>0.104917</text:p>
          </table:table-cell>
          <table:table-cell office:value-type="float" office:value="0.067504" calcext:value-type="float">
            <text:p>0.06750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.6" calcext:value-type="float">
            <text:p>40.6</text:p>
          </table:table-cell>
          <table:table-cell office:value-type="float" office:value="0.104735" calcext:value-type="float">
            <text:p>0.104735</text:p>
          </table:table-cell>
          <table:table-cell office:value-type="float" office:value="0.0675019" calcext:value-type="float">
            <text:p>0.067501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.7" calcext:value-type="float">
            <text:p>40.7</text:p>
          </table:table-cell>
          <table:table-cell office:value-type="float" office:value="0.104554" calcext:value-type="float">
            <text:p>0.104554</text:p>
          </table:table-cell>
          <table:table-cell office:value-type="float" office:value="0.0674997" calcext:value-type="float">
            <text:p>0.067499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.8" calcext:value-type="float">
            <text:p>40.8</text:p>
          </table:table-cell>
          <table:table-cell office:value-type="float" office:value="0.104373" calcext:value-type="float">
            <text:p>0.104373</text:p>
          </table:table-cell>
          <table:table-cell office:value-type="float" office:value="0.0674976" calcext:value-type="float">
            <text:p>0.067497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0.9" calcext:value-type="float">
            <text:p>40.9</text:p>
          </table:table-cell>
          <table:table-cell office:value-type="float" office:value="0.104193" calcext:value-type="float">
            <text:p>0.104193</text:p>
          </table:table-cell>
          <table:table-cell office:value-type="float" office:value="0.0674955" calcext:value-type="float">
            <text:p>0.06749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" calcext:value-type="float">
            <text:p>41</text:p>
          </table:table-cell>
          <table:table-cell office:value-type="float" office:value="0.106469" calcext:value-type="float">
            <text:p>0.106469</text:p>
          </table:table-cell>
          <table:table-cell office:value-type="float" office:value="0.0677948" calcext:value-type="float">
            <text:p>0.067794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.1" calcext:value-type="float">
            <text:p>41.1</text:p>
          </table:table-cell>
          <table:table-cell office:value-type="float" office:value="0.106291" calcext:value-type="float">
            <text:p>0.106291</text:p>
          </table:table-cell>
          <table:table-cell office:value-type="float" office:value="0.0677922" calcext:value-type="float">
            <text:p>0.067792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.2" calcext:value-type="float">
            <text:p>41.2</text:p>
          </table:table-cell>
          <table:table-cell office:value-type="float" office:value="0.106114" calcext:value-type="float">
            <text:p>0.106114</text:p>
          </table:table-cell>
          <table:table-cell office:value-type="float" office:value="0.0677898" calcext:value-type="float">
            <text:p>0.067789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.3" calcext:value-type="float">
            <text:p>41.3</text:p>
          </table:table-cell>
          <table:table-cell office:value-type="float" office:value="0.105938" calcext:value-type="float">
            <text:p>0.105938</text:p>
          </table:table-cell>
          <table:table-cell office:value-type="float" office:value="0.0677873" calcext:value-type="float">
            <text:p>0.067787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.4" calcext:value-type="float">
            <text:p>41.4</text:p>
          </table:table-cell>
          <table:table-cell office:value-type="float" office:value="0.105762" calcext:value-type="float">
            <text:p>0.105762</text:p>
          </table:table-cell>
          <table:table-cell office:value-type="float" office:value="0.0677849" calcext:value-type="float">
            <text:p>0.067784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.5" calcext:value-type="float">
            <text:p>41.5</text:p>
          </table:table-cell>
          <table:table-cell office:value-type="float" office:value="0.105587" calcext:value-type="float">
            <text:p>0.105587</text:p>
          </table:table-cell>
          <table:table-cell office:value-type="float" office:value="0.0677825" calcext:value-type="float">
            <text:p>0.067782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.6" calcext:value-type="float">
            <text:p>41.6</text:p>
          </table:table-cell>
          <table:table-cell office:value-type="float" office:value="0.105413" calcext:value-type="float">
            <text:p>0.105413</text:p>
          </table:table-cell>
          <table:table-cell office:value-type="float" office:value="0.0677801" calcext:value-type="float">
            <text:p>0.067780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.7" calcext:value-type="float">
            <text:p>41.7</text:p>
          </table:table-cell>
          <table:table-cell office:value-type="float" office:value="0.10524" calcext:value-type="float">
            <text:p>0.10524</text:p>
          </table:table-cell>
          <table:table-cell office:value-type="float" office:value="0.0677777" calcext:value-type="float">
            <text:p>0.067777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.8" calcext:value-type="float">
            <text:p>41.8</text:p>
          </table:table-cell>
          <table:table-cell office:value-type="float" office:value="0.105067" calcext:value-type="float">
            <text:p>0.105067</text:p>
          </table:table-cell>
          <table:table-cell office:value-type="float" office:value="0.0677754" calcext:value-type="float">
            <text:p>0.067775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1.9" calcext:value-type="float">
            <text:p>41.9</text:p>
          </table:table-cell>
          <table:table-cell office:value-type="float" office:value="0.104895" calcext:value-type="float">
            <text:p>0.104895</text:p>
          </table:table-cell>
          <table:table-cell office:value-type="float" office:value="0.0677731" calcext:value-type="float">
            <text:p>0.067773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" calcext:value-type="float">
            <text:p>42</text:p>
          </table:table-cell>
          <table:table-cell office:value-type="float" office:value="0.107082" calcext:value-type="float">
            <text:p>0.107082</text:p>
          </table:table-cell>
          <table:table-cell office:value-type="float" office:value="0.0680683" calcext:value-type="float">
            <text:p>0.068068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.1" calcext:value-type="float">
            <text:p>42.1</text:p>
          </table:table-cell>
          <table:table-cell office:value-type="float" office:value="0.106912" calcext:value-type="float">
            <text:p>0.106912</text:p>
          </table:table-cell>
          <table:table-cell office:value-type="float" office:value="0.0680656" calcext:value-type="float">
            <text:p>0.068065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.2" calcext:value-type="float">
            <text:p>42.2</text:p>
          </table:table-cell>
          <table:table-cell office:value-type="float" office:value="0.106743" calcext:value-type="float">
            <text:p>0.106743</text:p>
          </table:table-cell>
          <table:table-cell office:value-type="float" office:value="0.0680629" calcext:value-type="float">
            <text:p>0.068062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.3" calcext:value-type="float">
            <text:p>42.3</text:p>
          </table:table-cell>
          <table:table-cell office:value-type="float" office:value="0.106574" calcext:value-type="float">
            <text:p>0.106574</text:p>
          </table:table-cell>
          <table:table-cell office:value-type="float" office:value="0.0680603" calcext:value-type="float">
            <text:p>0.068060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.4" calcext:value-type="float">
            <text:p>42.4</text:p>
          </table:table-cell>
          <table:table-cell office:value-type="float" office:value="0.106406" calcext:value-type="float">
            <text:p>0.106406</text:p>
          </table:table-cell>
          <table:table-cell office:value-type="float" office:value="0.0680577" calcext:value-type="float">
            <text:p>0.068057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.5" calcext:value-type="float">
            <text:p>42.5</text:p>
          </table:table-cell>
          <table:table-cell office:value-type="float" office:value="0.106239" calcext:value-type="float">
            <text:p>0.106239</text:p>
          </table:table-cell>
          <table:table-cell office:value-type="float" office:value="0.0680551" calcext:value-type="float">
            <text:p>0.068055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.6" calcext:value-type="float">
            <text:p>42.6</text:p>
          </table:table-cell>
          <table:table-cell office:value-type="float" office:value="0.106072" calcext:value-type="float">
            <text:p>0.106072</text:p>
          </table:table-cell>
          <table:table-cell office:value-type="float" office:value="0.0680525" calcext:value-type="float">
            <text:p>0.068052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.7" calcext:value-type="float">
            <text:p>42.7</text:p>
          </table:table-cell>
          <table:table-cell office:value-type="float" office:value="0.105906" calcext:value-type="float">
            <text:p>0.105906</text:p>
          </table:table-cell>
          <table:table-cell office:value-type="float" office:value="0.06805" calcext:value-type="float">
            <text:p>0.0680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.8" calcext:value-type="float">
            <text:p>42.8</text:p>
          </table:table-cell>
          <table:table-cell office:value-type="float" office:value="0.105741" calcext:value-type="float">
            <text:p>0.105741</text:p>
          </table:table-cell>
          <table:table-cell office:value-type="float" office:value="0.0680475" calcext:value-type="float">
            <text:p>0.068047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2.9" calcext:value-type="float">
            <text:p>42.9</text:p>
          </table:table-cell>
          <table:table-cell office:value-type="float" office:value="0.105577" calcext:value-type="float">
            <text:p>0.105577</text:p>
          </table:table-cell>
          <table:table-cell office:value-type="float" office:value="0.068045" calcext:value-type="float">
            <text:p>0.06804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" calcext:value-type="float">
            <text:p>43</text:p>
          </table:table-cell>
          <table:table-cell office:value-type="float" office:value="0.107681" calcext:value-type="float">
            <text:p>0.107681</text:p>
          </table:table-cell>
          <table:table-cell office:value-type="float" office:value="0.0683362" calcext:value-type="float">
            <text:p>0.068336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.1" calcext:value-type="float">
            <text:p>43.1</text:p>
          </table:table-cell>
          <table:table-cell office:value-type="float" office:value="0.107518" calcext:value-type="float">
            <text:p>0.107518</text:p>
          </table:table-cell>
          <table:table-cell office:value-type="float" office:value="0.0683333" calcext:value-type="float">
            <text:p>0.068333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.2" calcext:value-type="float">
            <text:p>43.2</text:p>
          </table:table-cell>
          <table:table-cell office:value-type="float" office:value="0.107355" calcext:value-type="float">
            <text:p>0.107355</text:p>
          </table:table-cell>
          <table:table-cell office:value-type="float" office:value="0.0683305" calcext:value-type="float">
            <text:p>0.068330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.3" calcext:value-type="float">
            <text:p>43.3</text:p>
          </table:table-cell>
          <table:table-cell office:value-type="float" office:value="0.107194" calcext:value-type="float">
            <text:p>0.107194</text:p>
          </table:table-cell>
          <table:table-cell office:value-type="float" office:value="0.0683277" calcext:value-type="float">
            <text:p>0.068327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.4" calcext:value-type="float">
            <text:p>43.4</text:p>
          </table:table-cell>
          <table:table-cell office:value-type="float" office:value="0.107033" calcext:value-type="float">
            <text:p>0.107033</text:p>
          </table:table-cell>
          <table:table-cell office:value-type="float" office:value="0.068325" calcext:value-type="float">
            <text:p>0.06832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.5" calcext:value-type="float">
            <text:p>43.5</text:p>
          </table:table-cell>
          <table:table-cell office:value-type="float" office:value="0.106873" calcext:value-type="float">
            <text:p>0.106873</text:p>
          </table:table-cell>
          <table:table-cell office:value-type="float" office:value="0.0683223" calcext:value-type="float">
            <text:p>0.06832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.6" calcext:value-type="float">
            <text:p>43.6</text:p>
          </table:table-cell>
          <table:table-cell office:value-type="float" office:value="0.106713" calcext:value-type="float">
            <text:p>0.106713</text:p>
          </table:table-cell>
          <table:table-cell office:value-type="float" office:value="0.0683195" calcext:value-type="float">
            <text:p>0.068319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.7" calcext:value-type="float">
            <text:p>43.7</text:p>
          </table:table-cell>
          <table:table-cell office:value-type="float" office:value="0.106554" calcext:value-type="float">
            <text:p>0.106554</text:p>
          </table:table-cell>
          <table:table-cell office:value-type="float" office:value="0.0683169" calcext:value-type="float">
            <text:p>0.068316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.8" calcext:value-type="float">
            <text:p>43.8</text:p>
          </table:table-cell>
          <table:table-cell office:value-type="float" office:value="0.106396" calcext:value-type="float">
            <text:p>0.106396</text:p>
          </table:table-cell>
          <table:table-cell office:value-type="float" office:value="0.0683142" calcext:value-type="float">
            <text:p>0.06831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3.9" calcext:value-type="float">
            <text:p>43.9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0.0683115" calcext:value-type="float">
            <text:p>0.068311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" calcext:value-type="float">
            <text:p>44</text:p>
          </table:table-cell>
          <table:table-cell office:value-type="float" office:value="0.108265" calcext:value-type="float">
            <text:p>0.108265</text:p>
          </table:table-cell>
          <table:table-cell office:value-type="float" office:value="0.0685987" calcext:value-type="float">
            <text:p>0.068598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.1" calcext:value-type="float">
            <text:p>44.1</text:p>
          </table:table-cell>
          <table:table-cell office:value-type="float" office:value="0.108108" calcext:value-type="float">
            <text:p>0.108108</text:p>
          </table:table-cell>
          <table:table-cell office:value-type="float" office:value="0.0685957" calcext:value-type="float">
            <text:p>0.068595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.2" calcext:value-type="float">
            <text:p>44.2</text:p>
          </table:table-cell>
          <table:table-cell office:value-type="float" office:value="0.107953" calcext:value-type="float">
            <text:p>0.107953</text:p>
          </table:table-cell>
          <table:table-cell office:value-type="float" office:value="0.0685928" calcext:value-type="float">
            <text:p>0.068592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.3" calcext:value-type="float">
            <text:p>44.3</text:p>
          </table:table-cell>
          <table:table-cell office:value-type="float" office:value="0.107798" calcext:value-type="float">
            <text:p>0.107798</text:p>
          </table:table-cell>
          <table:table-cell office:value-type="float" office:value="0.0685899" calcext:value-type="float">
            <text:p>0.068589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.4" calcext:value-type="float">
            <text:p>44.4</text:p>
          </table:table-cell>
          <table:table-cell office:value-type="float" office:value="0.107644" calcext:value-type="float">
            <text:p>0.107644</text:p>
          </table:table-cell>
          <table:table-cell office:value-type="float" office:value="0.068587" calcext:value-type="float">
            <text:p>0.06858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.5" calcext:value-type="float">
            <text:p>44.5</text:p>
          </table:table-cell>
          <table:table-cell office:value-type="float" office:value="0.10749" calcext:value-type="float">
            <text:p>0.10749</text:p>
          </table:table-cell>
          <table:table-cell office:value-type="float" office:value="0.0685842" calcext:value-type="float">
            <text:p>0.068584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.6" calcext:value-type="float">
            <text:p>44.6</text:p>
          </table:table-cell>
          <table:table-cell office:value-type="float" office:value="0.107337" calcext:value-type="float">
            <text:p>0.107337</text:p>
          </table:table-cell>
          <table:table-cell office:value-type="float" office:value="0.0685813" calcext:value-type="float">
            <text:p>0.06858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.7" calcext:value-type="float">
            <text:p>44.7</text:p>
          </table:table-cell>
          <table:table-cell office:value-type="float" office:value="0.107185" calcext:value-type="float">
            <text:p>0.107185</text:p>
          </table:table-cell>
          <table:table-cell office:value-type="float" office:value="0.0685785" calcext:value-type="float">
            <text:p>0.068578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.8" calcext:value-type="float">
            <text:p>44.8</text:p>
          </table:table-cell>
          <table:table-cell office:value-type="float" office:value="0.107033" calcext:value-type="float">
            <text:p>0.107033</text:p>
          </table:table-cell>
          <table:table-cell office:value-type="float" office:value="0.0685757" calcext:value-type="float">
            <text:p>0.068575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4.9" calcext:value-type="float">
            <text:p>44.9</text:p>
          </table:table-cell>
          <table:table-cell office:value-type="float" office:value="0.106882" calcext:value-type="float">
            <text:p>0.106882</text:p>
          </table:table-cell>
          <table:table-cell office:value-type="float" office:value="0.0685729" calcext:value-type="float">
            <text:p>0.0685729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" calcext:value-type="float">
            <text:p>45</text:p>
          </table:table-cell>
          <table:table-cell office:value-type="float" office:value="0.108835" calcext:value-type="float">
            <text:p>0.108835</text:p>
          </table:table-cell>
          <table:table-cell office:value-type="float" office:value="0.0688561" calcext:value-type="float">
            <text:p>0.068856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.1" calcext:value-type="float">
            <text:p>45.1</text:p>
          </table:table-cell>
          <table:table-cell office:value-type="float" office:value="0.108685" calcext:value-type="float">
            <text:p>0.108685</text:p>
          </table:table-cell>
          <table:table-cell office:value-type="float" office:value="0.0688531" calcext:value-type="float">
            <text:p>0.068853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.2" calcext:value-type="float">
            <text:p>45.2</text:p>
          </table:table-cell>
          <table:table-cell office:value-type="float" office:value="0.108536" calcext:value-type="float">
            <text:p>0.108536</text:p>
          </table:table-cell>
          <table:table-cell office:value-type="float" office:value="0.06885" calcext:value-type="float">
            <text:p>0.0688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.3" calcext:value-type="float">
            <text:p>45.3</text:p>
          </table:table-cell>
          <table:table-cell office:value-type="float" office:value="0.108387" calcext:value-type="float">
            <text:p>0.108387</text:p>
          </table:table-cell>
          <table:table-cell office:value-type="float" office:value="0.068847" calcext:value-type="float">
            <text:p>0.06884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.4" calcext:value-type="float">
            <text:p>45.4</text:p>
          </table:table-cell>
          <table:table-cell office:value-type="float" office:value="0.108239" calcext:value-type="float">
            <text:p>0.108239</text:p>
          </table:table-cell>
          <table:table-cell office:value-type="float" office:value="0.068844" calcext:value-type="float">
            <text:p>0.06884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.5" calcext:value-type="float">
            <text:p>45.5</text:p>
          </table:table-cell>
          <table:table-cell office:value-type="float" office:value="0.108092" calcext:value-type="float">
            <text:p>0.108092</text:p>
          </table:table-cell>
          <table:table-cell office:value-type="float" office:value="0.0688411" calcext:value-type="float">
            <text:p>0.068841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.6" calcext:value-type="float">
            <text:p>45.6</text:p>
          </table:table-cell>
          <table:table-cell office:value-type="float" office:value="0.107945" calcext:value-type="float">
            <text:p>0.107945</text:p>
          </table:table-cell>
          <table:table-cell office:value-type="float" office:value="0.0688381" calcext:value-type="float">
            <text:p>0.068838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.7" calcext:value-type="float">
            <text:p>45.7</text:p>
          </table:table-cell>
          <table:table-cell office:value-type="float" office:value="0.107799" calcext:value-type="float">
            <text:p>0.107799</text:p>
          </table:table-cell>
          <table:table-cell office:value-type="float" office:value="0.0688352" calcext:value-type="float">
            <text:p>0.068835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.8" calcext:value-type="float">
            <text:p>45.8</text:p>
          </table:table-cell>
          <table:table-cell office:value-type="float" office:value="0.107653" calcext:value-type="float">
            <text:p>0.107653</text:p>
          </table:table-cell>
          <table:table-cell office:value-type="float" office:value="0.0688323" calcext:value-type="float">
            <text:p>0.068832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5.9" calcext:value-type="float">
            <text:p>45.9</text:p>
          </table:table-cell>
          <table:table-cell office:value-type="float" office:value="0.107508" calcext:value-type="float">
            <text:p>0.107508</text:p>
          </table:table-cell>
          <table:table-cell office:value-type="float" office:value="0.0688294" calcext:value-type="float">
            <text:p>0.068829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" calcext:value-type="float">
            <text:p>46</text:p>
          </table:table-cell>
          <table:table-cell office:value-type="float" office:value="0.109393" calcext:value-type="float">
            <text:p>0.109393</text:p>
          </table:table-cell>
          <table:table-cell office:value-type="float" office:value="0.0691087" calcext:value-type="float">
            <text:p>0.069108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.1" calcext:value-type="float">
            <text:p>46.1</text:p>
          </table:table-cell>
          <table:table-cell office:value-type="float" office:value="0.109249" calcext:value-type="float">
            <text:p>0.109249</text:p>
          </table:table-cell>
          <table:table-cell office:value-type="float" office:value="0.0691055" calcext:value-type="float">
            <text:p>0.069105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.2" calcext:value-type="float">
            <text:p>46.2</text:p>
          </table:table-cell>
          <table:table-cell office:value-type="float" office:value="0.109106" calcext:value-type="float">
            <text:p>0.109106</text:p>
          </table:table-cell>
          <table:table-cell office:value-type="float" office:value="0.0691024" calcext:value-type="float">
            <text:p>0.069102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.3" calcext:value-type="float">
            <text:p>46.3</text:p>
          </table:table-cell>
          <table:table-cell office:value-type="float" office:value="0.108963" calcext:value-type="float">
            <text:p>0.108963</text:p>
          </table:table-cell>
          <table:table-cell office:value-type="float" office:value="0.0690993" calcext:value-type="float">
            <text:p>0.069099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.4" calcext:value-type="float">
            <text:p>46.4</text:p>
          </table:table-cell>
          <table:table-cell office:value-type="float" office:value="0.108821" calcext:value-type="float">
            <text:p>0.108821</text:p>
          </table:table-cell>
          <table:table-cell office:value-type="float" office:value="0.0690962" calcext:value-type="float">
            <text:p>0.069096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.5" calcext:value-type="float">
            <text:p>46.5</text:p>
          </table:table-cell>
          <table:table-cell office:value-type="float" office:value="0.108679" calcext:value-type="float">
            <text:p>0.108679</text:p>
          </table:table-cell>
          <table:table-cell office:value-type="float" office:value="0.0690932" calcext:value-type="float">
            <text:p>0.069093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.6" calcext:value-type="float">
            <text:p>46.6</text:p>
          </table:table-cell>
          <table:table-cell office:value-type="float" office:value="0.108538" calcext:value-type="float">
            <text:p>0.108538</text:p>
          </table:table-cell>
          <table:table-cell office:value-type="float" office:value="0.0690901" calcext:value-type="float">
            <text:p>0.069090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.7" calcext:value-type="float">
            <text:p>46.7</text:p>
          </table:table-cell>
          <table:table-cell office:value-type="float" office:value="0.108398" calcext:value-type="float">
            <text:p>0.108398</text:p>
          </table:table-cell>
          <table:table-cell office:value-type="float" office:value="0.0690871" calcext:value-type="float">
            <text:p>0.069087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.8" calcext:value-type="float">
            <text:p>46.8</text:p>
          </table:table-cell>
          <table:table-cell office:value-type="float" office:value="0.108258" calcext:value-type="float">
            <text:p>0.108258</text:p>
          </table:table-cell>
          <table:table-cell office:value-type="float" office:value="0.0690841" calcext:value-type="float">
            <text:p>0.069084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6.9" calcext:value-type="float">
            <text:p>46.9</text:p>
          </table:table-cell>
          <table:table-cell office:value-type="float" office:value="0.108119" calcext:value-type="float">
            <text:p>0.108119</text:p>
          </table:table-cell>
          <table:table-cell office:value-type="float" office:value="0.0690812" calcext:value-type="float">
            <text:p>0.069081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" calcext:value-type="float">
            <text:p>47</text:p>
          </table:table-cell>
          <table:table-cell office:value-type="float" office:value="0.109938" calcext:value-type="float">
            <text:p>0.109938</text:p>
          </table:table-cell>
          <table:table-cell office:value-type="float" office:value="0.0693566" calcext:value-type="float">
            <text:p>0.069356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.1" calcext:value-type="float">
            <text:p>47.1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0693533" calcext:value-type="float">
            <text:p>0.069353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.2" calcext:value-type="float">
            <text:p>47.2</text:p>
          </table:table-cell>
          <table:table-cell office:value-type="float" office:value="0.109662" calcext:value-type="float">
            <text:p>0.109662</text:p>
          </table:table-cell>
          <table:table-cell office:value-type="float" office:value="0.0693502" calcext:value-type="float">
            <text:p>0.069350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.3" calcext:value-type="float">
            <text:p>47.3</text:p>
          </table:table-cell>
          <table:table-cell office:value-type="float" office:value="0.109525" calcext:value-type="float">
            <text:p>0.109525</text:p>
          </table:table-cell>
          <table:table-cell office:value-type="float" office:value="0.069347" calcext:value-type="float">
            <text:p>0.06934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.4" calcext:value-type="float">
            <text:p>47.4</text:p>
          </table:table-cell>
          <table:table-cell office:value-type="float" office:value="0.109388" calcext:value-type="float">
            <text:p>0.109388</text:p>
          </table:table-cell>
          <table:table-cell office:value-type="float" office:value="0.0693438" calcext:value-type="float">
            <text:p>0.069343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.5" calcext:value-type="float">
            <text:p>47.5</text:p>
          </table:table-cell>
          <table:table-cell office:value-type="float" office:value="0.109252" calcext:value-type="float">
            <text:p>0.109252</text:p>
          </table:table-cell>
          <table:table-cell office:value-type="float" office:value="0.0693407" calcext:value-type="float">
            <text:p>0.069340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.6" calcext:value-type="float">
            <text:p>47.6</text:p>
          </table:table-cell>
          <table:table-cell office:value-type="float" office:value="0.109117" calcext:value-type="float">
            <text:p>0.109117</text:p>
          </table:table-cell>
          <table:table-cell office:value-type="float" office:value="0.0693376" calcext:value-type="float">
            <text:p>0.069337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.7" calcext:value-type="float">
            <text:p>47.7</text:p>
          </table:table-cell>
          <table:table-cell office:value-type="float" office:value="0.108982" calcext:value-type="float">
            <text:p>0.108982</text:p>
          </table:table-cell>
          <table:table-cell office:value-type="float" office:value="0.0693345" calcext:value-type="float">
            <text:p>0.069334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.8" calcext:value-type="float">
            <text:p>47.8</text:p>
          </table:table-cell>
          <table:table-cell office:value-type="float" office:value="0.108847" calcext:value-type="float">
            <text:p>0.108847</text:p>
          </table:table-cell>
          <table:table-cell office:value-type="float" office:value="0.0693314" calcext:value-type="float">
            <text:p>0.069331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7.9" calcext:value-type="float">
            <text:p>47.9</text:p>
          </table:table-cell>
          <table:table-cell office:value-type="float" office:value="0.108713" calcext:value-type="float">
            <text:p>0.108713</text:p>
          </table:table-cell>
          <table:table-cell office:value-type="float" office:value="0.0693284" calcext:value-type="float">
            <text:p>0.069328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" calcext:value-type="float">
            <text:p>48</text:p>
          </table:table-cell>
          <table:table-cell office:value-type="float" office:value="0.110472" calcext:value-type="float">
            <text:p>0.110472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.1" calcext:value-type="float">
            <text:p>48.1</text:p>
          </table:table-cell>
          <table:table-cell office:value-type="float" office:value="0.110339" calcext:value-type="float">
            <text:p>0.110339</text:p>
          </table:table-cell>
          <table:table-cell office:value-type="float" office:value="0.0695967" calcext:value-type="float">
            <text:p>0.069596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.2" calcext:value-type="float">
            <text:p>48.2</text:p>
          </table:table-cell>
          <table:table-cell office:value-type="float" office:value="0.110206" calcext:value-type="float">
            <text:p>0.110206</text:p>
          </table:table-cell>
          <table:table-cell office:value-type="float" office:value="0.0695935" calcext:value-type="float">
            <text:p>0.069593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.3" calcext:value-type="float">
            <text:p>48.3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0695902" calcext:value-type="float">
            <text:p>0.069590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.4" calcext:value-type="float">
            <text:p>48.4</text:p>
          </table:table-cell>
          <table:table-cell office:value-type="float" office:value="0.109943" calcext:value-type="float">
            <text:p>0.109943</text:p>
          </table:table-cell>
          <table:table-cell office:value-type="float" office:value="0.069587" calcext:value-type="float">
            <text:p>0.06958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.5" calcext:value-type="float">
            <text:p>48.5</text:p>
          </table:table-cell>
          <table:table-cell office:value-type="float" office:value="0.109812" calcext:value-type="float">
            <text:p>0.109812</text:p>
          </table:table-cell>
          <table:table-cell office:value-type="float" office:value="0.0695838" calcext:value-type="float">
            <text:p>0.069583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.6" calcext:value-type="float">
            <text:p>48.6</text:p>
          </table:table-cell>
          <table:table-cell office:value-type="float" office:value="0.109682" calcext:value-type="float">
            <text:p>0.109682</text:p>
          </table:table-cell>
          <table:table-cell office:value-type="float" office:value="0.0695807" calcext:value-type="float">
            <text:p>0.069580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.7" calcext:value-type="float">
            <text:p>48.7</text:p>
          </table:table-cell>
          <table:table-cell office:value-type="float" office:value="0.109552" calcext:value-type="float">
            <text:p>0.109552</text:p>
          </table:table-cell>
          <table:table-cell office:value-type="float" office:value="0.0695775" calcext:value-type="float">
            <text:p>0.069577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.8" calcext:value-type="float">
            <text:p>48.8</text:p>
          </table:table-cell>
          <table:table-cell office:value-type="float" office:value="0.109423" calcext:value-type="float">
            <text:p>0.109423</text:p>
          </table:table-cell>
          <table:table-cell office:value-type="float" office:value="0.0695744" calcext:value-type="float">
            <text:p>0.0695744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8.9" calcext:value-type="float">
            <text:p>48.9</text:p>
          </table:table-cell>
          <table:table-cell office:value-type="float" office:value="0.109294" calcext:value-type="float">
            <text:p>0.109294</text:p>
          </table:table-cell>
          <table:table-cell office:value-type="float" office:value="0.0695713" calcext:value-type="float">
            <text:p>0.069571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" calcext:value-type="float">
            <text:p>49</text:p>
          </table:table-cell>
          <table:table-cell office:value-type="float" office:value="0.110994" calcext:value-type="float">
            <text:p>0.110994</text:p>
          </table:table-cell>
          <table:table-cell office:value-type="float" office:value="0.0698391" calcext:value-type="float">
            <text:p>0.069839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.1" calcext:value-type="float">
            <text:p>49.1</text:p>
          </table:table-cell>
          <table:table-cell office:value-type="float" office:value="0.110866" calcext:value-type="float">
            <text:p>0.110866</text:p>
          </table:table-cell>
          <table:table-cell office:value-type="float" office:value="0.0698358" calcext:value-type="float">
            <text:p>0.0698358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.2" calcext:value-type="float">
            <text:p>49.2</text:p>
          </table:table-cell>
          <table:table-cell office:value-type="float" office:value="0.110739" calcext:value-type="float">
            <text:p>0.110739</text:p>
          </table:table-cell>
          <table:table-cell office:value-type="float" office:value="0.0698325" calcext:value-type="float">
            <text:p>0.069832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.3" calcext:value-type="float">
            <text:p>49.3</text:p>
          </table:table-cell>
          <table:table-cell office:value-type="float" office:value="0.110612" calcext:value-type="float">
            <text:p>0.110612</text:p>
          </table:table-cell>
          <table:table-cell office:value-type="float" office:value="0.0698292" calcext:value-type="float">
            <text:p>0.0698292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.4" calcext:value-type="float">
            <text:p>49.4</text:p>
          </table:table-cell>
          <table:table-cell office:value-type="float" office:value="0.110486" calcext:value-type="float">
            <text:p>0.110486</text:p>
          </table:table-cell>
          <table:table-cell office:value-type="float" office:value="0.069826" calcext:value-type="float">
            <text:p>0.069826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.5" calcext:value-type="float">
            <text:p>49.5</text:p>
          </table:table-cell>
          <table:table-cell office:value-type="float" office:value="0.11036" calcext:value-type="float">
            <text:p>0.11036</text:p>
          </table:table-cell>
          <table:table-cell office:value-type="float" office:value="0.0698227" calcext:value-type="float">
            <text:p>0.0698227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.6" calcext:value-type="float">
            <text:p>49.6</text:p>
          </table:table-cell>
          <table:table-cell office:value-type="float" office:value="0.110234" calcext:value-type="float">
            <text:p>0.110234</text:p>
          </table:table-cell>
          <table:table-cell office:value-type="float" office:value="0.0698195" calcext:value-type="float">
            <text:p>0.0698195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.7" calcext:value-type="float">
            <text:p>49.7</text:p>
          </table:table-cell>
          <table:table-cell office:value-type="float" office:value="0.110109" calcext:value-type="float">
            <text:p>0.110109</text:p>
          </table:table-cell>
          <table:table-cell office:value-type="float" office:value="0.0698163" calcext:value-type="float">
            <text:p>0.0698163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.8" calcext:value-type="float">
            <text:p>49.8</text:p>
          </table:table-cell>
          <table:table-cell office:value-type="float" office:value="0.109984" calcext:value-type="float">
            <text:p>0.109984</text:p>
          </table:table-cell>
          <table:table-cell office:value-type="float" office:value="0.0698131" calcext:value-type="float">
            <text:p>0.069813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49.9" calcext:value-type="float">
            <text:p>49.9</text:p>
          </table:table-cell>
          <table:table-cell office:value-type="float" office:value="0.10986" calcext:value-type="float">
            <text:p>0.10986</text:p>
          </table:table-cell>
          <table:table-cell office:value-type="float" office:value="0.06981" calcext:value-type="float">
            <text:p>0.06981</text:p>
          </table:table-cell>
        </table:table-row>
        <table:table-row table:style-name="ro1">
          <table:table-cell office:value-type="time" office:time-value="PT17H37M09S" calcext:value-type="time">
            <text:p>05:37:09 PM</text:p>
          </table:table-cell>
          <table:table-cell office:value-type="string" calcext:value-type="string">
            <text:p>DBG</text:p>
          </table:table-cell>
          <table:table-cell office:value-type="float" office:value="50" calcext:value-type="float">
            <text:p>50</text:p>
          </table:table-cell>
          <table:table-cell office:value-type="float" office:value="0.111506" calcext:value-type="float">
            <text:p>0.111506</text:p>
          </table:table-cell>
          <table:table-cell office:value-type="float" office:value="0.0700741" calcext:value-type="float">
            <text:p>0.0700741</text:p>
          </table:table-cell>
        </table:table-row>
      </table:table>
      <table:table table:name="Sheet6" table:style-name="ta1">
        <table:shapes>
          <draw:frame draw:z-index="0" draw:style-name="gr1" draw:text-style-name="P1" svg:width="11.9957in" svg:height="6.7472in" svg:x="3.5953in" svg:y="0.0394in">
            <draw:object draw:notify-on-update-of-ranges="Sheet6.A1:Sheet6.A90 Sheet6.C1:Sheet6.C90 Sheet6.A1:Sheet6.A90 Sheet6.D1:Sheet6.D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4.3636363636364" calcext:value-type="float">
            <text:p>14.3636363636364</text:p>
          </table:table-cell>
          <table:table-cell office:value-type="float" office:value="304.206611570247" calcext:value-type="float">
            <text:p>304.20661157024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58.1666666666666" calcext:value-type="float">
            <text:p>58.166666666666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8.94017094017093" calcext:value-type="float">
            <text:p>8.94017094017093</text:p>
          </table:table-cell>
          <table:table-cell office:value-type="float" office:value="20.2776682007451" calcext:value-type="float">
            <text:p>20.277668200745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44217687074831" calcext:value-type="float">
            <text:p>9.4421768707483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5.44444444444444" calcext:value-type="float">
            <text:p>5.4444444444444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6.81944444444444" calcext:value-type="float">
            <text:p>6.81944444444444</text:p>
          </table:table-cell>
          <table:table-cell office:value-type="float" office:value="3.76851851851853" calcext:value-type="float">
            <text:p>3.768518518518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6.40336134453782" calcext:value-type="float">
            <text:p>6.40336134453782</text:p>
          </table:table-cell>
          <table:table-cell office:value-type="float" office:value="3.02255019654922" calcext:value-type="float">
            <text:p>3.0225501965492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6.05555555555556" calcext:value-type="float">
            <text:p>6.05555555555556</text:p>
          </table:table-cell>
          <table:table-cell office:value-type="float" office:value="2.68827160493827" calcext:value-type="float">
            <text:p>2.6882716049382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5.75828460038987" calcext:value-type="float">
            <text:p>5.75828460038987</text:p>
          </table:table-cell>
          <table:table-cell office:value-type="float" office:value="2.54741629903218" calcext:value-type="float">
            <text:p>2.54741629903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52380952380952" calcext:value-type="float">
            <text:p>1.52380952380952</text:p>
          </table:table-cell>
          <table:table-cell office:value-type="float" office:value="-0.0212121212121232" calcext:value-type="float">
            <text:p>-0.021212121212123</text:p>
          </table:table-cell>
          <table:table-cell office:value-type="float" office:value="0.638955604280281" calcext:value-type="float">
            <text:p>0.6389556042802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0.0282828282828298" calcext:value-type="float">
            <text:p>0.02828282828283</text:p>
          </table:table-cell>
          <table:table-cell office:value-type="float" office:value="0.407248239975513" calcext:value-type="float">
            <text:p>0.40724823997551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0.126086956521738" calcext:value-type="float">
            <text:p>0.126086956521738</text:p>
          </table:table-cell>
          <table:table-cell office:value-type="float" office:value="0.265118473693434" calcext:value-type="float">
            <text:p>0.26511847369343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0.257142857142856" calcext:value-type="float">
            <text:p>0.257142857142856</text:p>
          </table:table-cell>
          <table:table-cell office:value-type="float" office:value="0.187324263038549" calcext:value-type="float">
            <text:p>0.18732426303854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411111111111111" calcext:value-type="float">
            <text:p>0.411111111111111</text:p>
          </table:table-cell>
          <table:table-cell office:value-type="float" office:value="0.157407407407408" calcext:value-type="float">
            <text:p>0.15740740740740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0.580769230769231" calcext:value-type="float">
            <text:p>0.580769230769231</text:p>
          </table:table-cell>
          <table:table-cell office:value-type="float" office:value="0.164413214990138" calcext:value-type="float">
            <text:p>0.16441321499013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62962962962963" calcext:value-type="float">
            <text:p>1.62962962962963</text:p>
          </table:table-cell>
          <table:table-cell office:value-type="float" office:value="0.761002178649238" calcext:value-type="float">
            <text:p>0.761002178649238</text:p>
          </table:table-cell>
          <table:table-cell office:value-type="float" office:value="0.200936914102363" calcext:value-type="float">
            <text:p>0.20093691410236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0.948148148148149" calcext:value-type="float">
            <text:p>0.948148148148149</text:p>
          </table:table-cell>
          <table:table-cell office:value-type="float" office:value="0.261919879062736" calcext:value-type="float">
            <text:p>0.26191987906273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6551724137931" calcext:value-type="float">
            <text:p>1.6551724137931</text:p>
          </table:table-cell>
          <table:table-cell office:value-type="float" office:value="1.13956442831216" calcext:value-type="float">
            <text:p>1.13956442831216</text:p>
          </table:table-cell>
          <table:table-cell office:value-type="float" office:value="0.343885922641888" calcext:value-type="float">
            <text:p>0.343885922641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1363163371488" calcext:value-type="float">
            <text:p>2.1363163371488</text:p>
          </table:table-cell>
          <table:table-cell office:value-type="float" office:value="-0.24321556579621" calcext:value-type="float">
            <text:p>-0.24321556579621</text:p>
          </table:table-cell>
          <table:table-cell office:value-type="float" office:value="0.946940505882074" calcext:value-type="float">
            <text:p>0.94694050588207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16015625" calcext:value-type="float">
            <text:p>2.16015625</text:p>
          </table:table-cell>
          <table:table-cell office:value-type="float" office:value="-0.454545454545456" calcext:value-type="float">
            <text:p>-0.454545454545456</text:p>
          </table:table-cell>
          <table:table-cell office:value-type="float" office:value="0.907885674931128" calcext:value-type="float">
            <text:p>0.90788567493112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18273645546373" calcext:value-type="float">
            <text:p>2.18273645546373</text:p>
          </table:table-cell>
          <table:table-cell office:value-type="float" office:value="-0.638998682476942" calcext:value-type="float">
            <text:p>-0.638998682476942</text:p>
          </table:table-cell>
          <table:table-cell office:value-type="float" office:value="0.880190459327773" calcext:value-type="float">
            <text:p>0.88019045932777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20415224913495" calcext:value-type="float">
            <text:p>2.20415224913495</text:p>
          </table:table-cell>
          <table:table-cell office:value-type="float" office:value="-0.800653594771243" calcext:value-type="float">
            <text:p>-0.800653594771243</text:p>
          </table:table-cell>
          <table:table-cell office:value-type="float" office:value="0.861751890298609" calcext:value-type="float">
            <text:p>0.86175189029860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22448979591837" calcext:value-type="float">
            <text:p>2.22448979591837</text:p>
          </table:table-cell>
          <table:table-cell office:value-type="float" office:value="-0.942857142857142" calcext:value-type="float">
            <text:p>-0.942857142857142</text:p>
          </table:table-cell>
          <table:table-cell office:value-type="float" office:value="0.850884353741496" calcext:value-type="float">
            <text:p>0.85088435374149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24382716049383" calcext:value-type="float">
            <text:p>2.24382716049383</text:p>
          </table:table-cell>
          <table:table-cell office:value-type="float" office:value="-1.06837606837607" calcext:value-type="float">
            <text:p>-1.06837606837607</text:p>
          </table:table-cell>
          <table:table-cell office:value-type="float" office:value="0.846226897508947" calcext:value-type="float">
            <text:p>0.84622689750894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26223520818115" calcext:value-type="float">
            <text:p>2.26223520818115</text:p>
          </table:table-cell>
          <table:table-cell office:value-type="float" office:value="-1.17951284617951" calcext:value-type="float">
            <text:p>-1.17951284617951</text:p>
          </table:table-cell>
          <table:table-cell office:value-type="float" office:value="0.846673500327148" calcext:value-type="float">
            <text:p>0.84667350032714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2797783933518" calcext:value-type="float">
            <text:p>2.2797783933518</text:p>
          </table:table-cell>
          <table:table-cell office:value-type="float" office:value="-1.27819548872181" calcext:value-type="float">
            <text:p>-1.27819548872181</text:p>
          </table:table-cell>
          <table:table-cell office:value-type="float" office:value="0.851320029396803" calcext:value-type="float">
            <text:p>0.85132002939680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29651545036161" calcext:value-type="float">
            <text:p>2.29651545036161</text:p>
          </table:table-cell>
          <table:table-cell office:value-type="float" office:value="-1.36604774535809" calcext:value-type="float">
            <text:p>-1.36604774535809</text:p>
          </table:table-cell>
          <table:table-cell office:value-type="float" office:value="0.859423481485133" calcext:value-type="float">
            <text:p>0.859423481485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34375" calcext:value-type="float">
            <text:p>2.734375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float" office:value="0.0617283950617284" calcext:value-type="float">
            <text:p>0.06172839506172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76002959910622" calcext:value-type="float">
            <text:p>2.76002959910622</text:p>
          </table:table-cell>
          <table:table-cell office:value-type="float" office:value="-0.00853865584496294" calcext:value-type="float">
            <text:p>-0.008538655844963</text:p>
          </table:table-cell>
          <table:table-cell office:value-type="float" office:value="0.0613150667670077" calcext:value-type="float">
            <text:p>0.06131506676700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78468847856603" calcext:value-type="float">
            <text:p>2.78468847856603</text:p>
          </table:table-cell>
          <table:table-cell office:value-type="float" office:value="-0.0323015873015877" calcext:value-type="float">
            <text:p>-0.032301587301588</text:p>
          </table:table-cell>
          <table:table-cell office:value-type="float" office:value="0.0611252267573699" calcext:value-type="float">
            <text:p>0.0611252267573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80840680694782" calcext:value-type="float">
            <text:p>2.80840680694782</text:p>
          </table:table-cell>
          <table:table-cell office:value-type="float" office:value="-0.0578788997393656" calcext:value-type="float">
            <text:p>-0.057878899739366</text:p>
          </table:table-cell>
          <table:table-cell office:value-type="float" office:value="0.0612866833307504" calcext:value-type="float">
            <text:p>0.061286683330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83123591284748" calcext:value-type="float">
            <text:p>2.83123591284748</text:p>
          </table:table-cell>
          <table:table-cell office:value-type="float" office:value="-0.0844919786096259" calcext:value-type="float">
            <text:p>-0.084491978609626</text:p>
          </table:table-cell>
          <table:table-cell office:value-type="float" office:value="0.0618701643678046" calcext:value-type="float">
            <text:p>0.06187016436780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85322359396433" calcext:value-type="float">
            <text:p>2.85322359396433</text:p>
          </table:table-cell>
          <table:table-cell office:value-type="float" office:value="-0.111571198527721" calcext:value-type="float">
            <text:p>-0.111571198527721</text:p>
          </table:table-cell>
          <table:table-cell office:value-type="float" office:value="0.0629083017836882" calcext:value-type="float">
            <text:p>0.06290830178368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.87441439960549" calcext:value-type="float">
            <text:p>2.87441439960549</text:p>
          </table:table-cell>
          <table:table-cell office:value-type="float" office:value="-0.13870101986044" calcext:value-type="float">
            <text:p>-0.13870101986044</text:p>
          </table:table-cell>
          <table:table-cell office:value-type="float" office:value="0.0644085042824798" calcext:value-type="float">
            <text:p>0.0644085042824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.89484988875297" calcext:value-type="float">
            <text:p>2.89484988875297</text:p>
          </table:table-cell>
          <table:table-cell office:value-type="float" office:value="-0.165580218516389" calcext:value-type="float">
            <text:p>-0.165580218516389</text:p>
          </table:table-cell>
          <table:table-cell office:value-type="float" office:value="0.0663617422280534" calcext:value-type="float">
            <text:p>0.06636174222805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.91456886574074" calcext:value-type="float">
            <text:p>2.91456886574074</text:p>
          </table:table-cell>
          <table:table-cell office:value-type="float" office:value="-0.191992802519118" calcext:value-type="float">
            <text:p>-0.191992802519118</text:p>
          </table:table-cell>
          <table:table-cell office:value-type="float" office:value="0.0687485665442193" calcext:value-type="float">
            <text:p>0.06874856654421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93360759547467" calcext:value-type="float">
            <text:p>2.93360759547467</text:p>
          </table:table-cell>
          <table:table-cell office:value-type="float" office:value="-0.21778656381831" calcext:value-type="float">
            <text:p>-0.21778656381831</text:p>
          </table:table-cell>
          <table:table-cell office:value-type="float" office:value="0.0715432377495786" calcext:value-type="float">
            <text:p>0.071543237749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616" calcext:value-type="float">
            <text:p>3.3616</text:p>
          </table:table-cell>
          <table:table-cell office:value-type="float" office:value="0.0249999999999999" calcext:value-type="float">
            <text:p>0.025</text:p>
          </table:table-cell>
          <table:table-cell office:value-type="float" office:value="0.0452777777777778" calcext:value-type="float">
            <text:p>0.04527777777777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8746845806946" calcext:value-type="float">
            <text:p>3.38746845806946</text:p>
          </table:table-cell>
          <table:table-cell office:value-type="float" office:value="0.0132961548957462" calcext:value-type="float">
            <text:p>0.013296154895746</text:p>
          </table:table-cell>
          <table:table-cell office:value-type="float" office:value="0.0449442297466924" calcext:value-type="float">
            <text:p>0.04494422974669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1255339448899" calcext:value-type="float">
            <text:p>3.41255339448899</text:p>
          </table:table-cell>
          <table:table-cell office:value-type="float" office:value="0.00118087442031101" calcext:value-type="float">
            <text:p>0.001180874420311</text:p>
          </table:table-cell>
          <table:table-cell office:value-type="float" office:value="0.0448151143351598" calcext:value-type="float">
            <text:p>0.0448151143351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4368887017154" calcext:value-type="float">
            <text:p>3.4368887017154</text:p>
          </table:table-cell>
          <table:table-cell office:value-type="float" office:value="-0.0111916168323041" calcext:value-type="float">
            <text:p>-0.011191616832304</text:p>
          </table:table-cell>
          <table:table-cell office:value-type="float" office:value="0.0448866515063415" calcext:value-type="float">
            <text:p>0.04488665150634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6050643439253" calcext:value-type="float">
            <text:p>3.46050643439253</text:p>
          </table:table-cell>
          <table:table-cell office:value-type="float" office:value="-0.0236981416922422" calcext:value-type="float">
            <text:p>-0.023698141692242</text:p>
          </table:table-cell>
          <table:table-cell office:value-type="float" office:value="0.0451523228141664" calcext:value-type="float">
            <text:p>0.04515232281416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4834369237074" calcext:value-type="float">
            <text:p>3.4834369237074</text:p>
          </table:table-cell>
          <table:table-cell office:value-type="float" office:value="-0.0362405416168858" calcext:value-type="float">
            <text:p>-0.036240541616886</text:p>
          </table:table-cell>
          <table:table-cell office:value-type="float" office:value="0.0456037689033624" calcext:value-type="float">
            <text:p>0.04560376890336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50570888431903" calcext:value-type="float">
            <text:p>3.50570888431903</text:p>
          </table:table-cell>
          <table:table-cell office:value-type="float" office:value="-0.0487408716442739" calcext:value-type="float">
            <text:p>-0.048740871644274</text:p>
          </table:table-cell>
          <table:table-cell office:value-type="float" office:value="0.0462314560831119" calcext:value-type="float">
            <text:p>0.04623145608311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52734951427155" calcext:value-type="float">
            <text:p>3.52734951427155</text:p>
          </table:table-cell>
          <table:table-cell office:value-type="float" office:value="-0.0611375544927524" calcext:value-type="float">
            <text:p>-0.061137554492752</text:p>
          </table:table-cell>
          <table:table-cell office:value-type="float" office:value="0.0470251695930353" calcext:value-type="float">
            <text:p>0.04702516959303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.54838458830366" calcext:value-type="float">
            <text:p>3.54838458830366</text:p>
          </table:table-cell>
          <table:table-cell office:value-type="float" office:value="-0.0733822903363137" calcext:value-type="float">
            <text:p>-0.073382290336314</text:p>
          </table:table-cell>
          <table:table-cell office:value-type="float" office:value="0.0479743764771514" calcext:value-type="float">
            <text:p>0.04797437647715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56883854496041" calcext:value-type="float">
            <text:p>3.56883854496041</text:p>
          </table:table-cell>
          <table:table-cell office:value-type="float" office:value="-0.0854375648564516" calcext:value-type="float">
            <text:p>-0.085437564856452</text:p>
          </table:table-cell>
          <table:table-cell office:value-type="float" office:value="0.0490684901841089" calcext:value-type="float">
            <text:p>0.04906849018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906121399177" calcext:value-type="float">
            <text:p>3.9906121399177</text:p>
          </table:table-cell>
          <table:table-cell office:value-type="float" office:value="0.0357196581196579" calcext:value-type="float">
            <text:p>0.035719658119658</text:p>
          </table:table-cell>
          <table:table-cell office:value-type="float" office:value="0.0429349112426037" calcext:value-type="float">
            <text:p>0.04293491124260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01660373362208" calcext:value-type="float">
            <text:p>4.01660373362208</text:p>
          </table:table-cell>
          <table:table-cell office:value-type="float" office:value="0.0280680190465388" calcext:value-type="float">
            <text:p>0.028068019046539</text:p>
          </table:table-cell>
          <table:table-cell office:value-type="float" office:value="0.0429962503763328" calcext:value-type="float">
            <text:p>0.042996250376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04194944516517" calcext:value-type="float">
            <text:p>4.04194944516517</text:p>
          </table:table-cell>
          <table:table-cell office:value-type="float" office:value="0.0203701381822001" calcext:value-type="float">
            <text:p>0.0203701381822</text:p>
          </table:table-cell>
          <table:table-cell office:value-type="float" office:value="0.0431549492344885" calcext:value-type="float">
            <text:p>0.04315494923448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.06667220838119" calcext:value-type="float">
            <text:p>4.06667220838119</text:p>
          </table:table-cell>
          <table:table-cell office:value-type="float" office:value="0.0126627307550158" calcext:value-type="float">
            <text:p>0.012662730755016</text:p>
          </table:table-cell>
          <table:table-cell office:value-type="float" office:value="0.043405647231379" calcext:value-type="float">
            <text:p>0.04340564723137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09079393744469" calcext:value-type="float">
            <text:p>4.09079393744469</text:p>
          </table:table-cell>
          <table:table-cell office:value-type="float" office:value="0.00497617957098906" calcext:value-type="float">
            <text:p>0.004976179570989</text:p>
          </table:table-cell>
          <table:table-cell office:value-type="float" office:value="0.0437429731707653" calcext:value-type="float">
            <text:p>0.04374297317076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11433557864005" calcext:value-type="float">
            <text:p>4.11433557864005</text:p>
          </table:table-cell>
          <table:table-cell office:value-type="float" office:value="-0.00266446071122828" calcext:value-type="float">
            <text:p>-0.002664460711228</text:p>
          </table:table-cell>
          <table:table-cell office:value-type="float" office:value="0.0441616180288529" calcext:value-type="float">
            <text:p>0.04416161802885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13731715943162" calcext:value-type="float">
            <text:p>4.13731715943162</text:p>
          </table:table-cell>
          <table:table-cell office:value-type="float" office:value="-0.0102386239239689" calcext:value-type="float">
            <text:p>-0.010238623923969</text:p>
          </table:table-cell>
          <table:table-cell office:value-type="float" office:value="0.0446563885121777" calcext:value-type="float">
            <text:p>0.04465638851217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.15975783494559" calcext:value-type="float">
            <text:p>4.15975783494559</text:p>
          </table:table-cell>
          <table:table-cell office:value-type="float" office:value="-0.0177295287026042" calcext:value-type="float">
            <text:p>-0.017729528702604</text:p>
          </table:table-cell>
          <table:table-cell office:value-type="float" office:value="0.0452222456292318" calcext:value-type="float">
            <text:p>0.04522224562923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18167593197766" calcext:value-type="float">
            <text:p>4.18167593197766</text:p>
          </table:table-cell>
          <table:table-cell office:value-type="float" office:value="-0.0251235874409351" calcext:value-type="float">
            <text:p>-0.025123587440935</text:p>
          </table:table-cell>
          <table:table-cell office:value-type="float" office:value="0.0458543316014441" calcext:value-type="float">
            <text:p>0.04585433160144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.20308899064145" calcext:value-type="float">
            <text:p>4.20308899064145</text:p>
          </table:table-cell>
          <table:table-cell office:value-type="float" office:value="-0.0324099088337311" calcext:value-type="float">
            <text:p>-0.032409908833731</text:p>
          </table:table-cell>
          <table:table-cell office:value-type="float" office:value="0.0465479877268435" calcext:value-type="float">
            <text:p>0.0465479877268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205832603762" calcext:value-type="float">
            <text:p>4.6205832603762</text:p>
          </table:table-cell>
          <table:table-cell office:value-type="float" office:value="0.0444444444444443" calcext:value-type="float">
            <text:p>0.044444444444444</text:p>
          </table:table-cell>
          <table:table-cell office:value-type="float" office:value="0.0440555211983784" calcext:value-type="float">
            <text:p>0.04405552119837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.6466542775509" calcext:value-type="float">
            <text:p>4.6466542775509</text:p>
          </table:table-cell>
          <table:table-cell office:value-type="float" office:value="0.0390080612608141" calcext:value-type="float">
            <text:p>0.039008061260814</text:p>
          </table:table-cell>
          <table:table-cell office:value-type="float" office:value="0.0442504693497802" calcext:value-type="float">
            <text:p>0.0442504693497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.67217591249325" calcext:value-type="float">
            <text:p>4.67217591249325</text:p>
          </table:table-cell>
          <table:table-cell office:value-type="float" office:value="0.0335971039067651" calcext:value-type="float">
            <text:p>0.033597103906765</text:p>
          </table:table-cell>
          <table:table-cell office:value-type="float" office:value="0.0444929765977956" calcext:value-type="float">
            <text:p>0.04449297659779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.69716471563756" calcext:value-type="float">
            <text:p>4.69716471563756</text:p>
          </table:table-cell>
          <table:table-cell office:value-type="float" office:value="0.0282226002561773" calcext:value-type="float">
            <text:p>0.028222600256177</text:p>
          </table:table-cell>
          <table:table-cell office:value-type="float" office:value="0.0447800835182393" calcext:value-type="float">
            <text:p>0.04478008351823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.72163661351626" calcext:value-type="float">
            <text:p>4.72163661351626</text:p>
          </table:table-cell>
          <table:table-cell office:value-type="float" office:value="0.0228938177307739" calcext:value-type="float">
            <text:p>0.022893817730774</text:p>
          </table:table-cell>
          <table:table-cell office:value-type="float" office:value="0.0451089532278549" calcext:value-type="float">
            <text:p>0.04510895322785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.74560693552812" calcext:value-type="float">
            <text:p>4.74560693552812</text:p>
          </table:table-cell>
          <table:table-cell office:value-type="float" office:value="0.017618504146694" calcext:value-type="float">
            <text:p>0.017618504146694</text:p>
          </table:table-cell>
          <table:table-cell office:value-type="float" office:value="0.0454768743388838" calcext:value-type="float">
            <text:p>0.04547687433888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.76909043954082" calcext:value-type="float">
            <text:p>4.76909043954082</text:p>
          </table:table-cell>
          <table:table-cell office:value-type="float" office:value="0.0124030950045811" calcext:value-type="float">
            <text:p>0.012403095004581</text:p>
          </table:table-cell>
          <table:table-cell office:value-type="float" office:value="0.0458812618606955" calcext:value-type="float">
            <text:p>0.04588126186069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.79210133636562" calcext:value-type="float">
            <text:p>4.79210133636562</text:p>
          </table:table-cell>
          <table:table-cell office:value-type="float" office:value="0.00725289216567748" calcext:value-type="float">
            <text:p>0.007252892165677</text:p>
          </table:table-cell>
          <table:table-cell office:value-type="float" office:value="0.0463196565168561" calcext:value-type="float">
            <text:p>0.04631965651685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.81465331314303" calcext:value-type="float">
            <text:p>4.81465331314303</text:p>
          </table:table-cell>
          <table:table-cell office:value-type="float" office:value="0.00217221807980006" calcext:value-type="float">
            <text:p>0.0021722180798</text:p>
          </table:table-cell>
          <table:table-cell office:value-type="float" office:value="0.0467897228531026" calcext:value-type="float">
            <text:p>0.04678972285310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.83675955567945" calcext:value-type="float">
            <text:p>4.83675955567945</text:p>
          </table:table-cell>
          <table:table-cell office:value-type="float" office:value="-0.00283545091526494" calcext:value-type="float">
            <text:p>-0.002835450915265</text:p>
          </table:table-cell>
          <table:table-cell office:value-type="float" office:value="0.0472892464368828" calcext:value-type="float">
            <text:p>0.047289246436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5112867355347" calcext:value-type="float">
            <text:p>5.25112867355347</text:p>
          </table:table-cell>
          <table:table-cell office:value-type="float" office:value="0.0515367160234957" calcext:value-type="float">
            <text:p>0.051536716023496</text:p>
          </table:table-cell>
          <table:table-cell office:value-type="float" office:value="0.0459768585902656" calcext:value-type="float">
            <text:p>0.04597685859026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.27725492978486" calcext:value-type="float">
            <text:p>5.27725492978486</text:p>
          </table:table-cell>
          <table:table-cell office:value-type="float" office:value="0.0474528012642444" calcext:value-type="float">
            <text:p>0.047452801264244</text:p>
          </table:table-cell>
          <table:table-cell office:value-type="float" office:value="0.0461952733107042" calcext:value-type="float">
            <text:p>0.04619527331070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.30290321106917" calcext:value-type="float">
            <text:p>5.30290321106917</text:p>
          </table:table-cell>
          <table:table-cell office:value-type="float" office:value="0.043405886010929" calcext:value-type="float">
            <text:p>0.043405886010929</text:p>
          </table:table-cell>
          <table:table-cell office:value-type="float" office:value="0.0464383539568746" calcext:value-type="float">
            <text:p>0.04643835395687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.32808602400417" calcext:value-type="float">
            <text:p>5.32808602400417</text:p>
          </table:table-cell>
          <table:table-cell office:value-type="float" office:value="0.0393996921641866" calcext:value-type="float">
            <text:p>0.039399692164187</text:p>
          </table:table-cell>
          <table:table-cell office:value-type="float" office:value="0.0467045411300794" calcext:value-type="float">
            <text:p>0.04670454113007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.35281546586023" calcext:value-type="float">
            <text:p>5.35281546586023</text:p>
          </table:table-cell>
          <table:table-cell office:value-type="float" office:value="0.0354373492463051" calcext:value-type="float">
            <text:p>0.035437349246305</text:p>
          </table:table-cell>
          <table:table-cell office:value-type="float" office:value="0.0469923541872391" calcext:value-type="float">
            <text:p>0.04699235418723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.37710323979139" calcext:value-type="float">
            <text:p>5.37710323979139</text:p>
          </table:table-cell>
          <table:table-cell office:value-type="float" office:value="0.0315214668793018" calcext:value-type="float">
            <text:p>0.031521466879302</text:p>
          </table:table-cell>
          <table:table-cell office:value-type="float" office:value="0.0473003885092631" calcext:value-type="float">
            <text:p>0.04730038850926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.40096066947784" calcext:value-type="float">
            <text:p>5.40096066947784</text:p>
          </table:table-cell>
          <table:table-cell office:value-type="float" office:value="0.0276541984069726" calcext:value-type="float">
            <text:p>0.027654198406973</text:p>
          </table:table-cell>
          <table:table-cell office:value-type="float" office:value="0.0476273126270912" calcext:value-type="float">
            <text:p>0.04762731262709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.42439871321487" calcext:value-type="float">
            <text:p>5.42439871321487</text:p>
          </table:table-cell>
          <table:table-cell office:value-type="float" office:value="0.0238372967982374" calcext:value-type="float">
            <text:p>0.023837296798237</text:p>
          </table:table-cell>
          <table:table-cell office:value-type="float" office:value="0.0479718652647038" calcext:value-type="float">
            <text:p>0.04797186526470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.44742797746369" calcext:value-type="float">
            <text:p>5.44742797746369</text:p>
          </table:table-cell>
          <table:table-cell office:value-type="float" office:value="0.0200721638135666" calcext:value-type="float">
            <text:p>0.020072163813567</text:p>
          </table:table-cell>
          <table:table-cell office:value-type="float" office:value="0.0483328523461861" calcext:value-type="float">
            <text:p>0.04833285234618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.4700587298804" calcext:value-type="float">
            <text:p>5.4700587298804</text:p>
          </table:table-cell>
          <table:table-cell office:value-type="float" office:value="0.0163598932834463" calcext:value-type="float">
            <text:p>0.016359893283446</text:p>
          </table:table-cell>
          <table:table-cell office:value-type="float" office:value="0.048709144003968" calcext:value-type="float">
            <text:p>0.048709144003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88204525496843" calcext:value-type="float">
            <text:p>5.88204525496843</text:p>
          </table:table-cell>
          <table:table-cell office:value-type="float" office:value="0.0573650704676487" calcext:value-type="float">
            <text:p>0.057365070467649</text:p>
          </table:table-cell>
          <table:table-cell office:value-type="float" office:value="0.0479423045152143" calcext:value-type="float">
            <text:p>0.04794230451521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5.90821204602149" calcext:value-type="float">
            <text:p>5.90821204602149</text:p>
          </table:table-cell>
          <table:table-cell office:value-type="float" office:value="0.0541708115372278" calcext:value-type="float">
            <text:p>0.054170811537228</text:p>
          </table:table-cell>
          <table:table-cell office:value-type="float" office:value="0.0481454821141899" calcext:value-type="float">
            <text:p>0.0481454821141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.93395583866652" calcext:value-type="float">
            <text:p>5.93395583866652</text:p>
          </table:table-cell>
          <table:table-cell office:value-type="float" office:value="0.0510112168309624" calcext:value-type="float">
            <text:p>0.051011216830962</text:p>
          </table:table-cell>
          <table:table-cell office:value-type="float" office:value="0.048362195673113" calcext:value-type="float">
            <text:p>0.04836219567311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.95928641641441" calcext:value-type="float">
            <text:p>5.95928641641441</text:p>
          </table:table-cell>
          <table:table-cell office:value-type="float" office:value="0.0478875768805372" calcext:value-type="float">
            <text:p>0.047887576880537</text:p>
          </table:table-cell>
          <table:table-cell office:value-type="float" office:value="0.0485915984846448" calcext:value-type="float">
            <text:p>0.04859159848464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.98421327980942" calcext:value-type="float">
            <text:p>5.98421327980942</text:p>
          </table:table-cell>
          <table:table-cell office:value-type="float" office:value="0.044800955535408" calcext:value-type="float">
            <text:p>0.044800955535408</text:p>
          </table:table-cell>
          <table:table-cell office:value-type="float" office:value="0.0488328877519661" calcext:value-type="float">
            <text:p>0.04883288775196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6.00874565570496" calcext:value-type="float">
            <text:p>6.00874565570496</text:p>
          </table:table-cell>
          <table:table-cell office:value-type="float" office:value="0.041752215489956" calcext:value-type="float">
            <text:p>0.041752215489956</text:p>
          </table:table-cell>
          <table:table-cell office:value-type="float" office:value="0.0490853025206009" calcext:value-type="float">
            <text:p>0.04908530252060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6.0328925062358" calcext:value-type="float">
            <text:p>6.0328925062358</text:p>
          </table:table-cell>
          <table:table-cell office:value-type="float" office:value="0.0387420410130648" calcext:value-type="float">
            <text:p>0.038742041013065</text:p>
          </table:table-cell>
          <table:table-cell office:value-type="float" office:value="0.0493481216714379" calcext:value-type="float">
            <text:p>0.04934812167143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.0566625374932" calcext:value-type="float">
            <text:p>6.0566625374932</text:p>
          </table:table-cell>
          <table:table-cell office:value-type="float" office:value="0.0357709581999531" calcext:value-type="float">
            <text:p>0.035770958199953</text:p>
          </table:table-cell>
          <table:table-cell office:value-type="float" office:value="0.049620661980295" calcext:value-type="float">
            <text:p>0.04962066198029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6.08006420791" calcext:value-type="float">
            <text:p>6.08006420791</text:p>
          </table:table-cell>
          <table:table-cell office:value-type="float" office:value="0.0328393530272642" calcext:value-type="float">
            <text:p>0.032839353027264</text:p>
          </table:table-cell>
          <table:table-cell office:value-type="float" office:value="0.0499022762476402" calcext:value-type="float">
            <text:p>0.0499022762476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6.10310573636299" calcext:value-type="float">
            <text:p>6.10310573636299</text:p>
          </table:table-cell>
          <table:table-cell office:value-type="float" office:value="0.0299474874585922" calcext:value-type="float">
            <text:p>0.029947487458592</text:p>
          </table:table-cell>
          <table:table-cell office:value-type="float" office:value="0.0501923515006843" calcext:value-type="float">
            <text:p>0.0501923515006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13215599" calcext:value-type="float">
            <text:p>6.513215599</text:p>
          </table:table-cell>
          <table:table-cell office:value-type="float" office:value="0.0622249337475674" calcext:value-type="float">
            <text:p>0.062224933747567</text:p>
          </table:table-cell>
          <table:table-cell office:value-type="float" office:value="0.0497408284631736" calcext:value-type="float">
            <text:p>0.049740828463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5:55:23.085718125</meta:creation-date>
    <dc:date>2021-05-22T18:03:30.274477959</dc:date>
    <meta:editing-duration>PT17M4S</meta:editing-duration>
    <meta:editing-cycles>2</meta:editing-cycles>
    <meta:generator>LibreOffice/6.4.7.2$Linux_X86_64 LibreOffice_project/40$Build-2</meta:generator>
    <meta:document-statistic meta:table-count="6" meta:cell-count="4159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72cm" svg:height="18.405cm" xlink:href=".." xlink:type="simple" chart:class="chart:line" chart:style-name="ch1">
        <chart:legend chart:legend-position="end" svg:x="29.868cm" svg:y="8.903cm" style:legend-expansion="high" chart:style-name="ch2"/>
        <chart:plot-area chart:style-name="ch3" table:cell-range-address="Sheet1.D1:Sheet1.D96" svg:x="0.654cm" svg:y="0.368cm" svg:width="28.56cm" svg:height="17.669cm">
          <chartooo:coordinate-region svg:x="1.566cm" svg:y="0.568cm" svg:width="27.648cm" svg:height="16.6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96" chart:class="chart:line"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3457">
                <text:p>0.0123457</text:p>
                <draw:g>
                  <svg:desc>Sheet1.D1:Sheet1.D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97">
                <text:p>0.0357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4444">
                <text:p>0.0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5367">
                <text:p>0.0515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73651">
                <text:p>0.0573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2249">
                <text:p>0.0622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63389">
                <text:p>0.0663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9872">
                <text:p>0.069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2947">
                <text:p>0.072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56559">
                <text:p>0.0756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80684">
                <text:p>0.0780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0238">
                <text:p>0.080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22061">
                <text:p>0.0822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0054">
                <text:p>0.0840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6617">
                <text:p>0.0856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71959">
                <text:p>0.0871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86248">
                <text:p>0.0886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99622">
                <text:p>0.0899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12194">
                <text:p>0.0912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24061">
                <text:p>0.0924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353">
                <text:p>0.09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4598">
                <text:p>0.094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6158">
                <text:p>0.0956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65883">
                <text:p>0.09658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5197">
                <text:p>0.0975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84136">
                <text:p>0.0984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92733">
                <text:p>0.0992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102">
                <text:p>0.100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0901">
                <text:p>0.100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1673">
                <text:p>0.1016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2421">
                <text:p>0.102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3145">
                <text:p>0.103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3848">
                <text:p>0.103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4531">
                <text:p>0.104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5194">
                <text:p>0.105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584">
                <text:p>0.10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6469">
                <text:p>0.106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7082">
                <text:p>0.107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7681">
                <text:p>0.107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8265">
                <text:p>0.1082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8835">
                <text:p>0.108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9393">
                <text:p>0.109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9938">
                <text:p>0.109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0472">
                <text:p>0.110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0994">
                <text:p>0.110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1506">
                <text:p>0.1115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008">
                <text:p>0.112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2983">
                <text:p>0.112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3456">
                <text:p>0.1134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3921">
                <text:p>0.113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4378">
                <text:p>0.114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4827">
                <text:p>0.114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5268">
                <text:p>0.1152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5701">
                <text:p>0.115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6127">
                <text:p>0.116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6547">
                <text:p>0.1165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959">
                <text:p>0.116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7365">
                <text:p>0.117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7765">
                <text:p>0.117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159">
                <text:p>0.118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8546">
                <text:p>0.1185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8928">
                <text:p>0.118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9305">
                <text:p>0.119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9676">
                <text:p>0.1196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0042">
                <text:p>0.1200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0402">
                <text:p>0.1204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0758">
                <text:p>0.120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109">
                <text:p>0.121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1455">
                <text:p>0.121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1797">
                <text:p>0.1217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2134">
                <text:p>0.122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2467">
                <text:p>0.122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2795">
                <text:p>0.1227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312">
                <text:p>0.123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344">
                <text:p>0.123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3757">
                <text:p>0.123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4069">
                <text:p>0.124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4378">
                <text:p>0.1243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4683">
                <text:p>0.1246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4985">
                <text:p>0.1249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5283">
                <text:p>0.125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5578">
                <text:p>0.125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5869">
                <text:p>0.125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6158">
                <text:p>0.126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6442">
                <text:p>0.126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6724">
                <text:p>0.1267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7003">
                <text:p>0.127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7279">
                <text:p>0.127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552">
                <text:p>0.127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7822">
                <text:p>0.127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8089">
                <text:p>0.1280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8353">
                <text:p>0.1283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8615">
                <text:p>0.1286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8874">
                <text:p>0.128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741cm" svg:height="20.666cm" xlink:href=".." xlink:type="simple" chart:class="chart:line" chart:style-name="ch1">
        <chart:legend chart:legend-position="end" svg:x="33.889cm" svg:y="10.034cm" style:legend-expansion="high" chart:style-name="ch2"/>
        <chart:plot-area chart:style-name="ch3" table:cell-range-address="Sheet2.B1:Sheet2.B97" svg:x="0.734cm" svg:y="0.413cm" svg:width="32.421cm" svg:height="19.84cm">
          <chartooo:coordinate-region svg:x="1.646cm" svg:y="0.612cm" svg:width="31.369cm" svg:height="18.8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97" chart:class="chart:line">
            <chart:data-point chart:repeated="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3456790123457">
                <text:p>0.0123456790123457</text:p>
                <draw:g>
                  <svg:desc>Sheet2.B1:Sheet2.B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96581196579">
                <text:p>0.0357196581196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5367160234957">
                <text:p>0.0515367160234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73650704676487">
                <text:p>0.0573650704676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2249337475674">
                <text:p>0.0622249337475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6338860820961">
                <text:p>0.06633886082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98719795827273">
                <text:p>0.0698719795827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29470105234365">
                <text:p>0.0729470105234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5655928464364">
                <text:p>0.075655928464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80684364534381">
                <text:p>0.0780684364534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02379977139962">
                <text:p>0.0802379977139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22061172819336">
                <text:p>0.0822061172819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0053965877042">
                <text:p>0.0840053965877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6617315881254">
                <text:p>0.0856617315881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71959108925723">
                <text:p>0.0871959108925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86247903257247">
                <text:p>0.0886247903257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99621656367793">
                <text:p>0.08996216563677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12194278731174">
                <text:p>0.0912194278731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24060606241053">
                <text:p>0.0924060606241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35300210130198">
                <text:p>0.0935300210130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45980343577162">
                <text:p>0.0945980343577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6158240935446">
                <text:p>0.0956158240935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65882926970131">
                <text:p>0.0965882926970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5196651916617">
                <text:p>0.0975196651916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84136038376002">
                <text:p>0.0984136038376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92733004496927">
                <text:p>0.0992733004496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10155121461">
                <text:p>0.10010155121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0900817716828">
                <text:p>0.100900817716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1673277021731">
                <text:p>0.101673277021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2420863018465">
                <text:p>0.102420863018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3145300737898">
                <text:p>0.103145300737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3848134990588">
                <text:p>0.10384813499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45307543859">
                <text:p>0.1045307543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5194411574718">
                <text:p>0.1051944115747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584024038838">
                <text:p>0.10584024038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6469270413996">
                <text:p>0.106469270413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7082439442152">
                <text:p>0.107082439442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7680604140785">
                <text:p>0.107680604140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82645492437">
                <text:p>0.10826454924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8834995490036">
                <text:p>0.108834995490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9392606509163">
                <text:p>0.109392606509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9937994811715">
                <text:p>0.109937994811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047172702018">
                <text:p>0.11047172702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0994328450186">
                <text:p>0.110994328450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1506287135468">
                <text:p>0.111506287135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008057374596">
                <text:p>0.112008057374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2500062865249">
                <text:p>0.112500062865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2982699481652">
                <text:p>0.112982699481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3456337742396">
                <text:p>0.1134563377423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3921325008789">
                <text:p>0.113921325008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4377987448053">
                <text:p>0.114377987448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4826631790734">
                <text:p>0.114826631790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5267546907562">
                <text:p>0.115267546907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5701005227491">
                <text:p>0.1157010052274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6127264015691">
                <text:p>0.116127264015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6546566527749">
                <text:p>0.116546566527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959143054196">
                <text:p>0.116959143054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7365211867647">
                <text:p>0.117365211867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7764980083273">
                <text:p>0.117764980083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158644441988">
                <text:p>0.118158644441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8546392024567">
                <text:p>0.118546392024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8928400903921">
                <text:p>0.118928400903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9304840741885">
                <text:p>0.119304840741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9675873336137">
                <text:p>0.1196758733361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0041653122205">
                <text:p>0.1200416531222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0402327634963">
                <text:p>0.120402327634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0758037933509">
                <text:p>0.120758037933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108918992911">
                <text:p>0.1211089189929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1455100065898">
                <text:p>0.1214551000658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1796705017262">
                <text:p>0.121796705017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2133852633448">
                <text:p>0.1221338526334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2466656909527">
                <text:p>0.1224666569095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2795227315544">
                <text:p>0.1227952273155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3119669044029">
                <text:p>0.1231196690440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3440083240261">
                <text:p>0.123440083240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3756567216743">
                <text:p>0.1237565672167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4069214653194">
                <text:p>0.124069214653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4378115783226">
                <text:p>0.124378115783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468335756879">
                <text:p>0.124683357568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4985023863351">
                <text:p>0.1249850238633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5283195564676">
                <text:p>0.1252831955646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5577950758034">
                <text:p>0.125577950758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5869364850532">
                <text:p>0.1258693648505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6157510697263">
                <text:p>0.1261575106972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6442458719857">
                <text:p>0.126442458719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6724277018">
                <text:p>0.126724277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7003031474419">
                <text:p>0.1270030314744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7278785853807">
                <text:p>0.1272787858538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551601896106">
                <text:p>0.127551601896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7821539404535">
                <text:p>0.127821539404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8088656328737">
                <text:p>0.1280886563287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8353008843356">
                <text:p>0.1283530088433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8614651422365">
                <text:p>0.1286146514223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8873636909417">
                <text:p>0.128873636909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913001658447">
                <text:p>0.12913001658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1cm" svg:height="18.343cm" xlink:href=".." xlink:type="simple" chart:class="chart:line" chart:style-name="ch1">
        <chart:legend chart:legend-position="end" svg:x="29.758cm" svg:y="8.872cm" style:legend-expansion="high" chart:style-name="ch2"/>
        <chart:plot-area chart:style-name="ch3" table:cell-range-address="Sheet3.C1:Sheet3.C97" svg:x="0.652cm" svg:y="0.366cm" svg:width="28.454cm" svg:height="17.611cm">
          <chartooo:coordinate-region svg:x="1.564cm" svg:y="0.565cm" svg:width="27.402cm" svg:height="16.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1:Sheet3.C97" chart:class="chart:line">
            <chart:data-point chart:repeated="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17283950617284">
                <text:p>0.0617283950617284</text:p>
                <draw:g>
                  <svg:desc>Sheet3.C1:Sheet3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2777777777778">
                <text:p>0.0452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9349112426037">
                <text:p>0.0429349112426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0555211983784">
                <text:p>0.0440555211983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9768585902656">
                <text:p>0.0459768585902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9423045152143">
                <text:p>0.0479423045152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7408284631736">
                <text:p>0.0497408284631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13317347026894">
                <text:p>0.0513317347026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7274759651092">
                <text:p>0.0527274759651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954549037872">
                <text:p>0.053954549037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50403303945687">
                <text:p>0.0550403303945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0090099468308">
                <text:p>0.0560090099468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68807608035647">
                <text:p>0.0568807608035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76720077147452">
                <text:p>0.0576720077147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960016589796">
                <text:p>0.0583960016589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0634138094492">
                <text:p>0.0590634138094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6828558825581">
                <text:p>0.05968285588255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2613072706618">
                <text:p>0.0602613072706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08044554139441">
                <text:p>0.0608044554139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13169633573248">
                <text:p>0.0613169633573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18026789325818">
                <text:p>0.0618026789325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22647981626122">
                <text:p>0.0622647981626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27059931363837">
                <text:p>0.0627059931363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31285124187615">
                <text:p>0.0631285124187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35342602357113">
                <text:p>0.0635342602357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39248592262601">
                <text:p>0.0639248592262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43017004294744">
                <text:p>0.0643017004294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4665983315299">
                <text:p>0.064665983315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50187480143598">
                <text:p>0.0650187480143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53609014055274">
                <text:p>0.0653609014055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56932383430357">
                <text:p>0.0656932383430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60164590179716">
                <text:p>0.0660164590179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63311832298074">
                <text:p>0.0663311832298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6379621756702">
                <text:p>0.0666379621756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69372882357494">
                <text:p>0.0669372882357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722960313327">
                <text:p>0.067229603133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75153047698173">
                <text:p>0.0675153047698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77947529762065">
                <text:p>0.06779475297620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80682743715958">
                <text:p>0.0680682743715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83361664861314">
                <text:p>0.068336166486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85987012728186">
                <text:p>0.0685987012728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88561281107982">
                <text:p>0.0688561281107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91086763834328">
                <text:p>0.0691086763834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93565576995657">
                <text:p>0.0693565576995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95999678142">
                <text:p>0.0695999678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98390882950643">
                <text:p>0.0698390882950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0740879735833">
                <text:p>0.0700740879735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03051242123093">
                <text:p>0.07030512421230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05323440155796">
                <text:p>0.0705323440155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07558850058265">
                <text:p>0.0707558850058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9758762843919">
                <text:p>0.0709758762843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11924391927525">
                <text:p>0.0711924391927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14056879876034">
                <text:p>0.0714056879876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16157304412234">
                <text:p>0.0716157304412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18226683768385">
                <text:p>0.0718226683768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20265981472819">
                <text:p>0.0720265981472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22276110640551">
                <text:p>0.07222761106405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24257937828866">
                <text:p>0.07242579378288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26212286510427">
                <text:p>0.0726212286510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28139940209168">
                <text:p>0.0728139940209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30041645338232">
                <text:p>0.0730041645338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31918113773943">
                <text:p>0.0731918113773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33770025195419">
                <text:p>0.07337700251954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35598029215611">
                <text:p>0.0735598029215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7402747326304">
                <text:p>0.0737402747326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39184774676825">
                <text:p>0.07391847746768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40944681703793">
                <text:p>0.07409446817037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42683015627138">
                <text:p>0.0742683015627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44400301825857">
                <text:p>0.0744400301825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46097045105344">
                <text:p>0.0746097045105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47773730866854">
                <text:p>0.07477737308668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4943082618839">
                <text:p>0.0749430826188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51068780825312">
                <text:p>0.0751068780825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52688028138074">
                <text:p>0.0752688028138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54288985953638">
                <text:p>0.0754288985953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5872057366501">
                <text:p>0.07558720573665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57437631484557">
                <text:p>0.07574376314845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58986084124579">
                <text:p>0.0758986084124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60517778461532">
                <text:p>0.0760517778461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62033065635573">
                <text:p>0.07620330656355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63532285320171">
                <text:p>0.0763532285320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65015766254487">
                <text:p>0.07650157662544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66483826742811">
                <text:p>0.0766483826742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67936775123638">
                <text:p>0.07679367751236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69374910210678">
                <text:p>0.0769374910210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70798521707929">
                <text:p>0.07707985217079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72207890600724">
                <text:p>0.0772207890600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73603289524496">
                <text:p>0.07736032895244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74984983112873">
                <text:p>0.0774984983112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76353228326544">
                <text:p>0.0776353228326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77708274764247">
                <text:p>0.0777708274764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79050364957095">
                <text:p>0.0779050364957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80379734647376">
                <text:p>0.07803797346473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81696613052828">
                <text:p>0.07816966130528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83001223117388">
                <text:p>0.07830012231173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84293781749243">
                <text:p>0.0784293781749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85574500047015">
                <text:p>0.07855745000470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921cm" svg:height="16.268cm" xlink:href=".." xlink:type="simple" chart:class="chart:line" chart:style-name="ch1">
        <chart:legend chart:legend-position="end" svg:x="26.175cm" svg:y="7.586cm" style:legend-expansion="high" chart:style-name="ch2"/>
        <chart:plot-area chart:style-name="ch3" table:cell-range-address="Sheet4.C1:Sheet4.E97" chart:data-source-has-labels="both" svg:x="0.578cm" svg:y="0.325cm" svg:width="25.019cm" svg:height="15.618cm">
          <chartooo:coordinate-region svg:x="1.49cm" svg:y="0.525cm" svg:width="24.107cm" svg:height="14.626cm"/>
          <chart:axis chart:dimension="x" chart:name="primary-x" chart:style-name="ch4" chartooo:axis-type="auto">
            <chartooo:date-scale/>
            <chart:categories table:cell-range-address="Sheet4.C2:Sheet4.C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D2:Sheet4.D97" chart:label-cell-address="Sheet4.D1:Sheet4.D1" chart:class="chart:line">
            <chart:data-point chart:repeated="96"/>
          </chart:series>
          <chart:series chart:style-name="ch7" chart:values-cell-range-address="Sheet4.E2:Sheet4.E97" chart:label-cell-address="Sheet4.E1:Sheet4.E1" chart:class="chart:line"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star</text:p>
                <draw:g>
                  <svg:desc>Sheet4.D1:Sheet4.D1</svg:desc>
                </draw:g>
              </table:table-cell>
              <table:table-cell office:value-type="string">
                <text:p>betastar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4.C2:Sheet4.C97</svg:desc>
                </draw:g>
              </table:table-cell>
              <table:table-cell office:value-type="float" office:value="0.0123457">
                <text:p>0.0123457</text:p>
                <draw:g>
                  <svg:desc>Sheet4.D2:Sheet4.D97</svg:desc>
                </draw:g>
              </table:table-cell>
              <table:table-cell office:value-type="float" office:value="0.0617284">
                <text:p>0.0617284</text:p>
                <draw:g>
                  <svg:desc>Sheet4.E2:Sheet4.E9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452778">
                <text:p>0.04527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57197">
                <text:p>0.0357197</text:p>
              </table:table-cell>
              <table:table-cell office:value-type="float" office:value="0.0429349">
                <text:p>0.04293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4444">
                <text:p>0.0444444</text:p>
              </table:table-cell>
              <table:table-cell office:value-type="float" office:value="0.0440555">
                <text:p>0.04405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15367">
                <text:p>0.0515367</text:p>
              </table:table-cell>
              <table:table-cell office:value-type="float" office:value="0.0459769">
                <text:p>0.04597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73651">
                <text:p>0.0573651</text:p>
              </table:table-cell>
              <table:table-cell office:value-type="float" office:value="0.0479423">
                <text:p>0.04794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2249">
                <text:p>0.0622249</text:p>
              </table:table-cell>
              <table:table-cell office:value-type="float" office:value="0.0497408">
                <text:p>0.04974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63389">
                <text:p>0.0663389</text:p>
              </table:table-cell>
              <table:table-cell office:value-type="float" office:value="0.0513317">
                <text:p>0.05133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9872">
                <text:p>0.069872</text:p>
              </table:table-cell>
              <table:table-cell office:value-type="float" office:value="0.0527275">
                <text:p>0.05272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2947">
                <text:p>0.072947</text:p>
              </table:table-cell>
              <table:table-cell office:value-type="float" office:value="0.0539545">
                <text:p>0.05395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56559">
                <text:p>0.0756559</text:p>
              </table:table-cell>
              <table:table-cell office:value-type="float" office:value="0.0550403">
                <text:p>0.05504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0684">
                <text:p>0.0780684</text:p>
              </table:table-cell>
              <table:table-cell office:value-type="float" office:value="0.056009">
                <text:p>0.0560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0238">
                <text:p>0.080238</text:p>
              </table:table-cell>
              <table:table-cell office:value-type="float" office:value="0.0568808">
                <text:p>0.05688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22061">
                <text:p>0.0822061</text:p>
              </table:table-cell>
              <table:table-cell office:value-type="float" office:value="0.057672">
                <text:p>0.0576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40054">
                <text:p>0.0840054</text:p>
              </table:table-cell>
              <table:table-cell office:value-type="float" office:value="0.058396">
                <text:p>0.0583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56617">
                <text:p>0.0856617</text:p>
              </table:table-cell>
              <table:table-cell office:value-type="float" office:value="0.0590634">
                <text:p>0.05906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71959">
                <text:p>0.0871959</text:p>
              </table:table-cell>
              <table:table-cell office:value-type="float" office:value="0.0596829">
                <text:p>0.05968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886248">
                <text:p>0.0886248</text:p>
              </table:table-cell>
              <table:table-cell office:value-type="float" office:value="0.0602613">
                <text:p>0.06026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99622">
                <text:p>0.0899622</text:p>
              </table:table-cell>
              <table:table-cell office:value-type="float" office:value="0.0608045">
                <text:p>0.060804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912194">
                <text:p>0.0912194</text:p>
              </table:table-cell>
              <table:table-cell office:value-type="float" office:value="0.061317">
                <text:p>0.0613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24061">
                <text:p>0.0924061</text:p>
              </table:table-cell>
              <table:table-cell office:value-type="float" office:value="0.0618027">
                <text:p>0.06180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9353">
                <text:p>0.09353</text:p>
              </table:table-cell>
              <table:table-cell office:value-type="float" office:value="0.0622648">
                <text:p>0.06226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94598">
                <text:p>0.094598</text:p>
              </table:table-cell>
              <table:table-cell office:value-type="float" office:value="0.062706">
                <text:p>0.0627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956158">
                <text:p>0.0956158</text:p>
              </table:table-cell>
              <table:table-cell office:value-type="float" office:value="0.0631285">
                <text:p>0.06312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965883">
                <text:p>0.0965883</text:p>
              </table:table-cell>
              <table:table-cell office:value-type="float" office:value="0.0635343">
                <text:p>0.063534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975197">
                <text:p>0.0975197</text:p>
              </table:table-cell>
              <table:table-cell office:value-type="float" office:value="0.0639249">
                <text:p>0.06392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84136">
                <text:p>0.0984136</text:p>
              </table:table-cell>
              <table:table-cell office:value-type="float" office:value="0.0643017">
                <text:p>0.06430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92733">
                <text:p>0.0992733</text:p>
              </table:table-cell>
              <table:table-cell office:value-type="float" office:value="0.064666">
                <text:p>0.0646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0102">
                <text:p>0.100102</text:p>
              </table:table-cell>
              <table:table-cell office:value-type="float" office:value="0.0650187">
                <text:p>0.06501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00901">
                <text:p>0.100901</text:p>
              </table:table-cell>
              <table:table-cell office:value-type="float" office:value="0.0653609">
                <text:p>0.065360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01673">
                <text:p>0.101673</text:p>
              </table:table-cell>
              <table:table-cell office:value-type="float" office:value="0.0656932">
                <text:p>0.06569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02421">
                <text:p>0.102421</text:p>
              </table:table-cell>
              <table:table-cell office:value-type="float" office:value="0.0660165">
                <text:p>0.06601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03145">
                <text:p>0.103145</text:p>
              </table:table-cell>
              <table:table-cell office:value-type="float" office:value="0.0663312">
                <text:p>0.06633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03848">
                <text:p>0.103848</text:p>
              </table:table-cell>
              <table:table-cell office:value-type="float" office:value="0.066638">
                <text:p>0.06663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04531">
                <text:p>0.104531</text:p>
              </table:table-cell>
              <table:table-cell office:value-type="float" office:value="0.0669373">
                <text:p>0.066937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05194">
                <text:p>0.105194</text:p>
              </table:table-cell>
              <table:table-cell office:value-type="float" office:value="0.0672296">
                <text:p>0.06722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584">
                <text:p>0.10584</text:p>
              </table:table-cell>
              <table:table-cell office:value-type="float" office:value="0.0675153">
                <text:p>0.067515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06469">
                <text:p>0.106469</text:p>
              </table:table-cell>
              <table:table-cell office:value-type="float" office:value="0.0677948">
                <text:p>0.06779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07082">
                <text:p>0.107082</text:p>
              </table:table-cell>
              <table:table-cell office:value-type="float" office:value="0.0680683">
                <text:p>0.06806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07681">
                <text:p>0.107681</text:p>
              </table:table-cell>
              <table:table-cell office:value-type="float" office:value="0.0683362">
                <text:p>0.06833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08265">
                <text:p>0.108265</text:p>
              </table:table-cell>
              <table:table-cell office:value-type="float" office:value="0.0685987">
                <text:p>0.068598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08835">
                <text:p>0.108835</text:p>
              </table:table-cell>
              <table:table-cell office:value-type="float" office:value="0.0688561">
                <text:p>0.06885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09393">
                <text:p>0.109393</text:p>
              </table:table-cell>
              <table:table-cell office:value-type="float" office:value="0.0691087">
                <text:p>0.069108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09938">
                <text:p>0.109938</text:p>
              </table:table-cell>
              <table:table-cell office:value-type="float" office:value="0.0693566">
                <text:p>0.069356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10472">
                <text:p>0.110472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10994">
                <text:p>0.110994</text:p>
              </table:table-cell>
              <table:table-cell office:value-type="float" office:value="0.0698391">
                <text:p>0.06983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1506">
                <text:p>0.111506</text:p>
              </table:table-cell>
              <table:table-cell office:value-type="float" office:value="0.0700741">
                <text:p>0.070074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12008">
                <text:p>0.112008</text:p>
              </table:table-cell>
              <table:table-cell office:value-type="float" office:value="0.0703051">
                <text:p>0.070305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125">
                <text:p>0.1125</text:p>
              </table:table-cell>
              <table:table-cell office:value-type="float" office:value="0.0705323">
                <text:p>0.070532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12983">
                <text:p>0.112983</text:p>
              </table:table-cell>
              <table:table-cell office:value-type="float" office:value="0.0707559">
                <text:p>0.070755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13456">
                <text:p>0.113456</text:p>
              </table:table-cell>
              <table:table-cell office:value-type="float" office:value="0.0709759">
                <text:p>0.07097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13921">
                <text:p>0.113921</text:p>
              </table:table-cell>
              <table:table-cell office:value-type="float" office:value="0.0711924">
                <text:p>0.07119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14378">
                <text:p>0.114378</text:p>
              </table:table-cell>
              <table:table-cell office:value-type="float" office:value="0.0714057">
                <text:p>0.07140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14827">
                <text:p>0.114827</text:p>
              </table:table-cell>
              <table:table-cell office:value-type="float" office:value="0.0716157">
                <text:p>0.071615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15268">
                <text:p>0.115268</text:p>
              </table:table-cell>
              <table:table-cell office:value-type="float" office:value="0.0718227">
                <text:p>0.07182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15701">
                <text:p>0.115701</text:p>
              </table:table-cell>
              <table:table-cell office:value-type="float" office:value="0.0720266">
                <text:p>0.07202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16127">
                <text:p>0.116127</text:p>
              </table:table-cell>
              <table:table-cell office:value-type="float" office:value="0.0722276">
                <text:p>0.07222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16547">
                <text:p>0.116547</text:p>
              </table:table-cell>
              <table:table-cell office:value-type="float" office:value="0.0724258">
                <text:p>0.072425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16959">
                <text:p>0.116959</text:p>
              </table:table-cell>
              <table:table-cell office:value-type="float" office:value="0.0726212">
                <text:p>0.072621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17365">
                <text:p>0.117365</text:p>
              </table:table-cell>
              <table:table-cell office:value-type="float" office:value="0.072814">
                <text:p>0.07281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17765">
                <text:p>0.117765</text:p>
              </table:table-cell>
              <table:table-cell office:value-type="float" office:value="0.0730042">
                <text:p>0.07300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18159">
                <text:p>0.118159</text:p>
              </table:table-cell>
              <table:table-cell office:value-type="float" office:value="0.0731918">
                <text:p>0.07319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18546">
                <text:p>0.118546</text:p>
              </table:table-cell>
              <table:table-cell office:value-type="float" office:value="0.073377">
                <text:p>0.07337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18928">
                <text:p>0.118928</text:p>
              </table:table-cell>
              <table:table-cell office:value-type="float" office:value="0.0735598">
                <text:p>0.073559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19305">
                <text:p>0.119305</text:p>
              </table:table-cell>
              <table:table-cell office:value-type="float" office:value="0.0737403">
                <text:p>0.07374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19676">
                <text:p>0.119676</text:p>
              </table:table-cell>
              <table:table-cell office:value-type="float" office:value="0.0739185">
                <text:p>0.07391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20042">
                <text:p>0.120042</text:p>
              </table:table-cell>
              <table:table-cell office:value-type="float" office:value="0.0740945">
                <text:p>0.074094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20402">
                <text:p>0.120402</text:p>
              </table:table-cell>
              <table:table-cell office:value-type="float" office:value="0.0742683">
                <text:p>0.074268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20758">
                <text:p>0.120758</text:p>
              </table:table-cell>
              <table:table-cell office:value-type="float" office:value="0.07444">
                <text:p>0.0744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21109">
                <text:p>0.121109</text:p>
              </table:table-cell>
              <table:table-cell office:value-type="float" office:value="0.0746097">
                <text:p>0.074609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21455">
                <text:p>0.121455</text:p>
              </table:table-cell>
              <table:table-cell office:value-type="float" office:value="0.0747774">
                <text:p>0.07477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21797">
                <text:p>0.121797</text:p>
              </table:table-cell>
              <table:table-cell office:value-type="float" office:value="0.0749431">
                <text:p>0.074943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22134">
                <text:p>0.122134</text:p>
              </table:table-cell>
              <table:table-cell office:value-type="float" office:value="0.0751069">
                <text:p>0.075106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22467">
                <text:p>0.122467</text:p>
              </table:table-cell>
              <table:table-cell office:value-type="float" office:value="0.0752688">
                <text:p>0.07526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22795">
                <text:p>0.122795</text:p>
              </table:table-cell>
              <table:table-cell office:value-type="float" office:value="0.0754289">
                <text:p>0.075428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2312">
                <text:p>0.12312</text:p>
              </table:table-cell>
              <table:table-cell office:value-type="float" office:value="0.0755872">
                <text:p>0.07558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344">
                <text:p>0.12344</text:p>
              </table:table-cell>
              <table:table-cell office:value-type="float" office:value="0.0757438">
                <text:p>0.075743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23757">
                <text:p>0.123757</text:p>
              </table:table-cell>
              <table:table-cell office:value-type="float" office:value="0.0758986">
                <text:p>0.075898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24069">
                <text:p>0.124069</text:p>
              </table:table-cell>
              <table:table-cell office:value-type="float" office:value="0.0760518">
                <text:p>0.076051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24378">
                <text:p>0.124378</text:p>
              </table:table-cell>
              <table:table-cell office:value-type="float" office:value="0.0762033">
                <text:p>0.07620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24683">
                <text:p>0.124683</text:p>
              </table:table-cell>
              <table:table-cell office:value-type="float" office:value="0.0763532">
                <text:p>0.076353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24985">
                <text:p>0.124985</text:p>
              </table:table-cell>
              <table:table-cell office:value-type="float" office:value="0.0765016">
                <text:p>0.076501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25283">
                <text:p>0.125283</text:p>
              </table:table-cell>
              <table:table-cell office:value-type="float" office:value="0.0766484">
                <text:p>0.076648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25578">
                <text:p>0.125578</text:p>
              </table:table-cell>
              <table:table-cell office:value-type="float" office:value="0.0767937">
                <text:p>0.076793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25869">
                <text:p>0.125869</text:p>
              </table:table-cell>
              <table:table-cell office:value-type="float" office:value="0.0769375">
                <text:p>0.076937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26158">
                <text:p>0.126158</text:p>
              </table:table-cell>
              <table:table-cell office:value-type="float" office:value="0.0770799">
                <text:p>0.07707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26442">
                <text:p>0.126442</text:p>
              </table:table-cell>
              <table:table-cell office:value-type="float" office:value="0.0772208">
                <text:p>0.077220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26724">
                <text:p>0.126724</text:p>
              </table:table-cell>
              <table:table-cell office:value-type="float" office:value="0.0773603">
                <text:p>0.077360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27003">
                <text:p>0.127003</text:p>
              </table:table-cell>
              <table:table-cell office:value-type="float" office:value="0.0774985">
                <text:p>0.077498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127279">
                <text:p>0.127279</text:p>
              </table:table-cell>
              <table:table-cell office:value-type="float" office:value="0.0776353">
                <text:p>0.07763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27552">
                <text:p>0.127552</text:p>
              </table:table-cell>
              <table:table-cell office:value-type="float" office:value="0.0777708">
                <text:p>0.077770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27822">
                <text:p>0.127822</text:p>
              </table:table-cell>
              <table:table-cell office:value-type="float" office:value="0.077905">
                <text:p>0.07790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28089">
                <text:p>0.128089</text:p>
              </table:table-cell>
              <table:table-cell office:value-type="float" office:value="0.078038">
                <text:p>0.07803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28353">
                <text:p>0.128353</text:p>
              </table:table-cell>
              <table:table-cell office:value-type="float" office:value="0.0781697">
                <text:p>0.078169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28615">
                <text:p>0.128615</text:p>
              </table:table-cell>
              <table:table-cell office:value-type="float" office:value="0.0783001">
                <text:p>0.078300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28874">
                <text:p>0.128874</text:p>
              </table:table-cell>
              <table:table-cell office:value-type="float" office:value="0.0784294">
                <text:p>0.07842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2cm" svg:height="21.065cm" xlink:href=".." xlink:type="simple" chart:class="chart:line" chart:style-name="ch1">
        <chart:legend chart:legend-position="end" svg:x="27.668cm" svg:y="9.984cm" style:legend-expansion="high" chart:style-name="ch2"/>
        <chart:plot-area chart:style-name="ch3" table:cell-range-address="Sheet5.C2:Sheet5.E91" chart:data-source-has-labels="column" svg:x="0.61cm" svg:y="0.421cm" svg:width="26.448cm" svg:height="20.223cm">
          <chartooo:coordinate-region svg:x="1.443cm" svg:y="0.62cm" svg:width="25.615cm" svg:height="19.825cm"/>
          <chart:axis chart:dimension="x" chart:name="primary-x" chart:style-name="ch4" chartooo:axis-type="auto">
            <chartooo:date-scale/>
            <chart:categories table:cell-range-address="Sheet5.C2:Sheet5.C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D2:Sheet5.D91" chart:class="chart:line">
            <chart:data-point chart:repeated="90"/>
          </chart:series>
          <chart:series chart:style-name="ch8" chart:values-cell-range-address="Sheet5.E2:Sheet5.E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.1">
                <text:p>1.1</text:p>
                <draw:g>
                  <svg:desc>Sheet5.C2:Sheet5.C91</svg:desc>
                </draw:g>
              </table:table-cell>
              <table:table-cell office:value-type="float" office:value="14.3636">
                <text:p>14.3636</text:p>
                <draw:g>
                  <svg:desc>Sheet5.D2:Sheet5.D91</svg:desc>
                </draw:g>
              </table:table-cell>
              <table:table-cell office:value-type="float" office:value="304.207">
                <text:p>304.207</text:p>
                <draw:g>
                  <svg:desc>Sheet5.E2:Sheet5.E91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5">
                <text:p>10.5</text:p>
              </table:table-cell>
              <table:table-cell office:value-type="float" office:value="58.1667">
                <text:p>58.166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.94017">
                <text:p>8.94017</text:p>
              </table:table-cell>
              <table:table-cell office:value-type="float" office:value="20.2777">
                <text:p>20.277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">
                <text:p>8</text:p>
              </table:table-cell>
              <table:table-cell office:value-type="float" office:value="9.44218">
                <text:p>9.4421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7.33333">
                <text:p>7.33333</text:p>
              </table:table-cell>
              <table:table-cell office:value-type="float" office:value="5.44444">
                <text:p>5.4444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6.81944">
                <text:p>6.81944</text:p>
              </table:table-cell>
              <table:table-cell office:value-type="float" office:value="3.76852">
                <text:p>3.7685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6.40336">
                <text:p>6.40336</text:p>
              </table:table-cell>
              <table:table-cell office:value-type="float" office:value="3.02255">
                <text:p>3.0225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.05556">
                <text:p>6.05556</text:p>
              </table:table-cell>
              <table:table-cell office:value-type="float" office:value="2.68827">
                <text:p>2.6882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.75828">
                <text:p>5.75828</text:p>
              </table:table-cell>
              <table:table-cell office:value-type="float" office:value="2.54742">
                <text:p>2.547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0.0212121">
                <text:p>-0.0212121</text:p>
              </table:table-cell>
              <table:table-cell office:value-type="float" office:value="0.638956">
                <text:p>0.63895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282828">
                <text:p>0.0282828</text:p>
              </table:table-cell>
              <table:table-cell office:value-type="float" office:value="0.407248">
                <text:p>0.40724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126087">
                <text:p>0.126087</text:p>
              </table:table-cell>
              <table:table-cell office:value-type="float" office:value="0.265118">
                <text:p>0.26511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257143">
                <text:p>0.257143</text:p>
              </table:table-cell>
              <table:table-cell office:value-type="float" office:value="0.187324">
                <text:p>0.18732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11111">
                <text:p>0.411111</text:p>
              </table:table-cell>
              <table:table-cell office:value-type="float" office:value="0.157407">
                <text:p>0.15740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580769">
                <text:p>0.580769</text:p>
              </table:table-cell>
              <table:table-cell office:value-type="float" office:value="0.164413">
                <text:p>0.16441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761002">
                <text:p>0.761002</text:p>
              </table:table-cell>
              <table:table-cell office:value-type="float" office:value="0.200937">
                <text:p>0.20093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948148">
                <text:p>0.948148</text:p>
              </table:table-cell>
              <table:table-cell office:value-type="float" office:value="0.26192">
                <text:p>0.2619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13956">
                <text:p>1.13956</text:p>
              </table:table-cell>
              <table:table-cell office:value-type="float" office:value="0.343886">
                <text:p>0.3438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0.243216">
                <text:p>-0.243216</text:p>
              </table:table-cell>
              <table:table-cell office:value-type="float" office:value="0.946941">
                <text:p>0.94694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454545">
                <text:p>-0.454545</text:p>
              </table:table-cell>
              <table:table-cell office:value-type="float" office:value="0.907886">
                <text:p>0.90788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0.638999">
                <text:p>-0.638999</text:p>
              </table:table-cell>
              <table:table-cell office:value-type="float" office:value="0.88019">
                <text:p>0.8801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0.800654">
                <text:p>-0.800654</text:p>
              </table:table-cell>
              <table:table-cell office:value-type="float" office:value="0.861752">
                <text:p>0.86175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942857">
                <text:p>-0.942857</text:p>
              </table:table-cell>
              <table:table-cell office:value-type="float" office:value="0.850884">
                <text:p>0.85088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1.06838">
                <text:p>-1.06838</text:p>
              </table:table-cell>
              <table:table-cell office:value-type="float" office:value="0.846227">
                <text:p>0.84622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1.17951">
                <text:p>-1.17951</text:p>
              </table:table-cell>
              <table:table-cell office:value-type="float" office:value="0.846674">
                <text:p>0.84667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1.2782">
                <text:p>-1.2782</text:p>
              </table:table-cell>
              <table:table-cell office:value-type="float" office:value="0.85132">
                <text:p>0.8513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1.36605">
                <text:p>-1.36605</text:p>
              </table:table-cell>
              <table:table-cell office:value-type="float" office:value="0.859423">
                <text:p>0.859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23457">
                <text:p>0.0123457</text:p>
              </table:table-cell>
              <table:table-cell office:value-type="float" office:value="0.0617284">
                <text:p>0.0617284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0.00853866">
                <text:p>-0.00853866</text:p>
              </table:table-cell>
              <table:table-cell office:value-type="float" office:value="0.0613151">
                <text:p>0.061315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0323016">
                <text:p>-0.0323016</text:p>
              </table:table-cell>
              <table:table-cell office:value-type="float" office:value="0.0611252">
                <text:p>0.061125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0578789">
                <text:p>-0.0578789</text:p>
              </table:table-cell>
              <table:table-cell office:value-type="float" office:value="0.0612867">
                <text:p>0.061286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084492">
                <text:p>-0.084492</text:p>
              </table:table-cell>
              <table:table-cell office:value-type="float" office:value="0.0618702">
                <text:p>0.061870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111571">
                <text:p>-0.111571</text:p>
              </table:table-cell>
              <table:table-cell office:value-type="float" office:value="0.0629083">
                <text:p>0.062908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138701">
                <text:p>-0.138701</text:p>
              </table:table-cell>
              <table:table-cell office:value-type="float" office:value="0.0644085">
                <text:p>0.064408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16558">
                <text:p>-0.16558</text:p>
              </table:table-cell>
              <table:table-cell office:value-type="float" office:value="0.0663617">
                <text:p>0.066361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191993">
                <text:p>-0.191993</text:p>
              </table:table-cell>
              <table:table-cell office:value-type="float" office:value="0.0687486">
                <text:p>0.068748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217787">
                <text:p>-0.217787</text:p>
              </table:table-cell>
              <table:table-cell office:value-type="float" office:value="0.0715432">
                <text:p>0.07154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452778">
                <text:p>0.045277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132962">
                <text:p>0.0132962</text:p>
              </table:table-cell>
              <table:table-cell office:value-type="float" office:value="0.0449442">
                <text:p>0.044944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00118087">
                <text:p>0.00118087</text:p>
              </table:table-cell>
              <table:table-cell office:value-type="float" office:value="0.0448151">
                <text:p>0.044815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0111916">
                <text:p>-0.0111916</text:p>
              </table:table-cell>
              <table:table-cell office:value-type="float" office:value="0.0448867">
                <text:p>0.044886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0236981">
                <text:p>-0.0236981</text:p>
              </table:table-cell>
              <table:table-cell office:value-type="float" office:value="0.0451523">
                <text:p>0.045152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0362405">
                <text:p>-0.0362405</text:p>
              </table:table-cell>
              <table:table-cell office:value-type="float" office:value="0.0456038">
                <text:p>0.045603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0.0487409">
                <text:p>-0.0487409</text:p>
              </table:table-cell>
              <table:table-cell office:value-type="float" office:value="0.0462315">
                <text:p>0.046231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0.0611376">
                <text:p>-0.0611376</text:p>
              </table:table-cell>
              <table:table-cell office:value-type="float" office:value="0.0470252">
                <text:p>0.047025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0.0733823">
                <text:p>-0.0733823</text:p>
              </table:table-cell>
              <table:table-cell office:value-type="float" office:value="0.0479744">
                <text:p>0.047974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0.0854376">
                <text:p>-0.0854376</text:p>
              </table:table-cell>
              <table:table-cell office:value-type="float" office:value="0.0490685">
                <text:p>0.04906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57197">
                <text:p>0.0357197</text:p>
              </table:table-cell>
              <table:table-cell office:value-type="float" office:value="0.0429349">
                <text:p>0.042934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028068">
                <text:p>0.028068</text:p>
              </table:table-cell>
              <table:table-cell office:value-type="float" office:value="0.0429963">
                <text:p>0.042996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0203701">
                <text:p>0.0203701</text:p>
              </table:table-cell>
              <table:table-cell office:value-type="float" office:value="0.0431549">
                <text:p>0.043154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0126627">
                <text:p>0.0126627</text:p>
              </table:table-cell>
              <table:table-cell office:value-type="float" office:value="0.0434056">
                <text:p>0.043405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00497618">
                <text:p>0.00497618</text:p>
              </table:table-cell>
              <table:table-cell office:value-type="float" office:value="0.043743">
                <text:p>0.04374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00266446">
                <text:p>-0.00266446</text:p>
              </table:table-cell>
              <table:table-cell office:value-type="float" office:value="0.0441616">
                <text:p>0.0441616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0.0102386">
                <text:p>-0.0102386</text:p>
              </table:table-cell>
              <table:table-cell office:value-type="float" office:value="0.0446564">
                <text:p>0.044656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0.0177295">
                <text:p>-0.0177295</text:p>
              </table:table-cell>
              <table:table-cell office:value-type="float" office:value="0.0452222">
                <text:p>0.045222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0.0251236">
                <text:p>-0.0251236</text:p>
              </table:table-cell>
              <table:table-cell office:value-type="float" office:value="0.0458543">
                <text:p>0.045854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0.0324099">
                <text:p>-0.0324099</text:p>
              </table:table-cell>
              <table:table-cell office:value-type="float" office:value="0.046548">
                <text:p>0.0465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4444">
                <text:p>0.0444444</text:p>
              </table:table-cell>
              <table:table-cell office:value-type="float" office:value="0.0440555">
                <text:p>0.044055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0390081">
                <text:p>0.0390081</text:p>
              </table:table-cell>
              <table:table-cell office:value-type="float" office:value="0.0442505">
                <text:p>0.044250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0335971">
                <text:p>0.0335971</text:p>
              </table:table-cell>
              <table:table-cell office:value-type="float" office:value="0.044493">
                <text:p>0.044493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0282226">
                <text:p>0.0282226</text:p>
              </table:table-cell>
              <table:table-cell office:value-type="float" office:value="0.0447801">
                <text:p>0.044780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0228938">
                <text:p>0.0228938</text:p>
              </table:table-cell>
              <table:table-cell office:value-type="float" office:value="0.045109">
                <text:p>0.04510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176185">
                <text:p>0.0176185</text:p>
              </table:table-cell>
              <table:table-cell office:value-type="float" office:value="0.0454769">
                <text:p>0.045476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0124031">
                <text:p>0.0124031</text:p>
              </table:table-cell>
              <table:table-cell office:value-type="float" office:value="0.0458813">
                <text:p>0.045881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00725289">
                <text:p>0.00725289</text:p>
              </table:table-cell>
              <table:table-cell office:value-type="float" office:value="0.0463197">
                <text:p>0.046319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00217222">
                <text:p>0.00217222</text:p>
              </table:table-cell>
              <table:table-cell office:value-type="float" office:value="0.0467897">
                <text:p>0.046789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-0.00283545">
                <text:p>-0.00283545</text:p>
              </table:table-cell>
              <table:table-cell office:value-type="float" office:value="0.0472892">
                <text:p>0.0472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15367">
                <text:p>0.0515367</text:p>
              </table:table-cell>
              <table:table-cell office:value-type="float" office:value="0.0459769">
                <text:p>0.045976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474528">
                <text:p>0.0474528</text:p>
              </table:table-cell>
              <table:table-cell office:value-type="float" office:value="0.0461953">
                <text:p>0.046195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0434059">
                <text:p>0.0434059</text:p>
              </table:table-cell>
              <table:table-cell office:value-type="float" office:value="0.0464384">
                <text:p>0.0464384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0393997">
                <text:p>0.0393997</text:p>
              </table:table-cell>
              <table:table-cell office:value-type="float" office:value="0.0467045">
                <text:p>0.046704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0354373">
                <text:p>0.0354373</text:p>
              </table:table-cell>
              <table:table-cell office:value-type="float" office:value="0.0469924">
                <text:p>0.046992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315215">
                <text:p>0.0315215</text:p>
              </table:table-cell>
              <table:table-cell office:value-type="float" office:value="0.0473004">
                <text:p>0.0473004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0276542">
                <text:p>0.0276542</text:p>
              </table:table-cell>
              <table:table-cell office:value-type="float" office:value="0.0476273">
                <text:p>0.0476273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0238373">
                <text:p>0.0238373</text:p>
              </table:table-cell>
              <table:table-cell office:value-type="float" office:value="0.0479719">
                <text:p>0.047971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0200722">
                <text:p>0.0200722</text:p>
              </table:table-cell>
              <table:table-cell office:value-type="float" office:value="0.0483329">
                <text:p>0.048332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0163599">
                <text:p>0.0163599</text:p>
              </table:table-cell>
              <table:table-cell office:value-type="float" office:value="0.0487091">
                <text:p>0.04870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73651">
                <text:p>0.0573651</text:p>
              </table:table-cell>
              <table:table-cell office:value-type="float" office:value="0.0479423">
                <text:p>0.0479423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0541708">
                <text:p>0.0541708</text:p>
              </table:table-cell>
              <table:table-cell office:value-type="float" office:value="0.0481455">
                <text:p>0.048145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510112">
                <text:p>0.0510112</text:p>
              </table:table-cell>
              <table:table-cell office:value-type="float" office:value="0.0483622">
                <text:p>0.0483622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478876">
                <text:p>0.0478876</text:p>
              </table:table-cell>
              <table:table-cell office:value-type="float" office:value="0.0485916">
                <text:p>0.048591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44801">
                <text:p>0.044801</text:p>
              </table:table-cell>
              <table:table-cell office:value-type="float" office:value="0.0488329">
                <text:p>0.048832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417522">
                <text:p>0.0417522</text:p>
              </table:table-cell>
              <table:table-cell office:value-type="float" office:value="0.0490853">
                <text:p>0.049085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38742">
                <text:p>0.038742</text:p>
              </table:table-cell>
              <table:table-cell office:value-type="float" office:value="0.0493481">
                <text:p>0.0493481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35771">
                <text:p>0.035771</text:p>
              </table:table-cell>
              <table:table-cell office:value-type="float" office:value="0.0496207">
                <text:p>0.049620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328394">
                <text:p>0.0328394</text:p>
              </table:table-cell>
              <table:table-cell office:value-type="float" office:value="0.0499023">
                <text:p>0.049902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299475">
                <text:p>0.0299475</text:p>
              </table:table-cell>
              <table:table-cell office:value-type="float" office:value="0.0501924">
                <text:p>0.05019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2249">
                <text:p>0.0622249</text:p>
              </table:table-cell>
              <table:table-cell office:value-type="float" office:value="0.0497408">
                <text:p>0.04974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7cm" svg:height="17.139cm" xlink:href=".." xlink:type="simple" chart:class="chart:scatter" chart:style-name="ch1">
        <chart:legend chart:legend-position="end" svg:x="27.618cm" svg:y="8.021cm" style:legend-expansion="high" chart:style-name="ch2"/>
        <chart:plot-area chart:style-name="ch3" table:cell-range-address="Sheet6.A1:Sheet6.A90 Sheet6.C1:Sheet6.D90" svg:x="0.609cm" svg:y="0.342cm" svg:width="26.4cm" svg:height="16.455cm">
          <chartooo:coordinate-region svg:x="1.151cm" svg:y="0.541cm" svg:width="25.671cm" svg:height="16.0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C1:Sheet6.C90" chart:class="chart:scatter">
            <chart:domain table:cell-range-address="Sheet6.A1:Sheet6.A90"/>
            <chart:data-point chart:repeated="90"/>
          </chart:series>
          <chart:series chart:style-name="ch8" chart:values-cell-range-address="Sheet6.D1:Sheet6.D90" chart:class="chart:scatter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6.A1:Sheet6.A90</svg:desc>
                </draw:g>
              </table:table-cell>
              <table:table-cell office:value-type="float" office:value="14.3636363636364">
                <text:p>14.3636363636364</text:p>
                <draw:g>
                  <svg:desc>Sheet6.C1:Sheet6.C90</svg:desc>
                </draw:g>
              </table:table-cell>
              <table:table-cell office:value-type="float" office:value="304.206611570247">
                <text:p>304.206611570247</text:p>
                <draw:g>
                  <svg:desc>Sheet6.D1:Sheet6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10.5">
                <text:p>10.5</text:p>
              </table:table-cell>
              <table:table-cell office:value-type="float" office:value="58.1666666666666">
                <text:p>58.1666666666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8.94017094017093">
                <text:p>8.94017094017093</text:p>
              </table:table-cell>
              <table:table-cell office:value-type="float" office:value="20.2776682007451">
                <text:p>20.2776682007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8">
                <text:p>8</text:p>
              </table:table-cell>
              <table:table-cell office:value-type="float" office:value="9.44217687074831">
                <text:p>9.44217687074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5.44444444444444">
                <text:p>5.4444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6.81944444444444">
                <text:p>6.81944444444444</text:p>
              </table:table-cell>
              <table:table-cell office:value-type="float" office:value="3.76851851851853">
                <text:p>3.76851851851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6.40336134453782">
                <text:p>6.40336134453782</text:p>
              </table:table-cell>
              <table:table-cell office:value-type="float" office:value="3.02255019654922">
                <text:p>3.02255019654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6.05555555555556">
                <text:p>6.05555555555556</text:p>
              </table:table-cell>
              <table:table-cell office:value-type="float" office:value="2.68827160493827">
                <text:p>2.68827160493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5.75828460038987">
                <text:p>5.75828460038987</text:p>
              </table:table-cell>
              <table:table-cell office:value-type="float" office:value="2.54741629903218">
                <text:p>2.54741629903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-0.0212121212121232">
                <text:p>-0.0212121212121232</text:p>
              </table:table-cell>
              <table:table-cell office:value-type="float" office:value="0.638955604280281">
                <text:p>0.638955604280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0282828282828298">
                <text:p>0.0282828282828298</text:p>
              </table:table-cell>
              <table:table-cell office:value-type="float" office:value="0.407248239975513">
                <text:p>0.407248239975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">
                <text:p>2.3</text:p>
              </table:table-cell>
              <table:table-cell office:value-type="float" office:value="0.126086956521738">
                <text:p>0.126086956521738</text:p>
              </table:table-cell>
              <table:table-cell office:value-type="float" office:value="0.265118473693434">
                <text:p>0.265118473693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">
                <text:p>2.4</text:p>
              </table:table-cell>
              <table:table-cell office:value-type="float" office:value="0.257142857142856">
                <text:p>0.257142857142856</text:p>
              </table:table-cell>
              <table:table-cell office:value-type="float" office:value="0.187324263038549">
                <text:p>0.187324263038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0.157407407407408">
                <text:p>0.157407407407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">
                <text:p>2.6</text:p>
              </table:table-cell>
              <table:table-cell office:value-type="float" office:value="0.580769230769231">
                <text:p>0.580769230769231</text:p>
              </table:table-cell>
              <table:table-cell office:value-type="float" office:value="0.164413214990138">
                <text:p>0.164413214990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">
                <text:p>2.7</text:p>
              </table:table-cell>
              <table:table-cell office:value-type="float" office:value="0.761002178649238">
                <text:p>0.761002178649238</text:p>
              </table:table-cell>
              <table:table-cell office:value-type="float" office:value="0.200936914102363">
                <text:p>0.200936914102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">
                <text:p>2.8</text:p>
              </table:table-cell>
              <table:table-cell office:value-type="float" office:value="0.948148148148149">
                <text:p>0.948148148148149</text:p>
              </table:table-cell>
              <table:table-cell office:value-type="float" office:value="0.261919879062736">
                <text:p>0.261919879062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13956442831216">
                <text:p>1.13956442831216</text:p>
              </table:table-cell>
              <table:table-cell office:value-type="float" office:value="0.343885922641888">
                <text:p>0.343885922641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">
                <text:p>3.1</text:p>
              </table:table-cell>
              <table:table-cell office:value-type="float" office:value="-0.24321556579621">
                <text:p>-0.24321556579621</text:p>
              </table:table-cell>
              <table:table-cell office:value-type="float" office:value="0.946940505882074">
                <text:p>0.946940505882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">
                <text:p>3.2</text:p>
              </table:table-cell>
              <table:table-cell office:value-type="float" office:value="-0.454545454545456">
                <text:p>-0.454545454545456</text:p>
              </table:table-cell>
              <table:table-cell office:value-type="float" office:value="0.907885674931128">
                <text:p>0.907885674931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">
                <text:p>3.3</text:p>
              </table:table-cell>
              <table:table-cell office:value-type="float" office:value="-0.638998682476942">
                <text:p>-0.638998682476942</text:p>
              </table:table-cell>
              <table:table-cell office:value-type="float" office:value="0.880190459327773">
                <text:p>0.880190459327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">
                <text:p>3.4</text:p>
              </table:table-cell>
              <table:table-cell office:value-type="float" office:value="-0.800653594771243">
                <text:p>-0.800653594771243</text:p>
              </table:table-cell>
              <table:table-cell office:value-type="float" office:value="0.861751890298609">
                <text:p>0.86175189029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-0.942857142857142">
                <text:p>-0.942857142857142</text:p>
              </table:table-cell>
              <table:table-cell office:value-type="float" office:value="0.850884353741496">
                <text:p>0.850884353741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">
                <text:p>3.6</text:p>
              </table:table-cell>
              <table:table-cell office:value-type="float" office:value="-1.06837606837607">
                <text:p>-1.06837606837607</text:p>
              </table:table-cell>
              <table:table-cell office:value-type="float" office:value="0.846226897508947">
                <text:p>0.846226897508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">
                <text:p>3.7</text:p>
              </table:table-cell>
              <table:table-cell office:value-type="float" office:value="-1.17951284617951">
                <text:p>-1.17951284617951</text:p>
              </table:table-cell>
              <table:table-cell office:value-type="float" office:value="0.846673500327148">
                <text:p>0.846673500327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">
                <text:p>3.8</text:p>
              </table:table-cell>
              <table:table-cell office:value-type="float" office:value="-1.27819548872181">
                <text:p>-1.27819548872181</text:p>
              </table:table-cell>
              <table:table-cell office:value-type="float" office:value="0.851320029396803">
                <text:p>0.851320029396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">
                <text:p>3.9</text:p>
              </table:table-cell>
              <table:table-cell office:value-type="float" office:value="-1.36604774535809">
                <text:p>-1.36604774535809</text:p>
              </table:table-cell>
              <table:table-cell office:value-type="float" office:value="0.859423481485133">
                <text:p>0.859423481485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">
                <text:p>4.1</text:p>
              </table:table-cell>
              <table:table-cell office:value-type="float" office:value="-0.00853865584496294">
                <text:p>-0.00853865584496294</text:p>
              </table:table-cell>
              <table:table-cell office:value-type="float" office:value="0.0613150667670077">
                <text:p>0.06131506676700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">
                <text:p>4.2</text:p>
              </table:table-cell>
              <table:table-cell office:value-type="float" office:value="-0.0323015873015877">
                <text:p>-0.0323015873015877</text:p>
              </table:table-cell>
              <table:table-cell office:value-type="float" office:value="0.0611252267573699">
                <text:p>0.0611252267573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">
                <text:p>4.3</text:p>
              </table:table-cell>
              <table:table-cell office:value-type="float" office:value="-0.0578788997393656">
                <text:p>-0.0578788997393656</text:p>
              </table:table-cell>
              <table:table-cell office:value-type="float" office:value="0.0612866833307504">
                <text:p>0.0612866833307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">
                <text:p>4.4</text:p>
              </table:table-cell>
              <table:table-cell office:value-type="float" office:value="-0.0844919786096259">
                <text:p>-0.0844919786096259</text:p>
              </table:table-cell>
              <table:table-cell office:value-type="float" office:value="0.0618701643678046">
                <text:p>0.0618701643678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">
                <text:p>4.5</text:p>
              </table:table-cell>
              <table:table-cell office:value-type="float" office:value="-0.111571198527721">
                <text:p>-0.111571198527721</text:p>
              </table:table-cell>
              <table:table-cell office:value-type="float" office:value="0.0629083017836882">
                <text:p>0.0629083017836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">
                <text:p>4.6</text:p>
              </table:table-cell>
              <table:table-cell office:value-type="float" office:value="-0.13870101986044">
                <text:p>-0.13870101986044</text:p>
              </table:table-cell>
              <table:table-cell office:value-type="float" office:value="0.0644085042824798">
                <text:p>0.0644085042824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">
                <text:p>4.7</text:p>
              </table:table-cell>
              <table:table-cell office:value-type="float" office:value="-0.165580218516389">
                <text:p>-0.165580218516389</text:p>
              </table:table-cell>
              <table:table-cell office:value-type="float" office:value="0.0663617422280534">
                <text:p>0.0663617422280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">
                <text:p>4.8</text:p>
              </table:table-cell>
              <table:table-cell office:value-type="float" office:value="-0.191992802519118">
                <text:p>-0.191992802519118</text:p>
              </table:table-cell>
              <table:table-cell office:value-type="float" office:value="0.0687485665442193">
                <text:p>0.0687485665442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">
                <text:p>4.9</text:p>
              </table:table-cell>
              <table:table-cell office:value-type="float" office:value="-0.21778656381831">
                <text:p>-0.21778656381831</text:p>
              </table:table-cell>
              <table:table-cell office:value-type="float" office:value="0.0715432377495786">
                <text:p>0.0715432377495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249999999999999">
                <text:p>0.0249999999999999</text:p>
              </table:table-cell>
              <table:table-cell office:value-type="float" office:value="0.0452777777777778">
                <text:p>0.0452777777777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">
                <text:p>5.1</text:p>
              </table:table-cell>
              <table:table-cell office:value-type="float" office:value="0.0132961548957462">
                <text:p>0.0132961548957462</text:p>
              </table:table-cell>
              <table:table-cell office:value-type="float" office:value="0.0449442297466924">
                <text:p>0.0449442297466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2">
                <text:p>5.2</text:p>
              </table:table-cell>
              <table:table-cell office:value-type="float" office:value="0.00118087442031101">
                <text:p>0.00118087442031101</text:p>
              </table:table-cell>
              <table:table-cell office:value-type="float" office:value="0.0448151143351598">
                <text:p>0.0448151143351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">
                <text:p>5.3</text:p>
              </table:table-cell>
              <table:table-cell office:value-type="float" office:value="-0.0111916168323041">
                <text:p>-0.0111916168323041</text:p>
              </table:table-cell>
              <table:table-cell office:value-type="float" office:value="0.0448866515063415">
                <text:p>0.0448866515063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4">
                <text:p>5.4</text:p>
              </table:table-cell>
              <table:table-cell office:value-type="float" office:value="-0.0236981416922422">
                <text:p>-0.0236981416922422</text:p>
              </table:table-cell>
              <table:table-cell office:value-type="float" office:value="0.0451523228141664">
                <text:p>0.0451523228141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">
                <text:p>5.5</text:p>
              </table:table-cell>
              <table:table-cell office:value-type="float" office:value="-0.0362405416168858">
                <text:p>-0.0362405416168858</text:p>
              </table:table-cell>
              <table:table-cell office:value-type="float" office:value="0.0456037689033624">
                <text:p>0.0456037689033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">
                <text:p>5.6</text:p>
              </table:table-cell>
              <table:table-cell office:value-type="float" office:value="-0.0487408716442739">
                <text:p>-0.0487408716442739</text:p>
              </table:table-cell>
              <table:table-cell office:value-type="float" office:value="0.0462314560831119">
                <text:p>0.04623145608311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">
                <text:p>5.7</text:p>
              </table:table-cell>
              <table:table-cell office:value-type="float" office:value="-0.0611375544927524">
                <text:p>-0.0611375544927524</text:p>
              </table:table-cell>
              <table:table-cell office:value-type="float" office:value="0.0470251695930353">
                <text:p>0.0470251695930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">
                <text:p>5.8</text:p>
              </table:table-cell>
              <table:table-cell office:value-type="float" office:value="-0.0733822903363137">
                <text:p>-0.0733822903363137</text:p>
              </table:table-cell>
              <table:table-cell office:value-type="float" office:value="0.0479743764771514">
                <text:p>0.0479743764771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">
                <text:p>5.9</text:p>
              </table:table-cell>
              <table:table-cell office:value-type="float" office:value="-0.0854375648564516">
                <text:p>-0.0854375648564516</text:p>
              </table:table-cell>
              <table:table-cell office:value-type="float" office:value="0.0490684901841089">
                <text:p>0.04906849018410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0357196581196579">
                <text:p>0.0357196581196579</text:p>
              </table:table-cell>
              <table:table-cell office:value-type="float" office:value="0.0429349112426037">
                <text:p>0.0429349112426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1">
                <text:p>6.1</text:p>
              </table:table-cell>
              <table:table-cell office:value-type="float" office:value="0.0280680190465388">
                <text:p>0.0280680190465388</text:p>
              </table:table-cell>
              <table:table-cell office:value-type="float" office:value="0.0429962503763328">
                <text:p>0.0429962503763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2">
                <text:p>6.2</text:p>
              </table:table-cell>
              <table:table-cell office:value-type="float" office:value="0.0203701381822001">
                <text:p>0.0203701381822001</text:p>
              </table:table-cell>
              <table:table-cell office:value-type="float" office:value="0.0431549492344885">
                <text:p>0.04315494923448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">
                <text:p>6.3</text:p>
              </table:table-cell>
              <table:table-cell office:value-type="float" office:value="0.0126627307550158">
                <text:p>0.0126627307550158</text:p>
              </table:table-cell>
              <table:table-cell office:value-type="float" office:value="0.043405647231379">
                <text:p>0.043405647231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4">
                <text:p>6.4</text:p>
              </table:table-cell>
              <table:table-cell office:value-type="float" office:value="0.00497617957098906">
                <text:p>0.00497617957098906</text:p>
              </table:table-cell>
              <table:table-cell office:value-type="float" office:value="0.0437429731707653">
                <text:p>0.0437429731707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5">
                <text:p>6.5</text:p>
              </table:table-cell>
              <table:table-cell office:value-type="float" office:value="-0.00266446071122828">
                <text:p>-0.00266446071122828</text:p>
              </table:table-cell>
              <table:table-cell office:value-type="float" office:value="0.0441616180288529">
                <text:p>0.04416161802885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">
                <text:p>6.6</text:p>
              </table:table-cell>
              <table:table-cell office:value-type="float" office:value="-0.0102386239239689">
                <text:p>-0.0102386239239689</text:p>
              </table:table-cell>
              <table:table-cell office:value-type="float" office:value="0.0446563885121777">
                <text:p>0.0446563885121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">
                <text:p>6.7</text:p>
              </table:table-cell>
              <table:table-cell office:value-type="float" office:value="-0.0177295287026042">
                <text:p>-0.0177295287026042</text:p>
              </table:table-cell>
              <table:table-cell office:value-type="float" office:value="0.0452222456292318">
                <text:p>0.04522224562923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">
                <text:p>6.8</text:p>
              </table:table-cell>
              <table:table-cell office:value-type="float" office:value="-0.0251235874409351">
                <text:p>-0.0251235874409351</text:p>
              </table:table-cell>
              <table:table-cell office:value-type="float" office:value="0.0458543316014441">
                <text:p>0.0458543316014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">
                <text:p>6.9</text:p>
              </table:table-cell>
              <table:table-cell office:value-type="float" office:value="-0.0324099088337311">
                <text:p>-0.0324099088337311</text:p>
              </table:table-cell>
              <table:table-cell office:value-type="float" office:value="0.0465479877268435">
                <text:p>0.0465479877268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.0444444444444443">
                <text:p>0.0444444444444443</text:p>
              </table:table-cell>
              <table:table-cell office:value-type="float" office:value="0.0440555211983784">
                <text:p>0.04405552119837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">
                <text:p>7.1</text:p>
              </table:table-cell>
              <table:table-cell office:value-type="float" office:value="0.0390080612608141">
                <text:p>0.0390080612608141</text:p>
              </table:table-cell>
              <table:table-cell office:value-type="float" office:value="0.0442504693497802">
                <text:p>0.0442504693497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">
                <text:p>7.2</text:p>
              </table:table-cell>
              <table:table-cell office:value-type="float" office:value="0.0335971039067651">
                <text:p>0.0335971039067651</text:p>
              </table:table-cell>
              <table:table-cell office:value-type="float" office:value="0.0444929765977956">
                <text:p>0.04449297659779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">
                <text:p>7.3</text:p>
              </table:table-cell>
              <table:table-cell office:value-type="float" office:value="0.0282226002561773">
                <text:p>0.0282226002561773</text:p>
              </table:table-cell>
              <table:table-cell office:value-type="float" office:value="0.0447800835182393">
                <text:p>0.04478008351823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4">
                <text:p>7.4</text:p>
              </table:table-cell>
              <table:table-cell office:value-type="float" office:value="0.0228938177307739">
                <text:p>0.0228938177307739</text:p>
              </table:table-cell>
              <table:table-cell office:value-type="float" office:value="0.0451089532278549">
                <text:p>0.04510895322785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5">
                <text:p>7.5</text:p>
              </table:table-cell>
              <table:table-cell office:value-type="float" office:value="0.017618504146694">
                <text:p>0.017618504146694</text:p>
              </table:table-cell>
              <table:table-cell office:value-type="float" office:value="0.0454768743388838">
                <text:p>0.0454768743388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">
                <text:p>7.6</text:p>
              </table:table-cell>
              <table:table-cell office:value-type="float" office:value="0.0124030950045811">
                <text:p>0.0124030950045811</text:p>
              </table:table-cell>
              <table:table-cell office:value-type="float" office:value="0.0458812618606955">
                <text:p>0.04588126186069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7">
                <text:p>7.7</text:p>
              </table:table-cell>
              <table:table-cell office:value-type="float" office:value="0.00725289216567748">
                <text:p>0.00725289216567748</text:p>
              </table:table-cell>
              <table:table-cell office:value-type="float" office:value="0.0463196565168561">
                <text:p>0.04631965651685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8">
                <text:p>7.8</text:p>
              </table:table-cell>
              <table:table-cell office:value-type="float" office:value="0.00217221807980006">
                <text:p>0.00217221807980006</text:p>
              </table:table-cell>
              <table:table-cell office:value-type="float" office:value="0.0467897228531026">
                <text:p>0.0467897228531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9">
                <text:p>7.9</text:p>
              </table:table-cell>
              <table:table-cell office:value-type="float" office:value="-0.00283545091526494">
                <text:p>-0.00283545091526494</text:p>
              </table:table-cell>
              <table:table-cell office:value-type="float" office:value="0.0472892464368828">
                <text:p>0.04728924643688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0515367160234957">
                <text:p>0.0515367160234957</text:p>
              </table:table-cell>
              <table:table-cell office:value-type="float" office:value="0.0459768585902656">
                <text:p>0.0459768585902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1">
                <text:p>8.1</text:p>
              </table:table-cell>
              <table:table-cell office:value-type="float" office:value="0.0474528012642444">
                <text:p>0.0474528012642444</text:p>
              </table:table-cell>
              <table:table-cell office:value-type="float" office:value="0.0461952733107042">
                <text:p>0.04619527331070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2">
                <text:p>8.2</text:p>
              </table:table-cell>
              <table:table-cell office:value-type="float" office:value="0.043405886010929">
                <text:p>0.043405886010929</text:p>
              </table:table-cell>
              <table:table-cell office:value-type="float" office:value="0.0464383539568746">
                <text:p>0.0464383539568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3">
                <text:p>8.3</text:p>
              </table:table-cell>
              <table:table-cell office:value-type="float" office:value="0.0393996921641866">
                <text:p>0.0393996921641866</text:p>
              </table:table-cell>
              <table:table-cell office:value-type="float" office:value="0.0467045411300794">
                <text:p>0.0467045411300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4">
                <text:p>8.4</text:p>
              </table:table-cell>
              <table:table-cell office:value-type="float" office:value="0.0354373492463051">
                <text:p>0.0354373492463051</text:p>
              </table:table-cell>
              <table:table-cell office:value-type="float" office:value="0.0469923541872391">
                <text:p>0.0469923541872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0.0315214668793018">
                <text:p>0.0315214668793018</text:p>
              </table:table-cell>
              <table:table-cell office:value-type="float" office:value="0.0473003885092631">
                <text:p>0.0473003885092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6">
                <text:p>8.6</text:p>
              </table:table-cell>
              <table:table-cell office:value-type="float" office:value="0.0276541984069726">
                <text:p>0.0276541984069726</text:p>
              </table:table-cell>
              <table:table-cell office:value-type="float" office:value="0.0476273126270912">
                <text:p>0.0476273126270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7">
                <text:p>8.7</text:p>
              </table:table-cell>
              <table:table-cell office:value-type="float" office:value="0.0238372967982374">
                <text:p>0.0238372967982374</text:p>
              </table:table-cell>
              <table:table-cell office:value-type="float" office:value="0.0479718652647038">
                <text:p>0.0479718652647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8">
                <text:p>8.8</text:p>
              </table:table-cell>
              <table:table-cell office:value-type="float" office:value="0.0200721638135666">
                <text:p>0.0200721638135666</text:p>
              </table:table-cell>
              <table:table-cell office:value-type="float" office:value="0.0483328523461861">
                <text:p>0.0483328523461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9">
                <text:p>8.9</text:p>
              </table:table-cell>
              <table:table-cell office:value-type="float" office:value="0.0163598932834463">
                <text:p>0.0163598932834463</text:p>
              </table:table-cell>
              <table:table-cell office:value-type="float" office:value="0.048709144003968">
                <text:p>0.048709144003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0.0573650704676487">
                <text:p>0.0573650704676487</text:p>
              </table:table-cell>
              <table:table-cell office:value-type="float" office:value="0.0479423045152143">
                <text:p>0.0479423045152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1">
                <text:p>9.1</text:p>
              </table:table-cell>
              <table:table-cell office:value-type="float" office:value="0.0541708115372278">
                <text:p>0.0541708115372278</text:p>
              </table:table-cell>
              <table:table-cell office:value-type="float" office:value="0.0481454821141899">
                <text:p>0.04814548211418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2">
                <text:p>9.2</text:p>
              </table:table-cell>
              <table:table-cell office:value-type="float" office:value="0.0510112168309624">
                <text:p>0.0510112168309624</text:p>
              </table:table-cell>
              <table:table-cell office:value-type="float" office:value="0.048362195673113">
                <text:p>0.0483621956731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3">
                <text:p>9.3</text:p>
              </table:table-cell>
              <table:table-cell office:value-type="float" office:value="0.0478875768805372">
                <text:p>0.0478875768805372</text:p>
              </table:table-cell>
              <table:table-cell office:value-type="float" office:value="0.0485915984846448">
                <text:p>0.04859159848464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4">
                <text:p>9.4</text:p>
              </table:table-cell>
              <table:table-cell office:value-type="float" office:value="0.044800955535408">
                <text:p>0.044800955535408</text:p>
              </table:table-cell>
              <table:table-cell office:value-type="float" office:value="0.0488328877519661">
                <text:p>0.04883288775196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5">
                <text:p>9.5</text:p>
              </table:table-cell>
              <table:table-cell office:value-type="float" office:value="0.041752215489956">
                <text:p>0.041752215489956</text:p>
              </table:table-cell>
              <table:table-cell office:value-type="float" office:value="0.0490853025206009">
                <text:p>0.0490853025206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6">
                <text:p>9.6</text:p>
              </table:table-cell>
              <table:table-cell office:value-type="float" office:value="0.0387420410130648">
                <text:p>0.0387420410130648</text:p>
              </table:table-cell>
              <table:table-cell office:value-type="float" office:value="0.0493481216714379">
                <text:p>0.04934812167143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7">
                <text:p>9.7</text:p>
              </table:table-cell>
              <table:table-cell office:value-type="float" office:value="0.0357709581999531">
                <text:p>0.0357709581999531</text:p>
              </table:table-cell>
              <table:table-cell office:value-type="float" office:value="0.049620661980295">
                <text:p>0.049620661980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8">
                <text:p>9.8</text:p>
              </table:table-cell>
              <table:table-cell office:value-type="float" office:value="0.0328393530272642">
                <text:p>0.0328393530272642</text:p>
              </table:table-cell>
              <table:table-cell office:value-type="float" office:value="0.0499022762476402">
                <text:p>0.04990227624764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9">
                <text:p>9.9</text:p>
              </table:table-cell>
              <table:table-cell office:value-type="float" office:value="0.0299474874585922">
                <text:p>0.0299474874585922</text:p>
              </table:table-cell>
              <table:table-cell office:value-type="float" office:value="0.0501923515006843">
                <text:p>0.0501923515006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0622249337475674">
                <text:p>0.0622249337475674</text:p>
              </table:table-cell>
              <table:table-cell office:value-type="float" office:value="0.0497408284631736">
                <text:p>0.04974082846317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656cm" svg:height="20.886cm" xlink:href=".." xlink:type="simple" chart:class="chart:line" chart:style-name="ch1">
        <chart:legend chart:legend-position="end" svg:x="27.91cm" svg:y="9.895cm" style:legend-expansion="high" chart:style-name="ch2"/>
        <chart:plot-area chart:style-name="ch3" table:cell-range-address="Sheet5.C1:Sheet5.E491" chart:data-source-has-labels="both" svg:x="0.613cm" svg:y="0.417cm" svg:width="26.684cm" svg:height="20.052cm">
          <chartooo:coordinate-region svg:x="1.446cm" svg:y="0.616cm" svg:width="25.851cm" svg:height="19.654cm"/>
          <chart:axis chart:dimension="x" chart:name="primary-x" chart:style-name="ch4" chartooo:axis-type="auto">
            <chartooo:date-scale/>
            <chart:categories table:cell-range-address="Sheet5.C2:Sheet5.C4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D2:Sheet5.D491" chart:label-cell-address="Sheet5.D1:Sheet5.D1" chart:class="chart:line">
            <chart:data-point chart:repeated="490"/>
          </chart:series>
          <chart:series chart:style-name="ch8" chart:values-cell-range-address="Sheet5.E2:Sheet5.E491" chart:label-cell-address="Sheet5.E1:Sheet5.E1" chart:class="chart:line">
            <chart:data-point chart:repeated="4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star</text:p>
                <draw:g>
                  <svg:desc>Sheet5.D1:Sheet5.D1</svg:desc>
                </draw:g>
              </table:table-cell>
              <table:table-cell office:value-type="string">
                <text:p>betastar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float" office:value="1.1">
                <text:p>1.1</text:p>
                <draw:g>
                  <svg:desc>Sheet5.C2:Sheet5.C491</svg:desc>
                </draw:g>
              </table:table-cell>
              <table:table-cell office:value-type="float" office:value="14.3636">
                <text:p>14.3636</text:p>
                <draw:g>
                  <svg:desc>Sheet5.D2:Sheet5.D491</svg:desc>
                </draw:g>
              </table:table-cell>
              <table:table-cell office:value-type="float" office:value="304.207">
                <text:p>304.207</text:p>
                <draw:g>
                  <svg:desc>Sheet5.E2:Sheet5.E491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5">
                <text:p>10.5</text:p>
              </table:table-cell>
              <table:table-cell office:value-type="float" office:value="58.1667">
                <text:p>58.166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.94017">
                <text:p>8.94017</text:p>
              </table:table-cell>
              <table:table-cell office:value-type="float" office:value="20.2777">
                <text:p>20.277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">
                <text:p>8</text:p>
              </table:table-cell>
              <table:table-cell office:value-type="float" office:value="9.44218">
                <text:p>9.4421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7.33333">
                <text:p>7.33333</text:p>
              </table:table-cell>
              <table:table-cell office:value-type="float" office:value="5.44444">
                <text:p>5.4444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6.81944">
                <text:p>6.81944</text:p>
              </table:table-cell>
              <table:table-cell office:value-type="float" office:value="3.76852">
                <text:p>3.7685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6.40336">
                <text:p>6.40336</text:p>
              </table:table-cell>
              <table:table-cell office:value-type="float" office:value="3.02255">
                <text:p>3.0225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.05556">
                <text:p>6.05556</text:p>
              </table:table-cell>
              <table:table-cell office:value-type="float" office:value="2.68827">
                <text:p>2.6882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.75828">
                <text:p>5.75828</text:p>
              </table:table-cell>
              <table:table-cell office:value-type="float" office:value="2.54742">
                <text:p>2.547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0.0212121">
                <text:p>-0.0212121</text:p>
              </table:table-cell>
              <table:table-cell office:value-type="float" office:value="0.638956">
                <text:p>0.63895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282828">
                <text:p>0.0282828</text:p>
              </table:table-cell>
              <table:table-cell office:value-type="float" office:value="0.407248">
                <text:p>0.40724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126087">
                <text:p>0.126087</text:p>
              </table:table-cell>
              <table:table-cell office:value-type="float" office:value="0.265118">
                <text:p>0.26511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257143">
                <text:p>0.257143</text:p>
              </table:table-cell>
              <table:table-cell office:value-type="float" office:value="0.187324">
                <text:p>0.18732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11111">
                <text:p>0.411111</text:p>
              </table:table-cell>
              <table:table-cell office:value-type="float" office:value="0.157407">
                <text:p>0.15740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580769">
                <text:p>0.580769</text:p>
              </table:table-cell>
              <table:table-cell office:value-type="float" office:value="0.164413">
                <text:p>0.16441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761002">
                <text:p>0.761002</text:p>
              </table:table-cell>
              <table:table-cell office:value-type="float" office:value="0.200937">
                <text:p>0.20093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948148">
                <text:p>0.948148</text:p>
              </table:table-cell>
              <table:table-cell office:value-type="float" office:value="0.26192">
                <text:p>0.2619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13956">
                <text:p>1.13956</text:p>
              </table:table-cell>
              <table:table-cell office:value-type="float" office:value="0.343886">
                <text:p>0.3438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0.243216">
                <text:p>-0.243216</text:p>
              </table:table-cell>
              <table:table-cell office:value-type="float" office:value="0.946941">
                <text:p>0.94694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454545">
                <text:p>-0.454545</text:p>
              </table:table-cell>
              <table:table-cell office:value-type="float" office:value="0.907886">
                <text:p>0.90788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0.638999">
                <text:p>-0.638999</text:p>
              </table:table-cell>
              <table:table-cell office:value-type="float" office:value="0.88019">
                <text:p>0.8801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0.800654">
                <text:p>-0.800654</text:p>
              </table:table-cell>
              <table:table-cell office:value-type="float" office:value="0.861752">
                <text:p>0.86175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942857">
                <text:p>-0.942857</text:p>
              </table:table-cell>
              <table:table-cell office:value-type="float" office:value="0.850884">
                <text:p>0.85088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1.06838">
                <text:p>-1.06838</text:p>
              </table:table-cell>
              <table:table-cell office:value-type="float" office:value="0.846227">
                <text:p>0.84622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1.17951">
                <text:p>-1.17951</text:p>
              </table:table-cell>
              <table:table-cell office:value-type="float" office:value="0.846674">
                <text:p>0.84667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1.2782">
                <text:p>-1.2782</text:p>
              </table:table-cell>
              <table:table-cell office:value-type="float" office:value="0.85132">
                <text:p>0.8513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1.36605">
                <text:p>-1.36605</text:p>
              </table:table-cell>
              <table:table-cell office:value-type="float" office:value="0.859423">
                <text:p>0.859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23457">
                <text:p>0.0123457</text:p>
              </table:table-cell>
              <table:table-cell office:value-type="float" office:value="0.0617284">
                <text:p>0.0617284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0.00853866">
                <text:p>-0.00853866</text:p>
              </table:table-cell>
              <table:table-cell office:value-type="float" office:value="0.0613151">
                <text:p>0.061315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0323016">
                <text:p>-0.0323016</text:p>
              </table:table-cell>
              <table:table-cell office:value-type="float" office:value="0.0611252">
                <text:p>0.061125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0578789">
                <text:p>-0.0578789</text:p>
              </table:table-cell>
              <table:table-cell office:value-type="float" office:value="0.0612867">
                <text:p>0.061286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084492">
                <text:p>-0.084492</text:p>
              </table:table-cell>
              <table:table-cell office:value-type="float" office:value="0.0618702">
                <text:p>0.061870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111571">
                <text:p>-0.111571</text:p>
              </table:table-cell>
              <table:table-cell office:value-type="float" office:value="0.0629083">
                <text:p>0.062908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138701">
                <text:p>-0.138701</text:p>
              </table:table-cell>
              <table:table-cell office:value-type="float" office:value="0.0644085">
                <text:p>0.064408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16558">
                <text:p>-0.16558</text:p>
              </table:table-cell>
              <table:table-cell office:value-type="float" office:value="0.0663617">
                <text:p>0.066361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191993">
                <text:p>-0.191993</text:p>
              </table:table-cell>
              <table:table-cell office:value-type="float" office:value="0.0687486">
                <text:p>0.068748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217787">
                <text:p>-0.217787</text:p>
              </table:table-cell>
              <table:table-cell office:value-type="float" office:value="0.0715432">
                <text:p>0.07154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452778">
                <text:p>0.045277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132962">
                <text:p>0.0132962</text:p>
              </table:table-cell>
              <table:table-cell office:value-type="float" office:value="0.0449442">
                <text:p>0.044944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00118087">
                <text:p>0.00118087</text:p>
              </table:table-cell>
              <table:table-cell office:value-type="float" office:value="0.0448151">
                <text:p>0.044815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0111916">
                <text:p>-0.0111916</text:p>
              </table:table-cell>
              <table:table-cell office:value-type="float" office:value="0.0448867">
                <text:p>0.044886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0236981">
                <text:p>-0.0236981</text:p>
              </table:table-cell>
              <table:table-cell office:value-type="float" office:value="0.0451523">
                <text:p>0.045152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0362405">
                <text:p>-0.0362405</text:p>
              </table:table-cell>
              <table:table-cell office:value-type="float" office:value="0.0456038">
                <text:p>0.045603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0.0487409">
                <text:p>-0.0487409</text:p>
              </table:table-cell>
              <table:table-cell office:value-type="float" office:value="0.0462315">
                <text:p>0.046231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0.0611376">
                <text:p>-0.0611376</text:p>
              </table:table-cell>
              <table:table-cell office:value-type="float" office:value="0.0470252">
                <text:p>0.047025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0.0733823">
                <text:p>-0.0733823</text:p>
              </table:table-cell>
              <table:table-cell office:value-type="float" office:value="0.0479744">
                <text:p>0.047974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0.0854376">
                <text:p>-0.0854376</text:p>
              </table:table-cell>
              <table:table-cell office:value-type="float" office:value="0.0490685">
                <text:p>0.04906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57197">
                <text:p>0.0357197</text:p>
              </table:table-cell>
              <table:table-cell office:value-type="float" office:value="0.0429349">
                <text:p>0.042934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028068">
                <text:p>0.028068</text:p>
              </table:table-cell>
              <table:table-cell office:value-type="float" office:value="0.0429963">
                <text:p>0.042996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0203701">
                <text:p>0.0203701</text:p>
              </table:table-cell>
              <table:table-cell office:value-type="float" office:value="0.0431549">
                <text:p>0.043154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0126627">
                <text:p>0.0126627</text:p>
              </table:table-cell>
              <table:table-cell office:value-type="float" office:value="0.0434056">
                <text:p>0.043405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00497618">
                <text:p>0.00497618</text:p>
              </table:table-cell>
              <table:table-cell office:value-type="float" office:value="0.043743">
                <text:p>0.04374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00266446">
                <text:p>-0.00266446</text:p>
              </table:table-cell>
              <table:table-cell office:value-type="float" office:value="0.0441616">
                <text:p>0.0441616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0.0102386">
                <text:p>-0.0102386</text:p>
              </table:table-cell>
              <table:table-cell office:value-type="float" office:value="0.0446564">
                <text:p>0.044656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0.0177295">
                <text:p>-0.0177295</text:p>
              </table:table-cell>
              <table:table-cell office:value-type="float" office:value="0.0452222">
                <text:p>0.045222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0.0251236">
                <text:p>-0.0251236</text:p>
              </table:table-cell>
              <table:table-cell office:value-type="float" office:value="0.0458543">
                <text:p>0.045854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0.0324099">
                <text:p>-0.0324099</text:p>
              </table:table-cell>
              <table:table-cell office:value-type="float" office:value="0.046548">
                <text:p>0.0465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4444">
                <text:p>0.0444444</text:p>
              </table:table-cell>
              <table:table-cell office:value-type="float" office:value="0.0440555">
                <text:p>0.044055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0390081">
                <text:p>0.0390081</text:p>
              </table:table-cell>
              <table:table-cell office:value-type="float" office:value="0.0442505">
                <text:p>0.044250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0335971">
                <text:p>0.0335971</text:p>
              </table:table-cell>
              <table:table-cell office:value-type="float" office:value="0.044493">
                <text:p>0.044493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0282226">
                <text:p>0.0282226</text:p>
              </table:table-cell>
              <table:table-cell office:value-type="float" office:value="0.0447801">
                <text:p>0.044780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0228938">
                <text:p>0.0228938</text:p>
              </table:table-cell>
              <table:table-cell office:value-type="float" office:value="0.045109">
                <text:p>0.04510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176185">
                <text:p>0.0176185</text:p>
              </table:table-cell>
              <table:table-cell office:value-type="float" office:value="0.0454769">
                <text:p>0.045476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0124031">
                <text:p>0.0124031</text:p>
              </table:table-cell>
              <table:table-cell office:value-type="float" office:value="0.0458813">
                <text:p>0.045881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00725289">
                <text:p>0.00725289</text:p>
              </table:table-cell>
              <table:table-cell office:value-type="float" office:value="0.0463197">
                <text:p>0.046319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00217222">
                <text:p>0.00217222</text:p>
              </table:table-cell>
              <table:table-cell office:value-type="float" office:value="0.0467897">
                <text:p>0.046789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-0.00283545">
                <text:p>-0.00283545</text:p>
              </table:table-cell>
              <table:table-cell office:value-type="float" office:value="0.0472892">
                <text:p>0.0472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15367">
                <text:p>0.0515367</text:p>
              </table:table-cell>
              <table:table-cell office:value-type="float" office:value="0.0459769">
                <text:p>0.045976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474528">
                <text:p>0.0474528</text:p>
              </table:table-cell>
              <table:table-cell office:value-type="float" office:value="0.0461953">
                <text:p>0.046195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0434059">
                <text:p>0.0434059</text:p>
              </table:table-cell>
              <table:table-cell office:value-type="float" office:value="0.0464384">
                <text:p>0.0464384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0393997">
                <text:p>0.0393997</text:p>
              </table:table-cell>
              <table:table-cell office:value-type="float" office:value="0.0467045">
                <text:p>0.046704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0354373">
                <text:p>0.0354373</text:p>
              </table:table-cell>
              <table:table-cell office:value-type="float" office:value="0.0469924">
                <text:p>0.046992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315215">
                <text:p>0.0315215</text:p>
              </table:table-cell>
              <table:table-cell office:value-type="float" office:value="0.0473004">
                <text:p>0.0473004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0276542">
                <text:p>0.0276542</text:p>
              </table:table-cell>
              <table:table-cell office:value-type="float" office:value="0.0476273">
                <text:p>0.0476273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0238373">
                <text:p>0.0238373</text:p>
              </table:table-cell>
              <table:table-cell office:value-type="float" office:value="0.0479719">
                <text:p>0.047971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0200722">
                <text:p>0.0200722</text:p>
              </table:table-cell>
              <table:table-cell office:value-type="float" office:value="0.0483329">
                <text:p>0.048332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0163599">
                <text:p>0.0163599</text:p>
              </table:table-cell>
              <table:table-cell office:value-type="float" office:value="0.0487091">
                <text:p>0.04870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73651">
                <text:p>0.0573651</text:p>
              </table:table-cell>
              <table:table-cell office:value-type="float" office:value="0.0479423">
                <text:p>0.0479423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0541708">
                <text:p>0.0541708</text:p>
              </table:table-cell>
              <table:table-cell office:value-type="float" office:value="0.0481455">
                <text:p>0.048145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510112">
                <text:p>0.0510112</text:p>
              </table:table-cell>
              <table:table-cell office:value-type="float" office:value="0.0483622">
                <text:p>0.0483622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478876">
                <text:p>0.0478876</text:p>
              </table:table-cell>
              <table:table-cell office:value-type="float" office:value="0.0485916">
                <text:p>0.048591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44801">
                <text:p>0.044801</text:p>
              </table:table-cell>
              <table:table-cell office:value-type="float" office:value="0.0488329">
                <text:p>0.048832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417522">
                <text:p>0.0417522</text:p>
              </table:table-cell>
              <table:table-cell office:value-type="float" office:value="0.0490853">
                <text:p>0.049085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38742">
                <text:p>0.038742</text:p>
              </table:table-cell>
              <table:table-cell office:value-type="float" office:value="0.0493481">
                <text:p>0.0493481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35771">
                <text:p>0.035771</text:p>
              </table:table-cell>
              <table:table-cell office:value-type="float" office:value="0.0496207">
                <text:p>0.049620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328394">
                <text:p>0.0328394</text:p>
              </table:table-cell>
              <table:table-cell office:value-type="float" office:value="0.0499023">
                <text:p>0.049902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299475">
                <text:p>0.0299475</text:p>
              </table:table-cell>
              <table:table-cell office:value-type="float" office:value="0.0501924">
                <text:p>0.05019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2249">
                <text:p>0.0622249</text:p>
              </table:table-cell>
              <table:table-cell office:value-type="float" office:value="0.0497408">
                <text:p>0.0497408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.059649">
                <text:p>0.059649</text:p>
              </table:table-cell>
              <table:table-cell office:value-type="float" office:value="0.0499177">
                <text:p>0.049917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571027">
                <text:p>0.0571027</text:p>
              </table:table-cell>
              <table:table-cell office:value-type="float" office:value="0.0501023">
                <text:p>0.0501023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0545863">
                <text:p>0.0545863</text:p>
              </table:table-cell>
              <table:table-cell office:value-type="float" office:value="0.0502942">
                <text:p>0.0502942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521002">
                <text:p>0.0521002</text:p>
              </table:table-cell>
              <table:table-cell office:value-type="float" office:value="0.0504931">
                <text:p>0.050493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496446">
                <text:p>0.0496446</text:p>
              </table:table-cell>
              <table:table-cell office:value-type="float" office:value="0.0506983">
                <text:p>0.050698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472196">
                <text:p>0.0472196</text:p>
              </table:table-cell>
              <table:table-cell office:value-type="float" office:value="0.0509096">
                <text:p>0.050909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.0448253">
                <text:p>0.0448253</text:p>
              </table:table-cell>
              <table:table-cell office:value-type="float" office:value="0.0511265">
                <text:p>0.051126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424617">
                <text:p>0.0424617</text:p>
              </table:table-cell>
              <table:table-cell office:value-type="float" office:value="0.0513487">
                <text:p>0.0513487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.0401288">
                <text:p>0.0401288</text:p>
              </table:table-cell>
              <table:table-cell office:value-type="float" office:value="0.0515758">
                <text:p>0.05157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63389">
                <text:p>0.0663389</text:p>
              </table:table-cell>
              <table:table-cell office:value-type="float" office:value="0.0513317">
                <text:p>0.051331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0642115">
                <text:p>0.0642115</text:p>
              </table:table-cell>
              <table:table-cell office:value-type="float" office:value="0.0514813">
                <text:p>0.0514813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621086">
                <text:p>0.0621086</text:p>
              </table:table-cell>
              <table:table-cell office:value-type="float" office:value="0.0516356">
                <text:p>0.0516356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0600303">
                <text:p>0.0600303</text:p>
              </table:table-cell>
              <table:table-cell office:value-type="float" office:value="0.0517943">
                <text:p>0.0517943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579767">
                <text:p>0.0579767</text:p>
              </table:table-cell>
              <table:table-cell office:value-type="float" office:value="0.0519571">
                <text:p>0.051957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0559477">
                <text:p>0.0559477</text:p>
              </table:table-cell>
              <table:table-cell office:value-type="float" office:value="0.0521239">
                <text:p>0.052123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539432">
                <text:p>0.0539432</text:p>
              </table:table-cell>
              <table:table-cell office:value-type="float" office:value="0.0522942">
                <text:p>0.0522942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0519632">
                <text:p>0.0519632</text:p>
              </table:table-cell>
              <table:table-cell office:value-type="float" office:value="0.052468">
                <text:p>0.052468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500076">
                <text:p>0.0500076</text:p>
              </table:table-cell>
              <table:table-cell office:value-type="float" office:value="0.0526449">
                <text:p>0.0526449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.0480761">
                <text:p>0.0480761</text:p>
              </table:table-cell>
              <table:table-cell office:value-type="float" office:value="0.0528248">
                <text:p>0.05282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9872">
                <text:p>0.069872</text:p>
              </table:table-cell>
              <table:table-cell office:value-type="float" office:value="0.0527275">
                <text:p>0.0527275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0680811">
                <text:p>0.0680811</text:p>
              </table:table-cell>
              <table:table-cell office:value-type="float" office:value="0.0528524">
                <text:p>0.052852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663105">
                <text:p>0.0663105</text:p>
              </table:table-cell>
              <table:table-cell office:value-type="float" office:value="0.0529803">
                <text:p>0.0529803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0645601">
                <text:p>0.0645601</text:p>
              </table:table-cell>
              <table:table-cell office:value-type="float" office:value="0.053111">
                <text:p>0.05311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0628298">
                <text:p>0.0628298</text:p>
              </table:table-cell>
              <table:table-cell office:value-type="float" office:value="0.0532442">
                <text:p>0.053244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0611196">
                <text:p>0.0611196</text:p>
              </table:table-cell>
              <table:table-cell office:value-type="float" office:value="0.0533799">
                <text:p>0.0533799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0594292">
                <text:p>0.0594292</text:p>
              </table:table-cell>
              <table:table-cell office:value-type="float" office:value="0.0535178">
                <text:p>0.0535178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.0577587">
                <text:p>0.0577587</text:p>
              </table:table-cell>
              <table:table-cell office:value-type="float" office:value="0.0536579">
                <text:p>0.053657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0561077">
                <text:p>0.0561077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.0544763">
                <text:p>0.0544763</text:p>
              </table:table-cell>
              <table:table-cell office:value-type="float" office:value="0.0539439">
                <text:p>0.05394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2947">
                <text:p>0.072947</text:p>
              </table:table-cell>
              <table:table-cell office:value-type="float" office:value="0.0539545">
                <text:p>0.0539545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.0714156">
                <text:p>0.0714156</text:p>
              </table:table-cell>
              <table:table-cell office:value-type="float" office:value="0.0540584">
                <text:p>0.0540584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0699011">
                <text:p>0.0699011</text:p>
              </table:table-cell>
              <table:table-cell office:value-type="float" office:value="0.0541641">
                <text:p>0.054164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.0684032">
                <text:p>0.0684032</text:p>
              </table:table-cell>
              <table:table-cell office:value-type="float" office:value="0.0542716">
                <text:p>0.0542716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.066922">
                <text:p>0.066922</text:p>
              </table:table-cell>
              <table:table-cell office:value-type="float" office:value="0.0543808">
                <text:p>0.054380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0654572">
                <text:p>0.0654572</text:p>
              </table:table-cell>
              <table:table-cell office:value-type="float" office:value="0.0544915">
                <text:p>0.0544915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.0640088">
                <text:p>0.0640088</text:p>
              </table:table-cell>
              <table:table-cell office:value-type="float" office:value="0.0546037">
                <text:p>0.0546037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.0625766">
                <text:p>0.0625766</text:p>
              </table:table-cell>
              <table:table-cell office:value-type="float" office:value="0.0547173">
                <text:p>0.054717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.0611604">
                <text:p>0.0611604</text:p>
              </table:table-cell>
              <table:table-cell office:value-type="float" office:value="0.0548322">
                <text:p>0.0548322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.05976">
                <text:p>0.05976</text:p>
              </table:table-cell>
              <table:table-cell office:value-type="float" office:value="0.0549483">
                <text:p>0.05494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56559">
                <text:p>0.0756559</text:p>
              </table:table-cell>
              <table:table-cell office:value-type="float" office:value="0.0550403">
                <text:p>0.0550403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.0743293">
                <text:p>0.0743293</text:p>
              </table:table-cell>
              <table:table-cell office:value-type="float" office:value="0.0551264">
                <text:p>0.055126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.0730168">
                <text:p>0.0730168</text:p>
              </table:table-cell>
              <table:table-cell office:value-type="float" office:value="0.0552138">
                <text:p>0.0552138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.0717182">
                <text:p>0.0717182</text:p>
              </table:table-cell>
              <table:table-cell office:value-type="float" office:value="0.0553024">
                <text:p>0.0553024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.0704334">
                <text:p>0.0704334</text:p>
              </table:table-cell>
              <table:table-cell office:value-type="float" office:value="0.055392">
                <text:p>0.05539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691623">
                <text:p>0.0691623</text:p>
              </table:table-cell>
              <table:table-cell office:value-type="float" office:value="0.0554827">
                <text:p>0.0554827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.0679047">
                <text:p>0.0679047</text:p>
              </table:table-cell>
              <table:table-cell office:value-type="float" office:value="0.0555744">
                <text:p>0.0555744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0.0666606">
                <text:p>0.0666606</text:p>
              </table:table-cell>
              <table:table-cell office:value-type="float" office:value="0.0556671">
                <text:p>0.0556671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.0654297">
                <text:p>0.0654297</text:p>
              </table:table-cell>
              <table:table-cell office:value-type="float" office:value="0.0557606">
                <text:p>0.055760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.064212">
                <text:p>0.064212</text:p>
              </table:table-cell>
              <table:table-cell office:value-type="float" office:value="0.0558548">
                <text:p>0.05585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0684">
                <text:p>0.0780684</text:p>
              </table:table-cell>
              <table:table-cell office:value-type="float" office:value="0.056009">
                <text:p>0.05600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.0769066">
                <text:p>0.0769066</text:p>
              </table:table-cell>
              <table:table-cell office:value-type="float" office:value="0.0560804">
                <text:p>0.0560804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0757565">
                <text:p>0.0757565</text:p>
              </table:table-cell>
              <table:table-cell office:value-type="float" office:value="0.0561527">
                <text:p>0.0561527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.0746182">
                <text:p>0.0746182</text:p>
              </table:table-cell>
              <table:table-cell office:value-type="float" office:value="0.0562258">
                <text:p>0.0562258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.0734914">
                <text:p>0.0734914</text:p>
              </table:table-cell>
              <table:table-cell office:value-type="float" office:value="0.0562996">
                <text:p>0.056299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723762">
                <text:p>0.0723762</text:p>
              </table:table-cell>
              <table:table-cell office:value-type="float" office:value="0.0563742">
                <text:p>0.0563742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.0712723">
                <text:p>0.0712723</text:p>
              </table:table-cell>
              <table:table-cell office:value-type="float" office:value="0.0564494">
                <text:p>0.0564494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.0701796">
                <text:p>0.0701796</text:p>
              </table:table-cell>
              <table:table-cell office:value-type="float" office:value="0.0565253">
                <text:p>0.0565253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0.0690981">
                <text:p>0.0690981</text:p>
              </table:table-cell>
              <table:table-cell office:value-type="float" office:value="0.0566018">
                <text:p>0.056601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0680276">
                <text:p>0.0680276</text:p>
              </table:table-cell>
              <table:table-cell office:value-type="float" office:value="0.0566788">
                <text:p>0.05667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0238">
                <text:p>0.080238</text:p>
              </table:table-cell>
              <table:table-cell office:value-type="float" office:value="0.0568808">
                <text:p>0.0568808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.0792108">
                <text:p>0.0792108</text:p>
              </table:table-cell>
              <table:table-cell office:value-type="float" office:value="0.05694">
                <text:p>0.05694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0781936">
                <text:p>0.0781936</text:p>
              </table:table-cell>
              <table:table-cell office:value-type="float" office:value="0.0569999">
                <text:p>0.056999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.0771864">
                <text:p>0.0771864</text:p>
              </table:table-cell>
              <table:table-cell office:value-type="float" office:value="0.0570603">
                <text:p>0.057060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.076189">
                <text:p>0.076189</text:p>
              </table:table-cell>
              <table:table-cell office:value-type="float" office:value="0.0571213">
                <text:p>0.0571213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0752013">
                <text:p>0.0752013</text:p>
              </table:table-cell>
              <table:table-cell office:value-type="float" office:value="0.0571827">
                <text:p>0.057182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.0742232">
                <text:p>0.0742232</text:p>
              </table:table-cell>
              <table:table-cell office:value-type="float" office:value="0.0572447">
                <text:p>0.0572447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.0732547">
                <text:p>0.0732547</text:p>
              </table:table-cell>
              <table:table-cell office:value-type="float" office:value="0.0573071">
                <text:p>0.057307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0722956">
                <text:p>0.0722956</text:p>
              </table:table-cell>
              <table:table-cell office:value-type="float" office:value="0.0573699">
                <text:p>0.0573699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.0713457">
                <text:p>0.0713457</text:p>
              </table:table-cell>
              <table:table-cell office:value-type="float" office:value="0.0574331">
                <text:p>0.05743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22061">
                <text:p>0.0822061</text:p>
              </table:table-cell>
              <table:table-cell office:value-type="float" office:value="0.057672">
                <text:p>0.057672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0812906">
                <text:p>0.0812906</text:p>
              </table:table-cell>
              <table:table-cell office:value-type="float" office:value="0.0577212">
                <text:p>0.057721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.0803836">
                <text:p>0.0803836</text:p>
              </table:table-cell>
              <table:table-cell office:value-type="float" office:value="0.0577708">
                <text:p>0.0577708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.0794852">
                <text:p>0.0794852</text:p>
              </table:table-cell>
              <table:table-cell office:value-type="float" office:value="0.0578209">
                <text:p>0.057820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0785951">
                <text:p>0.0785951</text:p>
              </table:table-cell>
              <table:table-cell office:value-type="float" office:value="0.0578713">
                <text:p>0.057871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0777133">
                <text:p>0.0777133</text:p>
              </table:table-cell>
              <table:table-cell office:value-type="float" office:value="0.0579221">
                <text:p>0.0579221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.0768398">
                <text:p>0.0768398</text:p>
              </table:table-cell>
              <table:table-cell office:value-type="float" office:value="0.0579733">
                <text:p>0.057973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.0759743">
                <text:p>0.0759743</text:p>
              </table:table-cell>
              <table:table-cell office:value-type="float" office:value="0.0580248">
                <text:p>0.0580248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.075117">
                <text:p>0.075117</text:p>
              </table:table-cell>
              <table:table-cell office:value-type="float" office:value="0.0580766">
                <text:p>0.0580766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.0742676">
                <text:p>0.0742676</text:p>
              </table:table-cell>
              <table:table-cell office:value-type="float" office:value="0.0581286">
                <text:p>0.0581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40054">
                <text:p>0.0840054</text:p>
              </table:table-cell>
              <table:table-cell office:value-type="float" office:value="0.058396">
                <text:p>0.05839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.0831836">
                <text:p>0.0831836</text:p>
              </table:table-cell>
              <table:table-cell office:value-type="float" office:value="0.0584369">
                <text:p>0.058436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.0823692">
                <text:p>0.0823692</text:p>
              </table:table-cell>
              <table:table-cell office:value-type="float" office:value="0.0584781">
                <text:p>0.0584781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0815621">
                <text:p>0.0815621</text:p>
              </table:table-cell>
              <table:table-cell office:value-type="float" office:value="0.0585196">
                <text:p>0.0585196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0807622">
                <text:p>0.0807622</text:p>
              </table:table-cell>
              <table:table-cell office:value-type="float" office:value="0.0585614">
                <text:p>0.058561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0799694">
                <text:p>0.0799694</text:p>
              </table:table-cell>
              <table:table-cell office:value-type="float" office:value="0.0586034">
                <text:p>0.0586034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0791838">
                <text:p>0.0791838</text:p>
              </table:table-cell>
              <table:table-cell office:value-type="float" office:value="0.0586458">
                <text:p>0.058645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.0784051">
                <text:p>0.0784051</text:p>
              </table:table-cell>
              <table:table-cell office:value-type="float" office:value="0.0586884">
                <text:p>0.058688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.0776334">
                <text:p>0.0776334</text:p>
              </table:table-cell>
              <table:table-cell office:value-type="float" office:value="0.0587312">
                <text:p>0.0587312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0768685">
                <text:p>0.0768685</text:p>
              </table:table-cell>
              <table:table-cell office:value-type="float" office:value="0.0587742">
                <text:p>0.05877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56617">
                <text:p>0.0856617</text:p>
              </table:table-cell>
              <table:table-cell office:value-type="float" office:value="0.0590634">
                <text:p>0.0590634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.0849194">
                <text:p>0.0849194</text:p>
              </table:table-cell>
              <table:table-cell office:value-type="float" office:value="0.0590974">
                <text:p>0.059097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0841836">
                <text:p>0.0841836</text:p>
              </table:table-cell>
              <table:table-cell office:value-type="float" office:value="0.0591316">
                <text:p>0.059131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.083454">
                <text:p>0.083454</text:p>
              </table:table-cell>
              <table:table-cell office:value-type="float" office:value="0.059166">
                <text:p>0.05916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0827307">
                <text:p>0.0827307</text:p>
              </table:table-cell>
              <table:table-cell office:value-type="float" office:value="0.0592007">
                <text:p>0.059200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0820136">
                <text:p>0.0820136</text:p>
              </table:table-cell>
              <table:table-cell office:value-type="float" office:value="0.0592356">
                <text:p>0.0592356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.0813027">
                <text:p>0.0813027</text:p>
              </table:table-cell>
              <table:table-cell office:value-type="float" office:value="0.0592706">
                <text:p>0.0592706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.0805979">
                <text:p>0.0805979</text:p>
              </table:table-cell>
              <table:table-cell office:value-type="float" office:value="0.0593059">
                <text:p>0.0593059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079899">
                <text:p>0.079899</text:p>
              </table:table-cell>
              <table:table-cell office:value-type="float" office:value="0.0593413">
                <text:p>0.0593413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.0792061">
                <text:p>0.0792061</text:p>
              </table:table-cell>
              <table:table-cell office:value-type="float" office:value="0.0593769">
                <text:p>0.0593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71959">
                <text:p>0.0871959</text:p>
              </table:table-cell>
              <table:table-cell office:value-type="float" office:value="0.0596829">
                <text:p>0.0596829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.0865217">
                <text:p>0.0865217</text:p>
              </table:table-cell>
              <table:table-cell office:value-type="float" office:value="0.0597111">
                <text:p>0.0597111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.0858531">
                <text:p>0.0858531</text:p>
              </table:table-cell>
              <table:table-cell office:value-type="float" office:value="0.0597394">
                <text:p>0.0597394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0.0851901">
                <text:p>0.0851901</text:p>
              </table:table-cell>
              <table:table-cell office:value-type="float" office:value="0.059768">
                <text:p>0.059768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0.0845325">
                <text:p>0.0845325</text:p>
              </table:table-cell>
              <table:table-cell office:value-type="float" office:value="0.0597968">
                <text:p>0.059796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0838803">
                <text:p>0.0838803</text:p>
              </table:table-cell>
              <table:table-cell office:value-type="float" office:value="0.0598257">
                <text:p>0.0598257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0.0832335">
                <text:p>0.0832335</text:p>
              </table:table-cell>
              <table:table-cell office:value-type="float" office:value="0.0598548">
                <text:p>0.0598548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0.082592">
                <text:p>0.082592</text:p>
              </table:table-cell>
              <table:table-cell office:value-type="float" office:value="0.059884">
                <text:p>0.059884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.0819557">
                <text:p>0.0819557</text:p>
              </table:table-cell>
              <table:table-cell office:value-type="float" office:value="0.0599133">
                <text:p>0.0599133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0.0813246">
                <text:p>0.0813246</text:p>
              </table:table-cell>
              <table:table-cell office:value-type="float" office:value="0.0599428">
                <text:p>0.05994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886248">
                <text:p>0.0886248</text:p>
              </table:table-cell>
              <table:table-cell office:value-type="float" office:value="0.0602613">
                <text:p>0.0602613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0.0880094">
                <text:p>0.0880094</text:p>
              </table:table-cell>
              <table:table-cell office:value-type="float" office:value="0.0602847">
                <text:p>0.0602847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0.087399">
                <text:p>0.087399</text:p>
              </table:table-cell>
              <table:table-cell office:value-type="float" office:value="0.0603082">
                <text:p>0.0603082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0.0867933">
                <text:p>0.0867933</text:p>
              </table:table-cell>
              <table:table-cell office:value-type="float" office:value="0.0603319">
                <text:p>0.0603319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0.0861925">
                <text:p>0.0861925</text:p>
              </table:table-cell>
              <table:table-cell office:value-type="float" office:value="0.0603557">
                <text:p>0.0603557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0855965">
                <text:p>0.0855965</text:p>
              </table:table-cell>
              <table:table-cell office:value-type="float" office:value="0.0603797">
                <text:p>0.0603797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0850052">
                <text:p>0.0850052</text:p>
              </table:table-cell>
              <table:table-cell office:value-type="float" office:value="0.0604038">
                <text:p>0.060403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0844185">
                <text:p>0.0844185</text:p>
              </table:table-cell>
              <table:table-cell office:value-type="float" office:value="0.060428">
                <text:p>0.060428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0838364">
                <text:p>0.0838364</text:p>
              </table:table-cell>
              <table:table-cell office:value-type="float" office:value="0.0604523">
                <text:p>0.0604523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.083259">
                <text:p>0.083259</text:p>
              </table:table-cell>
              <table:table-cell office:value-type="float" office:value="0.0604767">
                <text:p>0.06047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99622">
                <text:p>0.0899622</text:p>
              </table:table-cell>
              <table:table-cell office:value-type="float" office:value="0.0608045">
                <text:p>0.0608045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0.089398">
                <text:p>0.089398</text:p>
              </table:table-cell>
              <table:table-cell office:value-type="float" office:value="0.0608238">
                <text:p>0.0608238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.0888381">
                <text:p>0.0888381</text:p>
              </table:table-cell>
              <table:table-cell office:value-type="float" office:value="0.0608433">
                <text:p>0.0608433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0.0882826">
                <text:p>0.0882826</text:p>
              </table:table-cell>
              <table:table-cell office:value-type="float" office:value="0.0608629">
                <text:p>0.0608629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0.0877312">
                <text:p>0.0877312</text:p>
              </table:table-cell>
              <table:table-cell office:value-type="float" office:value="0.0608826">
                <text:p>0.060882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0871841">
                <text:p>0.0871841</text:p>
              </table:table-cell>
              <table:table-cell office:value-type="float" office:value="0.0609024">
                <text:p>0.0609024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0.0866412">
                <text:p>0.0866412</text:p>
              </table:table-cell>
              <table:table-cell office:value-type="float" office:value="0.0609223">
                <text:p>0.0609223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0.0861023">
                <text:p>0.0861023</text:p>
              </table:table-cell>
              <table:table-cell office:value-type="float" office:value="0.0609423">
                <text:p>0.0609423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0.0855676">
                <text:p>0.0855676</text:p>
              </table:table-cell>
              <table:table-cell office:value-type="float" office:value="0.0609624">
                <text:p>0.0609624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0.0850368">
                <text:p>0.0850368</text:p>
              </table:table-cell>
              <table:table-cell office:value-type="float" office:value="0.0609827">
                <text:p>0.060982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912194">
                <text:p>0.0912194</text:p>
              </table:table-cell>
              <table:table-cell office:value-type="float" office:value="0.061317">
                <text:p>0.061317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0.0907001">
                <text:p>0.0907001</text:p>
              </table:table-cell>
              <table:table-cell office:value-type="float" office:value="0.0613329">
                <text:p>0.0613329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0.0901846">
                <text:p>0.0901846</text:p>
              </table:table-cell>
              <table:table-cell office:value-type="float" office:value="0.0613489">
                <text:p>0.0613489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0.0896729">
                <text:p>0.0896729</text:p>
              </table:table-cell>
              <table:table-cell office:value-type="float" office:value="0.0613651">
                <text:p>0.0613651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0.089165">
                <text:p>0.089165</text:p>
              </table:table-cell>
              <table:table-cell office:value-type="float" office:value="0.0613813">
                <text:p>0.0613813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0886608">
                <text:p>0.0886608</text:p>
              </table:table-cell>
              <table:table-cell office:value-type="float" office:value="0.0613977">
                <text:p>0.0613977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0.0881603">
                <text:p>0.0881603</text:p>
              </table:table-cell>
              <table:table-cell office:value-type="float" office:value="0.0614141">
                <text:p>0.0614141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0.0876634">
                <text:p>0.0876634</text:p>
              </table:table-cell>
              <table:table-cell office:value-type="float" office:value="0.0614306">
                <text:p>0.0614306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0.0871702">
                <text:p>0.0871702</text:p>
              </table:table-cell>
              <table:table-cell office:value-type="float" office:value="0.0614472">
                <text:p>0.0614472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0.0866806">
                <text:p>0.0866806</text:p>
              </table:table-cell>
              <table:table-cell office:value-type="float" office:value="0.0614639">
                <text:p>0.061463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24061">
                <text:p>0.0924061</text:p>
              </table:table-cell>
              <table:table-cell office:value-type="float" office:value="0.0618027">
                <text:p>0.0618027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0.0919263">
                <text:p>0.0919263</text:p>
              </table:table-cell>
              <table:table-cell office:value-type="float" office:value="0.0618157">
                <text:p>0.0618157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0.0914499">
                <text:p>0.0914499</text:p>
              </table:table-cell>
              <table:table-cell office:value-type="float" office:value="0.0618289">
                <text:p>0.0618289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0.0909769">
                <text:p>0.0909769</text:p>
              </table:table-cell>
              <table:table-cell office:value-type="float" office:value="0.0618422">
                <text:p>0.0618422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0.0905072">
                <text:p>0.0905072</text:p>
              </table:table-cell>
              <table:table-cell office:value-type="float" office:value="0.0618555">
                <text:p>0.061855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.0900409">
                <text:p>0.0900409</text:p>
              </table:table-cell>
              <table:table-cell office:value-type="float" office:value="0.0618689">
                <text:p>0.0618689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0.0895779">
                <text:p>0.0895779</text:p>
              </table:table-cell>
              <table:table-cell office:value-type="float" office:value="0.0618824">
                <text:p>0.0618824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0.0891182">
                <text:p>0.0891182</text:p>
              </table:table-cell>
              <table:table-cell office:value-type="float" office:value="0.061896">
                <text:p>0.06189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0.0886617">
                <text:p>0.0886617</text:p>
              </table:table-cell>
              <table:table-cell office:value-type="float" office:value="0.0619096">
                <text:p>0.0619096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0.0882084">
                <text:p>0.0882084</text:p>
              </table:table-cell>
              <table:table-cell office:value-type="float" office:value="0.0619233">
                <text:p>0.06192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9353">
                <text:p>0.09353</text:p>
              </table:table-cell>
              <table:table-cell office:value-type="float" office:value="0.0622648">
                <text:p>0.0622648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0.0930853">
                <text:p>0.0930853</text:p>
              </table:table-cell>
              <table:table-cell office:value-type="float" office:value="0.0622754">
                <text:p>0.0622754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0.0926436">
                <text:p>0.0926436</text:p>
              </table:table-cell>
              <table:table-cell office:value-type="float" office:value="0.0622861">
                <text:p>0.0622861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0.0922049">
                <text:p>0.0922049</text:p>
              </table:table-cell>
              <table:table-cell office:value-type="float" office:value="0.0622969">
                <text:p>0.0622969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0.0917692">
                <text:p>0.0917692</text:p>
              </table:table-cell>
              <table:table-cell office:value-type="float" office:value="0.0623078">
                <text:p>0.0623078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0.0913366">
                <text:p>0.0913366</text:p>
              </table:table-cell>
              <table:table-cell office:value-type="float" office:value="0.0623187">
                <text:p>0.0623187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0.0909069">
                <text:p>0.0909069</text:p>
              </table:table-cell>
              <table:table-cell office:value-type="float" office:value="0.0623298">
                <text:p>0.0623298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0.0904801">
                <text:p>0.0904801</text:p>
              </table:table-cell>
              <table:table-cell office:value-type="float" office:value="0.0623408">
                <text:p>0.0623408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0.0900562">
                <text:p>0.0900562</text:p>
              </table:table-cell>
              <table:table-cell office:value-type="float" office:value="0.062352">
                <text:p>0.062352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0.0896352">
                <text:p>0.0896352</text:p>
              </table:table-cell>
              <table:table-cell office:value-type="float" office:value="0.0623632">
                <text:p>0.06236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94598">
                <text:p>0.094598</text:p>
              </table:table-cell>
              <table:table-cell office:value-type="float" office:value="0.062706">
                <text:p>0.062706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0.0941845">
                <text:p>0.0941845</text:p>
              </table:table-cell>
              <table:table-cell office:value-type="float" office:value="0.0627146">
                <text:p>0.0627146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0.0937737">
                <text:p>0.0937737</text:p>
              </table:table-cell>
              <table:table-cell office:value-type="float" office:value="0.0627232">
                <text:p>0.0627232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0.0933656">
                <text:p>0.0933656</text:p>
              </table:table-cell>
              <table:table-cell office:value-type="float" office:value="0.0627319">
                <text:p>0.0627319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0.0929603">
                <text:p>0.0929603</text:p>
              </table:table-cell>
              <table:table-cell office:value-type="float" office:value="0.0627407">
                <text:p>0.0627407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0925576">
                <text:p>0.0925576</text:p>
              </table:table-cell>
              <table:table-cell office:value-type="float" office:value="0.0627495">
                <text:p>0.0627495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0.0921576">
                <text:p>0.0921576</text:p>
              </table:table-cell>
              <table:table-cell office:value-type="float" office:value="0.0627584">
                <text:p>0.0627584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0.0917603">
                <text:p>0.0917603</text:p>
              </table:table-cell>
              <table:table-cell office:value-type="float" office:value="0.0627674">
                <text:p>0.0627674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0.0913655">
                <text:p>0.0913655</text:p>
              </table:table-cell>
              <table:table-cell office:value-type="float" office:value="0.0627764">
                <text:p>0.0627764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0.0909733">
                <text:p>0.0909733</text:p>
              </table:table-cell>
              <table:table-cell office:value-type="float" office:value="0.0627855">
                <text:p>0.06278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956158">
                <text:p>0.0956158</text:p>
              </table:table-cell>
              <table:table-cell office:value-type="float" office:value="0.0631285">
                <text:p>0.0631285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0.0952302">
                <text:p>0.0952302</text:p>
              </table:table-cell>
              <table:table-cell office:value-type="float" office:value="0.0631353">
                <text:p>0.0631353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0.0948471">
                <text:p>0.0948471</text:p>
              </table:table-cell>
              <table:table-cell office:value-type="float" office:value="0.0631422">
                <text:p>0.0631422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0.0944665">
                <text:p>0.0944665</text:p>
              </table:table-cell>
              <table:table-cell office:value-type="float" office:value="0.0631491">
                <text:p>0.0631491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0.0940883">
                <text:p>0.0940883</text:p>
              </table:table-cell>
              <table:table-cell office:value-type="float" office:value="0.0631561">
                <text:p>0.063156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.0937125">
                <text:p>0.0937125</text:p>
              </table:table-cell>
              <table:table-cell office:value-type="float" office:value="0.0631632">
                <text:p>0.0631632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0.0933391">
                <text:p>0.0933391</text:p>
              </table:table-cell>
              <table:table-cell office:value-type="float" office:value="0.0631703">
                <text:p>0.0631703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0.0929681">
                <text:p>0.0929681</text:p>
              </table:table-cell>
              <table:table-cell office:value-type="float" office:value="0.0631775">
                <text:p>0.0631775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0.0925995">
                <text:p>0.0925995</text:p>
              </table:table-cell>
              <table:table-cell office:value-type="float" office:value="0.0631847">
                <text:p>0.0631847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0.0922332">
                <text:p>0.0922332</text:p>
              </table:table-cell>
              <table:table-cell office:value-type="float" office:value="0.0631919">
                <text:p>0.06319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965883">
                <text:p>0.0965883</text:p>
              </table:table-cell>
              <table:table-cell office:value-type="float" office:value="0.0635343">
                <text:p>0.0635343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0.0962278">
                <text:p>0.0962278</text:p>
              </table:table-cell>
              <table:table-cell office:value-type="float" office:value="0.0635396">
                <text:p>0.0635396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0.0958696">
                <text:p>0.0958696</text:p>
              </table:table-cell>
              <table:table-cell office:value-type="float" office:value="0.0635449">
                <text:p>0.0635449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0.0955136">
                <text:p>0.0955136</text:p>
              </table:table-cell>
              <table:table-cell office:value-type="float" office:value="0.0635504">
                <text:p>0.0635504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0.0951599">
                <text:p>0.0951599</text:p>
              </table:table-cell>
              <table:table-cell office:value-type="float" office:value="0.0635558">
                <text:p>0.0635558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0.0948083">
                <text:p>0.0948083</text:p>
              </table:table-cell>
              <table:table-cell office:value-type="float" office:value="0.0635614">
                <text:p>0.0635614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0.0944589">
                <text:p>0.0944589</text:p>
              </table:table-cell>
              <table:table-cell office:value-type="float" office:value="0.0635669">
                <text:p>0.0635669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0.0941117">
                <text:p>0.0941117</text:p>
              </table:table-cell>
              <table:table-cell office:value-type="float" office:value="0.0635726">
                <text:p>0.0635726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0.0937666">
                <text:p>0.0937666</text:p>
              </table:table-cell>
              <table:table-cell office:value-type="float" office:value="0.0635783">
                <text:p>0.0635783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0.0934236">
                <text:p>0.0934236</text:p>
              </table:table-cell>
              <table:table-cell office:value-type="float" office:value="0.063584">
                <text:p>0.0635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975197">
                <text:p>0.0975197</text:p>
              </table:table-cell>
              <table:table-cell office:value-type="float" office:value="0.0639249">
                <text:p>0.0639249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0.0971819">
                <text:p>0.0971819</text:p>
              </table:table-cell>
              <table:table-cell office:value-type="float" office:value="0.0639289">
                <text:p>0.0639289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0.0968461">
                <text:p>0.0968461</text:p>
              </table:table-cell>
              <table:table-cell office:value-type="float" office:value="0.063933">
                <text:p>0.063933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0.0965124">
                <text:p>0.0965124</text:p>
              </table:table-cell>
              <table:table-cell office:value-type="float" office:value="0.0639371">
                <text:p>0.0639371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0.0961807">
                <text:p>0.0961807</text:p>
              </table:table-cell>
              <table:table-cell office:value-type="float" office:value="0.0639413">
                <text:p>0.0639413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095851">
                <text:p>0.095851</text:p>
              </table:table-cell>
              <table:table-cell office:value-type="float" office:value="0.0639455">
                <text:p>0.0639455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0.0955233">
                <text:p>0.0955233</text:p>
              </table:table-cell>
              <table:table-cell office:value-type="float" office:value="0.0639498">
                <text:p>0.0639498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0.0951975">
                <text:p>0.0951975</text:p>
              </table:table-cell>
              <table:table-cell office:value-type="float" office:value="0.0639541">
                <text:p>0.0639541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0.0948737">
                <text:p>0.0948737</text:p>
              </table:table-cell>
              <table:table-cell office:value-type="float" office:value="0.0639585">
                <text:p>0.0639585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0.0945518">
                <text:p>0.0945518</text:p>
              </table:table-cell>
              <table:table-cell office:value-type="float" office:value="0.0639629">
                <text:p>0.06396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84136">
                <text:p>0.0984136</text:p>
              </table:table-cell>
              <table:table-cell office:value-type="float" office:value="0.0643017">
                <text:p>0.0643017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0.0980964">
                <text:p>0.0980964</text:p>
              </table:table-cell>
              <table:table-cell office:value-type="float" office:value="0.0643046">
                <text:p>0.0643046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0.097781">
                <text:p>0.097781</text:p>
              </table:table-cell>
              <table:table-cell office:value-type="float" office:value="0.0643076">
                <text:p>0.0643076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0.0974675">
                <text:p>0.0974675</text:p>
              </table:table-cell>
              <table:table-cell office:value-type="float" office:value="0.0643106">
                <text:p>0.0643106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0.0971558">
                <text:p>0.0971558</text:p>
              </table:table-cell>
              <table:table-cell office:value-type="float" office:value="0.0643137">
                <text:p>0.064313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0968459">
                <text:p>0.0968459</text:p>
              </table:table-cell>
              <table:table-cell office:value-type="float" office:value="0.0643168">
                <text:p>0.0643168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0.0965378">
                <text:p>0.0965378</text:p>
              </table:table-cell>
              <table:table-cell office:value-type="float" office:value="0.06432">
                <text:p>0.06432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0.0962316">
                <text:p>0.0962316</text:p>
              </table:table-cell>
              <table:table-cell office:value-type="float" office:value="0.0643232">
                <text:p>0.0643232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0.0959271">
                <text:p>0.0959271</text:p>
              </table:table-cell>
              <table:table-cell office:value-type="float" office:value="0.0643264">
                <text:p>0.0643264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0.0956243">
                <text:p>0.0956243</text:p>
              </table:table-cell>
              <table:table-cell office:value-type="float" office:value="0.0643297">
                <text:p>0.064329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92733">
                <text:p>0.0992733</text:p>
              </table:table-cell>
              <table:table-cell office:value-type="float" office:value="0.064666">
                <text:p>0.064666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0.0989747">
                <text:p>0.0989747</text:p>
              </table:table-cell>
              <table:table-cell office:value-type="float" office:value="0.064668">
                <text:p>0.064668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0.0986779">
                <text:p>0.0986779</text:p>
              </table:table-cell>
              <table:table-cell office:value-type="float" office:value="0.06467">
                <text:p>0.06467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0.0983827">
                <text:p>0.0983827</text:p>
              </table:table-cell>
              <table:table-cell office:value-type="float" office:value="0.0646721">
                <text:p>0.0646721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0.0980892">
                <text:p>0.0980892</text:p>
              </table:table-cell>
              <table:table-cell office:value-type="float" office:value="0.0646742">
                <text:p>0.0646742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0977974">
                <text:p>0.0977974</text:p>
              </table:table-cell>
              <table:table-cell office:value-type="float" office:value="0.0646763">
                <text:p>0.0646763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0.0975072">
                <text:p>0.0975072</text:p>
              </table:table-cell>
              <table:table-cell office:value-type="float" office:value="0.0646785">
                <text:p>0.0646785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0.0972187">
                <text:p>0.0972187</text:p>
              </table:table-cell>
              <table:table-cell office:value-type="float" office:value="0.0646808">
                <text:p>0.0646808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0.0969318">
                <text:p>0.0969318</text:p>
              </table:table-cell>
              <table:table-cell office:value-type="float" office:value="0.0646831">
                <text:p>0.0646831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0.0966465">
                <text:p>0.0966465</text:p>
              </table:table-cell>
              <table:table-cell office:value-type="float" office:value="0.0646854">
                <text:p>0.06468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0102">
                <text:p>0.100102</text:p>
              </table:table-cell>
              <table:table-cell office:value-type="float" office:value="0.0650187">
                <text:p>0.0650187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0.09982">
                <text:p>0.09982</text:p>
              </table:table-cell>
              <table:table-cell office:value-type="float" office:value="0.0650199">
                <text:p>0.0650199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0.09954">
                <text:p>0.09954</text:p>
              </table:table-cell>
              <table:table-cell office:value-type="float" office:value="0.0650211">
                <text:p>0.0650211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0.0992616">
                <text:p>0.0992616</text:p>
              </table:table-cell>
              <table:table-cell office:value-type="float" office:value="0.0650224">
                <text:p>0.0650224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0.0989847">
                <text:p>0.0989847</text:p>
              </table:table-cell>
              <table:table-cell office:value-type="float" office:value="0.0650237">
                <text:p>0.0650237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0987094">
                <text:p>0.0987094</text:p>
              </table:table-cell>
              <table:table-cell office:value-type="float" office:value="0.065025">
                <text:p>0.065025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0.0984356">
                <text:p>0.0984356</text:p>
              </table:table-cell>
              <table:table-cell office:value-type="float" office:value="0.0650264">
                <text:p>0.0650264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0.0981632">
                <text:p>0.0981632</text:p>
              </table:table-cell>
              <table:table-cell office:value-type="float" office:value="0.0650278">
                <text:p>0.0650278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0.0978924">
                <text:p>0.0978924</text:p>
              </table:table-cell>
              <table:table-cell office:value-type="float" office:value="0.0650293">
                <text:p>0.0650293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0.097623">
                <text:p>0.097623</text:p>
              </table:table-cell>
              <table:table-cell office:value-type="float" office:value="0.0650308">
                <text:p>0.06503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00901">
                <text:p>0.100901</text:p>
              </table:table-cell>
              <table:table-cell office:value-type="float" office:value="0.0653609">
                <text:p>0.0653609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0.100635">
                <text:p>0.100635</text:p>
              </table:table-cell>
              <table:table-cell office:value-type="float" office:value="0.0653614">
                <text:p>0.0653614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0.10037">
                <text:p>0.10037</text:p>
              </table:table-cell>
              <table:table-cell office:value-type="float" office:value="0.0653619">
                <text:p>0.0653619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0.100107">
                <text:p>0.100107</text:p>
              </table:table-cell>
              <table:table-cell office:value-type="float" office:value="0.0653624">
                <text:p>0.0653624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0.0998456">
                <text:p>0.0998456</text:p>
              </table:table-cell>
              <table:table-cell office:value-type="float" office:value="0.065363">
                <text:p>0.06536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0995853">
                <text:p>0.0995853</text:p>
              </table:table-cell>
              <table:table-cell office:value-type="float" office:value="0.0653637">
                <text:p>0.0653637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.0993264">
                <text:p>0.0993264</text:p>
              </table:table-cell>
              <table:table-cell office:value-type="float" office:value="0.0653643">
                <text:p>0.0653643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0.0990689">
                <text:p>0.0990689</text:p>
              </table:table-cell>
              <table:table-cell office:value-type="float" office:value="0.0653651">
                <text:p>0.0653651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0.0988128">
                <text:p>0.0988128</text:p>
              </table:table-cell>
              <table:table-cell office:value-type="float" office:value="0.0653658">
                <text:p>0.0653658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0.098558">
                <text:p>0.098558</text:p>
              </table:table-cell>
              <table:table-cell office:value-type="float" office:value="0.0653666">
                <text:p>0.06536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01673">
                <text:p>0.101673</text:p>
              </table:table-cell>
              <table:table-cell office:value-type="float" office:value="0.0656932">
                <text:p>0.0656932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0.101422">
                <text:p>0.101422</text:p>
              </table:table-cell>
              <table:table-cell office:value-type="float" office:value="0.0656931">
                <text:p>0.0656931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0.101171">
                <text:p>0.101171</text:p>
              </table:table-cell>
              <table:table-cell office:value-type="float" office:value="0.065693">
                <text:p>0.065693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0.100922">
                <text:p>0.100922</text:p>
              </table:table-cell>
              <table:table-cell office:value-type="float" office:value="0.065693">
                <text:p>0.065693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0.100675">
                <text:p>0.100675</text:p>
              </table:table-cell>
              <table:table-cell office:value-type="float" office:value="0.065693">
                <text:p>0.06569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100428">
                <text:p>0.100428</text:p>
              </table:table-cell>
              <table:table-cell office:value-type="float" office:value="0.065693">
                <text:p>0.065693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0.100183">
                <text:p>0.100183</text:p>
              </table:table-cell>
              <table:table-cell office:value-type="float" office:value="0.0656931">
                <text:p>0.0656931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0.099939">
                <text:p>0.099939</text:p>
              </table:table-cell>
              <table:table-cell office:value-type="float" office:value="0.0656932">
                <text:p>0.0656932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0.0996964">
                <text:p>0.0996964</text:p>
              </table:table-cell>
              <table:table-cell office:value-type="float" office:value="0.0656933">
                <text:p>0.0656933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0.0994551">
                <text:p>0.0994551</text:p>
              </table:table-cell>
              <table:table-cell office:value-type="float" office:value="0.0656934">
                <text:p>0.06569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02421">
                <text:p>0.102421</text:p>
              </table:table-cell>
              <table:table-cell office:value-type="float" office:value="0.0660165">
                <text:p>0.0660165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0.102182">
                <text:p>0.102182</text:p>
              </table:table-cell>
              <table:table-cell office:value-type="float" office:value="0.0660158">
                <text:p>0.0660158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0.101945">
                <text:p>0.101945</text:p>
              </table:table-cell>
              <table:table-cell office:value-type="float" office:value="0.0660152">
                <text:p>0.0660152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0.101709">
                <text:p>0.101709</text:p>
              </table:table-cell>
              <table:table-cell office:value-type="float" office:value="0.0660147">
                <text:p>0.0660147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0.101474">
                <text:p>0.101474</text:p>
              </table:table-cell>
              <table:table-cell office:value-type="float" office:value="0.0660141">
                <text:p>0.0660141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0.10124">
                <text:p>0.10124</text:p>
              </table:table-cell>
              <table:table-cell office:value-type="float" office:value="0.0660136">
                <text:p>0.0660136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0.101008">
                <text:p>0.101008</text:p>
              </table:table-cell>
              <table:table-cell office:value-type="float" office:value="0.0660132">
                <text:p>0.0660132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0.100776">
                <text:p>0.100776</text:p>
              </table:table-cell>
              <table:table-cell office:value-type="float" office:value="0.0660127">
                <text:p>0.0660127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0.100546">
                <text:p>0.100546</text:p>
              </table:table-cell>
              <table:table-cell office:value-type="float" office:value="0.0660123">
                <text:p>0.0660123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0.100317">
                <text:p>0.100317</text:p>
              </table:table-cell>
              <table:table-cell office:value-type="float" office:value="0.066012">
                <text:p>0.0660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03145">
                <text:p>0.103145</text:p>
              </table:table-cell>
              <table:table-cell office:value-type="float" office:value="0.0663312">
                <text:p>0.0663312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0.102919">
                <text:p>0.102919</text:p>
              </table:table-cell>
              <table:table-cell office:value-type="float" office:value="0.0663301">
                <text:p>0.0663301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0.102694">
                <text:p>0.102694</text:p>
              </table:table-cell>
              <table:table-cell office:value-type="float" office:value="0.0663291">
                <text:p>0.0663291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0.102469">
                <text:p>0.102469</text:p>
              </table:table-cell>
              <table:table-cell office:value-type="float" office:value="0.066328">
                <text:p>0.066328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0.102246">
                <text:p>0.102246</text:p>
              </table:table-cell>
              <table:table-cell office:value-type="float" office:value="0.0663271">
                <text:p>0.0663271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102024">
                <text:p>0.102024</text:p>
              </table:table-cell>
              <table:table-cell office:value-type="float" office:value="0.0663261">
                <text:p>0.0663261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0.101804">
                <text:p>0.101804</text:p>
              </table:table-cell>
              <table:table-cell office:value-type="float" office:value="0.0663252">
                <text:p>0.0663252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0.101584">
                <text:p>0.101584</text:p>
              </table:table-cell>
              <table:table-cell office:value-type="float" office:value="0.0663243">
                <text:p>0.0663243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0.101365">
                <text:p>0.101365</text:p>
              </table:table-cell>
              <table:table-cell office:value-type="float" office:value="0.0663235">
                <text:p>0.0663235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0.101148">
                <text:p>0.101148</text:p>
              </table:table-cell>
              <table:table-cell office:value-type="float" office:value="0.0663226">
                <text:p>0.066322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03848">
                <text:p>0.103848</text:p>
              </table:table-cell>
              <table:table-cell office:value-type="float" office:value="0.066638">
                <text:p>0.066638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0.103633">
                <text:p>0.103633</text:p>
              </table:table-cell>
              <table:table-cell office:value-type="float" office:value="0.0666365">
                <text:p>0.0666365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0.103419">
                <text:p>0.103419</text:p>
              </table:table-cell>
              <table:table-cell office:value-type="float" office:value="0.0666351">
                <text:p>0.0666351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0.103206">
                <text:p>0.103206</text:p>
              </table:table-cell>
              <table:table-cell office:value-type="float" office:value="0.0666337">
                <text:p>0.0666337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0.102993">
                <text:p>0.102993</text:p>
              </table:table-cell>
              <table:table-cell office:value-type="float" office:value="0.0666323">
                <text:p>0.0666323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.102782">
                <text:p>0.102782</text:p>
              </table:table-cell>
              <table:table-cell office:value-type="float" office:value="0.066631">
                <text:p>0.066631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0.102572">
                <text:p>0.102572</text:p>
              </table:table-cell>
              <table:table-cell office:value-type="float" office:value="0.0666297">
                <text:p>0.0666297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0.102363">
                <text:p>0.102363</text:p>
              </table:table-cell>
              <table:table-cell office:value-type="float" office:value="0.0666284">
                <text:p>0.0666284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0.102155">
                <text:p>0.102155</text:p>
              </table:table-cell>
              <table:table-cell office:value-type="float" office:value="0.0666272">
                <text:p>0.0666272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0.101948">
                <text:p>0.101948</text:p>
              </table:table-cell>
              <table:table-cell office:value-type="float" office:value="0.0666259">
                <text:p>0.066625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04531">
                <text:p>0.104531</text:p>
              </table:table-cell>
              <table:table-cell office:value-type="float" office:value="0.0669373">
                <text:p>0.0669373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0.104326">
                <text:p>0.104326</text:p>
              </table:table-cell>
              <table:table-cell office:value-type="float" office:value="0.0669355">
                <text:p>0.0669355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0.104122">
                <text:p>0.104122</text:p>
              </table:table-cell>
              <table:table-cell office:value-type="float" office:value="0.0669337">
                <text:p>0.0669337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0.103919">
                <text:p>0.103919</text:p>
              </table:table-cell>
              <table:table-cell office:value-type="float" office:value="0.066932">
                <text:p>0.066932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0.103717">
                <text:p>0.103717</text:p>
              </table:table-cell>
              <table:table-cell office:value-type="float" office:value="0.0669303">
                <text:p>0.066930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0.103516">
                <text:p>0.103516</text:p>
              </table:table-cell>
              <table:table-cell office:value-type="float" office:value="0.0669287">
                <text:p>0.0669287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0.103316">
                <text:p>0.103316</text:p>
              </table:table-cell>
              <table:table-cell office:value-type="float" office:value="0.066927">
                <text:p>0.066927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0.103117">
                <text:p>0.103117</text:p>
              </table:table-cell>
              <table:table-cell office:value-type="float" office:value="0.0669254">
                <text:p>0.0669254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0.102919">
                <text:p>0.102919</text:p>
              </table:table-cell>
              <table:table-cell office:value-type="float" office:value="0.0669238">
                <text:p>0.0669238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0.102721">
                <text:p>0.102721</text:p>
              </table:table-cell>
              <table:table-cell office:value-type="float" office:value="0.0669223">
                <text:p>0.066922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05194">
                <text:p>0.105194</text:p>
              </table:table-cell>
              <table:table-cell office:value-type="float" office:value="0.0672296">
                <text:p>0.0672296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0.104999">
                <text:p>0.104999</text:p>
              </table:table-cell>
              <table:table-cell office:value-type="float" office:value="0.0672275">
                <text:p>0.0672275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0.104805">
                <text:p>0.104805</text:p>
              </table:table-cell>
              <table:table-cell office:value-type="float" office:value="0.0672255">
                <text:p>0.0672255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0.104611">
                <text:p>0.104611</text:p>
              </table:table-cell>
              <table:table-cell office:value-type="float" office:value="0.0672235">
                <text:p>0.0672235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0.104419">
                <text:p>0.104419</text:p>
              </table:table-cell>
              <table:table-cell office:value-type="float" office:value="0.0672215">
                <text:p>0.0672215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104227">
                <text:p>0.104227</text:p>
              </table:table-cell>
              <table:table-cell office:value-type="float" office:value="0.0672196">
                <text:p>0.0672196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0.104036">
                <text:p>0.104036</text:p>
              </table:table-cell>
              <table:table-cell office:value-type="float" office:value="0.0672176">
                <text:p>0.0672176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0.103846">
                <text:p>0.103846</text:p>
              </table:table-cell>
              <table:table-cell office:value-type="float" office:value="0.0672157">
                <text:p>0.0672157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0.103657">
                <text:p>0.103657</text:p>
              </table:table-cell>
              <table:table-cell office:value-type="float" office:value="0.0672139">
                <text:p>0.0672139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0.103469">
                <text:p>0.103469</text:p>
              </table:table-cell>
              <table:table-cell office:value-type="float" office:value="0.067212">
                <text:p>0.0672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584">
                <text:p>0.10584</text:p>
              </table:table-cell>
              <table:table-cell office:value-type="float" office:value="0.0675153">
                <text:p>0.0675153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0.105654">
                <text:p>0.105654</text:p>
              </table:table-cell>
              <table:table-cell office:value-type="float" office:value="0.067513">
                <text:p>0.067513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0.105468">
                <text:p>0.105468</text:p>
              </table:table-cell>
              <table:table-cell office:value-type="float" office:value="0.0675107">
                <text:p>0.0675107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0.105284">
                <text:p>0.105284</text:p>
              </table:table-cell>
              <table:table-cell office:value-type="float" office:value="0.0675085">
                <text:p>0.0675085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0.1051">
                <text:p>0.1051</text:p>
              </table:table-cell>
              <table:table-cell office:value-type="float" office:value="0.0675062">
                <text:p>0.067506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104917">
                <text:p>0.104917</text:p>
              </table:table-cell>
              <table:table-cell office:value-type="float" office:value="0.067504">
                <text:p>0.067504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0.104735">
                <text:p>0.104735</text:p>
              </table:table-cell>
              <table:table-cell office:value-type="float" office:value="0.0675019">
                <text:p>0.0675019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0.104554">
                <text:p>0.104554</text:p>
              </table:table-cell>
              <table:table-cell office:value-type="float" office:value="0.0674997">
                <text:p>0.0674997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0.104373">
                <text:p>0.104373</text:p>
              </table:table-cell>
              <table:table-cell office:value-type="float" office:value="0.0674976">
                <text:p>0.0674976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0.104193">
                <text:p>0.104193</text:p>
              </table:table-cell>
              <table:table-cell office:value-type="float" office:value="0.0674955">
                <text:p>0.06749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06469">
                <text:p>0.106469</text:p>
              </table:table-cell>
              <table:table-cell office:value-type="float" office:value="0.0677948">
                <text:p>0.0677948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0.106291">
                <text:p>0.106291</text:p>
              </table:table-cell>
              <table:table-cell office:value-type="float" office:value="0.0677922">
                <text:p>0.0677922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0.106114">
                <text:p>0.106114</text:p>
              </table:table-cell>
              <table:table-cell office:value-type="float" office:value="0.0677898">
                <text:p>0.0677898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0.105938">
                <text:p>0.105938</text:p>
              </table:table-cell>
              <table:table-cell office:value-type="float" office:value="0.0677873">
                <text:p>0.0677873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0.105762">
                <text:p>0.105762</text:p>
              </table:table-cell>
              <table:table-cell office:value-type="float" office:value="0.0677849">
                <text:p>0.067784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105587">
                <text:p>0.105587</text:p>
              </table:table-cell>
              <table:table-cell office:value-type="float" office:value="0.0677825">
                <text:p>0.0677825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0.105413">
                <text:p>0.105413</text:p>
              </table:table-cell>
              <table:table-cell office:value-type="float" office:value="0.0677801">
                <text:p>0.0677801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0.10524">
                <text:p>0.10524</text:p>
              </table:table-cell>
              <table:table-cell office:value-type="float" office:value="0.0677777">
                <text:p>0.0677777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0.105067">
                <text:p>0.105067</text:p>
              </table:table-cell>
              <table:table-cell office:value-type="float" office:value="0.0677754">
                <text:p>0.0677754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0.104895">
                <text:p>0.104895</text:p>
              </table:table-cell>
              <table:table-cell office:value-type="float" office:value="0.0677731">
                <text:p>0.06777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07082">
                <text:p>0.107082</text:p>
              </table:table-cell>
              <table:table-cell office:value-type="float" office:value="0.0680683">
                <text:p>0.0680683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0.106912">
                <text:p>0.106912</text:p>
              </table:table-cell>
              <table:table-cell office:value-type="float" office:value="0.0680656">
                <text:p>0.0680656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0.106743">
                <text:p>0.106743</text:p>
              </table:table-cell>
              <table:table-cell office:value-type="float" office:value="0.0680629">
                <text:p>0.0680629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0.106574">
                <text:p>0.106574</text:p>
              </table:table-cell>
              <table:table-cell office:value-type="float" office:value="0.0680603">
                <text:p>0.0680603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0.106406">
                <text:p>0.106406</text:p>
              </table:table-cell>
              <table:table-cell office:value-type="float" office:value="0.0680577">
                <text:p>0.0680577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106239">
                <text:p>0.106239</text:p>
              </table:table-cell>
              <table:table-cell office:value-type="float" office:value="0.0680551">
                <text:p>0.0680551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0.106072">
                <text:p>0.106072</text:p>
              </table:table-cell>
              <table:table-cell office:value-type="float" office:value="0.0680525">
                <text:p>0.0680525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0.105906">
                <text:p>0.105906</text:p>
              </table:table-cell>
              <table:table-cell office:value-type="float" office:value="0.06805">
                <text:p>0.06805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0.105741">
                <text:p>0.105741</text:p>
              </table:table-cell>
              <table:table-cell office:value-type="float" office:value="0.0680475">
                <text:p>0.0680475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0.105577">
                <text:p>0.105577</text:p>
              </table:table-cell>
              <table:table-cell office:value-type="float" office:value="0.068045">
                <text:p>0.06804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07681">
                <text:p>0.107681</text:p>
              </table:table-cell>
              <table:table-cell office:value-type="float" office:value="0.0683362">
                <text:p>0.0683362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0.107518">
                <text:p>0.107518</text:p>
              </table:table-cell>
              <table:table-cell office:value-type="float" office:value="0.0683333">
                <text:p>0.0683333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0.107355">
                <text:p>0.107355</text:p>
              </table:table-cell>
              <table:table-cell office:value-type="float" office:value="0.0683305">
                <text:p>0.0683305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0.107194">
                <text:p>0.107194</text:p>
              </table:table-cell>
              <table:table-cell office:value-type="float" office:value="0.0683277">
                <text:p>0.0683277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0.107033">
                <text:p>0.107033</text:p>
              </table:table-cell>
              <table:table-cell office:value-type="float" office:value="0.068325">
                <text:p>0.068325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0.106873">
                <text:p>0.106873</text:p>
              </table:table-cell>
              <table:table-cell office:value-type="float" office:value="0.0683223">
                <text:p>0.0683223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0.106713">
                <text:p>0.106713</text:p>
              </table:table-cell>
              <table:table-cell office:value-type="float" office:value="0.0683195">
                <text:p>0.0683195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0.106554">
                <text:p>0.106554</text:p>
              </table:table-cell>
              <table:table-cell office:value-type="float" office:value="0.0683169">
                <text:p>0.0683169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0.106396">
                <text:p>0.106396</text:p>
              </table:table-cell>
              <table:table-cell office:value-type="float" office:value="0.0683142">
                <text:p>0.0683142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0.106238">
                <text:p>0.106238</text:p>
              </table:table-cell>
              <table:table-cell office:value-type="float" office:value="0.0683115">
                <text:p>0.06831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08265">
                <text:p>0.108265</text:p>
              </table:table-cell>
              <table:table-cell office:value-type="float" office:value="0.0685987">
                <text:p>0.0685987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0.108108">
                <text:p>0.108108</text:p>
              </table:table-cell>
              <table:table-cell office:value-type="float" office:value="0.0685957">
                <text:p>0.0685957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0.107953">
                <text:p>0.107953</text:p>
              </table:table-cell>
              <table:table-cell office:value-type="float" office:value="0.0685928">
                <text:p>0.0685928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0.107798">
                <text:p>0.107798</text:p>
              </table:table-cell>
              <table:table-cell office:value-type="float" office:value="0.0685899">
                <text:p>0.0685899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0.107644">
                <text:p>0.107644</text:p>
              </table:table-cell>
              <table:table-cell office:value-type="float" office:value="0.068587">
                <text:p>0.068587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.10749">
                <text:p>0.10749</text:p>
              </table:table-cell>
              <table:table-cell office:value-type="float" office:value="0.0685842">
                <text:p>0.0685842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0.107337">
                <text:p>0.107337</text:p>
              </table:table-cell>
              <table:table-cell office:value-type="float" office:value="0.0685813">
                <text:p>0.0685813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0.107185">
                <text:p>0.107185</text:p>
              </table:table-cell>
              <table:table-cell office:value-type="float" office:value="0.0685785">
                <text:p>0.0685785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0.107033">
                <text:p>0.107033</text:p>
              </table:table-cell>
              <table:table-cell office:value-type="float" office:value="0.0685757">
                <text:p>0.0685757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0.106882">
                <text:p>0.106882</text:p>
              </table:table-cell>
              <table:table-cell office:value-type="float" office:value="0.0685729">
                <text:p>0.06857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08835">
                <text:p>0.108835</text:p>
              </table:table-cell>
              <table:table-cell office:value-type="float" office:value="0.0688561">
                <text:p>0.0688561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0.108685">
                <text:p>0.108685</text:p>
              </table:table-cell>
              <table:table-cell office:value-type="float" office:value="0.0688531">
                <text:p>0.0688531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0.108536">
                <text:p>0.108536</text:p>
              </table:table-cell>
              <table:table-cell office:value-type="float" office:value="0.06885">
                <text:p>0.06885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0.108387">
                <text:p>0.108387</text:p>
              </table:table-cell>
              <table:table-cell office:value-type="float" office:value="0.068847">
                <text:p>0.068847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0.108239">
                <text:p>0.108239</text:p>
              </table:table-cell>
              <table:table-cell office:value-type="float" office:value="0.068844">
                <text:p>0.068844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108092">
                <text:p>0.108092</text:p>
              </table:table-cell>
              <table:table-cell office:value-type="float" office:value="0.0688411">
                <text:p>0.0688411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0.107945">
                <text:p>0.107945</text:p>
              </table:table-cell>
              <table:table-cell office:value-type="float" office:value="0.0688381">
                <text:p>0.0688381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0.107799">
                <text:p>0.107799</text:p>
              </table:table-cell>
              <table:table-cell office:value-type="float" office:value="0.0688352">
                <text:p>0.0688352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0.107653">
                <text:p>0.107653</text:p>
              </table:table-cell>
              <table:table-cell office:value-type="float" office:value="0.0688323">
                <text:p>0.0688323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0.107508">
                <text:p>0.107508</text:p>
              </table:table-cell>
              <table:table-cell office:value-type="float" office:value="0.0688294">
                <text:p>0.06882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09393">
                <text:p>0.109393</text:p>
              </table:table-cell>
              <table:table-cell office:value-type="float" office:value="0.0691087">
                <text:p>0.0691087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0.109249">
                <text:p>0.109249</text:p>
              </table:table-cell>
              <table:table-cell office:value-type="float" office:value="0.0691055">
                <text:p>0.0691055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0.109106">
                <text:p>0.109106</text:p>
              </table:table-cell>
              <table:table-cell office:value-type="float" office:value="0.0691024">
                <text:p>0.0691024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0.108963">
                <text:p>0.108963</text:p>
              </table:table-cell>
              <table:table-cell office:value-type="float" office:value="0.0690993">
                <text:p>0.0690993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.108821">
                <text:p>0.108821</text:p>
              </table:table-cell>
              <table:table-cell office:value-type="float" office:value="0.0690962">
                <text:p>0.0690962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108679">
                <text:p>0.108679</text:p>
              </table:table-cell>
              <table:table-cell office:value-type="float" office:value="0.0690932">
                <text:p>0.0690932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0.108538">
                <text:p>0.108538</text:p>
              </table:table-cell>
              <table:table-cell office:value-type="float" office:value="0.0690901">
                <text:p>0.0690901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0.108398">
                <text:p>0.108398</text:p>
              </table:table-cell>
              <table:table-cell office:value-type="float" office:value="0.0690871">
                <text:p>0.0690871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0.108258">
                <text:p>0.108258</text:p>
              </table:table-cell>
              <table:table-cell office:value-type="float" office:value="0.0690841">
                <text:p>0.0690841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0.108119">
                <text:p>0.108119</text:p>
              </table:table-cell>
              <table:table-cell office:value-type="float" office:value="0.0690812">
                <text:p>0.06908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09938">
                <text:p>0.109938</text:p>
              </table:table-cell>
              <table:table-cell office:value-type="float" office:value="0.0693566">
                <text:p>0.0693566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0.1098">
                <text:p>0.1098</text:p>
              </table:table-cell>
              <table:table-cell office:value-type="float" office:value="0.0693533">
                <text:p>0.0693533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0.109662">
                <text:p>0.109662</text:p>
              </table:table-cell>
              <table:table-cell office:value-type="float" office:value="0.0693502">
                <text:p>0.0693502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0.109525">
                <text:p>0.109525</text:p>
              </table:table-cell>
              <table:table-cell office:value-type="float" office:value="0.069347">
                <text:p>0.069347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0.109388">
                <text:p>0.109388</text:p>
              </table:table-cell>
              <table:table-cell office:value-type="float" office:value="0.0693438">
                <text:p>0.0693438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0.109252">
                <text:p>0.109252</text:p>
              </table:table-cell>
              <table:table-cell office:value-type="float" office:value="0.0693407">
                <text:p>0.0693407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0.109117">
                <text:p>0.109117</text:p>
              </table:table-cell>
              <table:table-cell office:value-type="float" office:value="0.0693376">
                <text:p>0.0693376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0.108982">
                <text:p>0.108982</text:p>
              </table:table-cell>
              <table:table-cell office:value-type="float" office:value="0.0693345">
                <text:p>0.0693345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0.108847">
                <text:p>0.108847</text:p>
              </table:table-cell>
              <table:table-cell office:value-type="float" office:value="0.0693314">
                <text:p>0.0693314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0.108713">
                <text:p>0.108713</text:p>
              </table:table-cell>
              <table:table-cell office:value-type="float" office:value="0.0693284">
                <text:p>0.06932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10472">
                <text:p>0.110472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0.110339">
                <text:p>0.110339</text:p>
              </table:table-cell>
              <table:table-cell office:value-type="float" office:value="0.0695967">
                <text:p>0.0695967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0.110206">
                <text:p>0.110206</text:p>
              </table:table-cell>
              <table:table-cell office:value-type="float" office:value="0.0695935">
                <text:p>0.0695935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0.110075">
                <text:p>0.110075</text:p>
              </table:table-cell>
              <table:table-cell office:value-type="float" office:value="0.0695902">
                <text:p>0.0695902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0.109943">
                <text:p>0.109943</text:p>
              </table:table-cell>
              <table:table-cell office:value-type="float" office:value="0.069587">
                <text:p>0.069587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.109812">
                <text:p>0.109812</text:p>
              </table:table-cell>
              <table:table-cell office:value-type="float" office:value="0.0695838">
                <text:p>0.0695838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0.109682">
                <text:p>0.109682</text:p>
              </table:table-cell>
              <table:table-cell office:value-type="float" office:value="0.0695807">
                <text:p>0.0695807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0.109552">
                <text:p>0.109552</text:p>
              </table:table-cell>
              <table:table-cell office:value-type="float" office:value="0.0695775">
                <text:p>0.0695775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0.109423">
                <text:p>0.109423</text:p>
              </table:table-cell>
              <table:table-cell office:value-type="float" office:value="0.0695744">
                <text:p>0.0695744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0.109294">
                <text:p>0.109294</text:p>
              </table:table-cell>
              <table:table-cell office:value-type="float" office:value="0.0695713">
                <text:p>0.069571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10994">
                <text:p>0.110994</text:p>
              </table:table-cell>
              <table:table-cell office:value-type="float" office:value="0.0698391">
                <text:p>0.0698391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0.110866">
                <text:p>0.110866</text:p>
              </table:table-cell>
              <table:table-cell office:value-type="float" office:value="0.0698358">
                <text:p>0.0698358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0.110739">
                <text:p>0.110739</text:p>
              </table:table-cell>
              <table:table-cell office:value-type="float" office:value="0.0698325">
                <text:p>0.0698325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0.110612">
                <text:p>0.110612</text:p>
              </table:table-cell>
              <table:table-cell office:value-type="float" office:value="0.0698292">
                <text:p>0.0698292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0.110486">
                <text:p>0.110486</text:p>
              </table:table-cell>
              <table:table-cell office:value-type="float" office:value="0.069826">
                <text:p>0.06982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0.11036">
                <text:p>0.11036</text:p>
              </table:table-cell>
              <table:table-cell office:value-type="float" office:value="0.0698227">
                <text:p>0.0698227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0.110234">
                <text:p>0.110234</text:p>
              </table:table-cell>
              <table:table-cell office:value-type="float" office:value="0.0698195">
                <text:p>0.0698195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0.110109">
                <text:p>0.110109</text:p>
              </table:table-cell>
              <table:table-cell office:value-type="float" office:value="0.0698163">
                <text:p>0.0698163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0.109984">
                <text:p>0.109984</text:p>
              </table:table-cell>
              <table:table-cell office:value-type="float" office:value="0.0698131">
                <text:p>0.0698131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0.10986">
                <text:p>0.10986</text:p>
              </table:table-cell>
              <table:table-cell office:value-type="float" office:value="0.06981">
                <text:p>0.069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1506">
                <text:p>0.111506</text:p>
              </table:table-cell>
              <table:table-cell office:value-type="float" office:value="0.0700741">
                <text:p>0.07007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913cm" svg:height="16.263cm" xlink:href=".." xlink:type="simple" chart:class="chart:line" chart:style-name="ch1">
        <chart:legend chart:legend-position="end" svg:x="26.167cm" svg:y="7.583cm" style:legend-expansion="high" chart:style-name="ch2"/>
        <chart:plot-area chart:style-name="ch3" table:cell-range-address="Sheet5.C1:Sheet5.E191" chart:data-source-has-labels="both" svg:x="0.578cm" svg:y="0.325cm" svg:width="25.011cm" svg:height="15.613cm">
          <chartooo:coordinate-region svg:x="1.411cm" svg:y="0.525cm" svg:width="24.178cm" svg:height="15.214cm"/>
          <chart:axis chart:dimension="x" chart:name="primary-x" chart:style-name="ch4" chartooo:axis-type="auto">
            <chartooo:date-scale/>
            <chart:categories table:cell-range-address="Sheet5.C2:Sheet5.C1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D2:Sheet5.D191" chart:label-cell-address="Sheet5.D1:Sheet5.D1" chart:class="chart:line">
            <chart:data-point chart:repeated="190"/>
          </chart:series>
          <chart:series chart:style-name="ch8" chart:values-cell-range-address="Sheet5.E2:Sheet5.E191" chart:label-cell-address="Sheet5.E1:Sheet5.E1" chart:class="chart:line">
            <chart:data-point chart:repeated="1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star</text:p>
                <draw:g>
                  <svg:desc>Sheet5.D1:Sheet5.D1</svg:desc>
                </draw:g>
              </table:table-cell>
              <table:table-cell office:value-type="string">
                <text:p>betastar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float" office:value="1.1">
                <text:p>1.1</text:p>
                <draw:g>
                  <svg:desc>Sheet5.C2:Sheet5.C191</svg:desc>
                </draw:g>
              </table:table-cell>
              <table:table-cell office:value-type="float" office:value="14.3636">
                <text:p>14.3636</text:p>
                <draw:g>
                  <svg:desc>Sheet5.D2:Sheet5.D191</svg:desc>
                </draw:g>
              </table:table-cell>
              <table:table-cell office:value-type="float" office:value="304.207">
                <text:p>304.207</text:p>
                <draw:g>
                  <svg:desc>Sheet5.E2:Sheet5.E191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.5">
                <text:p>10.5</text:p>
              </table:table-cell>
              <table:table-cell office:value-type="float" office:value="58.1667">
                <text:p>58.166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.94017">
                <text:p>8.94017</text:p>
              </table:table-cell>
              <table:table-cell office:value-type="float" office:value="20.2777">
                <text:p>20.277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">
                <text:p>8</text:p>
              </table:table-cell>
              <table:table-cell office:value-type="float" office:value="9.44218">
                <text:p>9.4421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7.33333">
                <text:p>7.33333</text:p>
              </table:table-cell>
              <table:table-cell office:value-type="float" office:value="5.44444">
                <text:p>5.4444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6.81944">
                <text:p>6.81944</text:p>
              </table:table-cell>
              <table:table-cell office:value-type="float" office:value="3.76852">
                <text:p>3.7685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6.40336">
                <text:p>6.40336</text:p>
              </table:table-cell>
              <table:table-cell office:value-type="float" office:value="3.02255">
                <text:p>3.0225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.05556">
                <text:p>6.05556</text:p>
              </table:table-cell>
              <table:table-cell office:value-type="float" office:value="2.68827">
                <text:p>2.6882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.75828">
                <text:p>5.75828</text:p>
              </table:table-cell>
              <table:table-cell office:value-type="float" office:value="2.54742">
                <text:p>2.547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0.0212121">
                <text:p>-0.0212121</text:p>
              </table:table-cell>
              <table:table-cell office:value-type="float" office:value="0.638956">
                <text:p>0.63895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282828">
                <text:p>0.0282828</text:p>
              </table:table-cell>
              <table:table-cell office:value-type="float" office:value="0.407248">
                <text:p>0.40724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126087">
                <text:p>0.126087</text:p>
              </table:table-cell>
              <table:table-cell office:value-type="float" office:value="0.265118">
                <text:p>0.26511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257143">
                <text:p>0.257143</text:p>
              </table:table-cell>
              <table:table-cell office:value-type="float" office:value="0.187324">
                <text:p>0.18732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11111">
                <text:p>0.411111</text:p>
              </table:table-cell>
              <table:table-cell office:value-type="float" office:value="0.157407">
                <text:p>0.15740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580769">
                <text:p>0.580769</text:p>
              </table:table-cell>
              <table:table-cell office:value-type="float" office:value="0.164413">
                <text:p>0.16441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761002">
                <text:p>0.761002</text:p>
              </table:table-cell>
              <table:table-cell office:value-type="float" office:value="0.200937">
                <text:p>0.20093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948148">
                <text:p>0.948148</text:p>
              </table:table-cell>
              <table:table-cell office:value-type="float" office:value="0.26192">
                <text:p>0.2619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13956">
                <text:p>1.13956</text:p>
              </table:table-cell>
              <table:table-cell office:value-type="float" office:value="0.343886">
                <text:p>0.3438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0.243216">
                <text:p>-0.243216</text:p>
              </table:table-cell>
              <table:table-cell office:value-type="float" office:value="0.946941">
                <text:p>0.94694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454545">
                <text:p>-0.454545</text:p>
              </table:table-cell>
              <table:table-cell office:value-type="float" office:value="0.907886">
                <text:p>0.90788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0.638999">
                <text:p>-0.638999</text:p>
              </table:table-cell>
              <table:table-cell office:value-type="float" office:value="0.88019">
                <text:p>0.8801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0.800654">
                <text:p>-0.800654</text:p>
              </table:table-cell>
              <table:table-cell office:value-type="float" office:value="0.861752">
                <text:p>0.86175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942857">
                <text:p>-0.942857</text:p>
              </table:table-cell>
              <table:table-cell office:value-type="float" office:value="0.850884">
                <text:p>0.85088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1.06838">
                <text:p>-1.06838</text:p>
              </table:table-cell>
              <table:table-cell office:value-type="float" office:value="0.846227">
                <text:p>0.84622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1.17951">
                <text:p>-1.17951</text:p>
              </table:table-cell>
              <table:table-cell office:value-type="float" office:value="0.846674">
                <text:p>0.84667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1.2782">
                <text:p>-1.2782</text:p>
              </table:table-cell>
              <table:table-cell office:value-type="float" office:value="0.85132">
                <text:p>0.8513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1.36605">
                <text:p>-1.36605</text:p>
              </table:table-cell>
              <table:table-cell office:value-type="float" office:value="0.859423">
                <text:p>0.859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23457">
                <text:p>0.0123457</text:p>
              </table:table-cell>
              <table:table-cell office:value-type="float" office:value="0.0617284">
                <text:p>0.0617284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0.00853866">
                <text:p>-0.00853866</text:p>
              </table:table-cell>
              <table:table-cell office:value-type="float" office:value="0.0613151">
                <text:p>0.061315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0323016">
                <text:p>-0.0323016</text:p>
              </table:table-cell>
              <table:table-cell office:value-type="float" office:value="0.0611252">
                <text:p>0.061125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0578789">
                <text:p>-0.0578789</text:p>
              </table:table-cell>
              <table:table-cell office:value-type="float" office:value="0.0612867">
                <text:p>0.061286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084492">
                <text:p>-0.084492</text:p>
              </table:table-cell>
              <table:table-cell office:value-type="float" office:value="0.0618702">
                <text:p>0.061870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111571">
                <text:p>-0.111571</text:p>
              </table:table-cell>
              <table:table-cell office:value-type="float" office:value="0.0629083">
                <text:p>0.062908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138701">
                <text:p>-0.138701</text:p>
              </table:table-cell>
              <table:table-cell office:value-type="float" office:value="0.0644085">
                <text:p>0.064408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16558">
                <text:p>-0.16558</text:p>
              </table:table-cell>
              <table:table-cell office:value-type="float" office:value="0.0663617">
                <text:p>0.066361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191993">
                <text:p>-0.191993</text:p>
              </table:table-cell>
              <table:table-cell office:value-type="float" office:value="0.0687486">
                <text:p>0.068748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217787">
                <text:p>-0.217787</text:p>
              </table:table-cell>
              <table:table-cell office:value-type="float" office:value="0.0715432">
                <text:p>0.07154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452778">
                <text:p>0.045277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132962">
                <text:p>0.0132962</text:p>
              </table:table-cell>
              <table:table-cell office:value-type="float" office:value="0.0449442">
                <text:p>0.044944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00118087">
                <text:p>0.00118087</text:p>
              </table:table-cell>
              <table:table-cell office:value-type="float" office:value="0.0448151">
                <text:p>0.044815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0111916">
                <text:p>-0.0111916</text:p>
              </table:table-cell>
              <table:table-cell office:value-type="float" office:value="0.0448867">
                <text:p>0.044886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0236981">
                <text:p>-0.0236981</text:p>
              </table:table-cell>
              <table:table-cell office:value-type="float" office:value="0.0451523">
                <text:p>0.045152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0362405">
                <text:p>-0.0362405</text:p>
              </table:table-cell>
              <table:table-cell office:value-type="float" office:value="0.0456038">
                <text:p>0.045603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0.0487409">
                <text:p>-0.0487409</text:p>
              </table:table-cell>
              <table:table-cell office:value-type="float" office:value="0.0462315">
                <text:p>0.046231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0.0611376">
                <text:p>-0.0611376</text:p>
              </table:table-cell>
              <table:table-cell office:value-type="float" office:value="0.0470252">
                <text:p>0.047025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0.0733823">
                <text:p>-0.0733823</text:p>
              </table:table-cell>
              <table:table-cell office:value-type="float" office:value="0.0479744">
                <text:p>0.047974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0.0854376">
                <text:p>-0.0854376</text:p>
              </table:table-cell>
              <table:table-cell office:value-type="float" office:value="0.0490685">
                <text:p>0.04906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57197">
                <text:p>0.0357197</text:p>
              </table:table-cell>
              <table:table-cell office:value-type="float" office:value="0.0429349">
                <text:p>0.042934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028068">
                <text:p>0.028068</text:p>
              </table:table-cell>
              <table:table-cell office:value-type="float" office:value="0.0429963">
                <text:p>0.042996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0203701">
                <text:p>0.0203701</text:p>
              </table:table-cell>
              <table:table-cell office:value-type="float" office:value="0.0431549">
                <text:p>0.043154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0126627">
                <text:p>0.0126627</text:p>
              </table:table-cell>
              <table:table-cell office:value-type="float" office:value="0.0434056">
                <text:p>0.043405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00497618">
                <text:p>0.00497618</text:p>
              </table:table-cell>
              <table:table-cell office:value-type="float" office:value="0.043743">
                <text:p>0.04374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00266446">
                <text:p>-0.00266446</text:p>
              </table:table-cell>
              <table:table-cell office:value-type="float" office:value="0.0441616">
                <text:p>0.0441616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0.0102386">
                <text:p>-0.0102386</text:p>
              </table:table-cell>
              <table:table-cell office:value-type="float" office:value="0.0446564">
                <text:p>0.044656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0.0177295">
                <text:p>-0.0177295</text:p>
              </table:table-cell>
              <table:table-cell office:value-type="float" office:value="0.0452222">
                <text:p>0.045222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0.0251236">
                <text:p>-0.0251236</text:p>
              </table:table-cell>
              <table:table-cell office:value-type="float" office:value="0.0458543">
                <text:p>0.045854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0.0324099">
                <text:p>-0.0324099</text:p>
              </table:table-cell>
              <table:table-cell office:value-type="float" office:value="0.046548">
                <text:p>0.0465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4444">
                <text:p>0.0444444</text:p>
              </table:table-cell>
              <table:table-cell office:value-type="float" office:value="0.0440555">
                <text:p>0.044055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0390081">
                <text:p>0.0390081</text:p>
              </table:table-cell>
              <table:table-cell office:value-type="float" office:value="0.0442505">
                <text:p>0.044250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0335971">
                <text:p>0.0335971</text:p>
              </table:table-cell>
              <table:table-cell office:value-type="float" office:value="0.044493">
                <text:p>0.044493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0282226">
                <text:p>0.0282226</text:p>
              </table:table-cell>
              <table:table-cell office:value-type="float" office:value="0.0447801">
                <text:p>0.044780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0228938">
                <text:p>0.0228938</text:p>
              </table:table-cell>
              <table:table-cell office:value-type="float" office:value="0.045109">
                <text:p>0.04510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176185">
                <text:p>0.0176185</text:p>
              </table:table-cell>
              <table:table-cell office:value-type="float" office:value="0.0454769">
                <text:p>0.045476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0124031">
                <text:p>0.0124031</text:p>
              </table:table-cell>
              <table:table-cell office:value-type="float" office:value="0.0458813">
                <text:p>0.045881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00725289">
                <text:p>0.00725289</text:p>
              </table:table-cell>
              <table:table-cell office:value-type="float" office:value="0.0463197">
                <text:p>0.046319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00217222">
                <text:p>0.00217222</text:p>
              </table:table-cell>
              <table:table-cell office:value-type="float" office:value="0.0467897">
                <text:p>0.046789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-0.00283545">
                <text:p>-0.00283545</text:p>
              </table:table-cell>
              <table:table-cell office:value-type="float" office:value="0.0472892">
                <text:p>0.0472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15367">
                <text:p>0.0515367</text:p>
              </table:table-cell>
              <table:table-cell office:value-type="float" office:value="0.0459769">
                <text:p>0.045976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474528">
                <text:p>0.0474528</text:p>
              </table:table-cell>
              <table:table-cell office:value-type="float" office:value="0.0461953">
                <text:p>0.046195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0434059">
                <text:p>0.0434059</text:p>
              </table:table-cell>
              <table:table-cell office:value-type="float" office:value="0.0464384">
                <text:p>0.0464384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0393997">
                <text:p>0.0393997</text:p>
              </table:table-cell>
              <table:table-cell office:value-type="float" office:value="0.0467045">
                <text:p>0.046704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0354373">
                <text:p>0.0354373</text:p>
              </table:table-cell>
              <table:table-cell office:value-type="float" office:value="0.0469924">
                <text:p>0.046992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315215">
                <text:p>0.0315215</text:p>
              </table:table-cell>
              <table:table-cell office:value-type="float" office:value="0.0473004">
                <text:p>0.0473004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0276542">
                <text:p>0.0276542</text:p>
              </table:table-cell>
              <table:table-cell office:value-type="float" office:value="0.0476273">
                <text:p>0.0476273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0238373">
                <text:p>0.0238373</text:p>
              </table:table-cell>
              <table:table-cell office:value-type="float" office:value="0.0479719">
                <text:p>0.047971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0200722">
                <text:p>0.0200722</text:p>
              </table:table-cell>
              <table:table-cell office:value-type="float" office:value="0.0483329">
                <text:p>0.048332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0163599">
                <text:p>0.0163599</text:p>
              </table:table-cell>
              <table:table-cell office:value-type="float" office:value="0.0487091">
                <text:p>0.04870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73651">
                <text:p>0.0573651</text:p>
              </table:table-cell>
              <table:table-cell office:value-type="float" office:value="0.0479423">
                <text:p>0.0479423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0541708">
                <text:p>0.0541708</text:p>
              </table:table-cell>
              <table:table-cell office:value-type="float" office:value="0.0481455">
                <text:p>0.048145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510112">
                <text:p>0.0510112</text:p>
              </table:table-cell>
              <table:table-cell office:value-type="float" office:value="0.0483622">
                <text:p>0.0483622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478876">
                <text:p>0.0478876</text:p>
              </table:table-cell>
              <table:table-cell office:value-type="float" office:value="0.0485916">
                <text:p>0.048591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44801">
                <text:p>0.044801</text:p>
              </table:table-cell>
              <table:table-cell office:value-type="float" office:value="0.0488329">
                <text:p>0.048832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417522">
                <text:p>0.0417522</text:p>
              </table:table-cell>
              <table:table-cell office:value-type="float" office:value="0.0490853">
                <text:p>0.049085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38742">
                <text:p>0.038742</text:p>
              </table:table-cell>
              <table:table-cell office:value-type="float" office:value="0.0493481">
                <text:p>0.0493481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35771">
                <text:p>0.035771</text:p>
              </table:table-cell>
              <table:table-cell office:value-type="float" office:value="0.0496207">
                <text:p>0.049620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328394">
                <text:p>0.0328394</text:p>
              </table:table-cell>
              <table:table-cell office:value-type="float" office:value="0.0499023">
                <text:p>0.049902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299475">
                <text:p>0.0299475</text:p>
              </table:table-cell>
              <table:table-cell office:value-type="float" office:value="0.0501924">
                <text:p>0.05019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2249">
                <text:p>0.0622249</text:p>
              </table:table-cell>
              <table:table-cell office:value-type="float" office:value="0.0497408">
                <text:p>0.0497408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.059649">
                <text:p>0.059649</text:p>
              </table:table-cell>
              <table:table-cell office:value-type="float" office:value="0.0499177">
                <text:p>0.049917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571027">
                <text:p>0.0571027</text:p>
              </table:table-cell>
              <table:table-cell office:value-type="float" office:value="0.0501023">
                <text:p>0.0501023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0545863">
                <text:p>0.0545863</text:p>
              </table:table-cell>
              <table:table-cell office:value-type="float" office:value="0.0502942">
                <text:p>0.0502942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521002">
                <text:p>0.0521002</text:p>
              </table:table-cell>
              <table:table-cell office:value-type="float" office:value="0.0504931">
                <text:p>0.050493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496446">
                <text:p>0.0496446</text:p>
              </table:table-cell>
              <table:table-cell office:value-type="float" office:value="0.0506983">
                <text:p>0.050698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472196">
                <text:p>0.0472196</text:p>
              </table:table-cell>
              <table:table-cell office:value-type="float" office:value="0.0509096">
                <text:p>0.050909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.0448253">
                <text:p>0.0448253</text:p>
              </table:table-cell>
              <table:table-cell office:value-type="float" office:value="0.0511265">
                <text:p>0.051126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424617">
                <text:p>0.0424617</text:p>
              </table:table-cell>
              <table:table-cell office:value-type="float" office:value="0.0513487">
                <text:p>0.0513487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.0401288">
                <text:p>0.0401288</text:p>
              </table:table-cell>
              <table:table-cell office:value-type="float" office:value="0.0515758">
                <text:p>0.05157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63389">
                <text:p>0.0663389</text:p>
              </table:table-cell>
              <table:table-cell office:value-type="float" office:value="0.0513317">
                <text:p>0.051331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0642115">
                <text:p>0.0642115</text:p>
              </table:table-cell>
              <table:table-cell office:value-type="float" office:value="0.0514813">
                <text:p>0.0514813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621086">
                <text:p>0.0621086</text:p>
              </table:table-cell>
              <table:table-cell office:value-type="float" office:value="0.0516356">
                <text:p>0.0516356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0600303">
                <text:p>0.0600303</text:p>
              </table:table-cell>
              <table:table-cell office:value-type="float" office:value="0.0517943">
                <text:p>0.0517943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579767">
                <text:p>0.0579767</text:p>
              </table:table-cell>
              <table:table-cell office:value-type="float" office:value="0.0519571">
                <text:p>0.051957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0559477">
                <text:p>0.0559477</text:p>
              </table:table-cell>
              <table:table-cell office:value-type="float" office:value="0.0521239">
                <text:p>0.052123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539432">
                <text:p>0.0539432</text:p>
              </table:table-cell>
              <table:table-cell office:value-type="float" office:value="0.0522942">
                <text:p>0.0522942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0519632">
                <text:p>0.0519632</text:p>
              </table:table-cell>
              <table:table-cell office:value-type="float" office:value="0.052468">
                <text:p>0.052468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500076">
                <text:p>0.0500076</text:p>
              </table:table-cell>
              <table:table-cell office:value-type="float" office:value="0.0526449">
                <text:p>0.0526449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.0480761">
                <text:p>0.0480761</text:p>
              </table:table-cell>
              <table:table-cell office:value-type="float" office:value="0.0528248">
                <text:p>0.05282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9872">
                <text:p>0.069872</text:p>
              </table:table-cell>
              <table:table-cell office:value-type="float" office:value="0.0527275">
                <text:p>0.0527275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0680811">
                <text:p>0.0680811</text:p>
              </table:table-cell>
              <table:table-cell office:value-type="float" office:value="0.0528524">
                <text:p>0.052852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663105">
                <text:p>0.0663105</text:p>
              </table:table-cell>
              <table:table-cell office:value-type="float" office:value="0.0529803">
                <text:p>0.0529803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0645601">
                <text:p>0.0645601</text:p>
              </table:table-cell>
              <table:table-cell office:value-type="float" office:value="0.053111">
                <text:p>0.05311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0628298">
                <text:p>0.0628298</text:p>
              </table:table-cell>
              <table:table-cell office:value-type="float" office:value="0.0532442">
                <text:p>0.053244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0611196">
                <text:p>0.0611196</text:p>
              </table:table-cell>
              <table:table-cell office:value-type="float" office:value="0.0533799">
                <text:p>0.0533799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0594292">
                <text:p>0.0594292</text:p>
              </table:table-cell>
              <table:table-cell office:value-type="float" office:value="0.0535178">
                <text:p>0.0535178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.0577587">
                <text:p>0.0577587</text:p>
              </table:table-cell>
              <table:table-cell office:value-type="float" office:value="0.0536579">
                <text:p>0.053657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0561077">
                <text:p>0.0561077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.0544763">
                <text:p>0.0544763</text:p>
              </table:table-cell>
              <table:table-cell office:value-type="float" office:value="0.0539439">
                <text:p>0.05394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2947">
                <text:p>0.072947</text:p>
              </table:table-cell>
              <table:table-cell office:value-type="float" office:value="0.0539545">
                <text:p>0.0539545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.0714156">
                <text:p>0.0714156</text:p>
              </table:table-cell>
              <table:table-cell office:value-type="float" office:value="0.0540584">
                <text:p>0.0540584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0699011">
                <text:p>0.0699011</text:p>
              </table:table-cell>
              <table:table-cell office:value-type="float" office:value="0.0541641">
                <text:p>0.054164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.0684032">
                <text:p>0.0684032</text:p>
              </table:table-cell>
              <table:table-cell office:value-type="float" office:value="0.0542716">
                <text:p>0.0542716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.066922">
                <text:p>0.066922</text:p>
              </table:table-cell>
              <table:table-cell office:value-type="float" office:value="0.0543808">
                <text:p>0.054380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0654572">
                <text:p>0.0654572</text:p>
              </table:table-cell>
              <table:table-cell office:value-type="float" office:value="0.0544915">
                <text:p>0.0544915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.0640088">
                <text:p>0.0640088</text:p>
              </table:table-cell>
              <table:table-cell office:value-type="float" office:value="0.0546037">
                <text:p>0.0546037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.0625766">
                <text:p>0.0625766</text:p>
              </table:table-cell>
              <table:table-cell office:value-type="float" office:value="0.0547173">
                <text:p>0.054717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.0611604">
                <text:p>0.0611604</text:p>
              </table:table-cell>
              <table:table-cell office:value-type="float" office:value="0.0548322">
                <text:p>0.0548322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.05976">
                <text:p>0.05976</text:p>
              </table:table-cell>
              <table:table-cell office:value-type="float" office:value="0.0549483">
                <text:p>0.05494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56559">
                <text:p>0.0756559</text:p>
              </table:table-cell>
              <table:table-cell office:value-type="float" office:value="0.0550403">
                <text:p>0.0550403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.0743293">
                <text:p>0.0743293</text:p>
              </table:table-cell>
              <table:table-cell office:value-type="float" office:value="0.0551264">
                <text:p>0.055126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.0730168">
                <text:p>0.0730168</text:p>
              </table:table-cell>
              <table:table-cell office:value-type="float" office:value="0.0552138">
                <text:p>0.0552138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.0717182">
                <text:p>0.0717182</text:p>
              </table:table-cell>
              <table:table-cell office:value-type="float" office:value="0.0553024">
                <text:p>0.0553024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.0704334">
                <text:p>0.0704334</text:p>
              </table:table-cell>
              <table:table-cell office:value-type="float" office:value="0.055392">
                <text:p>0.05539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691623">
                <text:p>0.0691623</text:p>
              </table:table-cell>
              <table:table-cell office:value-type="float" office:value="0.0554827">
                <text:p>0.0554827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.0679047">
                <text:p>0.0679047</text:p>
              </table:table-cell>
              <table:table-cell office:value-type="float" office:value="0.0555744">
                <text:p>0.0555744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0.0666606">
                <text:p>0.0666606</text:p>
              </table:table-cell>
              <table:table-cell office:value-type="float" office:value="0.0556671">
                <text:p>0.0556671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.0654297">
                <text:p>0.0654297</text:p>
              </table:table-cell>
              <table:table-cell office:value-type="float" office:value="0.0557606">
                <text:p>0.055760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.064212">
                <text:p>0.064212</text:p>
              </table:table-cell>
              <table:table-cell office:value-type="float" office:value="0.0558548">
                <text:p>0.05585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0684">
                <text:p>0.0780684</text:p>
              </table:table-cell>
              <table:table-cell office:value-type="float" office:value="0.056009">
                <text:p>0.05600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.0769066">
                <text:p>0.0769066</text:p>
              </table:table-cell>
              <table:table-cell office:value-type="float" office:value="0.0560804">
                <text:p>0.0560804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0757565">
                <text:p>0.0757565</text:p>
              </table:table-cell>
              <table:table-cell office:value-type="float" office:value="0.0561527">
                <text:p>0.0561527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.0746182">
                <text:p>0.0746182</text:p>
              </table:table-cell>
              <table:table-cell office:value-type="float" office:value="0.0562258">
                <text:p>0.0562258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.0734914">
                <text:p>0.0734914</text:p>
              </table:table-cell>
              <table:table-cell office:value-type="float" office:value="0.0562996">
                <text:p>0.056299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723762">
                <text:p>0.0723762</text:p>
              </table:table-cell>
              <table:table-cell office:value-type="float" office:value="0.0563742">
                <text:p>0.0563742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.0712723">
                <text:p>0.0712723</text:p>
              </table:table-cell>
              <table:table-cell office:value-type="float" office:value="0.0564494">
                <text:p>0.0564494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.0701796">
                <text:p>0.0701796</text:p>
              </table:table-cell>
              <table:table-cell office:value-type="float" office:value="0.0565253">
                <text:p>0.0565253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0.0690981">
                <text:p>0.0690981</text:p>
              </table:table-cell>
              <table:table-cell office:value-type="float" office:value="0.0566018">
                <text:p>0.056601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0680276">
                <text:p>0.0680276</text:p>
              </table:table-cell>
              <table:table-cell office:value-type="float" office:value="0.0566788">
                <text:p>0.05667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0238">
                <text:p>0.080238</text:p>
              </table:table-cell>
              <table:table-cell office:value-type="float" office:value="0.0568808">
                <text:p>0.0568808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.0792108">
                <text:p>0.0792108</text:p>
              </table:table-cell>
              <table:table-cell office:value-type="float" office:value="0.05694">
                <text:p>0.05694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0781936">
                <text:p>0.0781936</text:p>
              </table:table-cell>
              <table:table-cell office:value-type="float" office:value="0.0569999">
                <text:p>0.056999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.0771864">
                <text:p>0.0771864</text:p>
              </table:table-cell>
              <table:table-cell office:value-type="float" office:value="0.0570603">
                <text:p>0.057060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.076189">
                <text:p>0.076189</text:p>
              </table:table-cell>
              <table:table-cell office:value-type="float" office:value="0.0571213">
                <text:p>0.0571213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0752013">
                <text:p>0.0752013</text:p>
              </table:table-cell>
              <table:table-cell office:value-type="float" office:value="0.0571827">
                <text:p>0.057182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.0742232">
                <text:p>0.0742232</text:p>
              </table:table-cell>
              <table:table-cell office:value-type="float" office:value="0.0572447">
                <text:p>0.0572447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.0732547">
                <text:p>0.0732547</text:p>
              </table:table-cell>
              <table:table-cell office:value-type="float" office:value="0.0573071">
                <text:p>0.057307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0722956">
                <text:p>0.0722956</text:p>
              </table:table-cell>
              <table:table-cell office:value-type="float" office:value="0.0573699">
                <text:p>0.0573699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.0713457">
                <text:p>0.0713457</text:p>
              </table:table-cell>
              <table:table-cell office:value-type="float" office:value="0.0574331">
                <text:p>0.05743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22061">
                <text:p>0.0822061</text:p>
              </table:table-cell>
              <table:table-cell office:value-type="float" office:value="0.057672">
                <text:p>0.057672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0812906">
                <text:p>0.0812906</text:p>
              </table:table-cell>
              <table:table-cell office:value-type="float" office:value="0.0577212">
                <text:p>0.057721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.0803836">
                <text:p>0.0803836</text:p>
              </table:table-cell>
              <table:table-cell office:value-type="float" office:value="0.0577708">
                <text:p>0.0577708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.0794852">
                <text:p>0.0794852</text:p>
              </table:table-cell>
              <table:table-cell office:value-type="float" office:value="0.0578209">
                <text:p>0.057820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0785951">
                <text:p>0.0785951</text:p>
              </table:table-cell>
              <table:table-cell office:value-type="float" office:value="0.0578713">
                <text:p>0.057871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0777133">
                <text:p>0.0777133</text:p>
              </table:table-cell>
              <table:table-cell office:value-type="float" office:value="0.0579221">
                <text:p>0.0579221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.0768398">
                <text:p>0.0768398</text:p>
              </table:table-cell>
              <table:table-cell office:value-type="float" office:value="0.0579733">
                <text:p>0.057973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.0759743">
                <text:p>0.0759743</text:p>
              </table:table-cell>
              <table:table-cell office:value-type="float" office:value="0.0580248">
                <text:p>0.0580248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.075117">
                <text:p>0.075117</text:p>
              </table:table-cell>
              <table:table-cell office:value-type="float" office:value="0.0580766">
                <text:p>0.0580766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.0742676">
                <text:p>0.0742676</text:p>
              </table:table-cell>
              <table:table-cell office:value-type="float" office:value="0.0581286">
                <text:p>0.0581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40054">
                <text:p>0.0840054</text:p>
              </table:table-cell>
              <table:table-cell office:value-type="float" office:value="0.058396">
                <text:p>0.05839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.0831836">
                <text:p>0.0831836</text:p>
              </table:table-cell>
              <table:table-cell office:value-type="float" office:value="0.0584369">
                <text:p>0.058436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.0823692">
                <text:p>0.0823692</text:p>
              </table:table-cell>
              <table:table-cell office:value-type="float" office:value="0.0584781">
                <text:p>0.0584781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0815621">
                <text:p>0.0815621</text:p>
              </table:table-cell>
              <table:table-cell office:value-type="float" office:value="0.0585196">
                <text:p>0.0585196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0807622">
                <text:p>0.0807622</text:p>
              </table:table-cell>
              <table:table-cell office:value-type="float" office:value="0.0585614">
                <text:p>0.058561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0799694">
                <text:p>0.0799694</text:p>
              </table:table-cell>
              <table:table-cell office:value-type="float" office:value="0.0586034">
                <text:p>0.0586034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0791838">
                <text:p>0.0791838</text:p>
              </table:table-cell>
              <table:table-cell office:value-type="float" office:value="0.0586458">
                <text:p>0.058645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.0784051">
                <text:p>0.0784051</text:p>
              </table:table-cell>
              <table:table-cell office:value-type="float" office:value="0.0586884">
                <text:p>0.058688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.0776334">
                <text:p>0.0776334</text:p>
              </table:table-cell>
              <table:table-cell office:value-type="float" office:value="0.0587312">
                <text:p>0.0587312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0768685">
                <text:p>0.0768685</text:p>
              </table:table-cell>
              <table:table-cell office:value-type="float" office:value="0.0587742">
                <text:p>0.05877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56617">
                <text:p>0.0856617</text:p>
              </table:table-cell>
              <table:table-cell office:value-type="float" office:value="0.0590634">
                <text:p>0.0590634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.0849194">
                <text:p>0.0849194</text:p>
              </table:table-cell>
              <table:table-cell office:value-type="float" office:value="0.0590974">
                <text:p>0.059097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0841836">
                <text:p>0.0841836</text:p>
              </table:table-cell>
              <table:table-cell office:value-type="float" office:value="0.0591316">
                <text:p>0.059131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.083454">
                <text:p>0.083454</text:p>
              </table:table-cell>
              <table:table-cell office:value-type="float" office:value="0.059166">
                <text:p>0.05916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0827307">
                <text:p>0.0827307</text:p>
              </table:table-cell>
              <table:table-cell office:value-type="float" office:value="0.0592007">
                <text:p>0.059200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0820136">
                <text:p>0.0820136</text:p>
              </table:table-cell>
              <table:table-cell office:value-type="float" office:value="0.0592356">
                <text:p>0.0592356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.0813027">
                <text:p>0.0813027</text:p>
              </table:table-cell>
              <table:table-cell office:value-type="float" office:value="0.0592706">
                <text:p>0.0592706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.0805979">
                <text:p>0.0805979</text:p>
              </table:table-cell>
              <table:table-cell office:value-type="float" office:value="0.0593059">
                <text:p>0.0593059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079899">
                <text:p>0.079899</text:p>
              </table:table-cell>
              <table:table-cell office:value-type="float" office:value="0.0593413">
                <text:p>0.0593413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.0792061">
                <text:p>0.0792061</text:p>
              </table:table-cell>
              <table:table-cell office:value-type="float" office:value="0.0593769">
                <text:p>0.0593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71959">
                <text:p>0.0871959</text:p>
              </table:table-cell>
              <table:table-cell office:value-type="float" office:value="0.0596829">
                <text:p>0.05968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